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xmlns:css3t="http://www.w3.org/TR/css3-text/" office:version="1.2">
  <office:scripts/>
  <office:font-face-decls>
    <style:font-face style:name="Arial1" svg:font-family="Arial"/>
    <style:font-face style:name="Tahoma" svg:font-family="Tahoma"/>
    <style:font-face style:name="Tahoma-Bold" svg:font-family="Tahoma-Bold"/>
    <style:font-face style:name="F" svg:font-family="" style:font-family-generic="roman"/>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3" svg:font-family="Tahoma"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3" style:family="table-column">
      <style:table-column-properties fo:break-before="auto" style:column-width="1.617cm"/>
    </style:style>
    <style:style style:name="co4" style:family="table-column">
      <style:table-column-properties fo:break-before="auto" style:column-width="1.729cm"/>
    </style:style>
    <style:style style:name="co5" style:family="table-column">
      <style:table-column-properties fo:break-before="auto" style:column-width="3.459cm"/>
    </style:style>
    <style:style style:name="co6" style:family="table-column">
      <style:table-column-properties fo:break-before="auto" style:column-width="1.921cm"/>
    </style:style>
    <style:style style:name="co7" style:family="table-column">
      <style:table-column-properties fo:break-before="auto" style:column-width="5.353cm"/>
    </style:style>
    <style:style style:name="co8" style:family="table-column">
      <style:table-column-properties fo:break-before="auto" style:column-width="0.794cm"/>
    </style:style>
    <style:style style:name="co9" style:family="table-column">
      <style:table-column-properties fo:break-before="auto" style:column-width="0.63cm"/>
    </style:style>
    <style:style style:name="co10" style:family="table-column">
      <style:table-column-properties fo:break-before="auto" style:column-width="1.355cm"/>
    </style:style>
    <style:style style:name="co11" style:family="table-column">
      <style:table-column-properties fo:break-before="auto" style:column-width="1.52cm"/>
    </style:style>
    <style:style style:name="co12" style:family="table-column">
      <style:table-column-properties fo:break-before="auto" style:column-width="2.854cm"/>
    </style:style>
    <style:style style:name="co13" style:family="table-column">
      <style:table-column-properties fo:break-before="auto" style:column-width="5.366cm"/>
    </style:style>
    <style:style style:name="co14" style:family="table-column">
      <style:table-column-properties fo:break-before="auto" style:column-width="1.755cm"/>
    </style:style>
    <style:style style:name="co15" style:family="table-column">
      <style:table-column-properties fo:break-before="auto" style:column-width="2.223cm"/>
    </style:style>
    <style:style style:name="co16" style:family="table-column">
      <style:table-column-properties fo:break-before="auto" style:column-width="1.73cm"/>
    </style:style>
    <style:style style:name="co17" style:family="table-column">
      <style:table-column-properties fo:break-before="auto" style:column-width="6.073cm"/>
    </style:style>
    <style:style style:name="co18" style:family="table-column">
      <style:table-column-properties fo:break-before="auto" style:column-width="3.101cm"/>
    </style:style>
    <style:style style:name="co19" style:family="table-column">
      <style:table-column-properties fo:break-before="auto" style:column-width="22.849cm"/>
    </style:style>
    <style:style style:name="co20" style:family="table-column">
      <style:table-column-properties fo:break-before="auto" style:column-width="2.524cm"/>
    </style:style>
    <style:style style:name="co21" style:family="table-column">
      <style:table-column-properties fo:break-before="auto" style:column-width="1.178cm"/>
    </style:style>
    <style:style style:name="co22" style:family="table-column">
      <style:table-column-properties fo:break-before="auto" style:column-width="1.069cm"/>
    </style:style>
    <style:style style:name="co23" style:family="table-column">
      <style:table-column-properties fo:break-before="auto" style:column-width="1.344cm"/>
    </style:style>
    <style:style style:name="co24" style:family="table-column">
      <style:table-column-properties fo:break-before="auto" style:column-width="1.81cm"/>
    </style:style>
    <style:style style:name="co25" style:family="table-column">
      <style:table-column-properties fo:break-before="auto" style:column-width="1.536cm"/>
    </style:style>
    <style:style style:name="co26" style:family="table-column">
      <style:table-column-properties fo:break-before="auto" style:column-width="1.152cm"/>
    </style:style>
    <style:style style:name="co27" style:family="table-column">
      <style:table-column-properties fo:break-before="auto" style:column-width="7.966cm"/>
    </style:style>
    <style:style style:name="co28" style:family="table-column">
      <style:table-column-properties fo:break-before="auto" style:column-width="1.813cm"/>
    </style:style>
    <style:style style:name="co29" style:family="table-column">
      <style:table-column-properties fo:break-before="auto" style:column-width="2.267cm"/>
    </style:style>
    <style:style style:name="ro1" style:family="table-row">
      <style:table-row-properties style:row-height="4.149cm" fo:break-before="auto" style:use-optimal-row-height="true"/>
    </style:style>
    <style:style style:name="ro2" style:family="table-row">
      <style:table-row-properties style:row-height="0.482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501cm" fo:break-before="auto" style:use-optimal-row-height="true"/>
    </style:style>
    <style:style style:name="ro9" style:family="table-row">
      <style:table-row-properties style:row-height="0.45cm" fo:break-before="auto" style:use-optimal-row-height="false"/>
    </style:style>
    <style:style style:name="ro10" style:family="table-row">
      <style:table-row-properties style:row-height="0.556cm" fo:break-before="auto" style:use-optimal-row-height="false"/>
    </style:style>
    <style:style style:name="ro11" style:family="table-row">
      <style:table-row-properties style:row-height="0.439cm" fo:break-before="auto" style:use-optimal-row-height="true"/>
    </style:style>
    <style:style style:name="ro12" style:family="table-row">
      <style:table-row-properties style:row-height="0.519cm" fo:break-before="auto" style:use-optimal-row-height="true"/>
    </style:style>
    <style:style style:name="ro13" style:family="table-row">
      <style:table-row-properties style:row-height="0.494cm" fo:break-before="auto" style:use-optimal-row-height="true"/>
    </style:style>
    <style:style style:name="ro14" style:family="table-row">
      <style:table-row-properties style:row-height="0.566cm" fo:break-before="auto" style:use-optimal-row-height="true"/>
    </style:style>
    <style:style style:name="ro15" style:family="table-row">
      <style:table-row-properties style:row-height="0.18cm" fo:break-before="auto" style:use-optimal-row-height="false"/>
    </style:style>
    <style:style style:name="ro16" style:family="table-row">
      <style:table-row-properties style:row-height="1.953cm" fo:break-before="auto" style:use-optimal-row-height="true"/>
    </style:style>
    <style:style style:name="ro17" style:family="table-row">
      <style:table-row-properties style:row-height="1.228cm" fo:break-before="auto" style:use-optimal-row-height="true"/>
    </style:style>
    <style:style style:name="ro18" style:family="table-row">
      <style:table-row-properties style:row-height="0.864cm" fo:break-before="auto" style:use-optimal-row-height="true"/>
    </style:style>
    <style:style style:name="ro19" style:family="table-row">
      <style:table-row-properties style:row-height="1.589cm" fo:break-before="auto" style:use-optimal-row-height="true"/>
    </style:style>
    <style:style style:name="ro20" style:family="table-row">
      <style:table-row-properties style:row-height="0.968cm" fo:break-before="auto" style:use-optimal-row-height="true"/>
    </style:style>
    <style:style style:name="ro21" style:family="table-row">
      <style:table-row-properties style:row-height="0.953cm" fo:break-before="auto" style:use-optimal-row-height="false"/>
    </style:style>
    <style:style style:name="ro22" style:family="table-row">
      <style:table-row-properties style:row-height="0.423cm" fo:break-before="auto" style:use-optimal-row-height="false"/>
    </style:style>
    <style:style style:name="ta1" style:family="table" style:master-page-name="PageStyle_5f_ReadMeFirst">
      <style:table-properties table:display="true" style:writing-mode="lr-tb" tableooo:tab-color="#dd0806"/>
    </style:style>
    <style:style style:name="ta2" style:family="table" style:master-page-name="PageStyle_5f_TrainingPlan">
      <style:table-properties table:display="true" style:writing-mode="lr-tb" tableooo:tab-color="#339966"/>
    </style:style>
    <style:style style:name="ta3" style:family="table" style:master-page-name="PageStyle_5f_WeeklySchedule">
      <style:table-properties table:display="true" style:writing-mode="lr-tb" tableooo:tab-color="#33996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loext:vertical-justify="auto" style:vertical-align="top"/>
      <style:paragraph-properties fo:margin-left="0cm" style:writing-mode="page"/>
      <style:text-properties fo:color="#ffffff" style:text-outline="false" style:text-line-through-styl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loext:vertical-justify="auto"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loext:vertical-justify="auto" style:vertical-align="top"/>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css3t:text-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loext:vertical-justify="auto" style:vertical-align="automatic"/>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loext:vertical-justify="auto" style:vertical-align="automatic"/>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026cm solid #000000" fo:padding="0.071cm"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026cm solid #000000" fo:padding="0.071cm" fo:border-right="0.026cm solid #000000" style:rotation-align="none" fo:border-top="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026cm solid #000000" fo:padding="0.071cm" fo:border-right="0.026cm solid #000000"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026cm solid #000000"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88cm solid #0000ff" style:direction="ltr" fo:padding="0.071cm" style:rotation-angle="0" style:rotation-align="none" style:shrink-to-fit="false" css3t:text-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88cm solid #0000ff" style:direction="ltr" fo:padding="0.071cm" fo:border-right="0.088cm solid #0000ff" style:rotation-angle="0" style:rotation-align="none" style:shrink-to-fit="false" fo:border-top="0.088cm solid #0000ff"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order-bottom="0.088cm solid #0000ff" style:cell-protect="none" style:print-content="true" style:diagonal-bl-tr="none" style:diagonal-tl-br="none" style:text-align-source="fix" style:repeat-content="false" fo:background-color="transparent" fo:wrap-option="no-wrap" fo:border-left="0.088cm solid #0000ff" style:direction="ltr" fo:padding="0.071cm" fo:border-right="0.088cm solid #0000ff"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88cm solid #0000ff" style:direction="ltr" fo:padding="0.071cm" fo:border-right="0.088cm solid #0000ff" style:rotation-angle="0" style:rotation-align="none" style:shrink-to-fit="false" fo:border-top="0.088cm solid #0000ff"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88cm solid #0000ff" style:direction="ltr" fo:padding="0.071cm" fo:border-right="0.088cm solid #0000ff"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order-bottom="0.088cm solid #0000ff" style:cell-protect="none" style:print-content="true" style:diagonal-bl-tr="none" style:diagonal-tl-br="none" style:text-align-source="fix" style:repeat-content="false" fo:wrap-option="no-wrap" fo:border-left="0.088cm solid #0000ff" style:direction="ltr" fo:padding="0.071cm" fo:border-right="0.088cm solid #0000ff"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data-style-name="N8107">
      <style:table-cell-properties style:cell-protect="none" style:print-content="true" style:diagonal-bl-tr="none" style:diagonal-tl-br="none" fo:border="0.088cm solid #3333ff"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data-style-name="N8107">
      <style:table-cell-properties fo:border-bottom="none" style:cell-protect="none" style:print-content="true" style:diagonal-bl-tr="none" style:diagonal-tl-br="none" fo:border-left="none" fo:padding="0.071cm" fo:border-right="none"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data-style-name="N8107">
      <style:table-cell-properties fo:border-bottom="0.026cm solid #000000" style:cell-protect="none" style:print-content="true" style:diagonal-bl-tr="none" style:diagonal-tl-br="none" fo:border-left="none" fo:padding="0.071cm" fo:border-right="none"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0.088cm solid #0000ff" style:cell-protect="none" style:print-content="true" style:diagonal-bl-tr="none" style:diagonal-tl-br="none" style:text-align-source="fix" style:repeat-content="false" fo:background-color="transparent" fo:wrap-option="no-wrap" fo:border-left="none" style:direction="ltr" fo:padding="0.071cm" fo:border-right="0.088cm solid #0000ff" style:rotation-angle="0" style:rotation-align="none" style:shrink-to-fit="false" fo:border-top="0.088cm solid #0000ff"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088cm solid #0000ff" style:rotation-angle="0" style:rotation-align="none" style:shrink-to-fit="false" fo:border-top="0.088cm solid #0000ff"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0.088cm solid #0000ff" style:cell-protect="none" style:print-content="true" style:diagonal-bl-tr="none" style:diagonal-tl-br="none" style:text-align-source="fix" style:repeat-content="false" fo:background-color="transparent" fo:wrap-option="no-wrap" fo:border-left="none" style:direction="ltr" fo:padding="0.071cm" fo:border-right="0.088cm solid #0000ff"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088cm solid #0000ff"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order-bottom="0.088cm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026cm solid #000000" fo:padding="0.071cm" fo:border-right="0.026cm solid #000000" style:rotation-align="none" fo:border-top="0.026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order-bottom="none" style:cell-protect="none" style:print-content="true" style:diagonal-bl-tr="none" style:diagonal-tl-br="none" fo:border-left="0.088cm solid #0000ff" fo:padding="0.071cm" fo:border-right="0.026cm solid #000000" style:rotation-align="none" fo:border-top="0.088cm solid #0000ff"/>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fo:border-bottom="none" style:cell-protect="none" style:print-content="true" style:diagonal-bl-tr="none" style:diagonal-tl-br="none" fo:border-left="0.088cm solid #0000ff" fo:padding="0.071cm" fo:border-right="0.026cm solid #000000"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fo:border-bottom="0.088cm solid #0000ff" style:cell-protect="none" style:print-content="true" style:diagonal-bl-tr="none" style:diagonal-tl-br="none" fo:border-left="0.088cm solid #0000ff" fo:padding="0.071cm" fo:border-right="0.026cm solid #000000"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fo:border-bottom="none" style:cell-protect="none" style:print-content="true" style:diagonal-bl-tr="none" style:diagonal-tl-br="none" fo:border-left="none" fo:padding="0.071cm" fo:border-right="0.026cm solid #000000" style:rotation-align="none" fo:border-top="0.088cm solid #0000ff"/>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fo:border-bottom="none" style:cell-protect="none" style:print-content="true" style:diagonal-bl-tr="none" style:diagonal-tl-br="none" fo:border-left="none" fo:padding="0.071cm" fo:border-right="0.026cm solid #000000"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fo:border-bottom="0.088cm solid #0000ff" style:cell-protect="none" style:print-content="true" style:diagonal-bl-tr="none" style:diagonal-tl-br="none" fo:border-left="0.026cm solid #000000" fo:padding="0.071cm" fo:border-right="0.026cm solid #000000"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fo:border-bottom="none" style:cell-protect="none" style:print-content="true" style:diagonal-bl-tr="none" style:diagonal-tl-br="none" fo:border-left="none" fo:padding="0.071cm" fo:border-right="0.088cm solid #0000ff" style:rotation-align="none" fo:border-top="0.088cm solid #0000ff"/>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fo:border-bottom="none" style:cell-protect="none" style:print-content="true" style:diagonal-bl-tr="none" style:diagonal-tl-br="none" fo:border-left="none" fo:padding="0.071cm" fo:border-right="0.088cm solid #0000ff"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fo:border-bottom="0.088cm solid #0000ff" style:cell-protect="none" style:print-content="true" style:diagonal-bl-tr="none" style:diagonal-tl-br="none" fo:border-left="0.026cm solid #000000" fo:padding="0.071cm" fo:border-right="0.088cm solid #0000ff"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cell-protect="none" style:print-content="true" style:diagonal-bl-tr="none" style:diagonal-tl-br="none" fo:background-color="transparent" fo:border="0.088cm solid #0000ff"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data-style-name="N131">
      <style:table-cell-properties fo:border-bottom="0.026cm solid #000000" style:cell-protect="protected" style:print-content="true" style:diagonal-bl-tr="none" style:diagonal-tl-br="none" fo:border-left="none" fo:padding="0.071cm" fo:border-right="none"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088cm solid #0000ff" style:rotation-angle="0" style:rotation-align="none" style:shrink-to-fit="false" fo:border-top="0.088cm solid #0000ff"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088cm solid #0000ff"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order-bottom="0.088cm solid #0000ff" style:cell-protect="none" style:print-content="true" style:diagonal-bl-tr="none" style:diagonal-tl-br="none" style:text-align-source="fix" style:repeat-content="false" fo:wrap-option="no-wrap" fo:border-left="none" style:direction="ltr" fo:padding="0.071cm" fo:border-right="0.088cm solid #0000ff" style:rotation-angle="0" style:rotation-align="none" style:shrink-to-fit="false" fo:border-top="none" loext:vertical-justify="auto"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css3t:text-justify="auto" style:vertical-align="top"/>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9"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026cm solid #000000" style:direction="ltr" fo:padding="0.071cm" fo:border-right="0.026cm solid #000000" style:rotation-angle="270" style:rotation-align="bottom" style:shrink-to-fit="false" fo:border-top="0.026cm solid #000000" loext:vertical-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026cm solid #000000" style:direction="ltr" fo:padding="0.071cm" style:rotation-angle="270" style:rotation-align="bottom" style:shrink-to-fit="false" loext:vertical-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026cm solid #000000" style:cell-protect="protected" style:print-content="true" style:diagonal-bl-tr="none" style:diagonal-tl-br="none" style:text-align-source="fix" style:repeat-content="false" fo:wrap-option="wrap" fo:border-left="none" style:direction="ltr" fo:padding="0.071cm" fo:border-right="0.026cm solid #000000" style:rotation-angle="270" style:rotation-align="bottom" style:shrink-to-fit="false" fo:border-top="0.026cm solid #000000" loext:vertical-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0.088cm solid #0000ff" style:cell-protect="none" style:print-content="true" style:diagonal-bl-tr="none" style:diagonal-tl-br="none" fo:border-left="none" fo:padding="0.071cm" fo:border-right="0.088cm solid #0000ff" style:rotation-align="none" fo:border-top="0.026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loext:vertical-justify="auto" style:vertical-align="top"/>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4" style:family="table-cell" style:parent-style-name="Default">
      <style:table-cell-properties style:glyph-orientation-vertical="0" style:cell-protect="protected" style:print-content="true" style:diagonal-bl-tr="none" style:diagonal-tl-br="none" style:text-align-source="fix" style:repeat-content="false" fo:wrap-option="no-wrap" fo:border="0.026cm solid #000000" style:direction="ltr" fo:padding="0.071cm" style:rotation-angle="270" style:rotation-align="bottom" style:shrink-to-fit="false" loext:vertical-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026cm solid #000000" style:rotation-angle="0" style:rotation-align="none" style:shrink-to-fit="false" fo:border-top="0.026cm solid #000000" loext:vertical-justify="auto"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css3t:text-justify="auto" style:vertical-align="automatic"/>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css3t:text-justify="auto" style:vertical-align="automatic"/>
      <style:paragraph-properties fo:text-align="center" fo:margin-left="0cm" style:writing-mode="page"/>
      <style:text-properties fo:color="#ffffff"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0.088cm solid #000000" fo:padding="0.071cm" fo:border-right="none"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0.088cm solid #000000"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0.088cm solid #000000" style:cell-protect="protected" style:print-content="true" style:diagonal-bl-tr="none" style:diagonal-tl-br="none" fo:border-left="0.088cm solid #000000"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loext:vertical-justify="auto" style:vertical-align="automatic"/>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data-style-name="N8107">
      <style:table-cell-properties fo:border-bottom="none" style:cell-protect="protected" style:print-content="true" style:diagonal-bl-tr="none" style:diagonal-tl-br="none" fo:border-left="none" fo:padding="0.071cm" fo:border-right="none"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8107">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8107">
      <style:table-cell-properties fo:border-bottom="0.088cm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40">
      <style:table-cell-properties fo:border-bottom="none" fo:border-left="none" fo:border-right="0.088cm solid #000000" fo:border-top="0.088cm solid #000000"/>
    </style:style>
    <style:style style:name="ce70" style:family="table-cell" style:parent-style-name="Default" style:data-style-name="N140">
      <style:table-cell-properties fo:border-bottom="none" fo:border-left="none" fo:border-right="0.088cm solid #000000" fo:border-top="none"/>
    </style:style>
    <style:style style:name="ce71" style:family="table-cell" style:parent-style-name="Default" style:data-style-name="N140">
      <style:table-cell-properties fo:border-bottom="0.088cm solid #000000" fo:border-left="none" fo:border-right="0.088cm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40">
      <style:table-cell-properties fo:border-bottom="none" fo:background-color="#ffff99" fo:border-left="none" fo:border-right="none" fo:border-top="0.088cm solid #000000"/>
    </style:style>
    <style:style style:name="ce74" style:family="table-cell" style:parent-style-name="Default" style:data-style-name="N140">
      <style:table-cell-properties fo:background-color="#ffff99" fo:border="none"/>
    </style:style>
    <style:style style:name="ce75" style:family="table-cell" style:parent-style-name="Default" style:data-style-name="N140">
      <style:table-cell-properties fo:border-bottom="none" fo:background-color="#ffff99" fo:border-left="none" fo:border-right="0.088cm solid #000000" fo:border-top="none"/>
    </style:style>
    <style:style style:name="ce76" style:family="table-cell" style:parent-style-name="Default" style:data-style-name="N140">
      <style:table-cell-properties fo:border-bottom="0.088cm solid #000000" fo:background-color="#ffff99" fo:border-left="none" fo:border-right="0.088cm solid #000000" fo:border-top="none"/>
    </style:style>
    <style:style style:name="ce77"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loext:vertical-justify="auto"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31">
      <style:table-cell-properties fo:border-bottom="none" fo:background-color="#66ccff" style:cell-protect="protected" style:print-content="true" style:diagonal-bl-tr="none" style:diagonal-tl-br="none" fo:border-left="0.088cm solid #000000" fo:padding="0.071cm" fo:border-right="none"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1">
      <style:table-cell-properties fo:border-bottom="none" fo:background-color="#66ccff" style:cell-protect="protected" style:print-content="true" style:diagonal-bl-tr="none" style:diagonal-tl-br="none" fo:border-left="0.088cm solid #000000"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31">
      <style:table-cell-properties fo:border-bottom="0.088cm solid #000000" fo:background-color="#66ccff" style:cell-protect="protected" style:print-content="true" style:diagonal-bl-tr="none" style:diagonal-tl-br="none" fo:border-left="0.088cm solid #000000"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31">
      <style:table-cell-properties fo:border-bottom="none" fo:background-color="#ffff99" style:cell-protect="protected" style:print-content="true" style:diagonal-bl-tr="none" style:diagonal-tl-br="none" fo:border-left="none" fo:padding="0.071cm" fo:border-right="none"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31">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31">
      <style:table-cell-properties fo:border-bottom="0.088cm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31">
      <style:table-cell-properties fo:border-bottom="none" style:cell-protect="protected" style:print-content="true" style:diagonal-bl-tr="none" style:diagonal-tl-br="none" fo:border-left="none" fo:padding="0.071cm" fo:border-right="0.088cm solid #000000"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31">
      <style:table-cell-properties fo:border-bottom="none" style:cell-protect="protected" style:print-content="true" style:diagonal-bl-tr="none" style:diagonal-tl-br="none" fo:border-left="none" fo:padding="0.071cm" fo:border-right="0.088cm solid #000000"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31">
      <style:table-cell-properties fo:border-bottom="0.088cm solid #000000" style:cell-protect="protected" style:print-content="true" style:diagonal-bl-tr="none" style:diagonal-tl-br="none" fo:border-left="none" fo:padding="0.071cm" fo:border-right="0.088cm solid #000000" style:rotation-align="none" fo:border-top="none"/>
      <style:text-properties style:use-window-font-color="true" style:text-outline="false" style:text-line-through-styl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31">
      <style:table-cell-properties fo:border-bottom="none" style:cell-protect="protected" style:print-content="true" style:diagonal-bl-tr="none" style:diagonal-tl-br="none" fo:border-left="none" fo:padding="0.071cm" fo:border-right="0.088cm solid #000000"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31">
      <style:table-cell-properties fo:border-bottom="none" style:cell-protect="protected" style:print-content="true" style:diagonal-bl-tr="none" style:diagonal-tl-br="none" fo:border-left="none" fo:padding="0.071cm" fo:border-right="0.088cm solid #000000" style:rotation-align="none" fo:border-top="none"/>
      <style:text-properties style:use-window-font-color="true" style:text-outline="false" style:text-line-through-styl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31">
      <style:table-cell-properties fo:border-bottom="none" fo:background-color="#66ccff" style:cell-protect="protected" style:print-content="true" style:diagonal-bl-tr="none" style:diagonal-tl-br="none" fo:border-left="none" fo:padding="0.071cm" fo:border-right="none" style:rotation-align="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31">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131">
      <style:table-cell-properties fo:border-bottom="0.088cm solid #000000" fo:background-color="#66cc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loext:vertical-justify="auto" style:vertical-align="automatic"/>
      <style:paragraph-properties fo:text-align="end" fo:margin-left="0cm"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4" style:family="table-cell" style:parent-style-name="Default" style:data-style-name="N131">
      <style:table-cell-properties fo:border-bottom="none" style:cell-protect="protected" style:print-content="true" style:diagonal-bl-tr="none" style:diagonal-tl-br="none" fo:border-left="0.088cm solid #000000" fo:padding="0.071cm" fo:border-right="none" style:rotation-align="none" fo:border-top="0.088cm solid #000000"/>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data-style-name="N131">
      <style:table-cell-properties fo:border-bottom="none" style:cell-protect="protected" style:print-content="true" style:diagonal-bl-tr="none" style:diagonal-tl-br="none" fo:border-left="0.088cm solid #000000" fo:padding="0.071cm" fo:border-right="none" style:rotation-align="none" fo:border-top="non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6" style:family="table-cell" style:parent-style-name="Default" style:data-style-name="N131">
      <style:table-cell-properties fo:border-bottom="0.088cm solid #000000" style:cell-protect="protected" style:print-content="true" style:diagonal-bl-tr="none" style:diagonal-tl-br="none" fo:border-left="0.088cm solid #000000" fo:padding="0.071cm" fo:border-right="none" style:rotation-align="none" fo:border-top="non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7" style:family="table-cell" style:parent-style-name="Default" style:data-style-name="N131">
      <style:table-cell-properties fo:border-bottom="none" style:cell-protect="protected" style:print-content="true" style:diagonal-bl-tr="none" style:diagonal-tl-br="none" fo:border-left="none" fo:padding="0.071cm" fo:border-right="none" style:rotation-align="none" fo:border-top="0.088cm solid #000000"/>
      <style:text-properties style:use-window-font-color="true" style:text-outline="false" style:text-line-through-styl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131">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131">
      <style:table-cell-properties fo:border-bottom="0.088cm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1" style:family="table-cell" style:parent-style-name="Default">
      <style:table-cell-properties fo:border-bottom="none" fo:border-left="none" fo:padding="0.071cm"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55"/>
    </style:style>
    <style:style style:name="ce102" style:family="table-cell" style:parent-style-name="Default">
      <style:table-cell-properties fo:border-bottom="none" fo:border-left="none" fo:padding="0.071cm"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55"/>
    </style:style>
    <style:style style:name="ce103" style:family="table-cell" style:parent-style-name="Default">
      <style:table-cell-properties fo:border-bottom="0.088cm solid #000000" fo:border-left="none" fo:padding="0.071cm"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55"/>
    </style:style>
    <style:style style:name="ce10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fo:border-bottom="none" style:diagonal-bl-tr="none" style:diagonal-tl-br="none" fo:border-left="0.062cm solid #000000" fo:padding="0.071cm" fo:border-right="none" style:rotation-align="none" fo:border-top="0.062cm solid #000000"/>
    </style:style>
    <style:style style:name="ce106" style:family="table-cell" style:parent-style-name="Default">
      <style:table-cell-properties fo:border-bottom="none" style:diagonal-bl-tr="none" style:diagonal-tl-br="none" fo:border-left="0.062cm solid #000000" fo:padding="0.071cm" fo:border-right="none" style:rotation-align="none" fo:border-top="none"/>
    </style:style>
    <style:style style:name="ce107" style:family="table-cell" style:parent-style-name="Default">
      <style:table-cell-properties fo:border-bottom="none" fo:background-color="#fcf305" style:diagonal-bl-tr="none" style:diagonal-tl-br="none" fo:border-left="0.062cm solid #000000" fo:padding="0.071cm" fo:border-right="none"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8" style:family="table-cell" style:parent-style-name="Default">
      <style:table-cell-properties fo:border-bottom="none" fo:background-color="#ffcc99" style:diagonal-bl-tr="none" style:diagonal-tl-br="none" fo:border-left="0.062cm solid #0000ff" fo:padding="0.071cm" fo:border-right="0.062cm solid #0000ff" style:rotation-align="none" fo:border-top="0.062cm solid #0000ff"/>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9" style:family="table-cell" style:parent-style-name="Default">
      <style:table-cell-properties fo:border-bottom="0.062cm solid #0000ff" fo:background-color="#ffcc99" style:diagonal-bl-tr="none" style:diagonal-tl-br="none" fo:border-left="0.062cm solid #0000ff" fo:padding="0.071cm" fo:border-right="0.062cm solid #0000ff"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table-cell-properties fo:border-bottom="none" fo:background-color="#ffcc99" style:diagonal-bl-tr="none" style:diagonal-tl-br="none" fo:border-left="0.062cm solid #0000ff" fo:padding="0.071cm" fo:border-right="0.062cm solid #0000ff"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1" style:family="table-cell" style:parent-style-name="Default">
      <style:table-cell-properties fo:border-bottom="none" fo:background-color="#c0c0c0" style:diagonal-bl-tr="none" style:diagonal-tl-br="none" fo:border-left="0.062cm solid #0000ff" fo:padding="0.071cm" fo:border-right="0.062cm solid #0000ff" style:rotation-align="none" fo:border-top="none"/>
    </style:style>
    <style:style style:name="ce112" style:family="table-cell" style:parent-style-name="Default">
      <style:table-cell-properties fo:border-bottom="0.062cm solid #0000ff" fo:background-color="#c0c0c0" style:diagonal-bl-tr="none" style:diagonal-tl-br="none" fo:border-left="0.062cm solid #0000ff" fo:padding="0.071cm" fo:border-right="0.062cm solid #0000ff" style:rotation-align="none" fo:border-top="none"/>
    </style:style>
    <style:style style:name="ce11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5" style:family="table-cell" style:parent-style-name="Default">
      <style:table-cell-properties style:diagonal-bl-tr="none" style:diagonal-tl-br="none" fo:border="none" style:rotation-align="none"/>
    </style:style>
    <style:style style:name="ce116" style:family="table-cell" style:parent-style-name="Default">
      <style:table-cell-properties fo:border-bottom="none" fo:background-color="#c0c0c0" style:diagonal-bl-tr="none" style:diagonal-tl-br="none" fo:border-left="none" fo:border-right="none" style:rotation-align="none" fo:border-top="0.088cm solid #0000ff"/>
    </style:style>
    <style:style style:name="ce117" style:family="table-cell" style:parent-style-name="Default">
      <style:table-cell-properties fo:border-bottom="0.088cm solid #0000ff" fo:background-color="#c0c0c0" style:diagonal-bl-tr="none" style:diagonal-tl-br="none" fo:border-left="none" fo:border-right="none" style:rotation-align="none" fo:border-top="none"/>
    </style:style>
    <style:style style:name="ce118" style:family="table-cell" style:parent-style-name="Default">
      <style:table-cell-properties fo:background-color="#c0c0c0" style:diagonal-bl-tr="none" style:diagonal-tl-br="none" fo:border="none" style:rotation-align="none"/>
    </style:style>
    <style:style style:name="ce119"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border-bottom="0.062cm solid #000000" fo:background-color="#ffcc99" style:cell-protect="protected formula-hidden" style:print-content="true" style:diagonal-bl-tr="none" style:diagonal-tl-br="none" fo:border-left="0.062cm solid #000000" fo:padding="0.071cm" fo:border-right="0.026cm solid #000000" style:rotation-align="none" fo:border-top="0.062cm solid #000000"/>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1" style:family="table-cell" style:parent-style-name="Default">
      <style:table-cell-properties fo:border-bottom="0.088cm solid #000000" style:diagonal-bl-tr="none" style:diagonal-tl-br="none" fo:border-left="0.088cm solid #000000" fo:border-right="none"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2" style:family="table-cell" style:parent-style-name="Default">
      <style:table-cell-properties fo:border-bottom="none" style:diagonal-bl-tr="none" style:diagonal-tl-br="none" fo:background-color="transparent" fo:border-left="0.088cm solid #000000" fo:border-right="none" style:rotation-align="none" fo:border-top="0.088cm solid #000000"/>
      <style:text-properties style:use-window-font-color="true" style:text-outline="false" style:text-line-through-styl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23" style:family="table-cell" style:parent-style-name="Default">
      <style:table-cell-properties fo:border-bottom="none" fo:background-color="#dd0806" style:diagonal-bl-tr="none" style:diagonal-tl-br="none" fo:border-left="0.088cm solid #000000" fo:border-right="none" style:rotation-align="none" fo:border-top="none"/>
    </style:style>
    <style:style style:name="ce124" style:family="table-cell" style:parent-style-name="Default">
      <style:table-cell-properties fo:border-bottom="none" fo:background-color="#ffcc99" style:diagonal-bl-tr="none" style:diagonal-tl-br="none" fo:border-left="0.088cm solid #000000" fo:border-right="none" style:rotation-align="none" fo:border-top="none"/>
    </style:style>
    <style:style style:name="ce125" style:family="table-cell" style:parent-style-name="Default">
      <style:table-cell-properties fo:border-bottom="none" fo:background-color="#339966" style:diagonal-bl-tr="none" style:diagonal-tl-br="none" fo:border-left="0.088cm solid #000000" fo:border-right="none" style:rotation-align="none" fo:border-top="none"/>
    </style:style>
    <style:style style:name="ce126" style:family="table-cell" style:parent-style-name="Default">
      <style:table-cell-properties fo:border-bottom="0.088cm solid #000000" fo:background-color="#ccffff" style:diagonal-bl-tr="none" style:diagonal-tl-br="none" fo:border-left="0.088cm solid #000000" fo:border-right="none" style:rotation-align="none" fo:border-top="none"/>
    </style:style>
    <style:style style:name="ce127" style:family="table-cell" style:parent-style-name="Default">
      <style:table-cell-properties fo:border-bottom="0.105cm double #000000" style:border-line-width-bottom="0.035cm 0.035cm 0.035cm" style:diagonal-bl-tr="none" style:diagonal-tl-br="none" fo:background-color="transparent" fo:border-left="none" fo:border-right="none" style:rotation-align="none" fo:border-top="none"/>
    </style:style>
    <style:style style:name="ce128" style:family="table-cell" style:parent-style-name="Default">
      <style:table-cell-properties style:diagonal-bl-tr="none" style:diagonal-tl-br="none" fo:background-color="transparent" fo:border="none" style:rotation-align="none"/>
    </style:style>
    <style:style style:name="ce129"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able-cell-properties fo:border-bottom="none" fo:background-color="#c0c0c0" style:diagonal-bl-tr="none" style:diagonal-tl-br="none" fo:border-left="none" fo:padding="0.071cm" fo:border-right="none" style:rotation-align="none" fo:border-top="0.062cm solid #0000ff"/>
    </style:style>
    <style:style style:name="ce131" style:family="table-cell" style:parent-style-name="Default">
      <style:table-cell-properties fo:border-bottom="0.062cm solid #0000ff" fo:background-color="#c0c0c0" style:diagonal-bl-tr="none" style:diagonal-tl-br="none" fo:border-left="none" fo:padding="0.071cm" fo:border-right="none" style:rotation-align="none" fo:border-top="none"/>
    </style:style>
    <style:style style:name="ce132" style:family="table-cell" style:parent-style-name="Default">
      <style:table-cell-properties fo:border-bottom="0.088cm solid #000000" style:diagonal-bl-tr="none" style:diagonal-tl-br="none" fo:border-left="0.088cm solid #000000" fo:border-right="none" style:rotation-align="none" fo:border-top="0.088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4" style:family="table-cell" style:parent-style-name="Default">
      <style:table-cell-properties fo:background-color="#c0c0c0" style:diagonal-bl-tr="none" style:diagonal-tl-br="none" fo:border="none" fo:padding="0.071cm" style:rotation-align="none"/>
    </style:style>
    <style:style style:name="ce135" style:family="table-cell" style:parent-style-name="Default">
      <style:table-cell-properties fo:border-bottom="0.062cm solid #000000" fo:background-color="#ffcc99" style:cell-protect="protected formula-hidden" style:print-content="true" style:diagonal-bl-tr="none" style:diagonal-tl-br="none" fo:border-left="0.026cm solid #000000" fo:padding="0.071cm" fo:border-right="0.026cm solid #000000" style:rotation-align="none" fo:border-top="0.062cm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fo:border-bottom="0.088cm solid #000000" style:diagonal-bl-tr="none" style:diagonal-tl-br="none" fo:border-left="none" fo:border-right="0.088cm solid #000000"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fo:border-bottom="none" style:diagonal-bl-tr="none" style:diagonal-tl-br="none" fo:background-color="transparent" fo:border-left="none" fo:border-right="0.088cm solid #000000" style:rotation-align="none" fo:border-top="0.088cm solid #000000"/>
      <style:text-properties style:use-window-font-color="true" style:text-outline="false" style:text-line-through-styl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38" style:family="table-cell" style:parent-style-name="Default">
      <style:table-cell-properties fo:border-bottom="none" fo:background-color="#dd0806" style:diagonal-bl-tr="none" style:diagonal-tl-br="none" fo:border-left="none" fo:border-right="0.088cm solid #000000" style:rotation-align="none" fo:border-top="none"/>
    </style:style>
    <style:style style:name="ce139" style:family="table-cell" style:parent-style-name="Default">
      <style:table-cell-properties fo:border-bottom="none" fo:background-color="#ffcc99" style:diagonal-bl-tr="none" style:diagonal-tl-br="none" fo:border-left="none" fo:border-right="0.088cm solid #000000" style:rotation-align="none" fo:border-top="none"/>
    </style:style>
    <style:style style:name="ce140" style:family="table-cell" style:parent-style-name="Default">
      <style:table-cell-properties fo:border-bottom="none" fo:background-color="#339966" style:diagonal-bl-tr="none" style:diagonal-tl-br="none" fo:border-left="none" fo:border-right="0.088cm solid #000000" style:rotation-align="none" fo:border-top="none"/>
    </style:style>
    <style:style style:name="ce141" style:family="table-cell" style:parent-style-name="Default">
      <style:table-cell-properties fo:border-bottom="0.088cm solid #000000" fo:background-color="#ccffff" style:diagonal-bl-tr="none" style:diagonal-tl-br="none" fo:border-left="none" fo:border-right="0.088cm solid #000000" style:rotation-align="none" fo:border-top="none"/>
    </style:style>
    <style:style style:name="ce142" style:family="table-cell" style:parent-style-name="Default">
      <style:table-cell-properties style:cell-protect="protected formula-hidden" style:print-content="true" style:diagonal-bl-tr="none" style:diagonal-tl-br="none" fo:border="none" style:rotation-align="none"/>
    </style:style>
    <style:style style:name="ce143" style:family="table-cell" style:parent-style-name="Default">
      <style:table-cell-properties fo:border-bottom="0.088cm solid #000000" style:diagonal-bl-tr="none" style:diagonal-tl-br="none" fo:border-left="none" fo:border-right="0.088cm solid #000000" style:rotation-align="none" fo:border-top="0.088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4" style:family="table-cell" style:parent-style-name="Default">
      <style:table-cell-properties fo:border-bottom="0.062cm solid #000000" fo:background-color="#ffcc99" style:cell-protect="protected formula-hidden" style:print-content="true" style:diagonal-bl-tr="none" style:diagonal-tl-br="none" fo:border-left="0.026cm solid #000000" fo:padding="0.071cm" fo:border-right="0.026cm solid #000000" style:rotation-align="none" fo:border-top="0.062cm solid #000000"/>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5" style:family="table-cell" style:parent-style-name="Default">
      <style:table-cell-properties fo:border-bottom="none" style:diagonal-bl-tr="none" style:diagonal-tl-br="none" fo:background-color="transparent" fo:border-left="none" fo:border-right="none" style:rotation-align="none" fo:border-top="0.088cm solid #000000"/>
      <style:text-properties style:use-window-font-color="true" style:text-outline="false" style:text-line-through-styl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46" style:family="table-cell" style:parent-style-name="Default">
      <style:table-cell-properties fo:background-color="#dd0806" style:diagonal-bl-tr="none" style:diagonal-tl-br="none" fo:border="none" style:rotation-align="none"/>
    </style:style>
    <style:style style:name="ce147" style:family="table-cell" style:parent-style-name="Default">
      <style:table-cell-properties fo:background-color="#ffcc99" style:diagonal-bl-tr="none" style:diagonal-tl-br="none" fo:border="none" style:rotation-align="none"/>
    </style:style>
    <style:style style:name="ce148" style:family="table-cell" style:parent-style-name="Default">
      <style:table-cell-properties fo:background-color="#339966" style:diagonal-bl-tr="none" style:diagonal-tl-br="none" fo:border="none" style:rotation-align="none"/>
    </style:style>
    <style:style style:name="ce149" style:family="table-cell" style:parent-style-name="Default">
      <style:table-cell-properties fo:border-bottom="0.088cm solid #000000" fo:background-color="#ccffff" style:diagonal-bl-tr="none" style:diagonal-tl-br="none" fo:border-left="none" fo:border-right="none" style:rotation-align="none" fo:border-top="none"/>
    </style:style>
    <style:style style:name="ce150" style:family="table-cell" style:parent-style-name="Default">
      <style:table-cell-properties style:cell-protect="protected formula-hidden" style:print-content="true" style:diagonal-bl-tr="none" style:diagonal-tl-br="none" fo:background-color="transparent" fo:border="none" style:rotation-align="none"/>
    </style:style>
    <style:style style:name="ce151" style:family="table-cell" style:parent-style-name="Default">
      <style:table-cell-properties fo:border-bottom="0.062cm solid #000000" fo:background-color="#ffcc99" style:cell-protect="protected formula-hidden" style:print-content="true" style:diagonal-bl-tr="none" style:diagonal-tl-br="none" fo:border-left="0.026cm solid #000000" fo:padding="0.071cm" fo:border-right="0.062cm solid #000000" style:rotation-align="none" fo:border-top="0.062cm solid #000000"/>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2" style:family="table-cell" style:parent-style-name="Default">
      <style:table-cell-properties fo:border-bottom="none" fo:background-color="#c0c0c0" style:diagonal-bl-tr="none" style:diagonal-tl-br="none" fo:border-left="none" fo:padding="0.071cm" fo:border-right="0.062cm solid #0000ff" style:rotation-align="none" fo:border-top="0.062cm solid #0000ff"/>
    </style:style>
    <style:style style:name="ce153" style:family="table-cell" style:parent-style-name="Default">
      <style:table-cell-properties fo:border-bottom="0.062cm solid #0000ff" fo:background-color="#c0c0c0" style:diagonal-bl-tr="none" style:diagonal-tl-br="none" fo:border-left="none" fo:padding="0.071cm" fo:border-right="0.062cm solid #0000ff" style:rotation-align="none" fo:border-top="none"/>
    </style:style>
    <style:style style:name="ce154" style:family="table-cell" style:parent-style-name="Default">
      <style:table-cell-properties fo:border-bottom="none" fo:background-color="#c0c0c0" style:diagonal-bl-tr="none" style:diagonal-tl-br="none" fo:border-left="none" fo:padding="0.071cm" fo:border-right="0.062cm solid #0000ff" style:rotation-align="none" fo:border-top="none"/>
    </style:style>
    <style:style style:name="ce155" style:family="table-cell" style:parent-style-name="Default">
      <style:table-cell-properties fo:border-bottom="none" style:diagonal-bl-tr="none" style:diagonal-tl-br="none" fo:border-left="none" fo:border-right="0.088cm solid #000000" style:rotation-align="none" fo:border-top="none"/>
    </style:style>
    <style:style style:name="ce156" style:family="table-cell" style:parent-style-name="Default">
      <style:table-cell-properties fo:border-bottom="none" style:cell-protect="protected formula-hidden" style:print-content="true" style:diagonal-bl-tr="none" style:diagonal-tl-br="none" fo:border-left="none" fo:border-right="0.088cm solid #000000" style:rotation-align="none" fo:border-top="none"/>
    </style:style>
    <style:style style:name="ce15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035cm solid #9a9a9a"/>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fo:border="0.035cm solid #9a9a9a"/>
      <style:paragraph-properties fo:text-align="end"/>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0.062cm solid #000000" style:direction="ltr" fo:padding="0.071cm" fo:border-right="none" style:rotation-angle="0" style:rotation-align="none" style:shrink-to-fit="false" fo:border-top="0.062cm solid #000000" loext:vertical-justify="auto" style:vertical-align="top"/>
      <style:paragraph-properties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glyph-orientation-vertical="0" fo:border-bottom="0.026cm solid #000000" fo:background-color="#ffcc99" style:cell-protect="protected" style:print-content="true" style:diagonal-bl-tr="none" style:diagonal-tl-br="none" style:text-align-source="value-type" style:repeat-content="false" fo:wrap-option="no-wrap" fo:border-left="0.062cm solid #000000" style:direction="ltr" fo:padding="0.071cm" fo:border-right="0.026cm solid #000000" style:rotation-angle="0" style:rotation-align="none" style:shrink-to-fit="false" fo:border-top="0.026cm solid #000000" loext:vertical-justify="auto" style:vertical-align="top"/>
      <style:paragraph-properties fo:margin-left="0cm" style:writing-mode="pag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3" style:family="table-cell" style:parent-style-name="Default">
      <style:table-cell-properties style:glyph-orientation-vertical="0" fo:border-bottom="0.062cm solid #000000" fo:background-color="#ffcc99" style:cell-protect="protected" style:print-content="true" style:diagonal-bl-tr="none" style:diagonal-tl-br="none" style:text-align-source="value-type" style:repeat-content="false" fo:wrap-option="no-wrap" fo:border-left="0.062cm solid #000000" style:direction="ltr" fo:padding="0.071cm" fo:border-right="0.026cm solid #000000" style:rotation-angle="0" style:rotation-align="none" style:shrink-to-fit="false" fo:border-top="0.026cm solid #000000" loext:vertical-justify="auto" style:vertical-align="top"/>
      <style:paragraph-properties fo:margin-left="0cm" style:writing-mode="pag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loext:vertical-justify="auto" style:vertical-align="top"/>
      <style:paragraph-properties fo:margin-left="0cm" style:writing-mode="page"/>
    </style:style>
    <style:style style:name="ce165"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062cm solid #000000" css3t:text-justify="auto" style:vertical-align="top"/>
      <style:paragraph-properties fo:margin-left="0cm" style:writing-mode="page"/>
    </style:style>
    <style:style style:name="ce166" style:family="table-cell" style:parent-style-name="Default">
      <style:table-cell-properties style:glyph-orientation-vertical="0" style:cell-protect="protected" style:print-content="true" style:diagonal-bl-tr="none" style:diagonal-tl-br="none" style:text-align-source="value-type" style:repeat-content="false" fo:wrap-option="wrap" fo:border="0.026cm solid #000000" style:direction="ltr" fo:padding="0.071cm" style:rotation-angle="0" style:rotation-align="none" style:shrink-to-fit="false" loext:vertical-justify="auto" style:vertical-align="top"/>
      <style:paragraph-properties fo:margin-left="0cm" style:writing-mode="page"/>
    </style:style>
    <style:style style:name="ce167" style:family="table-cell" style:parent-style-name="Default">
      <style:table-cell-properties style:glyph-orientation-vertical="0" fo:border-bottom="0.062cm solid #000000" style:cell-protect="protected" style:print-content="true" style:diagonal-bl-tr="none" style:diagonal-tl-br="none" style:text-align-source="value-type" style:repeat-content="false" fo:wrap-option="wrap" fo:border-left="0.026cm solid #000000" style:direction="ltr" fo:padding="0.071cm" fo:border-right="0.026cm solid #000000" style:rotation-angle="0" style:rotation-align="none" style:shrink-to-fit="false" fo:border-top="0.026cm solid #000000" css3t:text-justify="auto" style:vertical-align="top"/>
      <style:paragraph-properties fo:margin-left="0cm" style:writing-mode="page"/>
    </style:style>
    <style:style style:name="ce168"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loext:vertical-justify="auto" style:vertical-align="top"/>
      <style:paragraph-properties fo:margin-left="0cm" style:writing-mode="page"/>
    </style:style>
    <style:style style:name="ce169"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0.062cm solid #000000" style:rotation-angle="0" style:rotation-align="none" style:shrink-to-fit="false" fo:border-top="0.062cm solid #000000" loext:vertical-justify="auto" style:vertical-align="top"/>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0" style:family="table-cell" style:parent-style-name="Default">
      <style:table-cell-properties style:glyph-orientation-vertical="0" fo:border-bottom="0.026cm solid #000000" style:cell-protect="protected" style:print-content="true" style:diagonal-bl-tr="none" style:diagonal-tl-br="none" style:text-align-source="value-type" style:repeat-content="false" fo:wrap-option="wrap" fo:border-left="0.026cm solid #000000" style:direction="ltr" fo:padding="0.071cm" fo:border-right="0.062cm solid #000000" style:rotation-angle="0" style:rotation-align="none" style:shrink-to-fit="false" fo:border-top="0.026cm solid #000000" loext:vertical-justify="auto"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order-bottom="0.062cm solid #000000" style:cell-protect="protected" style:print-content="true" style:diagonal-bl-tr="none" style:diagonal-tl-br="none" style:text-align-source="value-type" style:repeat-content="false" fo:wrap-option="wrap" fo:border-left="0.026cm solid #000000" style:direction="ltr" fo:padding="0.071cm" fo:border-right="0.062cm solid #000000" style:rotation-angle="0" style:rotation-align="none" style:shrink-to-fit="false" fo:border-top="0.026cm solid #000000" loext:vertical-justify="auto"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loext:vertical-justify="auto" style:vertical-align="top"/>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3" style:family="table-cell" style:parent-style-name="Default">
      <style:table-cell-properties style:cell-protect="protected" style:print-content="true" fo:padding="0.071cm"/>
    </style:style>
    <style:style style:name="ce174" style:family="table-cell" style:parent-style-name="Default">
      <style:table-cell-properties fo:border-bottom="0.026cm solid #000000" fo:background-color="#99ccff" style:diagonal-bl-tr="none" style:diagonal-tl-br="none" fo:border-left="0.062cm solid #000000" fo:padding="0.071cm" fo:border-right="0.026cm solid #000000" style:rotation-align="none" fo:border-top="0.062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5" style:family="table-cell" style:parent-style-name="Default">
      <style:table-cell-properties fo:border-bottom="none" fo:background-color="#99ccff" style:diagonal-bl-tr="none" style:diagonal-tl-br="none" fo:border-left="0.062cm solid #000000" fo:padding="0.071cm" fo:border-right="0.026cm solid #000000"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6" style:family="table-cell" style:parent-style-name="Default">
      <style:table-cell-properties fo:border-bottom="0.062cm solid #000000" fo:background-color="#99ccff" style:diagonal-bl-tr="none" style:diagonal-tl-br="none" fo:border-left="0.062cm solid #000000" fo:padding="0.071cm" fo:border-right="0.026cm solid #000000" style:rotation-align="none" fo:border-top="non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7" style:family="table-cell" style:parent-style-name="Default">
      <style:table-cell-properties fo:border-bottom="0.026cm solid #000000" fo:background-color="#99ccff" style:diagonal-bl-tr="none" style:diagonal-tl-br="none" fo:border-left="none" fo:padding="0.071cm" fo:border-right="none" style:rotation-align="none" fo:border-top="0.062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8" style:family="table-cell" style:parent-style-name="Default">
      <style:table-cell-properties style:diagonal-bl-tr="none" style:diagonal-tl-br="none" fo:border="none" fo:padding="0.071cm" style:rotation-align="none"/>
    </style:style>
    <style:style style:name="ce179" style:family="table-cell" style:parent-style-name="Default">
      <style:table-cell-properties fo:border-bottom="0.062cm solid #000000" style:diagonal-bl-tr="none" style:diagonal-tl-br="none" fo:border-left="none" fo:padding="0.071cm" fo:border-right="none" style:rotation-align="none" fo:border-top="none"/>
    </style:style>
    <style:style style:name="ce180" style:family="table-cell" style:parent-style-name="Default" style:data-style-name="N131">
      <style:table-cell-properties style:diagonal-bl-tr="none" style:diagonal-tl-br="none" fo:border="none" fo:padding="0.071cm" style:rotation-align="none"/>
    </style:style>
    <style:style style:name="ce181" style:family="table-cell" style:parent-style-name="Default" style:data-style-name="N131">
      <style:table-cell-properties fo:background-color="#c0c0c0" style:diagonal-bl-tr="none" style:diagonal-tl-br="none" fo:border="none" fo:padding="0.071cm" style:rotation-align="none"/>
    </style:style>
    <style:style style:name="ce182" style:family="table-cell" style:parent-style-name="Default" style:data-style-name="N131">
      <style:table-cell-properties fo:border-bottom="0.062cm solid #000000" style:diagonal-bl-tr="none" style:diagonal-tl-br="none" fo:border-left="none" fo:padding="0.071cm" fo:border-right="none" style:rotation-align="none" fo:border-top="none"/>
    </style:style>
    <style:style style:name="ce183" style:family="table-cell" style:parent-style-name="Default">
      <style:table-cell-properties fo:border-bottom="0.026cm solid #000000" fo:background-color="#99ccff" style:diagonal-bl-tr="none" style:diagonal-tl-br="none" fo:border-left="none" fo:padding="0.071cm" fo:border-right="0.062cm solid #000000" style:rotation-align="none" fo:border-top="0.062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4" style:family="table-cell" style:parent-style-name="Default" style:data-style-name="N131">
      <style:table-cell-properties fo:border-bottom="none" style:diagonal-bl-tr="none" style:diagonal-tl-br="none" fo:border-left="none" fo:padding="0.071cm" fo:border-right="0.062cm solid #000000" style:rotation-align="none" fo:border-top="none"/>
    </style:style>
    <style:style style:name="ce185" style:family="table-cell" style:parent-style-name="Default" style:data-style-name="N131">
      <style:table-cell-properties fo:border-bottom="none" fo:background-color="#c0c0c0" style:diagonal-bl-tr="none" style:diagonal-tl-br="none" fo:border-left="none" fo:padding="0.071cm" fo:border-right="0.062cm solid #000000" style:rotation-align="none" fo:border-top="none"/>
    </style:style>
    <style:style style:name="ce186" style:family="table-cell" style:parent-style-name="Default" style:data-style-name="N131">
      <style:table-cell-properties fo:border-bottom="0.062cm solid #000000" style:diagonal-bl-tr="none" style:diagonal-tl-br="none" fo:border-left="none" fo:padding="0.071cm" fo:border-right="0.062cm solid #000000" style:rotation-align="none" fo:border-top="none"/>
    </style:style>
    <style:style style:name="ce187" style:family="table-cell" style:parent-style-name="Default">
      <style:table-cell-properties fo:padding="0.071cm"/>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8" style:family="table-cell" style:parent-style-name="Default" style:data-style-name="N131">
      <style:table-cell-properties style:glyph-orientation-vertical="0" fo:border-bottom="0.026cm solid #000000" style:diagonal-bl-tr="none" style:diagonal-tl-br="none" style:text-align-source="value-type" style:repeat-content="false" fo:wrap-option="wrap" fo:border-left="0.062cm solid #000000" style:direction="ltr" fo:padding="0.071cm" fo:border-right="none" style:rotation-angle="0" style:rotation-align="none" style:shrink-to-fit="false" fo:border-top="0.062cm solid #000000" css3t:text-justify="auto"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9"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062cm solid #000000" style:direction="ltr" fo:padding="0.071cm" fo:border-right="0.026cm solid #000000"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0" style:family="table-cell" style:parent-style-name="Default" style:data-style-name="N131">
      <style:table-cell-properties style:glyph-orientation-vertical="0" fo:border-bottom="none" style:diagonal-bl-tr="none" style:diagonal-tl-br="none" style:text-align-source="fix" style:repeat-content="false" fo:wrap-option="no-wrap" fo:border-left="0.062cm solid #000000" style:direction="ltr" fo:padding="0.071cm" fo:border-right="0.026cm solid #000000"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1"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062cm solid #000000" style:direction="ltr" fo:padding="0.071cm" fo:border-right="0.026cm solid #000000"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2" style:family="table-cell" style:parent-style-name="Default" style:data-style-name="N131">
      <style:table-cell-properties style:glyph-orientation-vertical="0" fo:border-bottom="0.062cm solid #000000" fo:background-color="#99ccff" style:diagonal-bl-tr="none" style:diagonal-tl-br="none" style:text-align-source="fix" style:repeat-content="false" fo:wrap-option="no-wrap" fo:border-left="0.062cm solid #000000" style:direction="ltr" fo:padding="0.071cm" fo:border-right="0.026cm solid #000000"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3" style:family="table-cell" style:parent-style-name="Default" style:data-style-name="N131">
      <style:table-cell-properties fo:padding="0.071cm"/>
    </style:style>
    <style:style style:name="ce194" style:family="table-cell" style:parent-style-name="Default" style:data-style-name="N131">
      <style:table-cell-properties style:glyph-orientation-vertical="0" fo:border-bottom="0.026cm solid #000000" style:diagonal-bl-tr="none" style:diagonal-tl-br="none" style:text-align-source="value-type" style:repeat-content="false" fo:wrap-option="wrap" fo:border-left="none" style:direction="ltr" fo:padding="0.071cm" fo:border-right="none" style:rotation-angle="0" style:rotation-align="none" style:shrink-to-fit="false" fo:border-top="0.062cm solid #000000" css3t:text-justify="auto"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95" style:family="table-cell" style:parent-style-name="Default" style:data-style-name="N131">
      <style:table-cell-properties fo:background-color="#99ccff"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131">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data-style-name="N131">
      <style:table-cell-properties fo:background-color="#99cc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31">
      <style:table-cell-properties fo:border-bottom="0.062cm solid #000000" fo:background-color="#99ccff" style:diagonal-bl-tr="none" style:diagonal-tl-br="none" fo:border-left="none"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data-style-name="N131">
      <style:table-cell-properties fo:border-bottom="0.026cm solid #000000" style:diagonal-bl-tr="none" style:diagonal-tl-br="none" fo:border-left="none" fo:padding="0.071cm" fo:border-right="none" style:rotation-align="none" fo:border-top="0.062cm solid #000000"/>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02"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data-style-name="N131">
      <style:table-cell-properties fo:border-bottom="0.026cm solid #000000" style:diagonal-bl-tr="none" style:diagonal-tl-br="none" fo:border-left="none" fo:padding="0.071cm" fo:border-right="none" style:rotation-align="none" fo:border-top="0.062cm solid #000000"/>
    </style:style>
    <style:style style:name="ce204"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Default" style:data-style-name="N131">
      <style:table-cell-properties fo:border-bottom="0.026cm solid #000000" style:diagonal-bl-tr="none" style:diagonal-tl-br="none" fo:border-left="none" fo:padding="0.071cm" fo:border-right="0.062cm solid #000000" style:rotation-align="none" fo:border-top="0.062cm solid #000000"/>
    </style:style>
    <style:style style:name="ce208" style:family="table-cell" style:parent-style-name="Default" style:data-style-name="N1">
      <style:table-cell-properties fo:border-bottom="none" fo:background-color="#99ccff" style:diagonal-bl-tr="none" style:diagonal-tl-br="none" fo:border-left="none" fo:padding="0.071cm" fo:border-right="0.062cm solid #000000"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1">
      <style:table-cell-properties fo:border-bottom="none" style:diagonal-bl-tr="none" style:diagonal-tl-br="none" fo:border-left="none" fo:padding="0.071cm" fo:border-right="0.062cm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Default" style:data-style-name="N1">
      <style:table-cell-properties fo:border-bottom="none" fo:background-color="#99ccff" style:diagonal-bl-tr="none" style:diagonal-tl-br="none" fo:border-left="none" fo:padding="0.071cm" fo:border-right="0.062cm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Default">
      <style:table-cell-properties fo:border-bottom="none" fo:background-color="#99ccff" style:diagonal-bl-tr="none" style:diagonal-tl-br="none" fo:border-left="none" fo:padding="0.071cm" fo:border-right="0.062cm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1">
      <style:table-cell-properties fo:border-bottom="0.062cm solid #000000" fo:background-color="#99ccff" style:diagonal-bl-tr="none" style:diagonal-tl-br="none" fo:border-left="none" fo:padding="0.071cm" fo:border-right="0.062cm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3" style:family="table-cell" style:parent-style-name="Default" style:data-style-name="N131">
      <style:table-cell-properties fo:padding="0.071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4" style:family="table-cell" style:parent-style-name="Default">
      <style:table-cell-properties fo:background-color="transparent" fo:padding="0.071cm"/>
    </style:style>
    <style:style style:name="ce215" style:family="table-cell" style:parent-style-name="Default">
      <style:table-cell-properties fo:padding="0.071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0"/>
    <style:style style:name="ce218" style:family="table-cell" style:parent-style-name="Default" style:data-style-name="N140">
      <style:table-cell-properties style:text-align-source="fix" style:repeat-content="false"/>
      <style:paragraph-properties fo:text-align="start" fo:margin-left="0cm"/>
    </style:style>
    <style:style style:name="ce219" style:family="table-cell" style:parent-style-name="Default">
      <style:text-properties style:font-name="Tahoma" style:font-name-asian="PingFang SC" style:font-name-complex="Tahoma"/>
    </style:style>
    <style:style style:name="T1" style:family="text">
      <style:text-properties style:text-position="super 58%"/>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 <text:s text:c="8"/>Pro <text:s text:c="15"/>800-1200</text:p>
            <text:p> <text:s text:c="8"/>1-2 <text:s text:c="15"/>700-1000</text:p>
            <text:p> <text:s text:c="10"/>3 <text:s text:c="17"/>500-700</text:p>
            <text:p> <text:s text:c="10"/>4 <text:s text:c="17"/>350-500</text:p>
            <text:p> <text:s text:c="5"/>5/Junior <text:s text:c="11"/>200-350</text:p>
          </table:help-message>
          <table:error-message table:message-type="stop" table:display="true"/>
        </table:content-validation>
        <table:content-validation table:name="val7"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2"/>
        <table:table-column table:style-name="co2" table:number-columns-repeated="1023" table:default-cell-style-name="Default"/>
        <table:table-row table:style-name="ro1">
          <table:table-cell table:style-name="ce1" office: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3" office: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4"/>
          <table:table-cell table:number-columns-repeated="1023"/>
        </table:table-row>
        <table:table-row table:style-name="ro3">
          <table:table-cell table:style-name="ce5" office:value-type="string">
            <text:p>1. Fill in the details in the blue boxes in the green worksheet "TrainingPlan". <text:s/>This is partially filled in to give an idea of how to fill it in.</text:p>
          </table:table-cell>
          <table:table-cell table:style-name="ce6" table:number-columns-repeated="1023"/>
        </table:table-row>
        <table:table-row table:style-name="ro4">
          <table:table-cell table:style-name="ce5" office: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6" table:number-columns-repeated="1023"/>
        </table:table-row>
        <table:table-row table:style-name="ro5">
          <table:table-cell table:style-name="ce5" office:value-type="string">
            <text:p>3. The blue worksheets "WorkoutPatterns" and "Workouts" tell you what the workout selections are.</text:p>
          </table:table-cell>
          <table:table-cell table:style-name="ce6" table:number-columns-repeated="1023"/>
        </table:table-row>
        <table:table-row table:style-name="ro2" table:number-rows-repeated="1048568">
          <table:table-cell table:number-columns-repeated="1024"/>
        </table:table-row>
        <table:table-row table:style-name="ro2">
          <table:table-cell table:number-columns-repeated="1024"/>
        </table:table-row>
        <table:named-expressions/>
      </table:table>
      <table:table table:name="TrainingPlan" table:style-name="ta2" table:protected="true">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4" table:default-cell-style-name="ce2"/>
        <table:table-column table:style-name="co7" table:default-cell-style-name="ce2"/>
        <table:table-column table:style-name="co8" table:default-cell-style-name="ce2"/>
        <table:table-column table:style-name="co9" table:number-columns-repeated="7" table:default-cell-style-name="ce2"/>
        <table:table-column table:style-name="co4" table:number-columns-repeated="242" table:default-cell-style-name="ce2"/>
        <table:table-column table:style-name="co4" table:number-columns-repeated="767" table:default-cell-style-name="Default"/>
        <table:table-row table:style-name="ro2">
          <table:table-cell table:style-name="ce7" office:value-type="string">
            <text:p>Athlete:</text:p>
          </table:table-cell>
          <table:table-cell table:style-name="ce17" office:value-type="string" table:number-columns-spanned="2" table:number-rows-spanned="1">
            <text:p>Your name</text:p>
          </table:table-cell>
          <table:covered-table-cell table:style-name="ce27"/>
          <table:table-cell table:style-name="ce7" office:value-type="string">
            <text:p>Annual Hours:</text:p>
          </table:table-cell>
          <table:table-cell table:style-name="ce8"/>
          <table:table-cell table:style-name="ce43" table:content-validation-name="val6" office:value-type="float" office:value="600">
            <text:p>600</text:p>
          </table:table-cell>
          <table:table-cell table:style-name="ce8"/>
          <table:table-cell table:style-name="ce6"/>
          <table:table-cell table:number-columns-repeated="1016"/>
        </table:table-row>
        <table:table-row table:style-name="ro2">
          <table:table-cell table:style-name="ce8" table:number-columns-repeated="7"/>
          <table:table-cell table:style-name="ce6"/>
          <table:table-cell table:number-columns-repeated="1016"/>
        </table:table-row>
        <table:table-row table:style-name="ro2">
          <table:table-cell table:style-name="ce9" office:value-type="string" table:number-columns-spanned="3" table:number-rows-spanned="1">
            <text:p>Limiting Factors</text:p>
          </table:table-cell>
          <table:covered-table-cell table:number-columns-repeated="2" table:style-name="ce18"/>
          <table:table-cell table:style-name="ce8" table:number-columns-repeated="4"/>
          <table:table-cell table:style-name="ce6"/>
          <table:table-cell table:number-columns-repeated="1016"/>
        </table:table-row>
        <table:table-row table:style-name="ro2">
          <table:table-cell table:style-name="ce10" office:value-type="string">
            <text:p>1.</text:p>
          </table:table-cell>
          <table:table-cell table:style-name="ce19" table:content-validation-name="val1" office:value-type="string" table:number-columns-spanned="2" table:number-rows-spanned="1">
            <text:p>Strength</text:p>
          </table:table-cell>
          <table:covered-table-cell table:style-name="ce28" table:content-validation-name="val1"/>
          <table:table-cell table:style-name="ce8" table:number-columns-repeated="4"/>
          <table:table-cell table:style-name="ce6"/>
          <table:table-cell table:number-columns-repeated="1016"/>
        </table:table-row>
        <table:table-row table:style-name="ro6">
          <table:table-cell table:style-name="ce10" office:value-type="string">
            <text:p>2.</text:p>
          </table:table-cell>
          <table:table-cell table:style-name="ce20" table:content-validation-name="val2" office:value-type="string" table:number-columns-spanned="2" table:number-rows-spanned="1">
            <text:p>Speed-Endurance</text:p>
          </table:table-cell>
          <table:covered-table-cell table:style-name="ce29" table:content-validation-name="val2"/>
          <table:table-cell table:style-name="ce8" table:number-columns-repeated="4"/>
          <table:table-cell table:style-name="ce6"/>
          <table:table-cell table:number-columns-repeated="1016"/>
        </table:table-row>
        <table:table-row table:style-name="ro2">
          <table:table-cell table:style-name="ce8" table:number-columns-repeated="7"/>
          <table:table-cell table:style-name="ce6"/>
          <table:table-cell table:number-columns-repeated="1016"/>
        </table:table-row>
        <table:table-row table:style-name="ro6">
          <table:table-cell table:style-name="ce9" office:value-type="string" table:number-columns-spanned="3" table:number-rows-spanned="1">
            <text:p>Season Goals:</text:p>
          </table:table-cell>
          <table:covered-table-cell table:number-columns-repeated="2" table:style-name="ce18"/>
          <table:table-cell table:style-name="ce8" table:number-columns-repeated="4"/>
          <table:table-cell table:style-name="ce6"/>
          <table:table-cell table:number-columns-repeated="1016"/>
        </table:table-row>
        <table:table-row table:style-name="ro2">
          <table:table-cell table:style-name="ce11" office:value-type="string">
            <text:p>1.</text:p>
          </table:table-cell>
          <table:table-cell table:style-name="ce21" office:value-type="string" table:number-columns-spanned="6" table:number-rows-spanned="1">
            <text:p>Win district over-35s Criterium</text:p>
          </table:table-cell>
          <table:covered-table-cell table:number-columns-repeated="4" table:style-name="ce30"/>
          <table:covered-table-cell table:style-name="ce45"/>
          <table:table-cell table:style-name="ce6"/>
          <table:table-cell table:number-columns-repeated="1016"/>
        </table:table-row>
        <table:table-row table:style-name="ro7">
          <table:table-cell table:style-name="ce11" office:value-type="string">
            <text:p>2.</text:p>
          </table:table-cell>
          <table:table-cell table:style-name="ce22" office:value-type="string" table:number-columns-spanned="6" table:number-rows-spanned="1">
            <text:p>Top-5 City Stage Race</text:p>
          </table:table-cell>
          <table:covered-table-cell table:number-columns-repeated="4" table:style-name="ce31"/>
          <table:covered-table-cell table:style-name="ce46"/>
          <table:table-cell table:style-name="ce48" office: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text:p>3.</text:p>
          </table:table-cell>
          <table:table-cell table:style-name="ce23" office:value-type="string" table:number-columns-spanned="6" table:number-rows-spanned="1">
            <text:p>Top-20 at Local Road Race</text:p>
          </table:table-cell>
          <table:covered-table-cell table:number-columns-repeated="4" table:style-name="ce32"/>
          <table:covered-table-cell table:style-name="ce47"/>
          <table:table-cell table:style-name="ce6"/>
          <table:table-cell table:number-columns-repeated="1016"/>
        </table:table-row>
        <table:table-row table:style-name="ro2">
          <table:table-cell table:style-name="ce8" table:number-columns-repeated="7"/>
          <table:table-cell table:style-name="ce49" office:value-type="string" table:number-columns-spanned="1" table:number-rows-spanned="9">
            <text:p>Strength Phase</text:p>
          </table:table-cell>
          <table:table-cell table:style-name="ce54" office:value-type="string" table:number-columns-spanned="1" table:number-rows-spanned="9">
            <text:p>Endurance</text:p>
          </table:table-cell>
          <table:table-cell table:style-name="ce54" office:value-type="string" table:number-columns-spanned="1" table:number-rows-spanned="9">
            <text:p>Strength</text:p>
          </table:table-cell>
          <table:table-cell table:style-name="ce54" office:value-type="string" table:number-columns-spanned="1" table:number-rows-spanned="9">
            <text:p>Speed</text:p>
          </table:table-cell>
          <table:table-cell table:style-name="ce54" office:value-type="string" table:number-columns-spanned="1" table:number-rows-spanned="9">
            <text:p>Muscular-Endurance</text:p>
          </table:table-cell>
          <table:table-cell table:style-name="ce54" office:value-type="string" table:number-columns-spanned="1" table:number-rows-spanned="9">
            <text:p>Speed-Endurance</text:p>
          </table:table-cell>
          <table:table-cell table:style-name="ce54" office:value-type="string" table:number-columns-spanned="1" table:number-rows-spanned="9">
            <text:p>Power</text:p>
          </table:table-cell>
          <table:table-cell table:style-name="ce54" office:value-type="string" table:number-columns-spanned="1" table:number-rows-spanned="9">
            <text:p>Testing</text:p>
          </table:table-cell>
          <table:table-cell table:number-columns-repeated="1009"/>
        </table:table-row>
        <table:table-row table:style-name="ro2">
          <table:table-cell table:style-name="ce7" office:value-type="string">
            <text:p>Training Objectives:</text:p>
          </table:table-cell>
          <table:table-cell table:style-name="ce8" table:number-columns-repeated="6"/>
          <table:covered-table-cell table:style-name="ce50"/>
          <table:covered-table-cell table:number-columns-repeated="7" table:style-name="ce54"/>
          <table:table-cell table:number-columns-repeated="1009"/>
        </table:table-row>
        <table:table-row table:style-name="ro8">
          <table:table-cell table:style-name="ce11" office:value-type="string">
            <text:p>1.</text:p>
          </table:table-cell>
          <table:table-cell table:style-name="ce21" office: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54"/>
          <table:table-cell table:number-columns-repeated="1009"/>
        </table:table-row>
        <table:table-row table:style-name="ro2">
          <table:table-cell table:style-name="ce11" office:value-type="string">
            <text:p>2.</text:p>
          </table:table-cell>
          <table:table-cell table:style-name="ce22" office: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54"/>
          <table:table-cell table:number-columns-repeated="1009"/>
        </table:table-row>
        <table:table-row table:style-name="ro2">
          <table:table-cell table:style-name="ce11" office:value-type="string">
            <text:p>3.</text:p>
          </table:table-cell>
          <table:table-cell table:style-name="ce22" office: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54"/>
          <table:table-cell table:number-columns-repeated="1009"/>
        </table:table-row>
        <table:table-row table:style-name="ro9">
          <table:table-cell table:style-name="ce11" office: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54"/>
          <table:table-cell table:number-columns-repeated="1009"/>
        </table:table-row>
        <table:table-row table:style-name="ro2">
          <table:table-cell table:style-name="ce11" office: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54"/>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54"/>
          <table:table-cell table:number-columns-repeated="1009"/>
        </table:table-row>
        <table:table-row table:style-name="ro10">
          <table:table-cell table:style-name="ce13" office:value-type="string">
            <text:p>Week</text:p>
          </table:table-cell>
          <table:table-cell table:style-name="ce13" office:value-type="string">
            <text:p>Monday</text:p>
          </table:table-cell>
          <table:table-cell table:style-name="ce33" office:value-type="string">
            <text:p>Races</text:p>
          </table:table-cell>
          <table:table-cell table:style-name="ce33" office:value-type="string">
            <text:p>Pri</text:p>
          </table:table-cell>
          <table:table-cell table:style-name="ce33" office:value-type="string">
            <text:p>Period</text:p>
          </table:table-cell>
          <table:table-cell table:style-name="ce13" office:value-type="string">
            <text:p>Hours</text:p>
          </table:table-cell>
          <table:table-cell table:style-name="ce33" office:value-type="string">
            <text:p>Details</text:p>
          </table:table-cell>
          <table:covered-table-cell table:style-name="ce49"/>
          <table:covered-table-cell table:number-columns-repeated="7" table:style-name="ce54"/>
          <table:table-cell table:number-columns-repeated="1009"/>
        </table:table-row>
        <table:table-row table:style-name="ro11">
          <table:table-cell table:style-name="ce14" office:value-type="float" office:value="1">
            <text:p>1</text:p>
          </table:table-cell>
          <table:table-cell table:style-name="ce24" office:value-type="date" office:date-value="2007-12-31">
            <text:p>31-Dec</text:p>
          </table:table-cell>
          <table:table-cell table:style-name="ce34"/>
          <table:table-cell table:style-name="ce37" table:content-validation-name="val3"/>
          <table:table-cell table:style-name="ce40" table:content-validation-name="val4" office:value-type="string">
            <text:p>Base 1Rest</text:p>
          </table:table-cell>
          <table:table-cell table:style-name="ce44" table:formula="of:=IF(ISBLANK([.E20]);&quot;&quot;;VLOOKUP([.E20];AnnualHrsTable;MATCH([.$F$1];AnnualHrs;0)+2;FALSE()))" office:value-type="float" office:value="8.5">
            <text:p>8.5</text:p>
          </table:table-cell>
          <table:table-cell table:style-name="ce34"/>
          <table:table-cell table:style-name="ce40"/>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office:value-type="string" office:string-value="X">
            <text:p>X</text:p>
          </table:table-cell>
          <table:table-cell table:style-name="ce56" table:number-columns-repeated="1009"/>
        </table:table-row>
        <table:table-row table:style-name="ro11">
          <table:table-cell table:style-name="ce15" office:value-type="float" office:value="2">
            <text:p>2</text:p>
          </table:table-cell>
          <table:table-cell table:style-name="ce25" table:formula="of:=[.B20]+7" office:value-type="date" office:date-value="2008-01-07">
            <text:p>07-Jan</text:p>
          </table:table-cell>
          <table:table-cell table:style-name="ce35"/>
          <table:table-cell table:style-name="ce38" table:content-validation-name="val3"/>
          <table:table-cell table:style-name="ce41" table:content-validation-name="val5" office:value-type="string">
            <text:p>Base 2Wk1</text:p>
          </table:table-cell>
          <table:table-cell table:style-name="ce44" table:formula="of:=IF(ISBLANK([.E21]);&quot;&quot;;VLOOKUP([.E21];AnnualHrsTable;MATCH([.$F$1];AnnualHrs;0)+2;FALSE()))" office:value-type="float" office:value="12.5">
            <text:p>12.5</text:p>
          </table:table-cell>
          <table:table-cell table:style-name="ce35"/>
          <table:table-cell table:style-name="ce41"/>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office:value-type="string" office:string-value="X">
            <text:p>X</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11">
          <table:table-cell table:style-name="ce15" office:value-type="float" office:value="3">
            <text:p>3</text:p>
          </table:table-cell>
          <table:table-cell table:style-name="ce25" table:formula="of:=[.B21]+7" office:value-type="date" office:date-value="2008-01-14">
            <text:p>14-Jan</text:p>
          </table:table-cell>
          <table:table-cell table:style-name="ce35"/>
          <table:table-cell table:style-name="ce38" table:content-validation-name="val3"/>
          <table:table-cell table:style-name="ce41" table:content-validation-name="val5" office:value-type="string">
            <text:p>Base 2Wk2</text:p>
          </table:table-cell>
          <table:table-cell table:style-name="ce44" table:formula="of:=IF(ISBLANK([.E22]);&quot;&quot;;VLOOKUP([.E22];AnnualHrsTable;MATCH([.$F$1];AnnualHrs;0)+2;FALSE()))" office:value-type="float" office:value="15">
            <text:p>15.0</text:p>
          </table:table-cell>
          <table:table-cell table:style-name="ce35"/>
          <table:table-cell table:style-name="ce41"/>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office:value-type="string" office:string-value="X">
            <text:p>X</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11">
          <table:table-cell table:style-name="ce15" office:value-type="float" office:value="4">
            <text:p>4</text:p>
          </table:table-cell>
          <table:table-cell table:style-name="ce25" table:formula="of:=[.B22]+7" office:value-type="date" office:date-value="2008-01-21">
            <text:p>21-Jan</text:p>
          </table:table-cell>
          <table:table-cell table:style-name="ce35"/>
          <table:table-cell table:style-name="ce38" table:content-validation-name="val3"/>
          <table:table-cell table:style-name="ce41" table:content-validation-name="val5" office:value-type="string">
            <text:p>Base 2Wk3</text:p>
          </table:table-cell>
          <table:table-cell table:style-name="ce44" table:formula="of:=IF(ISBLANK([.E23]);&quot;&quot;;VLOOKUP([.E23];AnnualHrsTable;MATCH([.$F$1];AnnualHrs;0)+2;FALSE()))" office:value-type="float" office:value="17">
            <text:p>17.0</text:p>
          </table:table-cell>
          <table:table-cell table:style-name="ce35"/>
          <table:table-cell table:style-name="ce41"/>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office:value-type="string" office:string-value="X">
            <text:p>X</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office:value-type="string" office:string-value="X">
            <text:p>X</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text:p/>
          </table:table-cell>
          <table:table-cell table:style-name="ce56" table:number-columns-repeated="1009"/>
        </table:table-row>
        <table:table-row table:style-name="ro11">
          <table:table-cell table:style-name="ce15" office:value-type="float" office:value="5">
            <text:p>5</text:p>
          </table:table-cell>
          <table:table-cell table:style-name="ce25" table:formula="of:=[.B23]+7" office:value-type="date" office:date-value="2008-01-28">
            <text:p>28-Jan</text:p>
          </table:table-cell>
          <table:table-cell table:style-name="ce35"/>
          <table:table-cell table:style-name="ce38" table:content-validation-name="val3"/>
          <table:table-cell table:style-name="ce41" table:content-validation-name="val5" office:value-type="string">
            <text:p>Base 2Rest</text:p>
          </table:table-cell>
          <table:table-cell table:style-name="ce44" table:formula="of:=IF(ISBLANK([.E24]);&quot;&quot;;VLOOKUP([.E24];AnnualHrsTable;MATCH([.$F$1];AnnualHrs;0)+2;FALSE()))" office:value-type="float" office:value="8.5">
            <text:p>8.5</text:p>
          </table:table-cell>
          <table:table-cell table:style-name="ce35"/>
          <table:table-cell table:style-name="ce41"/>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office:value-type="string" office:string-value="X">
            <text:p>X</text:p>
          </table:table-cell>
          <table:table-cell table:style-name="ce56" table:number-columns-repeated="1009"/>
        </table:table-row>
        <table:table-row table:style-name="ro11">
          <table:table-cell table:style-name="ce15" office:value-type="float" office:value="6">
            <text:p>6</text:p>
          </table:table-cell>
          <table:table-cell table:style-name="ce25" table:formula="of:=[.B24]+7" office:value-type="date" office:date-value="2008-02-04">
            <text:p>04-Feb</text:p>
          </table:table-cell>
          <table:table-cell table:style-name="ce35"/>
          <table:table-cell table:style-name="ce38" table:content-validation-name="val3"/>
          <table:table-cell table:style-name="ce41" table:content-validation-name="val5" office:value-type="string">
            <text:p>Base 3Wk1</text:p>
          </table:table-cell>
          <table:table-cell table:style-name="ce44" table:formula="of:=IF(ISBLANK([.E25]);&quot;&quot;;VLOOKUP([.E25];AnnualHrsTable;MATCH([.$F$1];AnnualHrs;0)+2;FALSE()))" office:value-type="float" office:value="13.5">
            <text:p>13.5</text:p>
          </table:table-cell>
          <table:table-cell table:style-name="ce35"/>
          <table:table-cell table:style-name="ce41"/>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office:value-type="string" office:string-value="X">
            <text:p>X</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11">
          <table:table-cell table:style-name="ce15" office:value-type="float" office:value="7">
            <text:p>7</text:p>
          </table:table-cell>
          <table:table-cell table:style-name="ce25" table:formula="of:=[.B25]+7" office:value-type="date" office:date-value="2008-02-11">
            <text:p>11-Feb</text:p>
          </table:table-cell>
          <table:table-cell table:style-name="ce35"/>
          <table:table-cell table:style-name="ce38" table:content-validation-name="val3"/>
          <table:table-cell table:style-name="ce41" table:content-validation-name="val5" office:value-type="string">
            <text:p>Base 3Wk2</text:p>
          </table:table-cell>
          <table:table-cell table:style-name="ce44" table:formula="of:=IF(ISBLANK([.E26]);&quot;&quot;;VLOOKUP([.E26];AnnualHrsTable;MATCH([.$F$1];AnnualHrs;0)+2;FALSE()))" office:value-type="float" office:value="16">
            <text:p>16.0</text:p>
          </table:table-cell>
          <table:table-cell table:style-name="ce35"/>
          <table:table-cell table:style-name="ce41"/>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office:value-type="string" office:string-value="X">
            <text:p>X</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office:value-type="string" office:string-value="X">
            <text:p>X</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office:value-type="string" office:string-value="X">
            <text:p>X</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text:p/>
          </table:table-cell>
          <table:table-cell table:style-name="ce56" table:number-columns-repeated="1009"/>
        </table:table-row>
        <table:table-row table:style-name="ro12">
          <table:table-cell table:style-name="ce15" office:value-type="float" office:value="8">
            <text:p>8</text:p>
          </table:table-cell>
          <table:table-cell table:style-name="ce25" table:formula="of:=[.B26]+7" office:value-type="date" office:date-value="2008-02-18">
            <text:p>18-Feb</text:p>
          </table:table-cell>
          <table:table-cell table:style-name="ce35" office:value-type="string">
            <text:p>Club 25m TT</text:p>
          </table:table-cell>
          <table:table-cell table:style-name="ce38" table:content-validation-name="val3" office:value-type="string">
            <text:p>C</text:p>
          </table:table-cell>
          <table:table-cell table:style-name="ce41" table:content-validation-name="val5" office:value-type="string">
            <text:p>Base 3Wk3</text:p>
          </table:table-cell>
          <table:table-cell table:style-name="ce44" table:formula="of:=IF(ISBLANK([.E27]);&quot;&quot;;VLOOKUP([.E27];AnnualHrsTable;MATCH([.$F$1];AnnualHrs;0)+2;FALSE()))" office:value-type="float" office:value="18">
            <text:p>18.0</text:p>
          </table:table-cell>
          <table:table-cell table:style-name="ce35" office:value-type="string">
            <text:p>1<text:span text:style-name="T1">st</text:span> Race of season – want top 5!</text:p>
          </table:table-cell>
          <table:table-cell table:style-name="ce41"/>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11">
          <table:table-cell table:style-name="ce15" office:value-type="float" office:value="9">
            <text:p>9</text:p>
          </table:table-cell>
          <table:table-cell table:style-name="ce25" table:formula="of:=[.B27]+7" office:value-type="date" office:date-value="2008-02-25">
            <text:p>25-Feb</text:p>
          </table:table-cell>
          <table:table-cell table:style-name="ce35"/>
          <table:table-cell table:style-name="ce38" table:content-validation-name="val3"/>
          <table:table-cell table:style-name="ce41" table:content-validation-name="val5" office:value-type="string">
            <text:p>Base 3Rest</text:p>
          </table:table-cell>
          <table:table-cell table:style-name="ce44" table:formula="of:=IF(ISBLANK([.E28]);&quot;&quot;;VLOOKUP([.E28];AnnualHrsTable;MATCH([.$F$1];AnnualHrs;0)+2;FALSE()))" office:value-type="float" office:value="8.5">
            <text:p>8.5</text:p>
          </table:table-cell>
          <table:table-cell table:style-name="ce35"/>
          <table:table-cell table:style-name="ce41"/>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text:p>X</text:p>
          </table:table-cell>
          <table:table-cell table:style-name="ce56" table:number-columns-repeated="1009"/>
        </table:table-row>
        <table:table-row table:style-name="ro11">
          <table:table-cell table:style-name="ce15" office:value-type="float" office:value="10">
            <text:p>10</text:p>
          </table:table-cell>
          <table:table-cell table:style-name="ce25" table:formula="of:=[.B28]+7" office:value-type="date" office:date-value="2008-03-03">
            <text:p>03-Mar</text:p>
          </table:table-cell>
          <table:table-cell table:style-name="ce35"/>
          <table:table-cell table:style-name="ce38" table:content-validation-name="val3"/>
          <table:table-cell table:style-name="ce41" table:content-validation-name="val5"/>
          <table:table-cell table:style-name="ce44" table:formula="of:=IF(ISBLANK([.E29]);&quot;&quot;;VLOOKUP([.E29];AnnualHrsTable;MATCH([.$F$1];AnnualHrs;0)+2;FALSE()))">
            <text:p/>
          </table:table-cell>
          <table:table-cell table:style-name="ce35"/>
          <table:table-cell table:style-name="ce41"/>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11">
          <table:table-cell table:style-name="ce15" office:value-type="float" office:value="11">
            <text:p>11</text:p>
          </table:table-cell>
          <table:table-cell table:style-name="ce25" table:formula="of:=[.B29]+7" office:value-type="date" office:date-value="2008-03-10">
            <text:p>10-Mar</text:p>
          </table:table-cell>
          <table:table-cell table:style-name="ce35"/>
          <table:table-cell table:style-name="ce38" table:content-validation-name="val3"/>
          <table:table-cell table:style-name="ce41" table:content-validation-name="val5"/>
          <table:table-cell table:style-name="ce44" table:formula="of:=IF(ISBLANK([.E30]);&quot;&quot;;VLOOKUP([.E30];AnnualHrsTable;MATCH([.$F$1];AnnualHrs;0)+2;FALSE()))">
            <text:p/>
          </table:table-cell>
          <table:table-cell table:style-name="ce35"/>
          <table:table-cell table:style-name="ce41"/>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11">
          <table:table-cell table:style-name="ce15" office:value-type="float" office:value="12">
            <text:p>12</text:p>
          </table:table-cell>
          <table:table-cell table:style-name="ce25" table:formula="of:=[.B30]+7" office:value-type="date" office:date-value="2008-03-17">
            <text:p>17-Mar</text:p>
          </table:table-cell>
          <table:table-cell table:style-name="ce35"/>
          <table:table-cell table:style-name="ce38" table:content-validation-name="val3"/>
          <table:table-cell table:style-name="ce41" table:content-validation-name="val5"/>
          <table:table-cell table:style-name="ce44" table:formula="of:=IF(ISBLANK([.E31]);&quot;&quot;;VLOOKUP([.E31];AnnualHrsTable;MATCH([.$F$1];AnnualHrs;0)+2;FALSE()))">
            <text:p/>
          </table:table-cell>
          <table:table-cell table:style-name="ce35"/>
          <table:table-cell table:style-name="ce41"/>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11">
          <table:table-cell table:style-name="ce15" office:value-type="float" office:value="13">
            <text:p>13</text:p>
          </table:table-cell>
          <table:table-cell table:style-name="ce25" table:formula="of:=[.B31]+7" office:value-type="date" office:date-value="2008-03-24">
            <text:p>24-Mar</text:p>
          </table:table-cell>
          <table:table-cell table:style-name="ce35"/>
          <table:table-cell table:style-name="ce38" table:content-validation-name="val3"/>
          <table:table-cell table:style-name="ce41" table:content-validation-name="val5"/>
          <table:table-cell table:style-name="ce44" table:formula="of:=IF(ISBLANK([.E32]);&quot;&quot;;VLOOKUP([.E32];AnnualHrsTable;MATCH([.$F$1];AnnualHrs;0)+2;FALSE()))">
            <text:p/>
          </table:table-cell>
          <table:table-cell table:style-name="ce35"/>
          <table:table-cell table:style-name="ce41"/>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11">
          <table:table-cell table:style-name="ce15" office:value-type="float" office:value="14">
            <text:p>14</text:p>
          </table:table-cell>
          <table:table-cell table:style-name="ce25" table:formula="of:=[.B32]+7" office:value-type="date" office:date-value="2008-03-31">
            <text:p>31-Mar</text:p>
          </table:table-cell>
          <table:table-cell table:style-name="ce35"/>
          <table:table-cell table:style-name="ce38" table:content-validation-name="val3"/>
          <table:table-cell table:style-name="ce41" table:content-validation-name="val5"/>
          <table:table-cell table:style-name="ce44" table:formula="of:=IF(ISBLANK([.E33]);&quot;&quot;;VLOOKUP([.E33];AnnualHrsTable;MATCH([.$F$1];AnnualHrs;0)+2;FALSE()))">
            <text:p/>
          </table:table-cell>
          <table:table-cell table:style-name="ce35"/>
          <table:table-cell table:style-name="ce41"/>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11">
          <table:table-cell table:style-name="ce15" office:value-type="float" office:value="15">
            <text:p>15</text:p>
          </table:table-cell>
          <table:table-cell table:style-name="ce25" table:formula="of:=[.B33]+7" office:value-type="date" office:date-value="2008-04-07">
            <text:p>07-Apr</text:p>
          </table:table-cell>
          <table:table-cell table:style-name="ce35"/>
          <table:table-cell table:style-name="ce38" table:content-validation-name="val3"/>
          <table:table-cell table:style-name="ce41" table:content-validation-name="val5"/>
          <table:table-cell table:style-name="ce44" table:formula="of:=IF(ISBLANK([.E34]);&quot;&quot;;VLOOKUP([.E34];AnnualHrsTable;MATCH([.$F$1];AnnualHrs;0)+2;FALSE()))">
            <text:p/>
          </table:table-cell>
          <table:table-cell table:style-name="ce35"/>
          <table:table-cell table:style-name="ce41"/>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11">
          <table:table-cell table:style-name="ce15" office:value-type="float" office:value="16">
            <text:p>16</text:p>
          </table:table-cell>
          <table:table-cell table:style-name="ce25" table:formula="of:=[.B34]+7" office:value-type="date" office:date-value="2008-04-14">
            <text:p>14-Apr</text:p>
          </table:table-cell>
          <table:table-cell table:style-name="ce35"/>
          <table:table-cell table:style-name="ce38" table:content-validation-name="val3"/>
          <table:table-cell table:style-name="ce41" table:content-validation-name="val5"/>
          <table:table-cell table:style-name="ce44" table:formula="of:=IF(ISBLANK([.E35]);&quot;&quot;;VLOOKUP([.E35];AnnualHrsTable;MATCH([.$F$1];AnnualHrs;0)+2;FALSE()))">
            <text:p/>
          </table:table-cell>
          <table:table-cell table:style-name="ce35"/>
          <table:table-cell table:style-name="ce41"/>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11">
          <table:table-cell table:style-name="ce15" office:value-type="float" office:value="17">
            <text:p>17</text:p>
          </table:table-cell>
          <table:table-cell table:style-name="ce25" table:formula="of:=[.B35]+7" office:value-type="date" office:date-value="2008-04-21">
            <text:p>21-Apr</text:p>
          </table:table-cell>
          <table:table-cell table:style-name="ce35"/>
          <table:table-cell table:style-name="ce38" table:content-validation-name="val3"/>
          <table:table-cell table:style-name="ce41" table:content-validation-name="val5"/>
          <table:table-cell table:style-name="ce44" table:formula="of:=IF(ISBLANK([.E36]);&quot;&quot;;VLOOKUP([.E36];AnnualHrsTable;MATCH([.$F$1];AnnualHrs;0)+2;FALSE()))">
            <text:p/>
          </table:table-cell>
          <table:table-cell table:style-name="ce35"/>
          <table:table-cell table:style-name="ce41"/>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11">
          <table:table-cell table:style-name="ce15" office:value-type="float" office:value="18">
            <text:p>18</text:p>
          </table:table-cell>
          <table:table-cell table:style-name="ce25" table:formula="of:=[.B36]+7" office:value-type="date" office:date-value="2008-04-28">
            <text:p>28-Apr</text:p>
          </table:table-cell>
          <table:table-cell table:style-name="ce35"/>
          <table:table-cell table:style-name="ce38" table:content-validation-name="val3"/>
          <table:table-cell table:style-name="ce41" table:content-validation-name="val5"/>
          <table:table-cell table:style-name="ce44" table:formula="of:=IF(ISBLANK([.E37]);&quot;&quot;;VLOOKUP([.E37];AnnualHrsTable;MATCH([.$F$1];AnnualHrs;0)+2;FALSE()))">
            <text:p/>
          </table:table-cell>
          <table:table-cell table:style-name="ce35"/>
          <table:table-cell table:style-name="ce41"/>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11">
          <table:table-cell table:style-name="ce15" office:value-type="float" office:value="19">
            <text:p>19</text:p>
          </table:table-cell>
          <table:table-cell table:style-name="ce25" table:formula="of:=[.B37]+7" office:value-type="date" office:date-value="2008-05-05">
            <text:p>05-May</text:p>
          </table:table-cell>
          <table:table-cell table:style-name="ce35"/>
          <table:table-cell table:style-name="ce38" table:content-validation-name="val3"/>
          <table:table-cell table:style-name="ce41" table:content-validation-name="val5"/>
          <table:table-cell table:style-name="ce44" table:formula="of:=IF(ISBLANK([.E38]);&quot;&quot;;VLOOKUP([.E38];AnnualHrsTable;MATCH([.$F$1];AnnualHrs;0)+2;FALSE()))">
            <text:p/>
          </table:table-cell>
          <table:table-cell table:style-name="ce35"/>
          <table:table-cell table:style-name="ce41"/>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11">
          <table:table-cell table:style-name="ce15" office:value-type="float" office:value="20">
            <text:p>20</text:p>
          </table:table-cell>
          <table:table-cell table:style-name="ce25" table:formula="of:=[.B38]+7" office:value-type="date" office:date-value="2008-05-12">
            <text:p>12-May</text:p>
          </table:table-cell>
          <table:table-cell table:style-name="ce35"/>
          <table:table-cell table:style-name="ce38" table:content-validation-name="val3"/>
          <table:table-cell table:style-name="ce41" table:content-validation-name="val5"/>
          <table:table-cell table:style-name="ce44" table:formula="of:=IF(ISBLANK([.E39]);&quot;&quot;;VLOOKUP([.E39];AnnualHrsTable;MATCH([.$F$1];AnnualHrs;0)+2;FALSE()))">
            <text:p/>
          </table:table-cell>
          <table:table-cell table:style-name="ce35"/>
          <table:table-cell table:style-name="ce41"/>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11">
          <table:table-cell table:style-name="ce15" office:value-type="float" office:value="21">
            <text:p>21</text:p>
          </table:table-cell>
          <table:table-cell table:style-name="ce25" table:formula="of:=[.B39]+7" office:value-type="date" office:date-value="2008-05-19">
            <text:p>19-May</text:p>
          </table:table-cell>
          <table:table-cell table:style-name="ce35"/>
          <table:table-cell table:style-name="ce38" table:content-validation-name="val3"/>
          <table:table-cell table:style-name="ce41" table:content-validation-name="val5"/>
          <table:table-cell table:style-name="ce44" table:formula="of:=IF(ISBLANK([.E40]);&quot;&quot;;VLOOKUP([.E40];AnnualHrsTable;MATCH([.$F$1];AnnualHrs;0)+2;FALSE()))">
            <text:p/>
          </table:table-cell>
          <table:table-cell table:style-name="ce35"/>
          <table:table-cell table:style-name="ce41"/>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11">
          <table:table-cell table:style-name="ce15" office:value-type="float" office:value="22">
            <text:p>22</text:p>
          </table:table-cell>
          <table:table-cell table:style-name="ce25" table:formula="of:=[.B40]+7" office:value-type="date" office:date-value="2008-05-26">
            <text:p>26-May</text:p>
          </table:table-cell>
          <table:table-cell table:style-name="ce35"/>
          <table:table-cell table:style-name="ce38" table:content-validation-name="val3"/>
          <table:table-cell table:style-name="ce41" table:content-validation-name="val5"/>
          <table:table-cell table:style-name="ce44" table:formula="of:=IF(ISBLANK([.E41]);&quot;&quot;;VLOOKUP([.E41];AnnualHrsTable;MATCH([.$F$1];AnnualHrs;0)+2;FALSE()))">
            <text:p/>
          </table:table-cell>
          <table:table-cell table:style-name="ce35"/>
          <table:table-cell table:style-name="ce41"/>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11">
          <table:table-cell table:style-name="ce15" office:value-type="float" office:value="23">
            <text:p>23</text:p>
          </table:table-cell>
          <table:table-cell table:style-name="ce25" table:formula="of:=[.B41]+7" office:value-type="date" office:date-value="2008-06-02">
            <text:p>02-Jun</text:p>
          </table:table-cell>
          <table:table-cell table:style-name="ce35"/>
          <table:table-cell table:style-name="ce38" table:content-validation-name="val3"/>
          <table:table-cell table:style-name="ce41" table:content-validation-name="val5"/>
          <table:table-cell table:style-name="ce44" table:formula="of:=IF(ISBLANK([.E42]);&quot;&quot;;VLOOKUP([.E42];AnnualHrsTable;MATCH([.$F$1];AnnualHrs;0)+2;FALSE()))">
            <text:p/>
          </table:table-cell>
          <table:table-cell table:style-name="ce35"/>
          <table:table-cell table:style-name="ce41"/>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11">
          <table:table-cell table:style-name="ce15" office:value-type="float" office:value="24">
            <text:p>24</text:p>
          </table:table-cell>
          <table:table-cell table:style-name="ce25" table:formula="of:=[.B42]+7" office:value-type="date" office:date-value="2008-06-09">
            <text:p>09-Jun</text:p>
          </table:table-cell>
          <table:table-cell table:style-name="ce35"/>
          <table:table-cell table:style-name="ce38" table:content-validation-name="val3"/>
          <table:table-cell table:style-name="ce41" table:content-validation-name="val5"/>
          <table:table-cell table:style-name="ce44" table:formula="of:=IF(ISBLANK([.E43]);&quot;&quot;;VLOOKUP([.E43];AnnualHrsTable;MATCH([.$F$1];AnnualHrs;0)+2;FALSE()))">
            <text:p/>
          </table:table-cell>
          <table:table-cell table:style-name="ce35"/>
          <table:table-cell table:style-name="ce41"/>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11">
          <table:table-cell table:style-name="ce15" office:value-type="float" office:value="25">
            <text:p>25</text:p>
          </table:table-cell>
          <table:table-cell table:style-name="ce25" table:formula="of:=[.B43]+7" office:value-type="date" office:date-value="2008-06-16">
            <text:p>16-Jun</text:p>
          </table:table-cell>
          <table:table-cell table:style-name="ce35"/>
          <table:table-cell table:style-name="ce38" table:content-validation-name="val3"/>
          <table:table-cell table:style-name="ce41" table:content-validation-name="val5"/>
          <table:table-cell table:style-name="ce44" table:formula="of:=IF(ISBLANK([.E44]);&quot;&quot;;VLOOKUP([.E44];AnnualHrsTable;MATCH([.$F$1];AnnualHrs;0)+2;FALSE()))">
            <text:p/>
          </table:table-cell>
          <table:table-cell table:style-name="ce35"/>
          <table:table-cell table:style-name="ce41"/>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11">
          <table:table-cell table:style-name="ce15" office:value-type="float" office:value="26">
            <text:p>26</text:p>
          </table:table-cell>
          <table:table-cell table:style-name="ce25" table:formula="of:=[.B44]+7" office:value-type="date" office:date-value="2008-06-23">
            <text:p>23-Jun</text:p>
          </table:table-cell>
          <table:table-cell table:style-name="ce35"/>
          <table:table-cell table:style-name="ce38" table:content-validation-name="val3"/>
          <table:table-cell table:style-name="ce41" table:content-validation-name="val5"/>
          <table:table-cell table:style-name="ce44" table:formula="of:=IF(ISBLANK([.E45]);&quot;&quot;;VLOOKUP([.E45];AnnualHrsTable;MATCH([.$F$1];AnnualHrs;0)+2;FALSE()))">
            <text:p/>
          </table:table-cell>
          <table:table-cell table:style-name="ce35"/>
          <table:table-cell table:style-name="ce41"/>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11">
          <table:table-cell table:style-name="ce15" office:value-type="float" office:value="27">
            <text:p>27</text:p>
          </table:table-cell>
          <table:table-cell table:style-name="ce25" table:formula="of:=[.B45]+7" office:value-type="date" office:date-value="2008-06-30">
            <text:p>30-Jun</text:p>
          </table:table-cell>
          <table:table-cell table:style-name="ce35"/>
          <table:table-cell table:style-name="ce38" table:content-validation-name="val3"/>
          <table:table-cell table:style-name="ce41" table:content-validation-name="val5"/>
          <table:table-cell table:style-name="ce44" table:formula="of:=IF(ISBLANK([.E46]);&quot;&quot;;VLOOKUP([.E46];AnnualHrsTable;MATCH([.$F$1];AnnualHrs;0)+2;FALSE()))">
            <text:p/>
          </table:table-cell>
          <table:table-cell table:style-name="ce35"/>
          <table:table-cell table:style-name="ce41"/>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11">
          <table:table-cell table:style-name="ce15" office:value-type="float" office:value="28">
            <text:p>28</text:p>
          </table:table-cell>
          <table:table-cell table:style-name="ce25" table:formula="of:=[.B46]+7" office:value-type="date" office:date-value="2008-07-07">
            <text:p>07-Jul</text:p>
          </table:table-cell>
          <table:table-cell table:style-name="ce35"/>
          <table:table-cell table:style-name="ce38" table:content-validation-name="val3"/>
          <table:table-cell table:style-name="ce41" table:content-validation-name="val5"/>
          <table:table-cell table:style-name="ce44" table:formula="of:=IF(ISBLANK([.E47]);&quot;&quot;;VLOOKUP([.E47];AnnualHrsTable;MATCH([.$F$1];AnnualHrs;0)+2;FALSE()))">
            <text:p/>
          </table:table-cell>
          <table:table-cell table:style-name="ce35"/>
          <table:table-cell table:style-name="ce41"/>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11">
          <table:table-cell table:style-name="ce15" office:value-type="float" office:value="29">
            <text:p>29</text:p>
          </table:table-cell>
          <table:table-cell table:style-name="ce25" table:formula="of:=[.B47]+7" office:value-type="date" office:date-value="2008-07-14">
            <text:p>14-Jul</text:p>
          </table:table-cell>
          <table:table-cell table:style-name="ce35"/>
          <table:table-cell table:style-name="ce38" table:content-validation-name="val3"/>
          <table:table-cell table:style-name="ce41" table:content-validation-name="val5"/>
          <table:table-cell table:style-name="ce44" table:formula="of:=IF(ISBLANK([.E48]);&quot;&quot;;VLOOKUP([.E48];AnnualHrsTable;MATCH([.$F$1];AnnualHrs;0)+2;FALSE()))">
            <text:p/>
          </table:table-cell>
          <table:table-cell table:style-name="ce35"/>
          <table:table-cell table:style-name="ce41"/>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11">
          <table:table-cell table:style-name="ce15" office:value-type="float" office:value="30">
            <text:p>30</text:p>
          </table:table-cell>
          <table:table-cell table:style-name="ce25" table:formula="of:=[.B48]+7" office:value-type="date" office:date-value="2008-07-21">
            <text:p>21-Jul</text:p>
          </table:table-cell>
          <table:table-cell table:style-name="ce35"/>
          <table:table-cell table:style-name="ce38" table:content-validation-name="val3"/>
          <table:table-cell table:style-name="ce41" table:content-validation-name="val5"/>
          <table:table-cell table:style-name="ce44" table:formula="of:=IF(ISBLANK([.E49]);&quot;&quot;;VLOOKUP([.E49];AnnualHrsTable;MATCH([.$F$1];AnnualHrs;0)+2;FALSE()))">
            <text:p/>
          </table:table-cell>
          <table:table-cell table:style-name="ce35"/>
          <table:table-cell table:style-name="ce41"/>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11">
          <table:table-cell table:style-name="ce15" office:value-type="float" office:value="31">
            <text:p>31</text:p>
          </table:table-cell>
          <table:table-cell table:style-name="ce25" table:formula="of:=[.B49]+7" office:value-type="date" office:date-value="2008-07-28">
            <text:p>28-Jul</text:p>
          </table:table-cell>
          <table:table-cell table:style-name="ce35"/>
          <table:table-cell table:style-name="ce38" table:content-validation-name="val3"/>
          <table:table-cell table:style-name="ce41" table:content-validation-name="val5"/>
          <table:table-cell table:style-name="ce44" table:formula="of:=IF(ISBLANK([.E50]);&quot;&quot;;VLOOKUP([.E50];AnnualHrsTable;MATCH([.$F$1];AnnualHrs;0)+2;FALSE()))">
            <text:p/>
          </table:table-cell>
          <table:table-cell table:style-name="ce35"/>
          <table:table-cell table:style-name="ce41"/>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11">
          <table:table-cell table:style-name="ce15" office:value-type="float" office:value="32">
            <text:p>32</text:p>
          </table:table-cell>
          <table:table-cell table:style-name="ce25" table:formula="of:=[.B50]+7" office:value-type="date" office:date-value="2008-08-04">
            <text:p>04-Aug</text:p>
          </table:table-cell>
          <table:table-cell table:style-name="ce35"/>
          <table:table-cell table:style-name="ce38" table:content-validation-name="val3"/>
          <table:table-cell table:style-name="ce41" table:content-validation-name="val5"/>
          <table:table-cell table:style-name="ce44" table:formula="of:=IF(ISBLANK([.E51]);&quot;&quot;;VLOOKUP([.E51];AnnualHrsTable;MATCH([.$F$1];AnnualHrs;0)+2;FALSE()))">
            <text:p/>
          </table:table-cell>
          <table:table-cell table:style-name="ce35"/>
          <table:table-cell table:style-name="ce41"/>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11">
          <table:table-cell table:style-name="ce15" office:value-type="float" office:value="33">
            <text:p>33</text:p>
          </table:table-cell>
          <table:table-cell table:style-name="ce25" table:formula="of:=[.B51]+7" office:value-type="date" office:date-value="2008-08-11">
            <text:p>11-Aug</text:p>
          </table:table-cell>
          <table:table-cell table:style-name="ce35"/>
          <table:table-cell table:style-name="ce38" table:content-validation-name="val3"/>
          <table:table-cell table:style-name="ce41" table:content-validation-name="val5"/>
          <table:table-cell table:style-name="ce44" table:formula="of:=IF(ISBLANK([.E52]);&quot;&quot;;VLOOKUP([.E52];AnnualHrsTable;MATCH([.$F$1];AnnualHrs;0)+2;FALSE()))">
            <text:p/>
          </table:table-cell>
          <table:table-cell table:style-name="ce35"/>
          <table:table-cell table:style-name="ce41"/>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11">
          <table:table-cell table:style-name="ce15" office:value-type="float" office:value="34">
            <text:p>34</text:p>
          </table:table-cell>
          <table:table-cell table:style-name="ce25" table:formula="of:=[.B52]+7" office:value-type="date" office:date-value="2008-08-18">
            <text:p>18-Aug</text:p>
          </table:table-cell>
          <table:table-cell table:style-name="ce35"/>
          <table:table-cell table:style-name="ce38" table:content-validation-name="val3"/>
          <table:table-cell table:style-name="ce41" table:content-validation-name="val5"/>
          <table:table-cell table:style-name="ce44" table:formula="of:=IF(ISBLANK([.E53]);&quot;&quot;;VLOOKUP([.E53];AnnualHrsTable;MATCH([.$F$1];AnnualHrs;0)+2;FALSE()))">
            <text:p/>
          </table:table-cell>
          <table:table-cell table:style-name="ce35"/>
          <table:table-cell table:style-name="ce41"/>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11">
          <table:table-cell table:style-name="ce15" office:value-type="float" office:value="35">
            <text:p>35</text:p>
          </table:table-cell>
          <table:table-cell table:style-name="ce25" table:formula="of:=[.B53]+7" office:value-type="date" office:date-value="2008-08-25">
            <text:p>25-Aug</text:p>
          </table:table-cell>
          <table:table-cell table:style-name="ce35"/>
          <table:table-cell table:style-name="ce38" table:content-validation-name="val3"/>
          <table:table-cell table:style-name="ce41" table:content-validation-name="val5"/>
          <table:table-cell table:style-name="ce44" table:formula="of:=IF(ISBLANK([.E54]);&quot;&quot;;VLOOKUP([.E54];AnnualHrsTable;MATCH([.$F$1];AnnualHrs;0)+2;FALSE()))">
            <text:p/>
          </table:table-cell>
          <table:table-cell table:style-name="ce35"/>
          <table:table-cell table:style-name="ce41"/>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11">
          <table:table-cell table:style-name="ce15" office:value-type="float" office:value="36">
            <text:p>36</text:p>
          </table:table-cell>
          <table:table-cell table:style-name="ce25" table:formula="of:=[.B54]+7" office:value-type="date" office:date-value="2008-09-01">
            <text:p>01-Sep</text:p>
          </table:table-cell>
          <table:table-cell table:style-name="ce35"/>
          <table:table-cell table:style-name="ce38" table:content-validation-name="val3"/>
          <table:table-cell table:style-name="ce41" table:content-validation-name="val5"/>
          <table:table-cell table:style-name="ce44" table:formula="of:=IF(ISBLANK([.E55]);&quot;&quot;;VLOOKUP([.E55];AnnualHrsTable;MATCH([.$F$1];AnnualHrs;0)+2;FALSE()))">
            <text:p/>
          </table:table-cell>
          <table:table-cell table:style-name="ce35"/>
          <table:table-cell table:style-name="ce41"/>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11">
          <table:table-cell table:style-name="ce15" office:value-type="float" office:value="37">
            <text:p>37</text:p>
          </table:table-cell>
          <table:table-cell table:style-name="ce25" table:formula="of:=[.B55]+7" office:value-type="date" office:date-value="2008-09-08">
            <text:p>08-Sep</text:p>
          </table:table-cell>
          <table:table-cell table:style-name="ce35"/>
          <table:table-cell table:style-name="ce38" table:content-validation-name="val3"/>
          <table:table-cell table:style-name="ce41" table:content-validation-name="val5"/>
          <table:table-cell table:style-name="ce44" table:formula="of:=IF(ISBLANK([.E56]);&quot;&quot;;VLOOKUP([.E56];AnnualHrsTable;MATCH([.$F$1];AnnualHrs;0)+2;FALSE()))">
            <text:p/>
          </table:table-cell>
          <table:table-cell table:style-name="ce35"/>
          <table:table-cell table:style-name="ce41"/>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11">
          <table:table-cell table:style-name="ce15" office:value-type="float" office:value="38">
            <text:p>38</text:p>
          </table:table-cell>
          <table:table-cell table:style-name="ce25" table:formula="of:=[.B56]+7" office:value-type="date" office:date-value="2008-09-15">
            <text:p>15-Sep</text:p>
          </table:table-cell>
          <table:table-cell table:style-name="ce35"/>
          <table:table-cell table:style-name="ce38" table:content-validation-name="val3"/>
          <table:table-cell table:style-name="ce41" table:content-validation-name="val5"/>
          <table:table-cell table:style-name="ce44" table:formula="of:=IF(ISBLANK([.E57]);&quot;&quot;;VLOOKUP([.E57];AnnualHrsTable;MATCH([.$F$1];AnnualHrs;0)+2;FALSE()))">
            <text:p/>
          </table:table-cell>
          <table:table-cell table:style-name="ce35"/>
          <table:table-cell table:style-name="ce41"/>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11">
          <table:table-cell table:style-name="ce15" office:value-type="float" office:value="39">
            <text:p>39</text:p>
          </table:table-cell>
          <table:table-cell table:style-name="ce25" table:formula="of:=[.B57]+7" office:value-type="date" office:date-value="2008-09-22">
            <text:p>22-Sep</text:p>
          </table:table-cell>
          <table:table-cell table:style-name="ce35"/>
          <table:table-cell table:style-name="ce38" table:content-validation-name="val3"/>
          <table:table-cell table:style-name="ce41" table:content-validation-name="val5"/>
          <table:table-cell table:style-name="ce44" table:formula="of:=IF(ISBLANK([.E58]);&quot;&quot;;VLOOKUP([.E58];AnnualHrsTable;MATCH([.$F$1];AnnualHrs;0)+2;FALSE()))">
            <text:p/>
          </table:table-cell>
          <table:table-cell table:style-name="ce35"/>
          <table:table-cell table:style-name="ce41"/>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11">
          <table:table-cell table:style-name="ce15" office:value-type="float" office:value="40">
            <text:p>40</text:p>
          </table:table-cell>
          <table:table-cell table:style-name="ce25" table:formula="of:=[.B58]+7" office:value-type="date" office:date-value="2008-09-29">
            <text:p>29-Sep</text:p>
          </table:table-cell>
          <table:table-cell table:style-name="ce35"/>
          <table:table-cell table:style-name="ce38" table:content-validation-name="val3"/>
          <table:table-cell table:style-name="ce41" table:content-validation-name="val5"/>
          <table:table-cell table:style-name="ce44" table:formula="of:=IF(ISBLANK([.E59]);&quot;&quot;;VLOOKUP([.E59];AnnualHrsTable;MATCH([.$F$1];AnnualHrs;0)+2;FALSE()))">
            <text:p/>
          </table:table-cell>
          <table:table-cell table:style-name="ce35"/>
          <table:table-cell table:style-name="ce41"/>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11">
          <table:table-cell table:style-name="ce15" office:value-type="float" office:value="41">
            <text:p>41</text:p>
          </table:table-cell>
          <table:table-cell table:style-name="ce25" table:formula="of:=[.B59]+7" office:value-type="date" office:date-value="2008-10-06">
            <text:p>06-Oct</text:p>
          </table:table-cell>
          <table:table-cell table:style-name="ce35"/>
          <table:table-cell table:style-name="ce38" table:content-validation-name="val3"/>
          <table:table-cell table:style-name="ce41" table:content-validation-name="val5"/>
          <table:table-cell table:style-name="ce44" table:formula="of:=IF(ISBLANK([.E60]);&quot;&quot;;VLOOKUP([.E60];AnnualHrsTable;MATCH([.$F$1];AnnualHrs;0)+2;FALSE()))">
            <text:p/>
          </table:table-cell>
          <table:table-cell table:style-name="ce35"/>
          <table:table-cell table:style-name="ce41"/>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11">
          <table:table-cell table:style-name="ce15" office:value-type="float" office:value="42">
            <text:p>42</text:p>
          </table:table-cell>
          <table:table-cell table:style-name="ce25" table:formula="of:=[.B60]+7" office:value-type="date" office:date-value="2008-10-13">
            <text:p>13-Oct</text:p>
          </table:table-cell>
          <table:table-cell table:style-name="ce35"/>
          <table:table-cell table:style-name="ce38" table:content-validation-name="val3"/>
          <table:table-cell table:style-name="ce41" table:content-validation-name="val5"/>
          <table:table-cell table:style-name="ce44" table:formula="of:=IF(ISBLANK([.E61]);&quot;&quot;;VLOOKUP([.E61];AnnualHrsTable;MATCH([.$F$1];AnnualHrs;0)+2;FALSE()))">
            <text:p/>
          </table:table-cell>
          <table:table-cell table:style-name="ce35"/>
          <table:table-cell table:style-name="ce41"/>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11">
          <table:table-cell table:style-name="ce15" office:value-type="float" office:value="43">
            <text:p>43</text:p>
          </table:table-cell>
          <table:table-cell table:style-name="ce25" table:formula="of:=[.B61]+7" office:value-type="date" office:date-value="2008-10-20">
            <text:p>20-Oct</text:p>
          </table:table-cell>
          <table:table-cell table:style-name="ce35"/>
          <table:table-cell table:style-name="ce38" table:content-validation-name="val3"/>
          <table:table-cell table:style-name="ce41" table:content-validation-name="val5"/>
          <table:table-cell table:style-name="ce44" table:formula="of:=IF(ISBLANK([.E62]);&quot;&quot;;VLOOKUP([.E62];AnnualHrsTable;MATCH([.$F$1];AnnualHrs;0)+2;FALSE()))">
            <text:p/>
          </table:table-cell>
          <table:table-cell table:style-name="ce35"/>
          <table:table-cell table:style-name="ce41"/>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11">
          <table:table-cell table:style-name="ce15" office:value-type="float" office:value="44">
            <text:p>44</text:p>
          </table:table-cell>
          <table:table-cell table:style-name="ce25" table:formula="of:=[.B62]+7" office:value-type="date" office:date-value="2008-10-27">
            <text:p>27-Oct</text:p>
          </table:table-cell>
          <table:table-cell table:style-name="ce35"/>
          <table:table-cell table:style-name="ce38" table:content-validation-name="val3"/>
          <table:table-cell table:style-name="ce41" table:content-validation-name="val5"/>
          <table:table-cell table:style-name="ce44" table:formula="of:=IF(ISBLANK([.E63]);&quot;&quot;;VLOOKUP([.E63];AnnualHrsTable;MATCH([.$F$1];AnnualHrs;0)+2;FALSE()))">
            <text:p/>
          </table:table-cell>
          <table:table-cell table:style-name="ce35"/>
          <table:table-cell table:style-name="ce41"/>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11">
          <table:table-cell table:style-name="ce15" office:value-type="float" office:value="45">
            <text:p>45</text:p>
          </table:table-cell>
          <table:table-cell table:style-name="ce25" table:formula="of:=[.B63]+7" office:value-type="date" office:date-value="2008-11-03">
            <text:p>03-Nov</text:p>
          </table:table-cell>
          <table:table-cell table:style-name="ce35"/>
          <table:table-cell table:style-name="ce38" table:content-validation-name="val3"/>
          <table:table-cell table:style-name="ce41" table:content-validation-name="val5"/>
          <table:table-cell table:style-name="ce44" table:formula="of:=IF(ISBLANK([.E64]);&quot;&quot;;VLOOKUP([.E64];AnnualHrsTable;MATCH([.$F$1];AnnualHrs;0)+2;FALSE()))">
            <text:p/>
          </table:table-cell>
          <table:table-cell table:style-name="ce35"/>
          <table:table-cell table:style-name="ce41"/>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11">
          <table:table-cell table:style-name="ce15" office:value-type="float" office:value="46">
            <text:p>46</text:p>
          </table:table-cell>
          <table:table-cell table:style-name="ce25" table:formula="of:=[.B64]+7" office:value-type="date" office:date-value="2008-11-10">
            <text:p>10-Nov</text:p>
          </table:table-cell>
          <table:table-cell table:style-name="ce35"/>
          <table:table-cell table:style-name="ce38" table:content-validation-name="val3"/>
          <table:table-cell table:style-name="ce41" table:content-validation-name="val5"/>
          <table:table-cell table:style-name="ce44" table:formula="of:=IF(ISBLANK([.E65]);&quot;&quot;;VLOOKUP([.E65];AnnualHrsTable;MATCH([.$F$1];AnnualHrs;0)+2;FALSE()))">
            <text:p/>
          </table:table-cell>
          <table:table-cell table:style-name="ce35"/>
          <table:table-cell table:style-name="ce41"/>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11">
          <table:table-cell table:style-name="ce15" office:value-type="float" office:value="47">
            <text:p>47</text:p>
          </table:table-cell>
          <table:table-cell table:style-name="ce25" table:formula="of:=[.B65]+7" office:value-type="date" office:date-value="2008-11-17">
            <text:p>17-Nov</text:p>
          </table:table-cell>
          <table:table-cell table:style-name="ce35"/>
          <table:table-cell table:style-name="ce38" table:content-validation-name="val3"/>
          <table:table-cell table:style-name="ce41" table:content-validation-name="val5"/>
          <table:table-cell table:style-name="ce44" table:formula="of:=IF(ISBLANK([.E66]);&quot;&quot;;VLOOKUP([.E66];AnnualHrsTable;MATCH([.$F$1];AnnualHrs;0)+2;FALSE()))">
            <text:p/>
          </table:table-cell>
          <table:table-cell table:style-name="ce35"/>
          <table:table-cell table:style-name="ce41"/>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11">
          <table:table-cell table:style-name="ce15" office:value-type="float" office:value="48">
            <text:p>48</text:p>
          </table:table-cell>
          <table:table-cell table:style-name="ce25" table:formula="of:=[.B66]+7" office:value-type="date" office:date-value="2008-11-24">
            <text:p>24-Nov</text:p>
          </table:table-cell>
          <table:table-cell table:style-name="ce35"/>
          <table:table-cell table:style-name="ce38" table:content-validation-name="val3"/>
          <table:table-cell table:style-name="ce41" table:content-validation-name="val5"/>
          <table:table-cell table:style-name="ce44" table:formula="of:=IF(ISBLANK([.E67]);&quot;&quot;;VLOOKUP([.E67];AnnualHrsTable;MATCH([.$F$1];AnnualHrs;0)+2;FALSE()))">
            <text:p/>
          </table:table-cell>
          <table:table-cell table:style-name="ce35"/>
          <table:table-cell table:style-name="ce41"/>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11">
          <table:table-cell table:style-name="ce15" office:value-type="float" office:value="49">
            <text:p>49</text:p>
          </table:table-cell>
          <table:table-cell table:style-name="ce25" table:formula="of:=[.B67]+7" office:value-type="date" office:date-value="2008-12-01">
            <text:p>01-Dec</text:p>
          </table:table-cell>
          <table:table-cell table:style-name="ce35"/>
          <table:table-cell table:style-name="ce38" table:content-validation-name="val3"/>
          <table:table-cell table:style-name="ce41" table:content-validation-name="val5"/>
          <table:table-cell table:style-name="ce44" table:formula="of:=IF(ISBLANK([.E68]);&quot;&quot;;VLOOKUP([.E68];AnnualHrsTable;MATCH([.$F$1];AnnualHrs;0)+2;FALSE()))">
            <text:p/>
          </table:table-cell>
          <table:table-cell table:style-name="ce35"/>
          <table:table-cell table:style-name="ce41"/>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11">
          <table:table-cell table:style-name="ce15" office:value-type="float" office:value="50">
            <text:p>50</text:p>
          </table:table-cell>
          <table:table-cell table:style-name="ce25" table:formula="of:=[.B68]+7" office:value-type="date" office:date-value="2008-12-08">
            <text:p>08-Dec</text:p>
          </table:table-cell>
          <table:table-cell table:style-name="ce35"/>
          <table:table-cell table:style-name="ce38" table:content-validation-name="val3"/>
          <table:table-cell table:style-name="ce41" table:content-validation-name="val5"/>
          <table:table-cell table:style-name="ce44" table:formula="of:=IF(ISBLANK([.E69]);&quot;&quot;;VLOOKUP([.E69];AnnualHrsTable;MATCH([.$F$1];AnnualHrs;0)+2;FALSE()))">
            <text:p/>
          </table:table-cell>
          <table:table-cell table:style-name="ce35"/>
          <table:table-cell table:style-name="ce41"/>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11">
          <table:table-cell table:style-name="ce15" office:value-type="float" office:value="51">
            <text:p>51</text:p>
          </table:table-cell>
          <table:table-cell table:style-name="ce25" table:formula="of:=[.B69]+7" office:value-type="date" office:date-value="2008-12-15">
            <text:p>15-Dec</text:p>
          </table:table-cell>
          <table:table-cell table:style-name="ce35"/>
          <table:table-cell table:style-name="ce38" table:content-validation-name="val3"/>
          <table:table-cell table:style-name="ce41" table:content-validation-name="val5"/>
          <table:table-cell table:style-name="ce44" table:formula="of:=IF(ISBLANK([.E70]);&quot;&quot;;VLOOKUP([.E70];AnnualHrsTable;MATCH([.$F$1];AnnualHrs;0)+2;FALSE()))">
            <text:p/>
          </table:table-cell>
          <table:table-cell table:style-name="ce35"/>
          <table:table-cell table:style-name="ce41"/>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11">
          <table:table-cell table:style-name="ce16" office:value-type="float" office:value="52">
            <text:p>52</text:p>
          </table:table-cell>
          <table:table-cell table:style-name="ce26" table:formula="of:=[.B70]+7" office:value-type="date" office:date-value="2008-12-22">
            <text:p>22-Dec</text:p>
          </table:table-cell>
          <table:table-cell table:style-name="ce36"/>
          <table:table-cell table:style-name="ce39" table:content-validation-name="val3"/>
          <table:table-cell table:style-name="ce42" table:content-validation-name="val5"/>
          <table:table-cell table:style-name="ce44" table:formula="of:=IF(ISBLANK([.E71]);&quot;&quot;;VLOOKUP([.E71];AnnualHrsTable;MATCH([.$F$1];AnnualHrs;0)+2;FALSE()))">
            <text:p/>
          </table:table-cell>
          <table:table-cell table:style-name="ce36"/>
          <table:table-cell table:style-name="ce5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named-expressions/>
      </table:table>
      <table:table table:name="WeeklySchedule" table:style-name="ta3">
        <office:forms form:automatic-focus="false" form:apply-design-mode="false"/>
        <table:table-column table:style-name="co10" table:default-cell-style-name="ce63"/>
        <table:table-column table:style-name="co11" table:default-cell-style-name="ce63"/>
        <table:table-column table:style-name="co12" table:default-cell-style-name="ce63"/>
        <table:table-column table:style-name="co13" table:default-cell-style-name="ce63"/>
        <table:table-column table:style-name="co14" table:number-columns-repeated="270" table:default-cell-style-name="ce63"/>
        <table:table-column table:style-name="co14" table:number-columns-repeated="750" table:default-cell-style-name="Default"/>
        <table:table-row table:style-name="ro10">
          <table:table-cell table:style-name="ce57" office:value-type="string" table:number-columns-spanned="26" table:number-rows-spanned="1">
            <text:p>Daily Training Hours</text:p>
          </table:table-cell>
          <table:covered-table-cell table:number-columns-repeated="25" table:style-name="ce64"/>
          <table:table-cell table:style-name="ce64"/>
          <table:table-cell table:number-columns-repeated="997"/>
        </table:table-row>
        <table:table-row table:style-name="ro10">
          <table:table-cell table:style-name="ce58" office:value-type="string" table:number-columns-spanned="4" table:number-rows-spanned="1">
            <text:p>You only need to fill in yellow cells</text:p>
          </table:table-cell>
          <table:covered-table-cell table:number-columns-repeated="3" table:style-name="ce64"/>
          <table:table-cell table:style-name="ce77" office:value-type="string" table:number-columns-spanned="3" table:number-rows-spanned="1">
            <text:p>Mon</text:p>
          </table:table-cell>
          <table:covered-table-cell table:number-columns-repeated="2" table:style-name="ce77"/>
          <table:table-cell table:style-name="ce77" office:value-type="string" table:number-columns-spanned="3" table:number-rows-spanned="1">
            <text:p>Tue</text:p>
          </table:table-cell>
          <table:covered-table-cell table:number-columns-repeated="2" table:style-name="ce64"/>
          <table:table-cell table:style-name="ce77" office:value-type="string" table:number-columns-spanned="3" table:number-rows-spanned="1">
            <text:p>Wed</text:p>
          </table:table-cell>
          <table:covered-table-cell table:number-columns-repeated="2" table:style-name="ce64"/>
          <table:table-cell table:style-name="ce77" office:value-type="string" table:number-columns-spanned="3" table:number-rows-spanned="1">
            <text:p>Thu</text:p>
          </table:table-cell>
          <table:covered-table-cell table:number-columns-repeated="2" table:style-name="ce64"/>
          <table:table-cell table:style-name="ce77" office:value-type="string" table:number-columns-spanned="3" table:number-rows-spanned="1">
            <text:p>Fri</text:p>
          </table:table-cell>
          <table:covered-table-cell table:number-columns-repeated="2" table:style-name="ce64"/>
          <table:table-cell table:style-name="ce77" office:value-type="string" table:number-columns-spanned="3" table:number-rows-spanned="1">
            <text:p>Sat</text:p>
          </table:table-cell>
          <table:covered-table-cell table:number-columns-repeated="2" table:style-name="ce64"/>
          <table:table-cell table:style-name="ce77" office:value-type="string" table:number-columns-spanned="3" table:number-rows-spanned="1">
            <text:p>Sun</text:p>
          </table:table-cell>
          <table:covered-table-cell table:number-columns-repeated="2" table:style-name="ce64"/>
          <table:table-cell table:style-name="ce64" office:value-type="string" table:number-columns-spanned="3" table:number-rows-spanned="1">
            <text:p>Totals</text:p>
          </table:table-cell>
          <table:covered-table-cell table:style-name="ce64"/>
          <table:covered-table-cell/>
          <table:table-cell table:number-columns-repeated="996"/>
        </table:table-row>
        <table:table-row table:style-name="ro13">
          <table:table-cell table:style-name="ce59" table:number-columns-repeated="2"/>
          <table:table-cell table:style-name="ce68" office:value-type="string">
            <text:p>Workout Pattern</text:p>
          </table:table-cell>
          <table:table-cell table:style-name="ce72" office:value-type="string">
            <text:p>Workout Selections</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78" office:value-type="string">
            <text:p>Planned</text:p>
          </table:table-cell>
          <table:table-cell table:style-name="ce78" office:value-type="string">
            <text:p>Actual</text:p>
          </table:table-cell>
          <table:table-cell table:style-name="ce78" office:value-type="string">
            <text:p>Workout</text:p>
          </table:table-cell>
          <table:table-cell table:style-name="ce93" office:value-type="string">
            <text:p>Planned</text:p>
          </table:table-cell>
          <table:table-cell table:style-name="ce93" office:value-type="string">
            <text:p>Actual</text:p>
          </table:table-cell>
          <table:table-cell table:style-name="ce100" office:value-type="string">
            <text:p>Difference</text:p>
          </table:table-cell>
          <table:table-cell table:number-columns-repeated="996"/>
        </table:table-row>
        <table:table-row table:style-name="ro2">
          <table:table-cell table:style-name="ce60" table:formula="of:=CONCATENATE(&quot;Wk &quot;;[$TrainingPlan.A20])" office:value-type="string" office:string-value="Wk 1">
            <text:p>Wk 1</text:p>
          </table:table-cell>
          <table:table-cell table:style-name="ce65" table:formula="of:=[$TrainingPlan.B20]" office:value-type="date" office:date-value="2007-12-31">
            <text:p>31-Dec</text:p>
          </table:table-cell>
          <table:table-cell table:style-name="ce69" table:formula="of:=[TrainingPlan.E20]" office:value-type="string" office:string-value="Base 1Rest">
            <text:p>Base 1Rest</text:p>
          </table:table-cell>
          <table:table-cell table:style-name="ce73" table:content-validation-name="val7" office:value-type="string">
            <text:p>Base 1Rest: S4---S3---</text:p>
          </table:table-cell>
          <table:table-cell table:style-name="ce79" table:formula="of:=IF(ISBLANK([$TrainingPlan.E20]);&quot;&quot;;VLOOKUP([$TrainingPlan.F20];WeeklyHrsTable;VLOOKUP([$TrainingPlan.E20];[$WorkoutPatterns.A$1:.R$1048576];5;FALSE())+1;FALSE()))" office:value-type="float" office:value="0">
            <text:p>0.0</text:p>
          </table:table-cell>
          <table:table-cell table:style-name="ce82"/>
          <table:table-cell table:style-name="ce85" table:formula="of:=IF(ISBLANK([.D4]);&quot;&quot;;VLOOKUP([.D4];[WorkoutPatternsList.$A$1:.$H$73];2;0))" office:value-type="string" office:string-value="S4">
            <text:p>S4</text:p>
          </table:table-cell>
          <table:table-cell table:style-name="ce79" table:formula="of:=IF(ISBLANK([$TrainingPlan.E20]);&quot;&quot;;VLOOKUP([$TrainingPlan.F20];WeeklyHrsTable;VLOOKUP([$TrainingPlan.E20];[$WorkoutPatterns.A$1:.R$1048576];7;FALSE())+1;FALSE()))" office:value-type="float" office:value="1">
            <text:p>1.0</text:p>
          </table:table-cell>
          <table:table-cell table:style-name="ce82"/>
          <table:table-cell table:style-name="ce88" table:formula="of:=IF(ISBLANK([.D4]);&quot;&quot;;VLOOKUP([.D4];[WorkoutPatternsList.$A$1:.$H$73];3;0))" office:value-type="float" office:value="0">
            <text:p/>
          </table:table-cell>
          <table:table-cell table:style-name="ce79" table:formula="of:=IF(ISBLANK([$TrainingPlan.E20]);&quot;&quot;;VLOOKUP([$TrainingPlan.F20];WeeklyHrsTable;VLOOKUP([$TrainingPlan.E20];[$WorkoutPatterns.A$1:.R$1048576];9;FALSE())+1;FALSE()))" office:value-type="float" office:value="2">
            <text:p>2.0</text:p>
          </table:table-cell>
          <table:table-cell table:style-name="ce82"/>
          <table:table-cell table:style-name="ce88" table:formula="of:=IF(ISBLANK([.D4]);&quot;&quot;;VLOOKUP([.D4];[WorkoutPatternsList.$A$1:.$H$73];4;0))" office:value-type="float" office:value="0">
            <text:p/>
          </table:table-cell>
          <table:table-cell table:style-name="ce90" table:formula="of:=IF(ISBLANK([$TrainingPlan.E20]);&quot;&quot;;VLOOKUP([$TrainingPlan.F20];WeeklyHrsTable;VLOOKUP([$TrainingPlan.E20];[$WorkoutPatterns.A$1:.R$1048576];11;FALSE())+1;FALSE()))" office:value-type="float" office:value="0">
            <text:p>0.0</text:p>
          </table:table-cell>
          <table:table-cell table:style-name="ce82"/>
          <table:table-cell table:style-name="ce88" table:formula="of:=IF(ISBLANK([.D4]);&quot;&quot;;VLOOKUP([.D4];[WorkoutPatternsList.$A$1:.$H$73];5;0))" office:value-type="string" office:string-value="S3">
            <text:p>S3</text:p>
          </table:table-cell>
          <table:table-cell table:style-name="ce79" table:formula="of:=IF(ISBLANK([$TrainingPlan.E20]);&quot;&quot;;VLOOKUP([$TrainingPlan.F20];WeeklyHrsTable;VLOOKUP([$TrainingPlan.E20];[$WorkoutPatterns.A$1:.R$1048576];13;FALSE())+1;FALSE()))" office:value-type="float" office:value="1.5">
            <text:p>1.5</text:p>
          </table:table-cell>
          <table:table-cell table:style-name="ce82"/>
          <table:table-cell table:style-name="ce88" table:formula="of:=IF(ISBLANK([.D4]);&quot;&quot;;VLOOKUP([.D4];[WorkoutPatternsList.$A$1:.$H$73];6;0))" office:value-type="float" office:value="0">
            <text:p/>
          </table:table-cell>
          <table:table-cell table:style-name="ce79" table:formula="of:=IF(ISBLANK([$TrainingPlan.E20]);&quot;&quot;;VLOOKUP([$TrainingPlan.F20];WeeklyHrsTable;VLOOKUP([$TrainingPlan.E20];[$WorkoutPatterns.A$1:.R$1048576];15;FALSE())+1;FALSE()))" office:value-type="float" office:value="1.5">
            <text:p>1.5</text:p>
          </table:table-cell>
          <table:table-cell table:style-name="ce82"/>
          <table:table-cell table:style-name="ce88" table:formula="of:=IF(ISBLANK([.D4]);&quot;&quot;;VLOOKUP([.D4];[WorkoutPatternsList.$A$1:.$H$73];7;0))" office:value-type="float" office:value="0">
            <text:p/>
          </table:table-cell>
          <table:table-cell table:style-name="ce79" table:formula="of:=IF(ISBLANK([$TrainingPlan.E20]);&quot;&quot;;VLOOKUP([$TrainingPlan.F20];WeeklyHrsTable;VLOOKUP([$TrainingPlan.E20];[$WorkoutPatterns.A$1:.R$1048576];17;FALSE())+1;FALSE()))" office:value-type="float" office:value="3">
            <text:p>3.0</text:p>
          </table:table-cell>
          <table:table-cell table:style-name="ce82"/>
          <table:table-cell table:style-name="ce88" table:formula="of:=IF(ISBLANK([.D4]);&quot;&quot;;VLOOKUP([.D4];[WorkoutPatternsList.$A$1:.$H$73];8;0))" office:value-type="float" office:value="0">
            <text:p/>
          </table:table-cell>
          <table:table-cell table:style-name="ce94" table:formula="of:=IF(ISBLANK([$TrainingPlan.E20]);&quot;&quot;;([.E4]+[.H4]+[.K4]+[.N4]+[.Q4]+[.T4]+[.W4]))" office:value-type="float" office:value="9">
            <text:p>9.0</text:p>
          </table:table-cell>
          <table:table-cell table:style-name="ce97" table:formula="of:=IF(ISBLANK([$TrainingPlan.E20]);&quot;&quot;;([.F4]+[.I4]+[.L4]+[.O4]+[.R4]+[.U4]+[.X4]))" office:value-type="float" office:value="0">
            <text:p>0.0</text:p>
          </table:table-cell>
          <table:table-cell table:style-name="ce101" table:formula="of:=IF(ISBLANK([$TrainingPlan.E20]);&quot;&quot;;[.AA4]-[.Z4])" office:value-type="float" office:value="-9">
            <text:p>-9</text:p>
          </table:table-cell>
          <table:table-cell table:number-columns-repeated="996"/>
        </table:table-row>
        <table:table-row table:style-name="ro2">
          <table:table-cell table:style-name="ce61" table:formula="of:=CONCATENATE(&quot;Wk &quot;;[$TrainingPlan.A21])" office:value-type="string" office:string-value="Wk 2">
            <text:p>Wk 2</text:p>
          </table:table-cell>
          <table:table-cell table:style-name="ce66" table:formula="of:=[$TrainingPlan.B21]" office:value-type="date" office:date-value="2008-01-07">
            <text:p>07-Jan</text:p>
          </table:table-cell>
          <table:table-cell table:style-name="ce70" table:formula="of:=[TrainingPlan.E21]" office:value-type="string" office:string-value="Base 2Wk1">
            <text:p>Base 2Wk1</text:p>
          </table:table-cell>
          <table:table-cell table:style-name="ce74" table:content-validation-name="val7" office:value-type="string">
            <text:p>Base 2: OFF-E3-E2-E2-S1-E2-E2</text:p>
          </table:table-cell>
          <table:table-cell table:style-name="ce80" table:formula="of:=IF(ISBLANK([$TrainingPlan.E21]);&quot;&quot;;VLOOKUP([$TrainingPlan.F21];WeeklyHrsTable;VLOOKUP([$TrainingPlan.E21];[$WorkoutPatterns.A$1:.R$1048576];5;FALSE())+1;FALSE()))" office:value-type="float" office:value="0">
            <text:p>0.0</text:p>
          </table:table-cell>
          <table:table-cell table:style-name="ce83"/>
          <table:table-cell table:style-name="ce86" table:formula="of:=IF(ISBLANK([.D5]);&quot;&quot;;VLOOKUP([.D5];[WorkoutPatternsList.$A$1:.$H$73];2;0))" office:value-type="string" office:string-value="OFF">
            <text:p>OFF</text:p>
          </table:table-cell>
          <table:table-cell table:style-name="ce80" table:formula="of:=IF(ISBLANK([$TrainingPlan.E21]);&quot;&quot;;VLOOKUP([$TrainingPlan.F21];WeeklyHrsTable;VLOOKUP([$TrainingPlan.E21];[$WorkoutPatterns.A$1:.R$1048576];7;FALSE())+1;FALSE()))" office:value-type="float" office:value="1">
            <text:p>1.0</text:p>
          </table:table-cell>
          <table:table-cell table:style-name="ce83"/>
          <table:table-cell table:style-name="ce89" table:formula="of:=IF(ISBLANK([.D5]);&quot;&quot;;VLOOKUP([.D5];[WorkoutPatternsList.$A$1:.$H$73];3;0))" office:value-type="string" office:string-value="E3">
            <text:p>E3</text:p>
          </table:table-cell>
          <table:table-cell table:style-name="ce80" table:formula="of:=IF(ISBLANK([$TrainingPlan.E21]);&quot;&quot;;VLOOKUP([$TrainingPlan.F21];WeeklyHrsTable;VLOOKUP([$TrainingPlan.E21];[$WorkoutPatterns.A$1:.R$1048576];9;FALSE())+1;FALSE()))" office:value-type="float" office:value="2.5">
            <text:p>2.5</text:p>
          </table:table-cell>
          <table:table-cell table:style-name="ce83"/>
          <table:table-cell table:style-name="ce89" table:formula="of:=IF(ISBLANK([.D5]);&quot;&quot;;VLOOKUP([.D5];[WorkoutPatternsList.$A$1:.$H$73];4;0))" office:value-type="string" office:string-value="E2">
            <text:p>E2</text:p>
          </table:table-cell>
          <table:table-cell table:style-name="ce91" table:formula="of:=IF(ISBLANK([$TrainingPlan.E21]);&quot;&quot;;VLOOKUP([$TrainingPlan.F21];WeeklyHrsTable;VLOOKUP([$TrainingPlan.E21];[$WorkoutPatterns.A$1:.R$1048576];11;FALSE())+1;FALSE()))" office:value-type="float" office:value="2">
            <text:p>2.0</text:p>
          </table:table-cell>
          <table:table-cell table:style-name="ce83"/>
          <table:table-cell table:style-name="ce89" table:formula="of:=IF(ISBLANK([.D5]);&quot;&quot;;VLOOKUP([.D5];[WorkoutPatternsList.$A$1:.$H$73];5;0))" office:value-type="string" office:string-value="E2">
            <text:p>E2</text:p>
          </table:table-cell>
          <table:table-cell table:style-name="ce80" table:formula="of:=IF(ISBLANK([$TrainingPlan.E21]);&quot;&quot;;VLOOKUP([$TrainingPlan.F21];WeeklyHrsTable;VLOOKUP([$TrainingPlan.E21];[$WorkoutPatterns.A$1:.R$1048576];13;FALSE())+1;FALSE()))" office:value-type="float" office:value="1.5">
            <text:p>1.5</text:p>
          </table:table-cell>
          <table:table-cell table:style-name="ce83"/>
          <table:table-cell table:style-name="ce89" table:formula="of:=IF(ISBLANK([.D5]);&quot;&quot;;VLOOKUP([.D5];[WorkoutPatternsList.$A$1:.$H$73];6;0))" office:value-type="string" office:string-value="S1">
            <text:p>S1</text:p>
          </table:table-cell>
          <table:table-cell table:style-name="ce80" table:formula="of:=IF(ISBLANK([$TrainingPlan.E21]);&quot;&quot;;VLOOKUP([$TrainingPlan.F21];WeeklyHrsTable;VLOOKUP([$TrainingPlan.E21];[$WorkoutPatterns.A$1:.R$1048576];15;FALSE())+1;FALSE()))" office:value-type="float" office:value="3.5">
            <text:p>3.5</text:p>
          </table:table-cell>
          <table:table-cell table:style-name="ce83"/>
          <table:table-cell table:style-name="ce89" table:formula="of:=IF(ISBLANK([.D5]);&quot;&quot;;VLOOKUP([.D5];[WorkoutPatternsList.$A$1:.$H$73];7;0))" office:value-type="string" office:string-value="E2">
            <text:p>E2</text:p>
          </table:table-cell>
          <table:table-cell table:style-name="ce80" table:formula="of:=IF(ISBLANK([$TrainingPlan.E21]);&quot;&quot;;VLOOKUP([$TrainingPlan.F21];WeeklyHrsTable;VLOOKUP([$TrainingPlan.E21];[$WorkoutPatterns.A$1:.R$1048576];17;FALSE())+1;FALSE()))" office:value-type="float" office:value="2">
            <text:p>2.0</text:p>
          </table:table-cell>
          <table:table-cell table:style-name="ce83"/>
          <table:table-cell table:style-name="ce89" table:formula="of:=IF(ISBLANK([.D5]);&quot;&quot;;VLOOKUP([.D5];[WorkoutPatternsList.$A$1:.$H$73];8;0))" office:value-type="string" office:string-value="E2">
            <text:p>E2</text:p>
          </table:table-cell>
          <table:table-cell table:style-name="ce95" table:formula="of:=IF(ISBLANK([$TrainingPlan.E21]);&quot;&quot;;([.E5]+[.H5]+[.K5]+[.N5]+[.Q5]+[.T5]+[.W5]))" office:value-type="float" office:value="12.5">
            <text:p>12.5</text:p>
          </table:table-cell>
          <table:table-cell table:style-name="ce98" table:formula="of:=IF(ISBLANK([$TrainingPlan.E21]);&quot;&quot;;([.F5]+[.I5]+[.L5]+[.O5]+[.R5]+[.U5]+[.X5]))" office:value-type="float" office:value="0">
            <text:p>0.0</text:p>
          </table:table-cell>
          <table:table-cell table:style-name="ce102" table:formula="of:=IF(ISBLANK([$TrainingPlan.E21]);&quot;&quot;;[.AA5]-[.Z5])" office:value-type="float" office:value="-12.5">
            <text:p>-12.5</text:p>
          </table:table-cell>
          <table:table-cell table:number-columns-repeated="996"/>
        </table:table-row>
        <table:table-row table:style-name="ro2">
          <table:table-cell table:style-name="ce61" table:formula="of:=CONCATENATE(&quot;Wk &quot;;[$TrainingPlan.A22])" office:value-type="string" office:string-value="Wk 3">
            <text:p>Wk 3</text:p>
          </table:table-cell>
          <table:table-cell table:style-name="ce66" table:formula="of:=[$TrainingPlan.B22]" office:value-type="date" office:date-value="2008-01-14">
            <text:p>14-Jan</text:p>
          </table:table-cell>
          <table:table-cell table:style-name="ce70" table:formula="of:=[TrainingPlan.E22]" office:value-type="string" office:string-value="Base 2Wk2">
            <text:p>Base 2Wk2</text:p>
          </table:table-cell>
          <table:table-cell table:style-name="ce75" table:content-validation-name="val7" office:value-type="string">
            <text:p>Base 2: E1-M1---S2--</text:p>
          </table:table-cell>
          <table:table-cell table:style-name="ce80" table:formula="of:=IF(ISBLANK([$TrainingPlan.E22]);&quot;&quot;;VLOOKUP([$TrainingPlan.F22];WeeklyHrsTable;VLOOKUP([$TrainingPlan.E22];[$WorkoutPatterns.A$1:.R$1048576];5;FALSE())+1;FALSE()))" office:value-type="float" office:value="0">
            <text:p>0.0</text:p>
          </table:table-cell>
          <table:table-cell table:style-name="ce83"/>
          <table:table-cell table:style-name="ce86" table:formula="of:=IF(ISBLANK([.D6]);&quot;&quot;;VLOOKUP([.D6];[WorkoutPatternsList.$A$1:.$H$73];2;0))" office:value-type="string" office:string-value="E1">
            <text:p>E1</text:p>
          </table:table-cell>
          <table:table-cell table:style-name="ce80" table:formula="of:=IF(ISBLANK([$TrainingPlan.E22]);&quot;&quot;;VLOOKUP([$TrainingPlan.F22];WeeklyHrsTable;VLOOKUP([$TrainingPlan.E22];[$WorkoutPatterns.A$1:.R$1048576];7;FALSE())+1;FALSE()))" office:value-type="float" office:value="1">
            <text:p>1.0</text:p>
          </table:table-cell>
          <table:table-cell table:style-name="ce83"/>
          <table:table-cell table:style-name="ce89" table:formula="of:=IF(ISBLANK([.D6]);&quot;&quot;;VLOOKUP([.D6];[WorkoutPatternsList.$A$1:.$H$73];3;0))" office:value-type="string" office:string-value="M1">
            <text:p>M1</text:p>
          </table:table-cell>
          <table:table-cell table:style-name="ce80" table:formula="of:=IF(ISBLANK([$TrainingPlan.E22]);&quot;&quot;;VLOOKUP([$TrainingPlan.F22];WeeklyHrsTable;VLOOKUP([$TrainingPlan.E22];[$WorkoutPatterns.A$1:.R$1048576];9;FALSE())+1;FALSE()))" office:value-type="float" office:value="3">
            <text:p>3.0</text:p>
          </table:table-cell>
          <table:table-cell table:style-name="ce83"/>
          <table:table-cell table:style-name="ce89" table:formula="of:=IF(ISBLANK([.D6]);&quot;&quot;;VLOOKUP([.D6];[WorkoutPatternsList.$A$1:.$H$73];4;0))" office:value-type="float" office:value="0">
            <text:p/>
          </table:table-cell>
          <table:table-cell table:style-name="ce91" table:formula="of:=IF(ISBLANK([$TrainingPlan.E22]);&quot;&quot;;VLOOKUP([$TrainingPlan.F22];WeeklyHrsTable;VLOOKUP([$TrainingPlan.E22];[$WorkoutPatterns.A$1:.R$1048576];11;FALSE())+1;FALSE()))" office:value-type="float" office:value="2.5">
            <text:p>2.5</text:p>
          </table:table-cell>
          <table:table-cell table:style-name="ce83"/>
          <table:table-cell table:style-name="ce89" table:formula="of:=IF(ISBLANK([.D6]);&quot;&quot;;VLOOKUP([.D6];[WorkoutPatternsList.$A$1:.$H$73];5;0))" office:value-type="float" office:value="0">
            <text:p/>
          </table:table-cell>
          <table:table-cell table:style-name="ce80" table:formula="of:=IF(ISBLANK([$TrainingPlan.E22]);&quot;&quot;;VLOOKUP([$TrainingPlan.F22];WeeklyHrsTable;VLOOKUP([$TrainingPlan.E22];[$WorkoutPatterns.A$1:.R$1048576];13;FALSE())+1;FALSE()))" office:value-type="float" office:value="1.5">
            <text:p>1.5</text:p>
          </table:table-cell>
          <table:table-cell table:style-name="ce83"/>
          <table:table-cell table:style-name="ce89" table:formula="of:=IF(ISBLANK([.D6]);&quot;&quot;;VLOOKUP([.D6];[WorkoutPatternsList.$A$1:.$H$73];6;0))" office:value-type="string" office:string-value="S2">
            <text:p>S2</text:p>
          </table:table-cell>
          <table:table-cell table:style-name="ce80" table:formula="of:=IF(ISBLANK([$TrainingPlan.E22]);&quot;&quot;;VLOOKUP([$TrainingPlan.F22];WeeklyHrsTable;VLOOKUP([$TrainingPlan.E22];[$WorkoutPatterns.A$1:.R$1048576];15;FALSE())+1;FALSE()))" office:value-type="float" office:value="4">
            <text:p>4.0</text:p>
          </table:table-cell>
          <table:table-cell table:style-name="ce83"/>
          <table:table-cell table:style-name="ce89" table:formula="of:=IF(ISBLANK([.D6]);&quot;&quot;;VLOOKUP([.D6];[WorkoutPatternsList.$A$1:.$H$73];7;0))" office:value-type="float" office:value="0">
            <text:p/>
          </table:table-cell>
          <table:table-cell table:style-name="ce80" table:formula="of:=IF(ISBLANK([$TrainingPlan.E22]);&quot;&quot;;VLOOKUP([$TrainingPlan.F22];WeeklyHrsTable;VLOOKUP([$TrainingPlan.E22];[$WorkoutPatterns.A$1:.R$1048576];17;FALSE())+1;FALSE()))" office:value-type="float" office:value="3">
            <text:p>3.0</text:p>
          </table:table-cell>
          <table:table-cell table:style-name="ce83"/>
          <table:table-cell table:style-name="ce89" table:formula="of:=IF(ISBLANK([.D6]);&quot;&quot;;VLOOKUP([.D6];[WorkoutPatternsList.$A$1:.$H$73];8;0))" office:value-type="float" office:value="0">
            <text:p/>
          </table:table-cell>
          <table:table-cell table:style-name="ce95" table:formula="of:=IF(ISBLANK([$TrainingPlan.E22]);&quot;&quot;;([.E6]+[.H6]+[.K6]+[.N6]+[.Q6]+[.T6]+[.W6]))" office:value-type="float" office:value="15">
            <text:p>15.0</text:p>
          </table:table-cell>
          <table:table-cell table:style-name="ce98" table:formula="of:=IF(ISBLANK([$TrainingPlan.E22]);&quot;&quot;;([.F6]+[.I6]+[.L6]+[.O6]+[.R6]+[.U6]+[.X6]))" office:value-type="float" office:value="0">
            <text:p>0.0</text:p>
          </table:table-cell>
          <table:table-cell table:style-name="ce102" table:formula="of:=IF(ISBLANK([$TrainingPlan.E22]);&quot;&quot;;[.AA6]-[.Z6])" office:value-type="float" office:value="-15">
            <text:p>-15</text:p>
          </table:table-cell>
          <table:table-cell table:number-columns-repeated="996"/>
        </table:table-row>
        <table:table-row table:style-name="ro13">
          <table:table-cell table:style-name="ce61" table:formula="of:=CONCATENATE(&quot;Wk &quot;;[$TrainingPlan.A23])" office:value-type="string" office:string-value="Wk 4">
            <text:p>Wk 4</text:p>
          </table:table-cell>
          <table:table-cell table:style-name="ce66" table:formula="of:=[$TrainingPlan.B23]" office:value-type="date" office:date-value="2008-01-21">
            <text:p>21-Jan</text:p>
          </table:table-cell>
          <table:table-cell table:style-name="ce70" table:formula="of:=[TrainingPlan.E23]" office:value-type="string" office:string-value="Base 2Wk3">
            <text:p>Base 2Wk3</text:p>
          </table:table-cell>
          <table:table-cell table:style-name="ce75" table:content-validation-name="val7" office:value-type="string">
            <text:p>Base 2: E1-M1---S2--</text:p>
          </table:table-cell>
          <table:table-cell table:style-name="ce80" table:formula="of:=IF(ISBLANK([$TrainingPlan.E23]);&quot;&quot;;VLOOKUP([$TrainingPlan.F23];WeeklyHrsTable;VLOOKUP([$TrainingPlan.E23];[$WorkoutPatterns.A$1:.R$1048576];5;FALSE())+1;FALSE()))" office:value-type="float" office:value="0">
            <text:p>0.0</text:p>
          </table:table-cell>
          <table:table-cell table:style-name="ce83"/>
          <table:table-cell table:style-name="ce86" table:formula="of:=IF(ISBLANK([.D7]);&quot;&quot;;VLOOKUP([.D7];[WorkoutPatternsList.$A$1:.$H$73];2;0))" office:value-type="string" office:string-value="E1">
            <text:p>E1</text:p>
          </table:table-cell>
          <table:table-cell table:style-name="ce80" table:formula="of:=IF(ISBLANK([$TrainingPlan.E23]);&quot;&quot;;VLOOKUP([$TrainingPlan.F23];WeeklyHrsTable;VLOOKUP([$TrainingPlan.E23];[$WorkoutPatterns.A$1:.R$1048576];7;FALSE())+1;FALSE()))" office:value-type="float" office:value="1.5">
            <text:p>1.5</text:p>
          </table:table-cell>
          <table:table-cell table:style-name="ce83"/>
          <table:table-cell table:style-name="ce89" table:formula="of:=IF(ISBLANK([.D7]);&quot;&quot;;VLOOKUP([.D7];[WorkoutPatternsList.$A$1:.$H$73];3;0))" office:value-type="string" office:string-value="M1">
            <text:p>M1</text:p>
          </table:table-cell>
          <table:table-cell table:style-name="ce80" table:formula="of:=IF(ISBLANK([$TrainingPlan.E23]);&quot;&quot;;VLOOKUP([$TrainingPlan.F23];WeeklyHrsTable;VLOOKUP([$TrainingPlan.E23];[$WorkoutPatterns.A$1:.R$1048576];9;FALSE())+1;FALSE()))" office:value-type="float" office:value="3.5">
            <text:p>3.5</text:p>
          </table:table-cell>
          <table:table-cell table:style-name="ce83"/>
          <table:table-cell table:style-name="ce89" table:formula="of:=IF(ISBLANK([.D7]);&quot;&quot;;VLOOKUP([.D7];[WorkoutPatternsList.$A$1:.$H$73];4;0))" office:value-type="float" office:value="0">
            <text:p/>
          </table:table-cell>
          <table:table-cell table:style-name="ce91" table:formula="of:=IF(ISBLANK([$TrainingPlan.E23]);&quot;&quot;;VLOOKUP([$TrainingPlan.F23];WeeklyHrsTable;VLOOKUP([$TrainingPlan.E23];[$WorkoutPatterns.A$1:.R$1048576];11;FALSE())+1;FALSE()))" office:value-type="float" office:value="3">
            <text:p>3.0</text:p>
          </table:table-cell>
          <table:table-cell table:style-name="ce83"/>
          <table:table-cell table:style-name="ce89" table:formula="of:=IF(ISBLANK([.D7]);&quot;&quot;;VLOOKUP([.D7];[WorkoutPatternsList.$A$1:.$H$73];5;0))" office:value-type="float" office:value="0">
            <text:p/>
          </table:table-cell>
          <table:table-cell table:style-name="ce80" table:formula="of:=IF(ISBLANK([$TrainingPlan.E23]);&quot;&quot;;VLOOKUP([$TrainingPlan.F23];WeeklyHrsTable;VLOOKUP([$TrainingPlan.E23];[$WorkoutPatterns.A$1:.R$1048576];13;FALSE())+1;FALSE()))" office:value-type="float" office:value="2">
            <text:p>2.0</text:p>
          </table:table-cell>
          <table:table-cell table:style-name="ce83"/>
          <table:table-cell table:style-name="ce89" table:formula="of:=IF(ISBLANK([.D7]);&quot;&quot;;VLOOKUP([.D7];[WorkoutPatternsList.$A$1:.$H$73];6;0))" office:value-type="string" office:string-value="S2">
            <text:p>S2</text:p>
          </table:table-cell>
          <table:table-cell table:style-name="ce80" table:formula="of:=IF(ISBLANK([$TrainingPlan.E23]);&quot;&quot;;VLOOKUP([$TrainingPlan.F23];WeeklyHrsTable;VLOOKUP([$TrainingPlan.E23];[$WorkoutPatterns.A$1:.R$1048576];15;FALSE())+1;FALSE()))" office:value-type="float" office:value="4">
            <text:p>4.0</text:p>
          </table:table-cell>
          <table:table-cell table:style-name="ce83"/>
          <table:table-cell table:style-name="ce89" table:formula="of:=IF(ISBLANK([.D7]);&quot;&quot;;VLOOKUP([.D7];[WorkoutPatternsList.$A$1:.$H$73];7;0))" office:value-type="float" office:value="0">
            <text:p/>
          </table:table-cell>
          <table:table-cell table:style-name="ce80" table:formula="of:=IF(ISBLANK([$TrainingPlan.E23]);&quot;&quot;;VLOOKUP([$TrainingPlan.F23];WeeklyHrsTable;VLOOKUP([$TrainingPlan.E23];[$WorkoutPatterns.A$1:.R$1048576];17;FALSE())+1;FALSE()))" office:value-type="float" office:value="3">
            <text:p>3.0</text:p>
          </table:table-cell>
          <table:table-cell table:style-name="ce83"/>
          <table:table-cell table:style-name="ce89" table:formula="of:=IF(ISBLANK([.D7]);&quot;&quot;;VLOOKUP([.D7];[WorkoutPatternsList.$A$1:.$H$73];8;0))" office:value-type="float" office:value="0">
            <text:p/>
          </table:table-cell>
          <table:table-cell table:style-name="ce95" table:formula="of:=IF(ISBLANK([$TrainingPlan.E23]);&quot;&quot;;([.E7]+[.H7]+[.K7]+[.N7]+[.Q7]+[.T7]+[.W7]))" office:value-type="float" office:value="17">
            <text:p>17.0</text:p>
          </table:table-cell>
          <table:table-cell table:style-name="ce98" table:formula="of:=IF(ISBLANK([$TrainingPlan.E23]);&quot;&quot;;([.F7]+[.I7]+[.L7]+[.O7]+[.R7]+[.U7]+[.X7]))" office:value-type="float" office:value="0">
            <text:p>0.0</text:p>
          </table:table-cell>
          <table:table-cell table:style-name="ce102" table:formula="of:=IF(ISBLANK([$TrainingPlan.E23]);&quot;&quot;;[.AA7]-[.Z7])" office:value-type="float" office:value="-17">
            <text:p>-17</text:p>
          </table:table-cell>
          <table:table-cell table:number-columns-repeated="996"/>
        </table:table-row>
        <table:table-row table:style-name="ro13">
          <table:table-cell table:style-name="ce61" table:formula="of:=CONCATENATE(&quot;Wk &quot;;[$TrainingPlan.A24])" office:value-type="string" office:string-value="Wk 5">
            <text:p>Wk 5</text:p>
          </table:table-cell>
          <table:table-cell table:style-name="ce66" table:formula="of:=[$TrainingPlan.B24]" office:value-type="date" office:date-value="2008-01-28">
            <text:p>28-Jan</text:p>
          </table:table-cell>
          <table:table-cell table:style-name="ce70" table:formula="of:=[TrainingPlan.E24]" office:value-type="string" office:string-value="Base 2Rest">
            <text:p>Base 2Rest</text:p>
          </table:table-cell>
          <table:table-cell table:style-name="ce75" table:content-validation-name="val7" office:value-type="string">
            <text:p>Base 2Rest: OFF-E2-E2-S1-E1-T1-E2</text:p>
          </table:table-cell>
          <table:table-cell table:style-name="ce80" table:formula="of:=IF(ISBLANK([$TrainingPlan.E24]);&quot;&quot;;VLOOKUP([$TrainingPlan.F24];WeeklyHrsTable;VLOOKUP([$TrainingPlan.E24];[$WorkoutPatterns.A$1:.R$1048576];5;FALSE())+1;FALSE()))" office:value-type="float" office:value="0">
            <text:p>0.0</text:p>
          </table:table-cell>
          <table:table-cell table:style-name="ce83"/>
          <table:table-cell table:style-name="ce86" table:formula="of:=IF(ISBLANK([.D8]);&quot;&quot;;VLOOKUP([.D8];[WorkoutPatternsList.$A$1:.$H$73];2;0))" office:value-type="string" office:string-value="OFF">
            <text:p>OFF</text:p>
          </table:table-cell>
          <table:table-cell table:style-name="ce80" table:formula="of:=IF(ISBLANK([$TrainingPlan.E24]);&quot;&quot;;VLOOKUP([$TrainingPlan.F24];WeeklyHrsTable;VLOOKUP([$TrainingPlan.E24];[$WorkoutPatterns.A$1:.R$1048576];7;FALSE())+1;FALSE()))" office:value-type="float" office:value="1">
            <text:p>1.0</text:p>
          </table:table-cell>
          <table:table-cell table:style-name="ce83"/>
          <table:table-cell table:style-name="ce89" table:formula="of:=IF(ISBLANK([.D8]);&quot;&quot;;VLOOKUP([.D8];[WorkoutPatternsList.$A$1:.$H$73];3;0))" office:value-type="string" office:string-value="E2">
            <text:p>E2</text:p>
          </table:table-cell>
          <table:table-cell table:style-name="ce80" table:formula="of:=IF(ISBLANK([$TrainingPlan.E24]);&quot;&quot;;VLOOKUP([$TrainingPlan.F24];WeeklyHrsTable;VLOOKUP([$TrainingPlan.E24];[$WorkoutPatterns.A$1:.R$1048576];9;FALSE())+1;FALSE()))" office:value-type="float" office:value="2">
            <text:p>2.0</text:p>
          </table:table-cell>
          <table:table-cell table:style-name="ce83"/>
          <table:table-cell table:style-name="ce89" table:formula="of:=IF(ISBLANK([.D8]);&quot;&quot;;VLOOKUP([.D8];[WorkoutPatternsList.$A$1:.$H$73];4;0))" office:value-type="string" office:string-value="E2">
            <text:p>E2</text:p>
          </table:table-cell>
          <table:table-cell table:style-name="ce91" table:formula="of:=IF(ISBLANK([$TrainingPlan.E24]);&quot;&quot;;VLOOKUP([$TrainingPlan.F24];WeeklyHrsTable;VLOOKUP([$TrainingPlan.E24];[$WorkoutPatterns.A$1:.R$1048576];11;FALSE())+1;FALSE()))" office:value-type="float" office:value="0">
            <text:p>0.0</text:p>
          </table:table-cell>
          <table:table-cell table:style-name="ce83"/>
          <table:table-cell table:style-name="ce89" table:formula="of:=IF(ISBLANK([.D8]);&quot;&quot;;VLOOKUP([.D8];[WorkoutPatternsList.$A$1:.$H$73];5;0))" office:value-type="string" office:string-value="S1">
            <text:p>S1</text:p>
          </table:table-cell>
          <table:table-cell table:style-name="ce80" table:formula="of:=IF(ISBLANK([$TrainingPlan.E24]);&quot;&quot;;VLOOKUP([$TrainingPlan.F24];WeeklyHrsTable;VLOOKUP([$TrainingPlan.E24];[$WorkoutPatterns.A$1:.R$1048576];13;FALSE())+1;FALSE()))" office:value-type="float" office:value="1.5">
            <text:p>1.5</text:p>
          </table:table-cell>
          <table:table-cell table:style-name="ce83"/>
          <table:table-cell table:style-name="ce89" table:formula="of:=IF(ISBLANK([.D8]);&quot;&quot;;VLOOKUP([.D8];[WorkoutPatternsList.$A$1:.$H$73];6;0))" office:value-type="string" office:string-value="E1">
            <text:p>E1</text:p>
          </table:table-cell>
          <table:table-cell table:style-name="ce80" table:formula="of:=IF(ISBLANK([$TrainingPlan.E24]);&quot;&quot;;VLOOKUP([$TrainingPlan.F24];WeeklyHrsTable;VLOOKUP([$TrainingPlan.E24];[$WorkoutPatterns.A$1:.R$1048576];15;FALSE())+1;FALSE()))" office:value-type="float" office:value="1.5">
            <text:p>1.5</text:p>
          </table:table-cell>
          <table:table-cell table:style-name="ce83"/>
          <table:table-cell table:style-name="ce89" table:formula="of:=IF(ISBLANK([.D8]);&quot;&quot;;VLOOKUP([.D8];[WorkoutPatternsList.$A$1:.$H$73];7;0))" office:value-type="string" office:string-value="T1">
            <text:p>T1</text:p>
          </table:table-cell>
          <table:table-cell table:style-name="ce80" table:formula="of:=IF(ISBLANK([$TrainingPlan.E24]);&quot;&quot;;VLOOKUP([$TrainingPlan.F24];WeeklyHrsTable;VLOOKUP([$TrainingPlan.E24];[$WorkoutPatterns.A$1:.R$1048576];17;FALSE())+1;FALSE()))" office:value-type="float" office:value="3">
            <text:p>3.0</text:p>
          </table:table-cell>
          <table:table-cell table:style-name="ce83"/>
          <table:table-cell table:style-name="ce89" table:formula="of:=IF(ISBLANK([.D8]);&quot;&quot;;VLOOKUP([.D8];[WorkoutPatternsList.$A$1:.$H$73];8;0))" office:value-type="string" office:string-value="E2">
            <text:p>E2</text:p>
          </table:table-cell>
          <table:table-cell table:style-name="ce95" table:formula="of:=IF(ISBLANK([$TrainingPlan.E24]);&quot;&quot;;([.E8]+[.H8]+[.K8]+[.N8]+[.Q8]+[.T8]+[.W8]))" office:value-type="float" office:value="9">
            <text:p>9.0</text:p>
          </table:table-cell>
          <table:table-cell table:style-name="ce98" table:formula="of:=IF(ISBLANK([$TrainingPlan.E24]);&quot;&quot;;([.F8]+[.I8]+[.L8]+[.O8]+[.R8]+[.U8]+[.X8]))" office:value-type="float" office:value="0">
            <text:p>0.0</text:p>
          </table:table-cell>
          <table:table-cell table:style-name="ce102" table:formula="of:=IF(ISBLANK([$TrainingPlan.E24]);&quot;&quot;;[.AA8]-[.Z8])" office:value-type="float" office:value="-9">
            <text:p>-9</text:p>
          </table:table-cell>
          <table:table-cell table:number-columns-repeated="996"/>
        </table:table-row>
        <table:table-row table:style-name="ro13">
          <table:table-cell table:style-name="ce61" table:formula="of:=CONCATENATE(&quot;Wk &quot;;[$TrainingPlan.A25])" office:value-type="string" office:string-value="Wk 6">
            <text:p>Wk 6</text:p>
          </table:table-cell>
          <table:table-cell table:style-name="ce66" table:formula="of:=[$TrainingPlan.B25]" office:value-type="date" office:date-value="2008-02-04">
            <text:p>04-Feb</text:p>
          </table:table-cell>
          <table:table-cell table:style-name="ce70" table:formula="of:=[TrainingPlan.E25]" office:value-type="string" office:string-value="Base 3Wk1">
            <text:p>Base 3Wk1</text:p>
          </table:table-cell>
          <table:table-cell table:style-name="ce75" table:content-validation-name="val7" office:value-type="string">
            <text:p>Base 3Rest: E1---S2---</text:p>
          </table:table-cell>
          <table:table-cell table:style-name="ce80" table:formula="of:=IF(ISBLANK([$TrainingPlan.E25]);&quot;&quot;;VLOOKUP([$TrainingPlan.F25];WeeklyHrsTable;VLOOKUP([$TrainingPlan.E25];[$WorkoutPatterns.A$1:.R$1048576];5;FALSE())+1;FALSE()))" office:value-type="float" office:value="0">
            <text:p>0.0</text:p>
          </table:table-cell>
          <table:table-cell table:style-name="ce83"/>
          <table:table-cell table:style-name="ce86" table:formula="of:=IF(ISBLANK([.D9]);&quot;&quot;;VLOOKUP([.D9];[WorkoutPatternsList.$A$1:.$H$73];2;0))" office:value-type="string" office:string-value="E1">
            <text:p>E1</text:p>
          </table:table-cell>
          <table:table-cell table:style-name="ce80" table:formula="of:=IF(ISBLANK([$TrainingPlan.E25]);&quot;&quot;;VLOOKUP([$TrainingPlan.F25];WeeklyHrsTable;VLOOKUP([$TrainingPlan.E25];[$WorkoutPatterns.A$1:.R$1048576];7;FALSE())+1;FALSE()))" office:value-type="float" office:value="2">
            <text:p>2.0</text:p>
          </table:table-cell>
          <table:table-cell table:style-name="ce83"/>
          <table:table-cell table:style-name="ce89" table:formula="of:=IF(ISBLANK([.D9]);&quot;&quot;;VLOOKUP([.D9];[WorkoutPatternsList.$A$1:.$H$73];3;0))" office:value-type="float" office:value="0">
            <text:p/>
          </table:table-cell>
          <table:table-cell table:style-name="ce80" table:formula="of:=IF(ISBLANK([$TrainingPlan.E25]);&quot;&quot;;VLOOKUP([$TrainingPlan.F25];WeeklyHrsTable;VLOOKUP([$TrainingPlan.E25];[$WorkoutPatterns.A$1:.R$1048576];9;FALSE())+1;FALSE()))" office:value-type="float" office:value="3">
            <text:p>3.0</text:p>
          </table:table-cell>
          <table:table-cell table:style-name="ce83"/>
          <table:table-cell table:style-name="ce89" table:formula="of:=IF(ISBLANK([.D9]);&quot;&quot;;VLOOKUP([.D9];[WorkoutPatternsList.$A$1:.$H$73];4;0))" office:value-type="float" office:value="0">
            <text:p/>
          </table:table-cell>
          <table:table-cell table:style-name="ce91" table:formula="of:=IF(ISBLANK([$TrainingPlan.E25]);&quot;&quot;;VLOOKUP([$TrainingPlan.F25];WeeklyHrsTable;VLOOKUP([$TrainingPlan.E25];[$WorkoutPatterns.A$1:.R$1048576];11;FALSE())+1;FALSE()))" office:value-type="float" office:value="1.5">
            <text:p>1.5</text:p>
          </table:table-cell>
          <table:table-cell table:style-name="ce83"/>
          <table:table-cell table:style-name="ce89" table:formula="of:=IF(ISBLANK([.D9]);&quot;&quot;;VLOOKUP([.D9];[WorkoutPatternsList.$A$1:.$H$73];5;0))" office:value-type="string" office:string-value="S2">
            <text:p>S2</text:p>
          </table:table-cell>
          <table:table-cell table:style-name="ce80" table:formula="of:=IF(ISBLANK([$TrainingPlan.E25]);&quot;&quot;;VLOOKUP([$TrainingPlan.F25];WeeklyHrsTable;VLOOKUP([$TrainingPlan.E25];[$WorkoutPatterns.A$1:.R$1048576];13;FALSE())+1;FALSE()))" office:value-type="float" office:value="2.5">
            <text:p>2.5</text:p>
          </table:table-cell>
          <table:table-cell table:style-name="ce83"/>
          <table:table-cell table:style-name="ce89" table:formula="of:=IF(ISBLANK([.D9]);&quot;&quot;;VLOOKUP([.D9];[WorkoutPatternsList.$A$1:.$H$73];6;0))" office:value-type="float" office:value="0">
            <text:p/>
          </table:table-cell>
          <table:table-cell table:style-name="ce80" table:formula="of:=IF(ISBLANK([$TrainingPlan.E25]);&quot;&quot;;VLOOKUP([$TrainingPlan.F25];WeeklyHrsTable;VLOOKUP([$TrainingPlan.E25];[$WorkoutPatterns.A$1:.R$1048576];15;FALSE())+1;FALSE()))" office:value-type="float" office:value="1">
            <text:p>1.0</text:p>
          </table:table-cell>
          <table:table-cell table:style-name="ce83"/>
          <table:table-cell table:style-name="ce89" table:formula="of:=IF(ISBLANK([.D9]);&quot;&quot;;VLOOKUP([.D9];[WorkoutPatternsList.$A$1:.$H$73];7;0))" office:value-type="float" office:value="0">
            <text:p/>
          </table:table-cell>
          <table:table-cell table:style-name="ce80" table:formula="of:=IF(ISBLANK([$TrainingPlan.E25]);&quot;&quot;;VLOOKUP([$TrainingPlan.F25];WeeklyHrsTable;VLOOKUP([$TrainingPlan.E25];[$WorkoutPatterns.A$1:.R$1048576];17;FALSE())+1;FALSE()))" office:value-type="float" office:value="3.5">
            <text:p>3.5</text:p>
          </table:table-cell>
          <table:table-cell table:style-name="ce83"/>
          <table:table-cell table:style-name="ce89" table:formula="of:=IF(ISBLANK([.D9]);&quot;&quot;;VLOOKUP([.D9];[WorkoutPatternsList.$A$1:.$H$73];8;0))" office:value-type="float" office:value="0">
            <text:p/>
          </table:table-cell>
          <table:table-cell table:style-name="ce95" table:formula="of:=IF(ISBLANK([$TrainingPlan.E25]);&quot;&quot;;([.E9]+[.H9]+[.K9]+[.N9]+[.Q9]+[.T9]+[.W9]))" office:value-type="float" office:value="13.5">
            <text:p>13.5</text:p>
          </table:table-cell>
          <table:table-cell table:style-name="ce98" table:formula="of:=IF(ISBLANK([$TrainingPlan.E25]);&quot;&quot;;([.F9]+[.I9]+[.L9]+[.O9]+[.R9]+[.U9]+[.X9]))" office:value-type="float" office:value="0">
            <text:p>0.0</text:p>
          </table:table-cell>
          <table:table-cell table:style-name="ce102" table:formula="of:=IF(ISBLANK([$TrainingPlan.E25]);&quot;&quot;;[.AA9]-[.Z9])" office:value-type="float" office:value="-13.5">
            <text:p>-13.5</text:p>
          </table:table-cell>
          <table:table-cell table:number-columns-repeated="996"/>
        </table:table-row>
        <table:table-row table:style-name="ro13">
          <table:table-cell table:style-name="ce61" table:formula="of:=CONCATENATE(&quot;Wk &quot;;[$TrainingPlan.A26])" office:value-type="string" office:string-value="Wk 7">
            <text:p>Wk 7</text:p>
          </table:table-cell>
          <table:table-cell table:style-name="ce66" table:formula="of:=[$TrainingPlan.B26]" office:value-type="date" office:date-value="2008-02-11">
            <text:p>11-Feb</text:p>
          </table:table-cell>
          <table:table-cell table:style-name="ce70" table:formula="of:=[TrainingPlan.E26]" office:value-type="string" office:string-value="Base 3Wk2">
            <text:p>Base 3Wk2</text:p>
          </table:table-cell>
          <table:table-cell table:style-name="ce75" table:content-validation-name="val7" office:value-type="string">
            <text:p>Base 3: E1-M2--S1--P2-</text:p>
          </table:table-cell>
          <table:table-cell table:style-name="ce80" table:formula="of:=IF(ISBLANK([$TrainingPlan.E26]);&quot;&quot;;VLOOKUP([$TrainingPlan.F26];WeeklyHrsTable;VLOOKUP([$TrainingPlan.E26];[$WorkoutPatterns.A$1:.R$1048576];5;FALSE())+1;FALSE()))" office:value-type="float" office:value="0">
            <text:p>0.0</text:p>
          </table:table-cell>
          <table:table-cell table:style-name="ce83"/>
          <table:table-cell table:style-name="ce86" table:formula="of:=IF(ISBLANK([.D10]);&quot;&quot;;VLOOKUP([.D10];[WorkoutPatternsList.$A$1:.$H$73];2;0))" office:value-type="string" office:string-value="E1">
            <text:p>E1</text:p>
          </table:table-cell>
          <table:table-cell table:style-name="ce80" table:formula="of:=IF(ISBLANK([$TrainingPlan.E26]);&quot;&quot;;VLOOKUP([$TrainingPlan.F26];WeeklyHrsTable;VLOOKUP([$TrainingPlan.E26];[$WorkoutPatterns.A$1:.R$1048576];7;FALSE())+1;FALSE()))" office:value-type="float" office:value="2.5">
            <text:p>2.5</text:p>
          </table:table-cell>
          <table:table-cell table:style-name="ce83"/>
          <table:table-cell table:style-name="ce89" table:formula="of:=IF(ISBLANK([.D10]);&quot;&quot;;VLOOKUP([.D10];[WorkoutPatternsList.$A$1:.$H$73];3;0))" office:value-type="string" office:string-value="M2">
            <text:p>M2</text:p>
          </table:table-cell>
          <table:table-cell table:style-name="ce80" table:formula="of:=IF(ISBLANK([$TrainingPlan.E26]);&quot;&quot;;VLOOKUP([$TrainingPlan.F26];WeeklyHrsTable;VLOOKUP([$TrainingPlan.E26];[$WorkoutPatterns.A$1:.R$1048576];9;FALSE())+1;FALSE()))" office:value-type="float" office:value="3.5">
            <text:p>3.5</text:p>
          </table:table-cell>
          <table:table-cell table:style-name="ce83"/>
          <table:table-cell table:style-name="ce89" table:formula="of:=IF(ISBLANK([.D10]);&quot;&quot;;VLOOKUP([.D10];[WorkoutPatternsList.$A$1:.$H$73];4;0))" office:value-type="float" office:value="0">
            <text:p/>
          </table:table-cell>
          <table:table-cell table:style-name="ce91" table:formula="of:=IF(ISBLANK([$TrainingPlan.E26]);&quot;&quot;;VLOOKUP([$TrainingPlan.F26];WeeklyHrsTable;VLOOKUP([$TrainingPlan.E26];[$WorkoutPatterns.A$1:.R$1048576];11;FALSE())+1;FALSE()))" office:value-type="float" office:value="2">
            <text:p>2.0</text:p>
          </table:table-cell>
          <table:table-cell table:style-name="ce83"/>
          <table:table-cell table:style-name="ce89" table:formula="of:=IF(ISBLANK([.D10]);&quot;&quot;;VLOOKUP([.D10];[WorkoutPatternsList.$A$1:.$H$73];5;0))" office:value-type="string" office:string-value="S1">
            <text:p>S1</text:p>
          </table:table-cell>
          <table:table-cell table:style-name="ce80" table:formula="of:=IF(ISBLANK([$TrainingPlan.E26]);&quot;&quot;;VLOOKUP([$TrainingPlan.F26];WeeklyHrsTable;VLOOKUP([$TrainingPlan.E26];[$WorkoutPatterns.A$1:.R$1048576];13;FALSE())+1;FALSE()))" office:value-type="float" office:value="3">
            <text:p>3.0</text:p>
          </table:table-cell>
          <table:table-cell table:style-name="ce83"/>
          <table:table-cell table:style-name="ce89" table:formula="of:=IF(ISBLANK([.D10]);&quot;&quot;;VLOOKUP([.D10];[WorkoutPatternsList.$A$1:.$H$73];6;0))" office:value-type="float" office:value="0">
            <text:p/>
          </table:table-cell>
          <table:table-cell table:style-name="ce80" table:formula="of:=IF(ISBLANK([$TrainingPlan.E26]);&quot;&quot;;VLOOKUP([$TrainingPlan.F26];WeeklyHrsTable;VLOOKUP([$TrainingPlan.E26];[$WorkoutPatterns.A$1:.R$1048576];15;FALSE())+1;FALSE()))" office:value-type="float" office:value="1">
            <text:p>1.0</text:p>
          </table:table-cell>
          <table:table-cell table:style-name="ce83"/>
          <table:table-cell table:style-name="ce89" table:formula="of:=IF(ISBLANK([.D10]);&quot;&quot;;VLOOKUP([.D10];[WorkoutPatternsList.$A$1:.$H$73];7;0))" office:value-type="string" office:string-value="P2">
            <text:p>P2</text:p>
          </table:table-cell>
          <table:table-cell table:style-name="ce80" table:formula="of:=IF(ISBLANK([$TrainingPlan.E26]);&quot;&quot;;VLOOKUP([$TrainingPlan.F26];WeeklyHrsTable;VLOOKUP([$TrainingPlan.E26];[$WorkoutPatterns.A$1:.R$1048576];17;FALSE())+1;FALSE()))" office:value-type="float" office:value="4">
            <text:p>4.0</text:p>
          </table:table-cell>
          <table:table-cell table:style-name="ce83"/>
          <table:table-cell table:style-name="ce89" table:formula="of:=IF(ISBLANK([.D10]);&quot;&quot;;VLOOKUP([.D10];[WorkoutPatternsList.$A$1:.$H$73];8;0))" office:value-type="float" office:value="0">
            <text:p/>
          </table:table-cell>
          <table:table-cell table:style-name="ce95" table:formula="of:=IF(ISBLANK([$TrainingPlan.E26]);&quot;&quot;;([.E10]+[.H10]+[.K10]+[.N10]+[.Q10]+[.T10]+[.W10]))" office:value-type="float" office:value="16">
            <text:p>16.0</text:p>
          </table:table-cell>
          <table:table-cell table:style-name="ce98" table:formula="of:=IF(ISBLANK([$TrainingPlan.E26]);&quot;&quot;;([.F10]+[.I10]+[.L10]+[.O10]+[.R10]+[.U10]+[.X10]))" office:value-type="float" office:value="0">
            <text:p>0.0</text:p>
          </table:table-cell>
          <table:table-cell table:style-name="ce102" table:formula="of:=IF(ISBLANK([$TrainingPlan.E26]);&quot;&quot;;[.AA10]-[.Z10])" office:value-type="float" office:value="-16">
            <text:p>-16</text:p>
          </table:table-cell>
          <table:table-cell table:number-columns-repeated="996"/>
        </table:table-row>
        <table:table-row table:style-name="ro13">
          <table:table-cell table:style-name="ce61" table:formula="of:=CONCATENATE(&quot;Wk &quot;;[$TrainingPlan.A27])" office:value-type="string" office:string-value="Wk 8">
            <text:p>Wk 8</text:p>
          </table:table-cell>
          <table:table-cell table:style-name="ce66" table:formula="of:=[$TrainingPlan.B27]" office:value-type="date" office:date-value="2008-02-18">
            <text:p>18-Feb</text:p>
          </table:table-cell>
          <table:table-cell table:style-name="ce70" table:formula="of:=[TrainingPlan.E27]" office:value-type="string" office:string-value="Base 3Wk3">
            <text:p>Base 3Wk3</text:p>
          </table:table-cell>
          <table:table-cell table:style-name="ce75" table:content-validation-name="val7" office:value-type="string">
            <text:p>Base 3Rest: S4---S3---</text:p>
          </table:table-cell>
          <table:table-cell table:style-name="ce80" table:formula="of:=IF(ISBLANK([$TrainingPlan.E27]);&quot;&quot;;VLOOKUP([$TrainingPlan.F27];WeeklyHrsTable;VLOOKUP([$TrainingPlan.E27];[$WorkoutPatterns.A$1:.R$1048576];5;FALSE())+1;FALSE()))" office:value-type="float" office:value="0">
            <text:p>0.0</text:p>
          </table:table-cell>
          <table:table-cell table:style-name="ce83"/>
          <table:table-cell table:style-name="ce86" table:formula="of:=IF(ISBLANK([.D11]);&quot;&quot;;VLOOKUP([.D11];[WorkoutPatternsList.$A$1:.$H$73];2;0))" office:value-type="string" office:string-value="S4">
            <text:p>S4</text:p>
          </table:table-cell>
          <table:table-cell table:style-name="ce80" table:formula="of:=IF(ISBLANK([$TrainingPlan.E27]);&quot;&quot;;VLOOKUP([$TrainingPlan.F27];WeeklyHrsTable;VLOOKUP([$TrainingPlan.E27];[$WorkoutPatterns.A$1:.R$1048576];7;FALSE())+1;FALSE()))" office:value-type="float" office:value="3">
            <text:p>3.0</text:p>
          </table:table-cell>
          <table:table-cell table:style-name="ce83"/>
          <table:table-cell table:style-name="ce89" table:formula="of:=IF(ISBLANK([.D11]);&quot;&quot;;VLOOKUP([.D11];[WorkoutPatternsList.$A$1:.$H$73];3;0))" office:value-type="float" office:value="0">
            <text:p/>
          </table:table-cell>
          <table:table-cell table:style-name="ce80" table:formula="of:=IF(ISBLANK([$TrainingPlan.E27]);&quot;&quot;;VLOOKUP([$TrainingPlan.F27];WeeklyHrsTable;VLOOKUP([$TrainingPlan.E27];[$WorkoutPatterns.A$1:.R$1048576];9;FALSE())+1;FALSE()))" office:value-type="float" office:value="4">
            <text:p>4.0</text:p>
          </table:table-cell>
          <table:table-cell table:style-name="ce83"/>
          <table:table-cell table:style-name="ce89" table:formula="of:=IF(ISBLANK([.D11]);&quot;&quot;;VLOOKUP([.D11];[WorkoutPatternsList.$A$1:.$H$73];4;0))" office:value-type="float" office:value="0">
            <text:p/>
          </table:table-cell>
          <table:table-cell table:style-name="ce91" table:formula="of:=IF(ISBLANK([$TrainingPlan.E27]);&quot;&quot;;VLOOKUP([$TrainingPlan.F27];WeeklyHrsTable;VLOOKUP([$TrainingPlan.E27];[$WorkoutPatterns.A$1:.R$1048576];11;FALSE())+1;FALSE()))" office:value-type="float" office:value="2.5">
            <text:p>2.5</text:p>
          </table:table-cell>
          <table:table-cell table:style-name="ce83"/>
          <table:table-cell table:style-name="ce89" table:formula="of:=IF(ISBLANK([.D11]);&quot;&quot;;VLOOKUP([.D11];[WorkoutPatternsList.$A$1:.$H$73];5;0))" office:value-type="string" office:string-value="S3">
            <text:p>S3</text:p>
          </table:table-cell>
          <table:table-cell table:style-name="ce80" table:formula="of:=IF(ISBLANK([$TrainingPlan.E27]);&quot;&quot;;VLOOKUP([$TrainingPlan.F27];WeeklyHrsTable;VLOOKUP([$TrainingPlan.E27];[$WorkoutPatterns.A$1:.R$1048576];13;FALSE())+1;FALSE()))" office:value-type="float" office:value="3">
            <text:p>3.0</text:p>
          </table:table-cell>
          <table:table-cell table:style-name="ce83"/>
          <table:table-cell table:style-name="ce89" table:formula="of:=IF(ISBLANK([.D11]);&quot;&quot;;VLOOKUP([.D11];[WorkoutPatternsList.$A$1:.$H$73];6;0))" office:value-type="float" office:value="0">
            <text:p/>
          </table:table-cell>
          <table:table-cell table:style-name="ce80" table:formula="of:=IF(ISBLANK([$TrainingPlan.E27]);&quot;&quot;;VLOOKUP([$TrainingPlan.F27];WeeklyHrsTable;VLOOKUP([$TrainingPlan.E27];[$WorkoutPatterns.A$1:.R$1048576];15;FALSE())+1;FALSE()))" office:value-type="float" office:value="1.5">
            <text:p>1.5</text:p>
          </table:table-cell>
          <table:table-cell table:style-name="ce83"/>
          <table:table-cell table:style-name="ce89" table:formula="of:=IF(ISBLANK([.D11]);&quot;&quot;;VLOOKUP([.D11];[WorkoutPatternsList.$A$1:.$H$73];7;0))" office:value-type="float" office:value="0">
            <text:p/>
          </table:table-cell>
          <table:table-cell table:style-name="ce80" table:formula="of:=IF(ISBLANK([$TrainingPlan.E27]);&quot;&quot;;VLOOKUP([$TrainingPlan.F27];WeeklyHrsTable;VLOOKUP([$TrainingPlan.E27];[$WorkoutPatterns.A$1:.R$1048576];17;FALSE())+1;FALSE()))" office:value-type="float" office:value="4">
            <text:p>4.0</text:p>
          </table:table-cell>
          <table:table-cell table:style-name="ce83"/>
          <table:table-cell table:style-name="ce89" table:formula="of:=IF(ISBLANK([.D11]);&quot;&quot;;VLOOKUP([.D11];[WorkoutPatternsList.$A$1:.$H$73];8;0))" office:value-type="float" office:value="0">
            <text:p/>
          </table:table-cell>
          <table:table-cell table:style-name="ce95" table:formula="of:=IF(ISBLANK([$TrainingPlan.E27]);&quot;&quot;;([.E11]+[.H11]+[.K11]+[.N11]+[.Q11]+[.T11]+[.W11]))" office:value-type="float" office:value="18">
            <text:p>18.0</text:p>
          </table:table-cell>
          <table:table-cell table:style-name="ce98" table:formula="of:=IF(ISBLANK([$TrainingPlan.E27]);&quot;&quot;;([.F11]+[.I11]+[.L11]+[.O11]+[.R11]+[.U11]+[.X11]))" office:value-type="float" office:value="0">
            <text:p>0.0</text:p>
          </table:table-cell>
          <table:table-cell table:style-name="ce102" table:formula="of:=IF(ISBLANK([$TrainingPlan.E27]);&quot;&quot;;[.AA11]-[.Z11])" office:value-type="float" office:value="-18">
            <text:p>-18</text:p>
          </table:table-cell>
          <table:table-cell table:number-columns-repeated="996"/>
        </table:table-row>
        <table:table-row table:style-name="ro13">
          <table:table-cell table:style-name="ce61" table:formula="of:=CONCATENATE(&quot;Wk &quot;;[$TrainingPlan.A28])" office:value-type="string" office:string-value="Wk 9">
            <text:p>Wk 9</text:p>
          </table:table-cell>
          <table:table-cell table:style-name="ce66" table:formula="of:=[$TrainingPlan.B28]" office:value-type="date" office:date-value="2008-02-25">
            <text:p>25-Feb</text:p>
          </table:table-cell>
          <table:table-cell table:style-name="ce70" table:formula="of:=[TrainingPlan.E28]" office:value-type="string" office:string-value="Base 3Rest">
            <text:p>Base 3Rest</text:p>
          </table:table-cell>
          <table:table-cell table:style-name="ce75" table:content-validation-name="val7" office:value-type="string">
            <text:p>Base 3Rest: OFF-E2-E2-S1-E1-T1-E2</text:p>
          </table:table-cell>
          <table:table-cell table:style-name="ce80" table:formula="of:=IF(ISBLANK([$TrainingPlan.E28]);&quot;&quot;;VLOOKUP([$TrainingPlan.F28];WeeklyHrsTable;VLOOKUP([$TrainingPlan.E28];[$WorkoutPatterns.A$1:.R$1048576];5;FALSE())+1;FALSE()))" office:value-type="float" office:value="0">
            <text:p>0.0</text:p>
          </table:table-cell>
          <table:table-cell table:style-name="ce83"/>
          <table:table-cell table:style-name="ce86" table:formula="of:=IF(ISBLANK([.D12]);&quot;&quot;;VLOOKUP([.D12];[WorkoutPatternsList.$A$1:.$H$73];2;0))" office:value-type="string" office:string-value="OFF">
            <text:p>OFF</text:p>
          </table:table-cell>
          <table:table-cell table:style-name="ce80" table:formula="of:=IF(ISBLANK([$TrainingPlan.E28]);&quot;&quot;;VLOOKUP([$TrainingPlan.F28];WeeklyHrsTable;VLOOKUP([$TrainingPlan.E28];[$WorkoutPatterns.A$1:.R$1048576];7;FALSE())+1;FALSE()))" office:value-type="float" office:value="1">
            <text:p>1.0</text:p>
          </table:table-cell>
          <table:table-cell table:style-name="ce83"/>
          <table:table-cell table:style-name="ce89" table:formula="of:=IF(ISBLANK([.D12]);&quot;&quot;;VLOOKUP([.D12];[WorkoutPatternsList.$A$1:.$H$73];3;0))" office:value-type="string" office:string-value="E2">
            <text:p>E2</text:p>
          </table:table-cell>
          <table:table-cell table:style-name="ce80" table:formula="of:=IF(ISBLANK([$TrainingPlan.E28]);&quot;&quot;;VLOOKUP([$TrainingPlan.F28];WeeklyHrsTable;VLOOKUP([$TrainingPlan.E28];[$WorkoutPatterns.A$1:.R$1048576];9;FALSE())+1;FALSE()))" office:value-type="float" office:value="2">
            <text:p>2.0</text:p>
          </table:table-cell>
          <table:table-cell table:style-name="ce83"/>
          <table:table-cell table:style-name="ce89" table:formula="of:=IF(ISBLANK([.D12]);&quot;&quot;;VLOOKUP([.D12];[WorkoutPatternsList.$A$1:.$H$73];4;0))" office:value-type="string" office:string-value="E2">
            <text:p>E2</text:p>
          </table:table-cell>
          <table:table-cell table:style-name="ce91" table:formula="of:=IF(ISBLANK([$TrainingPlan.E28]);&quot;&quot;;VLOOKUP([$TrainingPlan.F28];WeeklyHrsTable;VLOOKUP([$TrainingPlan.E28];[$WorkoutPatterns.A$1:.R$1048576];11;FALSE())+1;FALSE()))" office:value-type="float" office:value="0">
            <text:p>0.0</text:p>
          </table:table-cell>
          <table:table-cell table:style-name="ce83"/>
          <table:table-cell table:style-name="ce89" table:formula="of:=IF(ISBLANK([.D12]);&quot;&quot;;VLOOKUP([.D12];[WorkoutPatternsList.$A$1:.$H$73];5;0))" office:value-type="string" office:string-value="S1">
            <text:p>S1</text:p>
          </table:table-cell>
          <table:table-cell table:style-name="ce80" table:formula="of:=IF(ISBLANK([$TrainingPlan.E28]);&quot;&quot;;VLOOKUP([$TrainingPlan.F28];WeeklyHrsTable;VLOOKUP([$TrainingPlan.E28];[$WorkoutPatterns.A$1:.R$1048576];13;FALSE())+1;FALSE()))" office:value-type="float" office:value="1.5">
            <text:p>1.5</text:p>
          </table:table-cell>
          <table:table-cell table:style-name="ce83"/>
          <table:table-cell table:style-name="ce89" table:formula="of:=IF(ISBLANK([.D12]);&quot;&quot;;VLOOKUP([.D12];[WorkoutPatternsList.$A$1:.$H$73];6;0))" office:value-type="string" office:string-value="E1">
            <text:p>E1</text:p>
          </table:table-cell>
          <table:table-cell table:style-name="ce80" table:formula="of:=IF(ISBLANK([$TrainingPlan.E28]);&quot;&quot;;VLOOKUP([$TrainingPlan.F28];WeeklyHrsTable;VLOOKUP([$TrainingPlan.E28];[$WorkoutPatterns.A$1:.R$1048576];15;FALSE())+1;FALSE()))" office:value-type="float" office:value="1.5">
            <text:p>1.5</text:p>
          </table:table-cell>
          <table:table-cell table:style-name="ce83"/>
          <table:table-cell table:style-name="ce89" table:formula="of:=IF(ISBLANK([.D12]);&quot;&quot;;VLOOKUP([.D12];[WorkoutPatternsList.$A$1:.$H$73];7;0))" office:value-type="string" office:string-value="T1">
            <text:p>T1</text:p>
          </table:table-cell>
          <table:table-cell table:style-name="ce80" table:formula="of:=IF(ISBLANK([$TrainingPlan.E28]);&quot;&quot;;VLOOKUP([$TrainingPlan.F28];WeeklyHrsTable;VLOOKUP([$TrainingPlan.E28];[$WorkoutPatterns.A$1:.R$1048576];17;FALSE())+1;FALSE()))" office:value-type="float" office:value="3">
            <text:p>3.0</text:p>
          </table:table-cell>
          <table:table-cell table:style-name="ce83"/>
          <table:table-cell table:style-name="ce89" table:formula="of:=IF(ISBLANK([.D12]);&quot;&quot;;VLOOKUP([.D12];[WorkoutPatternsList.$A$1:.$H$73];8;0))" office:value-type="string" office:string-value="E2">
            <text:p>E2</text:p>
          </table:table-cell>
          <table:table-cell table:style-name="ce95" table:formula="of:=IF(ISBLANK([$TrainingPlan.E28]);&quot;&quot;;([.E12]+[.H12]+[.K12]+[.N12]+[.Q12]+[.T12]+[.W12]))" office:value-type="float" office:value="9">
            <text:p>9.0</text:p>
          </table:table-cell>
          <table:table-cell table:style-name="ce98" table:formula="of:=IF(ISBLANK([$TrainingPlan.E28]);&quot;&quot;;([.F12]+[.I12]+[.L12]+[.O12]+[.R12]+[.U12]+[.X12]))" office:value-type="float" office:value="0">
            <text:p>0.0</text:p>
          </table:table-cell>
          <table:table-cell table:style-name="ce102" table:formula="of:=IF(ISBLANK([$TrainingPlan.E28]);&quot;&quot;;[.AA12]-[.Z12])" office:value-type="float" office:value="-9">
            <text:p>-9</text:p>
          </table:table-cell>
          <table:table-cell table:number-columns-repeated="996"/>
        </table:table-row>
        <table:table-row table:style-name="ro2">
          <table:table-cell table:style-name="ce61" table:formula="of:=CONCATENATE(&quot;Wk &quot;;[$TrainingPlan.A29])" office:value-type="string" office:string-value="Wk 10">
            <text:p>Wk 10</text:p>
          </table:table-cell>
          <table:table-cell table:style-name="ce66" table:formula="of:=[$TrainingPlan.B29]" office:value-type="date" office:date-value="2008-03-03">
            <text:p>03-Mar</text:p>
          </table:table-cell>
          <table:table-cell table:style-name="ce70" table:formula="of:=[TrainingPlan.E29]" office:value-type="float" office:value="0">
            <text:p/>
          </table:table-cell>
          <table:table-cell table:style-name="ce75" table:content-validation-name="val7"/>
          <table:table-cell table:style-name="ce80" table:formula="of:=IF(ISBLANK([$TrainingPlan.E29]);&quot;&quot;;VLOOKUP([$TrainingPlan.F29];WeeklyHrsTable;VLOOKUP([$TrainingPlan.E29];[$WorkoutPatterns.A$1:.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VLOOKUP([$TrainingPlan.F29];WeeklyHrsTable;VLOOKUP([$TrainingPlan.E29];[$WorkoutPatterns.A$1:.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VLOOKUP([$TrainingPlan.F29];WeeklyHrsTable;VLOOKUP([$TrainingPlan.E29];[$WorkoutPatterns.A$1:.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VLOOKUP([$TrainingPlan.F29];WeeklyHrsTable;VLOOKUP([$TrainingPlan.E29];[$WorkoutPatterns.A$1:.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VLOOKUP([$TrainingPlan.F29];WeeklyHrsTable;VLOOKUP([$TrainingPlan.E29];[$WorkoutPatterns.A$1:.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VLOOKUP([$TrainingPlan.F29];WeeklyHrsTable;VLOOKUP([$TrainingPlan.E29];[$WorkoutPatterns.A$1:.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102" table:formula="of:=IF(ISBLANK([$TrainingPlan.E29]);&quot;&quot;;[.AA13]-[.Z13])">
            <text:p/>
          </table:table-cell>
          <table:table-cell table:number-columns-repeated="996"/>
        </table:table-row>
        <table:table-row table:style-name="ro2">
          <table:table-cell table:style-name="ce61" table:formula="of:=CONCATENATE(&quot;Wk &quot;;[$TrainingPlan.A30])" office:value-type="string" office:string-value="Wk 11">
            <text:p>Wk 11</text:p>
          </table:table-cell>
          <table:table-cell table:style-name="ce66" table:formula="of:=[$TrainingPlan.B30]" office:value-type="date" office:date-value="2008-03-10">
            <text:p>10-Mar</text:p>
          </table:table-cell>
          <table:table-cell table:style-name="ce70" table:formula="of:=[TrainingPlan.E30]" office:value-type="float" office:value="0">
            <text:p/>
          </table:table-cell>
          <table:table-cell table:style-name="ce75" table:content-validation-name="val7"/>
          <table:table-cell table:style-name="ce80" table:formula="of:=IF(ISBLANK([$TrainingPlan.E30]);&quot;&quot;;VLOOKUP([$TrainingPlan.F30];WeeklyHrsTable;VLOOKUP([$TrainingPlan.E30];[$WorkoutPatterns.A$1:.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VLOOKUP([$TrainingPlan.F30];WeeklyHrsTable;VLOOKUP([$TrainingPlan.E30];[$WorkoutPatterns.A$1:.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VLOOKUP([$TrainingPlan.F30];WeeklyHrsTable;VLOOKUP([$TrainingPlan.E30];[$WorkoutPatterns.A$1:.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VLOOKUP([$TrainingPlan.F30];WeeklyHrsTable;VLOOKUP([$TrainingPlan.E30];[$WorkoutPatterns.A$1:.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VLOOKUP([$TrainingPlan.F30];WeeklyHrsTable;VLOOKUP([$TrainingPlan.E30];[$WorkoutPatterns.A$1:.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VLOOKUP([$TrainingPlan.F30];WeeklyHrsTable;VLOOKUP([$TrainingPlan.E30];[$WorkoutPatterns.A$1:.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102" table:formula="of:=IF(ISBLANK([$TrainingPlan.E30]);&quot;&quot;;[.AA14]-[.Z14])">
            <text:p/>
          </table:table-cell>
          <table:table-cell table:number-columns-repeated="996"/>
        </table:table-row>
        <table:table-row table:style-name="ro2">
          <table:table-cell table:style-name="ce61" table:formula="of:=CONCATENATE(&quot;Wk &quot;;[$TrainingPlan.A31])" office:value-type="string" office:string-value="Wk 12">
            <text:p>Wk 12</text:p>
          </table:table-cell>
          <table:table-cell table:style-name="ce66" table:formula="of:=[$TrainingPlan.B31]" office:value-type="date" office:date-value="2008-03-17">
            <text:p>17-Mar</text:p>
          </table:table-cell>
          <table:table-cell table:style-name="ce70" table:formula="of:=[TrainingPlan.E31]" office:value-type="float" office:value="0">
            <text:p/>
          </table:table-cell>
          <table:table-cell table:style-name="ce75" table:content-validation-name="val7"/>
          <table:table-cell table:style-name="ce80" table:formula="of:=IF(ISBLANK([$TrainingPlan.E31]);&quot;&quot;;VLOOKUP([$TrainingPlan.F31];WeeklyHrsTable;VLOOKUP([$TrainingPlan.E31];[$WorkoutPatterns.A$1:.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VLOOKUP([$TrainingPlan.F31];WeeklyHrsTable;VLOOKUP([$TrainingPlan.E31];[$WorkoutPatterns.A$1:.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VLOOKUP([$TrainingPlan.F31];WeeklyHrsTable;VLOOKUP([$TrainingPlan.E31];[$WorkoutPatterns.A$1:.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VLOOKUP([$TrainingPlan.F31];WeeklyHrsTable;VLOOKUP([$TrainingPlan.E31];[$WorkoutPatterns.A$1:.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VLOOKUP([$TrainingPlan.F31];WeeklyHrsTable;VLOOKUP([$TrainingPlan.E31];[$WorkoutPatterns.A$1:.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VLOOKUP([$TrainingPlan.F31];WeeklyHrsTable;VLOOKUP([$TrainingPlan.E31];[$WorkoutPatterns.A$1:.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102" table:formula="of:=IF(ISBLANK([$TrainingPlan.E31]);&quot;&quot;;[.AA15]-[.Z15])">
            <text:p/>
          </table:table-cell>
          <table:table-cell table:number-columns-repeated="996"/>
        </table:table-row>
        <table:table-row table:style-name="ro2">
          <table:table-cell table:style-name="ce61" table:formula="of:=CONCATENATE(&quot;Wk &quot;;[$TrainingPlan.A32])" office:value-type="string" office:string-value="Wk 13">
            <text:p>Wk 13</text:p>
          </table:table-cell>
          <table:table-cell table:style-name="ce66" table:formula="of:=[$TrainingPlan.B32]" office:value-type="date" office:date-value="2008-03-24">
            <text:p>24-Mar</text:p>
          </table:table-cell>
          <table:table-cell table:style-name="ce70" table:formula="of:=[TrainingPlan.E32]" office:value-type="float" office:value="0">
            <text:p/>
          </table:table-cell>
          <table:table-cell table:style-name="ce75" table:content-validation-name="val7"/>
          <table:table-cell table:style-name="ce80" table:formula="of:=IF(ISBLANK([$TrainingPlan.E32]);&quot;&quot;;VLOOKUP([$TrainingPlan.F32];WeeklyHrsTable;VLOOKUP([$TrainingPlan.E32];[$WorkoutPatterns.A$1:.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VLOOKUP([$TrainingPlan.F32];WeeklyHrsTable;VLOOKUP([$TrainingPlan.E32];[$WorkoutPatterns.A$1:.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VLOOKUP([$TrainingPlan.F32];WeeklyHrsTable;VLOOKUP([$TrainingPlan.E32];[$WorkoutPatterns.A$1:.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VLOOKUP([$TrainingPlan.F32];WeeklyHrsTable;VLOOKUP([$TrainingPlan.E32];[$WorkoutPatterns.A$1:.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VLOOKUP([$TrainingPlan.F32];WeeklyHrsTable;VLOOKUP([$TrainingPlan.E32];[$WorkoutPatterns.A$1:.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VLOOKUP([$TrainingPlan.F32];WeeklyHrsTable;VLOOKUP([$TrainingPlan.E32];[$WorkoutPatterns.A$1:.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102" table:formula="of:=IF(ISBLANK([$TrainingPlan.E32]);&quot;&quot;;[.AA16]-[.Z16])">
            <text:p/>
          </table:table-cell>
          <table:table-cell table:number-columns-repeated="996"/>
        </table:table-row>
        <table:table-row table:style-name="ro2">
          <table:table-cell table:style-name="ce61" table:formula="of:=CONCATENATE(&quot;Wk &quot;;[$TrainingPlan.A33])" office:value-type="string" office:string-value="Wk 14">
            <text:p>Wk 14</text:p>
          </table:table-cell>
          <table:table-cell table:style-name="ce66" table:formula="of:=[$TrainingPlan.B33]" office:value-type="date" office:date-value="2008-03-31">
            <text:p>31-Mar</text:p>
          </table:table-cell>
          <table:table-cell table:style-name="ce70" table:formula="of:=[TrainingPlan.E33]" office:value-type="float" office:value="0">
            <text:p/>
          </table:table-cell>
          <table:table-cell table:style-name="ce75" table:content-validation-name="val7"/>
          <table:table-cell table:style-name="ce80" table:formula="of:=IF(ISBLANK([$TrainingPlan.E33]);&quot;&quot;;VLOOKUP([$TrainingPlan.F33];WeeklyHrsTable;VLOOKUP([$TrainingPlan.E33];[$WorkoutPatterns.A$1:.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VLOOKUP([$TrainingPlan.F33];WeeklyHrsTable;VLOOKUP([$TrainingPlan.E33];[$WorkoutPatterns.A$1:.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VLOOKUP([$TrainingPlan.F33];WeeklyHrsTable;VLOOKUP([$TrainingPlan.E33];[$WorkoutPatterns.A$1:.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VLOOKUP([$TrainingPlan.F33];WeeklyHrsTable;VLOOKUP([$TrainingPlan.E33];[$WorkoutPatterns.A$1:.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VLOOKUP([$TrainingPlan.F33];WeeklyHrsTable;VLOOKUP([$TrainingPlan.E33];[$WorkoutPatterns.A$1:.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VLOOKUP([$TrainingPlan.F33];WeeklyHrsTable;VLOOKUP([$TrainingPlan.E33];[$WorkoutPatterns.A$1:.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102" table:formula="of:=IF(ISBLANK([$TrainingPlan.E33]);&quot;&quot;;[.AA17]-[.Z17])">
            <text:p/>
          </table:table-cell>
          <table:table-cell table:number-columns-repeated="996"/>
        </table:table-row>
        <table:table-row table:style-name="ro2">
          <table:table-cell table:style-name="ce61" table:formula="of:=CONCATENATE(&quot;Wk &quot;;[$TrainingPlan.A34])" office:value-type="string" office:string-value="Wk 15">
            <text:p>Wk 15</text:p>
          </table:table-cell>
          <table:table-cell table:style-name="ce66" table:formula="of:=[$TrainingPlan.B34]" office:value-type="date" office:date-value="2008-04-07">
            <text:p>07-Apr</text:p>
          </table:table-cell>
          <table:table-cell table:style-name="ce70" table:formula="of:=[TrainingPlan.E34]" office:value-type="float" office:value="0">
            <text:p/>
          </table:table-cell>
          <table:table-cell table:style-name="ce75" table:content-validation-name="val7"/>
          <table:table-cell table:style-name="ce80" table:formula="of:=IF(ISBLANK([$TrainingPlan.E34]);&quot;&quot;;VLOOKUP([$TrainingPlan.F34];WeeklyHrsTable;VLOOKUP([$TrainingPlan.E34];[$WorkoutPatterns.A$1:.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VLOOKUP([$TrainingPlan.F34];WeeklyHrsTable;VLOOKUP([$TrainingPlan.E34];[$WorkoutPatterns.A$1:.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VLOOKUP([$TrainingPlan.F34];WeeklyHrsTable;VLOOKUP([$TrainingPlan.E34];[$WorkoutPatterns.A$1:.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VLOOKUP([$TrainingPlan.F34];WeeklyHrsTable;VLOOKUP([$TrainingPlan.E34];[$WorkoutPatterns.A$1:.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VLOOKUP([$TrainingPlan.F34];WeeklyHrsTable;VLOOKUP([$TrainingPlan.E34];[$WorkoutPatterns.A$1:.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VLOOKUP([$TrainingPlan.F34];WeeklyHrsTable;VLOOKUP([$TrainingPlan.E34];[$WorkoutPatterns.A$1:.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102" table:formula="of:=IF(ISBLANK([$TrainingPlan.E34]);&quot;&quot;;[.AA18]-[.Z18])">
            <text:p/>
          </table:table-cell>
          <table:table-cell table:number-columns-repeated="996"/>
        </table:table-row>
        <table:table-row table:style-name="ro2">
          <table:table-cell table:style-name="ce61" table:formula="of:=CONCATENATE(&quot;Wk &quot;;[$TrainingPlan.A35])" office:value-type="string" office:string-value="Wk 16">
            <text:p>Wk 16</text:p>
          </table:table-cell>
          <table:table-cell table:style-name="ce66" table:formula="of:=[$TrainingPlan.B35]" office:value-type="date" office:date-value="2008-04-14">
            <text:p>14-Apr</text:p>
          </table:table-cell>
          <table:table-cell table:style-name="ce70" table:formula="of:=[TrainingPlan.E35]" office:value-type="float" office:value="0">
            <text:p/>
          </table:table-cell>
          <table:table-cell table:style-name="ce75" table:content-validation-name="val7"/>
          <table:table-cell table:style-name="ce80" table:formula="of:=IF(ISBLANK([$TrainingPlan.E35]);&quot;&quot;;VLOOKUP([$TrainingPlan.F35];WeeklyHrsTable;VLOOKUP([$TrainingPlan.E35];[$WorkoutPatterns.A$1:.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VLOOKUP([$TrainingPlan.F35];WeeklyHrsTable;VLOOKUP([$TrainingPlan.E35];[$WorkoutPatterns.A$1:.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VLOOKUP([$TrainingPlan.F35];WeeklyHrsTable;VLOOKUP([$TrainingPlan.E35];[$WorkoutPatterns.A$1:.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VLOOKUP([$TrainingPlan.F35];WeeklyHrsTable;VLOOKUP([$TrainingPlan.E35];[$WorkoutPatterns.A$1:.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VLOOKUP([$TrainingPlan.F35];WeeklyHrsTable;VLOOKUP([$TrainingPlan.E35];[$WorkoutPatterns.A$1:.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VLOOKUP([$TrainingPlan.F35];WeeklyHrsTable;VLOOKUP([$TrainingPlan.E35];[$WorkoutPatterns.A$1:.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102" table:formula="of:=IF(ISBLANK([$TrainingPlan.E35]);&quot;&quot;;[.AA19]-[.Z19])">
            <text:p/>
          </table:table-cell>
          <table:table-cell table:number-columns-repeated="996"/>
        </table:table-row>
        <table:table-row table:style-name="ro2">
          <table:table-cell table:style-name="ce61" table:formula="of:=CONCATENATE(&quot;Wk &quot;;[$TrainingPlan.A36])" office:value-type="string" office:string-value="Wk 17">
            <text:p>Wk 17</text:p>
          </table:table-cell>
          <table:table-cell table:style-name="ce66" table:formula="of:=[$TrainingPlan.B36]" office:value-type="date" office:date-value="2008-04-21">
            <text:p>21-Apr</text:p>
          </table:table-cell>
          <table:table-cell table:style-name="ce70" table:formula="of:=[TrainingPlan.E36]" office:value-type="float" office:value="0">
            <text:p/>
          </table:table-cell>
          <table:table-cell table:style-name="ce75" table:content-validation-name="val7"/>
          <table:table-cell table:style-name="ce80" table:formula="of:=IF(ISBLANK([$TrainingPlan.E36]);&quot;&quot;;VLOOKUP([$TrainingPlan.F36];WeeklyHrsTable;VLOOKUP([$TrainingPlan.E36];[$WorkoutPatterns.A$1:.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VLOOKUP([$TrainingPlan.F36];WeeklyHrsTable;VLOOKUP([$TrainingPlan.E36];[$WorkoutPatterns.A$1:.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VLOOKUP([$TrainingPlan.F36];WeeklyHrsTable;VLOOKUP([$TrainingPlan.E36];[$WorkoutPatterns.A$1:.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VLOOKUP([$TrainingPlan.F36];WeeklyHrsTable;VLOOKUP([$TrainingPlan.E36];[$WorkoutPatterns.A$1:.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VLOOKUP([$TrainingPlan.F36];WeeklyHrsTable;VLOOKUP([$TrainingPlan.E36];[$WorkoutPatterns.A$1:.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VLOOKUP([$TrainingPlan.F36];WeeklyHrsTable;VLOOKUP([$TrainingPlan.E36];[$WorkoutPatterns.A$1:.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102" table:formula="of:=IF(ISBLANK([$TrainingPlan.E36]);&quot;&quot;;[.AA20]-[.Z20])">
            <text:p/>
          </table:table-cell>
          <table:table-cell table:number-columns-repeated="996"/>
        </table:table-row>
        <table:table-row table:style-name="ro2">
          <table:table-cell table:style-name="ce61" table:formula="of:=CONCATENATE(&quot;Wk &quot;;[$TrainingPlan.A37])" office:value-type="string" office:string-value="Wk 18">
            <text:p>Wk 18</text:p>
          </table:table-cell>
          <table:table-cell table:style-name="ce66" table:formula="of:=[$TrainingPlan.B37]" office:value-type="date" office:date-value="2008-04-28">
            <text:p>28-Apr</text:p>
          </table:table-cell>
          <table:table-cell table:style-name="ce70" table:formula="of:=[TrainingPlan.E37]" office:value-type="float" office:value="0">
            <text:p/>
          </table:table-cell>
          <table:table-cell table:style-name="ce75" table:content-validation-name="val7"/>
          <table:table-cell table:style-name="ce80" table:formula="of:=IF(ISBLANK([$TrainingPlan.E37]);&quot;&quot;;VLOOKUP([$TrainingPlan.F37];WeeklyHrsTable;VLOOKUP([$TrainingPlan.E37];[$WorkoutPatterns.A$1:.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VLOOKUP([$TrainingPlan.F37];WeeklyHrsTable;VLOOKUP([$TrainingPlan.E37];[$WorkoutPatterns.A$1:.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VLOOKUP([$TrainingPlan.F37];WeeklyHrsTable;VLOOKUP([$TrainingPlan.E37];[$WorkoutPatterns.A$1:.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VLOOKUP([$TrainingPlan.F37];WeeklyHrsTable;VLOOKUP([$TrainingPlan.E37];[$WorkoutPatterns.A$1:.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VLOOKUP([$TrainingPlan.F37];WeeklyHrsTable;VLOOKUP([$TrainingPlan.E37];[$WorkoutPatterns.A$1:.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VLOOKUP([$TrainingPlan.F37];WeeklyHrsTable;VLOOKUP([$TrainingPlan.E37];[$WorkoutPatterns.A$1:.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102" table:formula="of:=IF(ISBLANK([$TrainingPlan.E37]);&quot;&quot;;[.AA21]-[.Z21])">
            <text:p/>
          </table:table-cell>
          <table:table-cell table:number-columns-repeated="996"/>
        </table:table-row>
        <table:table-row table:style-name="ro2">
          <table:table-cell table:style-name="ce61" table:formula="of:=CONCATENATE(&quot;Wk &quot;;[$TrainingPlan.A38])" office:value-type="string" office:string-value="Wk 19">
            <text:p>Wk 19</text:p>
          </table:table-cell>
          <table:table-cell table:style-name="ce66" table:formula="of:=[$TrainingPlan.B38]" office:value-type="date" office:date-value="2008-05-05">
            <text:p>05-May</text:p>
          </table:table-cell>
          <table:table-cell table:style-name="ce70" table:formula="of:=[TrainingPlan.E38]" office:value-type="float" office:value="0">
            <text:p/>
          </table:table-cell>
          <table:table-cell table:style-name="ce75" table:content-validation-name="val7"/>
          <table:table-cell table:style-name="ce80" table:formula="of:=IF(ISBLANK([$TrainingPlan.E38]);&quot;&quot;;VLOOKUP([$TrainingPlan.F38];WeeklyHrsTable;VLOOKUP([$TrainingPlan.E38];[$WorkoutPatterns.A$1:.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VLOOKUP([$TrainingPlan.F38];WeeklyHrsTable;VLOOKUP([$TrainingPlan.E38];[$WorkoutPatterns.A$1:.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VLOOKUP([$TrainingPlan.F38];WeeklyHrsTable;VLOOKUP([$TrainingPlan.E38];[$WorkoutPatterns.A$1:.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VLOOKUP([$TrainingPlan.F38];WeeklyHrsTable;VLOOKUP([$TrainingPlan.E38];[$WorkoutPatterns.A$1:.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VLOOKUP([$TrainingPlan.F38];WeeklyHrsTable;VLOOKUP([$TrainingPlan.E38];[$WorkoutPatterns.A$1:.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VLOOKUP([$TrainingPlan.F38];WeeklyHrsTable;VLOOKUP([$TrainingPlan.E38];[$WorkoutPatterns.A$1:.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102" table:formula="of:=IF(ISBLANK([$TrainingPlan.E38]);&quot;&quot;;[.AA22]-[.Z22])">
            <text:p/>
          </table:table-cell>
          <table:table-cell table:number-columns-repeated="996"/>
        </table:table-row>
        <table:table-row table:style-name="ro2">
          <table:table-cell table:style-name="ce61" table:formula="of:=CONCATENATE(&quot;Wk &quot;;[$TrainingPlan.A39])" office:value-type="string" office:string-value="Wk 20">
            <text:p>Wk 20</text:p>
          </table:table-cell>
          <table:table-cell table:style-name="ce66" table:formula="of:=[$TrainingPlan.B39]" office:value-type="date" office:date-value="2008-05-12">
            <text:p>12-May</text:p>
          </table:table-cell>
          <table:table-cell table:style-name="ce70" table:formula="of:=[TrainingPlan.E39]" office:value-type="float" office:value="0">
            <text:p/>
          </table:table-cell>
          <table:table-cell table:style-name="ce75" table:content-validation-name="val7"/>
          <table:table-cell table:style-name="ce80" table:formula="of:=IF(ISBLANK([$TrainingPlan.E39]);&quot;&quot;;VLOOKUP([$TrainingPlan.F39];WeeklyHrsTable;VLOOKUP([$TrainingPlan.E39];[$WorkoutPatterns.A$1:.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VLOOKUP([$TrainingPlan.F39];WeeklyHrsTable;VLOOKUP([$TrainingPlan.E39];[$WorkoutPatterns.A$1:.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VLOOKUP([$TrainingPlan.F39];WeeklyHrsTable;VLOOKUP([$TrainingPlan.E39];[$WorkoutPatterns.A$1:.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VLOOKUP([$TrainingPlan.F39];WeeklyHrsTable;VLOOKUP([$TrainingPlan.E39];[$WorkoutPatterns.A$1:.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VLOOKUP([$TrainingPlan.F39];WeeklyHrsTable;VLOOKUP([$TrainingPlan.E39];[$WorkoutPatterns.A$1:.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VLOOKUP([$TrainingPlan.F39];WeeklyHrsTable;VLOOKUP([$TrainingPlan.E39];[$WorkoutPatterns.A$1:.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102" table:formula="of:=IF(ISBLANK([$TrainingPlan.E39]);&quot;&quot;;[.AA23]-[.Z23])">
            <text:p/>
          </table:table-cell>
          <table:table-cell table:number-columns-repeated="996"/>
        </table:table-row>
        <table:table-row table:style-name="ro2">
          <table:table-cell table:style-name="ce61" table:formula="of:=CONCATENATE(&quot;Wk &quot;;[$TrainingPlan.A40])" office:value-type="string" office:string-value="Wk 21">
            <text:p>Wk 21</text:p>
          </table:table-cell>
          <table:table-cell table:style-name="ce66" table:formula="of:=[$TrainingPlan.B40]" office:value-type="date" office:date-value="2008-05-19">
            <text:p>19-May</text:p>
          </table:table-cell>
          <table:table-cell table:style-name="ce70" table:formula="of:=[TrainingPlan.E40]" office:value-type="float" office:value="0">
            <text:p/>
          </table:table-cell>
          <table:table-cell table:style-name="ce75" table:content-validation-name="val7"/>
          <table:table-cell table:style-name="ce80" table:formula="of:=IF(ISBLANK([$TrainingPlan.E40]);&quot;&quot;;VLOOKUP([$TrainingPlan.F40];WeeklyHrsTable;VLOOKUP([$TrainingPlan.E40];[$WorkoutPatterns.A$1:.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VLOOKUP([$TrainingPlan.F40];WeeklyHrsTable;VLOOKUP([$TrainingPlan.E40];[$WorkoutPatterns.A$1:.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VLOOKUP([$TrainingPlan.F40];WeeklyHrsTable;VLOOKUP([$TrainingPlan.E40];[$WorkoutPatterns.A$1:.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VLOOKUP([$TrainingPlan.F40];WeeklyHrsTable;VLOOKUP([$TrainingPlan.E40];[$WorkoutPatterns.A$1:.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VLOOKUP([$TrainingPlan.F40];WeeklyHrsTable;VLOOKUP([$TrainingPlan.E40];[$WorkoutPatterns.A$1:.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VLOOKUP([$TrainingPlan.F40];WeeklyHrsTable;VLOOKUP([$TrainingPlan.E40];[$WorkoutPatterns.A$1:.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102" table:formula="of:=IF(ISBLANK([$TrainingPlan.E40]);&quot;&quot;;[.AA24]-[.Z24])">
            <text:p/>
          </table:table-cell>
          <table:table-cell table:number-columns-repeated="996"/>
        </table:table-row>
        <table:table-row table:style-name="ro2">
          <table:table-cell table:style-name="ce61" table:formula="of:=CONCATENATE(&quot;Wk &quot;;[$TrainingPlan.A41])" office:value-type="string" office:string-value="Wk 22">
            <text:p>Wk 22</text:p>
          </table:table-cell>
          <table:table-cell table:style-name="ce66" table:formula="of:=[$TrainingPlan.B41]" office:value-type="date" office:date-value="2008-05-26">
            <text:p>26-May</text:p>
          </table:table-cell>
          <table:table-cell table:style-name="ce70" table:formula="of:=[TrainingPlan.E41]" office:value-type="float" office:value="0">
            <text:p/>
          </table:table-cell>
          <table:table-cell table:style-name="ce75" table:content-validation-name="val7"/>
          <table:table-cell table:style-name="ce80" table:formula="of:=IF(ISBLANK([$TrainingPlan.E41]);&quot;&quot;;VLOOKUP([$TrainingPlan.F41];WeeklyHrsTable;VLOOKUP([$TrainingPlan.E41];[$WorkoutPatterns.A$1:.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VLOOKUP([$TrainingPlan.F41];WeeklyHrsTable;VLOOKUP([$TrainingPlan.E41];[$WorkoutPatterns.A$1:.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VLOOKUP([$TrainingPlan.F41];WeeklyHrsTable;VLOOKUP([$TrainingPlan.E41];[$WorkoutPatterns.A$1:.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VLOOKUP([$TrainingPlan.F41];WeeklyHrsTable;VLOOKUP([$TrainingPlan.E41];[$WorkoutPatterns.A$1:.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VLOOKUP([$TrainingPlan.F41];WeeklyHrsTable;VLOOKUP([$TrainingPlan.E41];[$WorkoutPatterns.A$1:.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VLOOKUP([$TrainingPlan.F41];WeeklyHrsTable;VLOOKUP([$TrainingPlan.E41];[$WorkoutPatterns.A$1:.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102" table:formula="of:=IF(ISBLANK([$TrainingPlan.E41]);&quot;&quot;;[.AA25]-[.Z25])">
            <text:p/>
          </table:table-cell>
          <table:table-cell table:number-columns-repeated="996"/>
        </table:table-row>
        <table:table-row table:style-name="ro2">
          <table:table-cell table:style-name="ce61" table:formula="of:=CONCATENATE(&quot;Wk &quot;;[$TrainingPlan.A42])" office:value-type="string" office:string-value="Wk 23">
            <text:p>Wk 23</text:p>
          </table:table-cell>
          <table:table-cell table:style-name="ce66" table:formula="of:=[$TrainingPlan.B42]" office:value-type="date" office:date-value="2008-06-02">
            <text:p>02-Jun</text:p>
          </table:table-cell>
          <table:table-cell table:style-name="ce70" table:formula="of:=[TrainingPlan.E42]" office:value-type="float" office:value="0">
            <text:p/>
          </table:table-cell>
          <table:table-cell table:style-name="ce75" table:content-validation-name="val7"/>
          <table:table-cell table:style-name="ce80" table:formula="of:=IF(ISBLANK([$TrainingPlan.E42]);&quot;&quot;;VLOOKUP([$TrainingPlan.F42];WeeklyHrsTable;VLOOKUP([$TrainingPlan.E42];[$WorkoutPatterns.A$1:.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VLOOKUP([$TrainingPlan.F42];WeeklyHrsTable;VLOOKUP([$TrainingPlan.E42];[$WorkoutPatterns.A$1:.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VLOOKUP([$TrainingPlan.F42];WeeklyHrsTable;VLOOKUP([$TrainingPlan.E42];[$WorkoutPatterns.A$1:.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VLOOKUP([$TrainingPlan.F42];WeeklyHrsTable;VLOOKUP([$TrainingPlan.E42];[$WorkoutPatterns.A$1:.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VLOOKUP([$TrainingPlan.F42];WeeklyHrsTable;VLOOKUP([$TrainingPlan.E42];[$WorkoutPatterns.A$1:.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VLOOKUP([$TrainingPlan.F42];WeeklyHrsTable;VLOOKUP([$TrainingPlan.E42];[$WorkoutPatterns.A$1:.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102" table:formula="of:=IF(ISBLANK([$TrainingPlan.E42]);&quot;&quot;;[.AA26]-[.Z26])">
            <text:p/>
          </table:table-cell>
          <table:table-cell table:number-columns-repeated="996"/>
        </table:table-row>
        <table:table-row table:style-name="ro2">
          <table:table-cell table:style-name="ce61" table:formula="of:=CONCATENATE(&quot;Wk &quot;;[$TrainingPlan.A43])" office:value-type="string" office:string-value="Wk 24">
            <text:p>Wk 24</text:p>
          </table:table-cell>
          <table:table-cell table:style-name="ce66" table:formula="of:=[$TrainingPlan.B43]" office:value-type="date" office:date-value="2008-06-09">
            <text:p>09-Jun</text:p>
          </table:table-cell>
          <table:table-cell table:style-name="ce70" table:formula="of:=[TrainingPlan.E43]" office:value-type="float" office:value="0">
            <text:p/>
          </table:table-cell>
          <table:table-cell table:style-name="ce75" table:content-validation-name="val7"/>
          <table:table-cell table:style-name="ce80" table:formula="of:=IF(ISBLANK([$TrainingPlan.E43]);&quot;&quot;;VLOOKUP([$TrainingPlan.F43];WeeklyHrsTable;VLOOKUP([$TrainingPlan.E43];[$WorkoutPatterns.A$1:.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VLOOKUP([$TrainingPlan.F43];WeeklyHrsTable;VLOOKUP([$TrainingPlan.E43];[$WorkoutPatterns.A$1:.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VLOOKUP([$TrainingPlan.F43];WeeklyHrsTable;VLOOKUP([$TrainingPlan.E43];[$WorkoutPatterns.A$1:.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VLOOKUP([$TrainingPlan.F43];WeeklyHrsTable;VLOOKUP([$TrainingPlan.E43];[$WorkoutPatterns.A$1:.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VLOOKUP([$TrainingPlan.F43];WeeklyHrsTable;VLOOKUP([$TrainingPlan.E43];[$WorkoutPatterns.A$1:.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VLOOKUP([$TrainingPlan.F43];WeeklyHrsTable;VLOOKUP([$TrainingPlan.E43];[$WorkoutPatterns.A$1:.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102" table:formula="of:=IF(ISBLANK([$TrainingPlan.E43]);&quot;&quot;;[.AA27]-[.Z27])">
            <text:p/>
          </table:table-cell>
          <table:table-cell table:number-columns-repeated="996"/>
        </table:table-row>
        <table:table-row table:style-name="ro2">
          <table:table-cell table:style-name="ce61" table:formula="of:=CONCATENATE(&quot;Wk &quot;;[$TrainingPlan.A44])" office:value-type="string" office:string-value="Wk 25">
            <text:p>Wk 25</text:p>
          </table:table-cell>
          <table:table-cell table:style-name="ce66" table:formula="of:=[$TrainingPlan.B44]" office:value-type="date" office:date-value="2008-06-16">
            <text:p>16-Jun</text:p>
          </table:table-cell>
          <table:table-cell table:style-name="ce70" table:formula="of:=[TrainingPlan.E44]" office:value-type="float" office:value="0">
            <text:p/>
          </table:table-cell>
          <table:table-cell table:style-name="ce75" table:content-validation-name="val7"/>
          <table:table-cell table:style-name="ce80" table:formula="of:=IF(ISBLANK([$TrainingPlan.E44]);&quot;&quot;;VLOOKUP([$TrainingPlan.F44];WeeklyHrsTable;VLOOKUP([$TrainingPlan.E44];[$WorkoutPatterns.A$1:.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VLOOKUP([$TrainingPlan.F44];WeeklyHrsTable;VLOOKUP([$TrainingPlan.E44];[$WorkoutPatterns.A$1:.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VLOOKUP([$TrainingPlan.F44];WeeklyHrsTable;VLOOKUP([$TrainingPlan.E44];[$WorkoutPatterns.A$1:.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VLOOKUP([$TrainingPlan.F44];WeeklyHrsTable;VLOOKUP([$TrainingPlan.E44];[$WorkoutPatterns.A$1:.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VLOOKUP([$TrainingPlan.F44];WeeklyHrsTable;VLOOKUP([$TrainingPlan.E44];[$WorkoutPatterns.A$1:.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VLOOKUP([$TrainingPlan.F44];WeeklyHrsTable;VLOOKUP([$TrainingPlan.E44];[$WorkoutPatterns.A$1:.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102" table:formula="of:=IF(ISBLANK([$TrainingPlan.E44]);&quot;&quot;;[.AA28]-[.Z28])">
            <text:p/>
          </table:table-cell>
          <table:table-cell table:number-columns-repeated="996"/>
        </table:table-row>
        <table:table-row table:style-name="ro2">
          <table:table-cell table:style-name="ce61" table:formula="of:=CONCATENATE(&quot;Wk &quot;;[$TrainingPlan.A45])" office:value-type="string" office:string-value="Wk 26">
            <text:p>Wk 26</text:p>
          </table:table-cell>
          <table:table-cell table:style-name="ce66" table:formula="of:=[$TrainingPlan.B45]" office:value-type="date" office:date-value="2008-06-23">
            <text:p>23-Jun</text:p>
          </table:table-cell>
          <table:table-cell table:style-name="ce70" table:formula="of:=[TrainingPlan.E45]" office:value-type="float" office:value="0">
            <text:p/>
          </table:table-cell>
          <table:table-cell table:style-name="ce75" table:content-validation-name="val7"/>
          <table:table-cell table:style-name="ce80" table:formula="of:=IF(ISBLANK([$TrainingPlan.E45]);&quot;&quot;;VLOOKUP([$TrainingPlan.F45];WeeklyHrsTable;VLOOKUP([$TrainingPlan.E45];[$WorkoutPatterns.A$1:.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VLOOKUP([$TrainingPlan.F45];WeeklyHrsTable;VLOOKUP([$TrainingPlan.E45];[$WorkoutPatterns.A$1:.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VLOOKUP([$TrainingPlan.F45];WeeklyHrsTable;VLOOKUP([$TrainingPlan.E45];[$WorkoutPatterns.A$1:.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VLOOKUP([$TrainingPlan.F45];WeeklyHrsTable;VLOOKUP([$TrainingPlan.E45];[$WorkoutPatterns.A$1:.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VLOOKUP([$TrainingPlan.F45];WeeklyHrsTable;VLOOKUP([$TrainingPlan.E45];[$WorkoutPatterns.A$1:.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VLOOKUP([$TrainingPlan.F45];WeeklyHrsTable;VLOOKUP([$TrainingPlan.E45];[$WorkoutPatterns.A$1:.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102" table:formula="of:=IF(ISBLANK([$TrainingPlan.E45]);&quot;&quot;;[.AA29]-[.Z29])">
            <text:p/>
          </table:table-cell>
          <table:table-cell table:number-columns-repeated="996"/>
        </table:table-row>
        <table:table-row table:style-name="ro2">
          <table:table-cell table:style-name="ce61" table:formula="of:=CONCATENATE(&quot;Wk &quot;;[$TrainingPlan.A46])" office:value-type="string" office:string-value="Wk 27">
            <text:p>Wk 27</text:p>
          </table:table-cell>
          <table:table-cell table:style-name="ce66" table:formula="of:=[$TrainingPlan.B46]" office:value-type="date" office:date-value="2008-06-30">
            <text:p>30-Jun</text:p>
          </table:table-cell>
          <table:table-cell table:style-name="ce70" table:formula="of:=[TrainingPlan.E46]" office:value-type="float" office:value="0">
            <text:p/>
          </table:table-cell>
          <table:table-cell table:style-name="ce75" table:content-validation-name="val7"/>
          <table:table-cell table:style-name="ce80" table:formula="of:=IF(ISBLANK([$TrainingPlan.E46]);&quot;&quot;;VLOOKUP([$TrainingPlan.F46];WeeklyHrsTable;VLOOKUP([$TrainingPlan.E46];[$WorkoutPatterns.A$1:.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VLOOKUP([$TrainingPlan.F46];WeeklyHrsTable;VLOOKUP([$TrainingPlan.E46];[$WorkoutPatterns.A$1:.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VLOOKUP([$TrainingPlan.F46];WeeklyHrsTable;VLOOKUP([$TrainingPlan.E46];[$WorkoutPatterns.A$1:.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VLOOKUP([$TrainingPlan.F46];WeeklyHrsTable;VLOOKUP([$TrainingPlan.E46];[$WorkoutPatterns.A$1:.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VLOOKUP([$TrainingPlan.F46];WeeklyHrsTable;VLOOKUP([$TrainingPlan.E46];[$WorkoutPatterns.A$1:.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VLOOKUP([$TrainingPlan.F46];WeeklyHrsTable;VLOOKUP([$TrainingPlan.E46];[$WorkoutPatterns.A$1:.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102" table:formula="of:=IF(ISBLANK([$TrainingPlan.E46]);&quot;&quot;;[.AA30]-[.Z30])">
            <text:p/>
          </table:table-cell>
          <table:table-cell table:number-columns-repeated="996"/>
        </table:table-row>
        <table:table-row table:style-name="ro2">
          <table:table-cell table:style-name="ce61" table:formula="of:=CONCATENATE(&quot;Wk &quot;;[$TrainingPlan.A47])" office:value-type="string" office:string-value="Wk 28">
            <text:p>Wk 28</text:p>
          </table:table-cell>
          <table:table-cell table:style-name="ce66" table:formula="of:=[$TrainingPlan.B47]" office:value-type="date" office:date-value="2008-07-07">
            <text:p>07-Jul</text:p>
          </table:table-cell>
          <table:table-cell table:style-name="ce70" table:formula="of:=[TrainingPlan.E47]" office:value-type="float" office:value="0">
            <text:p/>
          </table:table-cell>
          <table:table-cell table:style-name="ce75" table:content-validation-name="val7"/>
          <table:table-cell table:style-name="ce80" table:formula="of:=IF(ISBLANK([$TrainingPlan.E47]);&quot;&quot;;VLOOKUP([$TrainingPlan.F47];WeeklyHrsTable;VLOOKUP([$TrainingPlan.E47];[$WorkoutPatterns.A$1:.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VLOOKUP([$TrainingPlan.F47];WeeklyHrsTable;VLOOKUP([$TrainingPlan.E47];[$WorkoutPatterns.A$1:.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VLOOKUP([$TrainingPlan.F47];WeeklyHrsTable;VLOOKUP([$TrainingPlan.E47];[$WorkoutPatterns.A$1:.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VLOOKUP([$TrainingPlan.F47];WeeklyHrsTable;VLOOKUP([$TrainingPlan.E47];[$WorkoutPatterns.A$1:.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VLOOKUP([$TrainingPlan.F47];WeeklyHrsTable;VLOOKUP([$TrainingPlan.E47];[$WorkoutPatterns.A$1:.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VLOOKUP([$TrainingPlan.F47];WeeklyHrsTable;VLOOKUP([$TrainingPlan.E47];[$WorkoutPatterns.A$1:.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102" table:formula="of:=IF(ISBLANK([$TrainingPlan.E47]);&quot;&quot;;[.AA31]-[.Z31])">
            <text:p/>
          </table:table-cell>
          <table:table-cell table:number-columns-repeated="996"/>
        </table:table-row>
        <table:table-row table:style-name="ro2">
          <table:table-cell table:style-name="ce61" table:formula="of:=CONCATENATE(&quot;Wk &quot;;[$TrainingPlan.A48])" office:value-type="string" office:string-value="Wk 29">
            <text:p>Wk 29</text:p>
          </table:table-cell>
          <table:table-cell table:style-name="ce66" table:formula="of:=[$TrainingPlan.B48]" office:value-type="date" office:date-value="2008-07-14">
            <text:p>14-Jul</text:p>
          </table:table-cell>
          <table:table-cell table:style-name="ce70" table:formula="of:=[TrainingPlan.E48]" office:value-type="float" office:value="0">
            <text:p/>
          </table:table-cell>
          <table:table-cell table:style-name="ce75" table:content-validation-name="val7"/>
          <table:table-cell table:style-name="ce80" table:formula="of:=IF(ISBLANK([$TrainingPlan.E48]);&quot;&quot;;VLOOKUP([$TrainingPlan.F48];WeeklyHrsTable;VLOOKUP([$TrainingPlan.E48];[$WorkoutPatterns.A$1:.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VLOOKUP([$TrainingPlan.F48];WeeklyHrsTable;VLOOKUP([$TrainingPlan.E48];[$WorkoutPatterns.A$1:.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VLOOKUP([$TrainingPlan.F48];WeeklyHrsTable;VLOOKUP([$TrainingPlan.E48];[$WorkoutPatterns.A$1:.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VLOOKUP([$TrainingPlan.F48];WeeklyHrsTable;VLOOKUP([$TrainingPlan.E48];[$WorkoutPatterns.A$1:.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VLOOKUP([$TrainingPlan.F48];WeeklyHrsTable;VLOOKUP([$TrainingPlan.E48];[$WorkoutPatterns.A$1:.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VLOOKUP([$TrainingPlan.F48];WeeklyHrsTable;VLOOKUP([$TrainingPlan.E48];[$WorkoutPatterns.A$1:.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102" table:formula="of:=IF(ISBLANK([$TrainingPlan.E48]);&quot;&quot;;[.AA32]-[.Z32])">
            <text:p/>
          </table:table-cell>
          <table:table-cell table:number-columns-repeated="996"/>
        </table:table-row>
        <table:table-row table:style-name="ro2">
          <table:table-cell table:style-name="ce61" table:formula="of:=CONCATENATE(&quot;Wk &quot;;[$TrainingPlan.A49])" office:value-type="string" office:string-value="Wk 30">
            <text:p>Wk 30</text:p>
          </table:table-cell>
          <table:table-cell table:style-name="ce66" table:formula="of:=[$TrainingPlan.B49]" office:value-type="date" office:date-value="2008-07-21">
            <text:p>21-Jul</text:p>
          </table:table-cell>
          <table:table-cell table:style-name="ce70" table:formula="of:=[TrainingPlan.E49]" office:value-type="float" office:value="0">
            <text:p/>
          </table:table-cell>
          <table:table-cell table:style-name="ce75" table:content-validation-name="val7"/>
          <table:table-cell table:style-name="ce80" table:formula="of:=IF(ISBLANK([$TrainingPlan.E49]);&quot;&quot;;VLOOKUP([$TrainingPlan.F49];WeeklyHrsTable;VLOOKUP([$TrainingPlan.E49];[$WorkoutPatterns.A$1:.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VLOOKUP([$TrainingPlan.F49];WeeklyHrsTable;VLOOKUP([$TrainingPlan.E49];[$WorkoutPatterns.A$1:.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VLOOKUP([$TrainingPlan.F49];WeeklyHrsTable;VLOOKUP([$TrainingPlan.E49];[$WorkoutPatterns.A$1:.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VLOOKUP([$TrainingPlan.F49];WeeklyHrsTable;VLOOKUP([$TrainingPlan.E49];[$WorkoutPatterns.A$1:.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VLOOKUP([$TrainingPlan.F49];WeeklyHrsTable;VLOOKUP([$TrainingPlan.E49];[$WorkoutPatterns.A$1:.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VLOOKUP([$TrainingPlan.F49];WeeklyHrsTable;VLOOKUP([$TrainingPlan.E49];[$WorkoutPatterns.A$1:.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102" table:formula="of:=IF(ISBLANK([$TrainingPlan.E49]);&quot;&quot;;[.AA33]-[.Z33])">
            <text:p/>
          </table:table-cell>
          <table:table-cell table:number-columns-repeated="996"/>
        </table:table-row>
        <table:table-row table:style-name="ro2">
          <table:table-cell table:style-name="ce61" table:formula="of:=CONCATENATE(&quot;Wk &quot;;[$TrainingPlan.A50])" office:value-type="string" office:string-value="Wk 31">
            <text:p>Wk 31</text:p>
          </table:table-cell>
          <table:table-cell table:style-name="ce66" table:formula="of:=[$TrainingPlan.B50]" office:value-type="date" office:date-value="2008-07-28">
            <text:p>28-Jul</text:p>
          </table:table-cell>
          <table:table-cell table:style-name="ce70" table:formula="of:=[TrainingPlan.E50]" office:value-type="float" office:value="0">
            <text:p/>
          </table:table-cell>
          <table:table-cell table:style-name="ce75" table:content-validation-name="val7"/>
          <table:table-cell table:style-name="ce80" table:formula="of:=IF(ISBLANK([$TrainingPlan.E50]);&quot;&quot;;VLOOKUP([$TrainingPlan.F50];WeeklyHrsTable;VLOOKUP([$TrainingPlan.E50];[$WorkoutPatterns.A$1:.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VLOOKUP([$TrainingPlan.F50];WeeklyHrsTable;VLOOKUP([$TrainingPlan.E50];[$WorkoutPatterns.A$1:.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VLOOKUP([$TrainingPlan.F50];WeeklyHrsTable;VLOOKUP([$TrainingPlan.E50];[$WorkoutPatterns.A$1:.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VLOOKUP([$TrainingPlan.F50];WeeklyHrsTable;VLOOKUP([$TrainingPlan.E50];[$WorkoutPatterns.A$1:.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VLOOKUP([$TrainingPlan.F50];WeeklyHrsTable;VLOOKUP([$TrainingPlan.E50];[$WorkoutPatterns.A$1:.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VLOOKUP([$TrainingPlan.F50];WeeklyHrsTable;VLOOKUP([$TrainingPlan.E50];[$WorkoutPatterns.A$1:.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102" table:formula="of:=IF(ISBLANK([$TrainingPlan.E50]);&quot;&quot;;[.AA34]-[.Z34])">
            <text:p/>
          </table:table-cell>
          <table:table-cell table:number-columns-repeated="996"/>
        </table:table-row>
        <table:table-row table:style-name="ro2">
          <table:table-cell table:style-name="ce61" table:formula="of:=CONCATENATE(&quot;Wk &quot;;[$TrainingPlan.A51])" office:value-type="string" office:string-value="Wk 32">
            <text:p>Wk 32</text:p>
          </table:table-cell>
          <table:table-cell table:style-name="ce66" table:formula="of:=[$TrainingPlan.B51]" office:value-type="date" office:date-value="2008-08-04">
            <text:p>04-Aug</text:p>
          </table:table-cell>
          <table:table-cell table:style-name="ce70" table:formula="of:=[TrainingPlan.E51]" office:value-type="float" office:value="0">
            <text:p/>
          </table:table-cell>
          <table:table-cell table:style-name="ce75" table:content-validation-name="val7"/>
          <table:table-cell table:style-name="ce80" table:formula="of:=IF(ISBLANK([$TrainingPlan.E51]);&quot;&quot;;VLOOKUP([$TrainingPlan.F51];WeeklyHrsTable;VLOOKUP([$TrainingPlan.E51];[$WorkoutPatterns.A$1:.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VLOOKUP([$TrainingPlan.F51];WeeklyHrsTable;VLOOKUP([$TrainingPlan.E51];[$WorkoutPatterns.A$1:.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VLOOKUP([$TrainingPlan.F51];WeeklyHrsTable;VLOOKUP([$TrainingPlan.E51];[$WorkoutPatterns.A$1:.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VLOOKUP([$TrainingPlan.F51];WeeklyHrsTable;VLOOKUP([$TrainingPlan.E51];[$WorkoutPatterns.A$1:.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VLOOKUP([$TrainingPlan.F51];WeeklyHrsTable;VLOOKUP([$TrainingPlan.E51];[$WorkoutPatterns.A$1:.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VLOOKUP([$TrainingPlan.F51];WeeklyHrsTable;VLOOKUP([$TrainingPlan.E51];[$WorkoutPatterns.A$1:.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102" table:formula="of:=IF(ISBLANK([$TrainingPlan.E51]);&quot;&quot;;[.AA35]-[.Z35])">
            <text:p/>
          </table:table-cell>
          <table:table-cell table:number-columns-repeated="996"/>
        </table:table-row>
        <table:table-row table:style-name="ro2">
          <table:table-cell table:style-name="ce61" table:formula="of:=CONCATENATE(&quot;Wk &quot;;[$TrainingPlan.A52])" office:value-type="string" office:string-value="Wk 33">
            <text:p>Wk 33</text:p>
          </table:table-cell>
          <table:table-cell table:style-name="ce66" table:formula="of:=[$TrainingPlan.B52]" office:value-type="date" office:date-value="2008-08-11">
            <text:p>11-Aug</text:p>
          </table:table-cell>
          <table:table-cell table:style-name="ce70" table:formula="of:=[TrainingPlan.E52]" office:value-type="float" office:value="0">
            <text:p/>
          </table:table-cell>
          <table:table-cell table:style-name="ce75" table:content-validation-name="val7"/>
          <table:table-cell table:style-name="ce80" table:formula="of:=IF(ISBLANK([$TrainingPlan.E52]);&quot;&quot;;VLOOKUP([$TrainingPlan.F52];WeeklyHrsTable;VLOOKUP([$TrainingPlan.E52];[$WorkoutPatterns.A$1:.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VLOOKUP([$TrainingPlan.F52];WeeklyHrsTable;VLOOKUP([$TrainingPlan.E52];[$WorkoutPatterns.A$1:.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VLOOKUP([$TrainingPlan.F52];WeeklyHrsTable;VLOOKUP([$TrainingPlan.E52];[$WorkoutPatterns.A$1:.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VLOOKUP([$TrainingPlan.F52];WeeklyHrsTable;VLOOKUP([$TrainingPlan.E52];[$WorkoutPatterns.A$1:.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VLOOKUP([$TrainingPlan.F52];WeeklyHrsTable;VLOOKUP([$TrainingPlan.E52];[$WorkoutPatterns.A$1:.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VLOOKUP([$TrainingPlan.F52];WeeklyHrsTable;VLOOKUP([$TrainingPlan.E52];[$WorkoutPatterns.A$1:.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102" table:formula="of:=IF(ISBLANK([$TrainingPlan.E52]);&quot;&quot;;[.AA36]-[.Z36])">
            <text:p/>
          </table:table-cell>
          <table:table-cell table:number-columns-repeated="996"/>
        </table:table-row>
        <table:table-row table:style-name="ro2">
          <table:table-cell table:style-name="ce61" table:formula="of:=CONCATENATE(&quot;Wk &quot;;[$TrainingPlan.A53])" office:value-type="string" office:string-value="Wk 34">
            <text:p>Wk 34</text:p>
          </table:table-cell>
          <table:table-cell table:style-name="ce66" table:formula="of:=[$TrainingPlan.B53]" office:value-type="date" office:date-value="2008-08-18">
            <text:p>18-Aug</text:p>
          </table:table-cell>
          <table:table-cell table:style-name="ce70" table:formula="of:=[TrainingPlan.E53]" office:value-type="float" office:value="0">
            <text:p/>
          </table:table-cell>
          <table:table-cell table:style-name="ce75" table:content-validation-name="val7"/>
          <table:table-cell table:style-name="ce80" table:formula="of:=IF(ISBLANK([$TrainingPlan.E53]);&quot;&quot;;VLOOKUP([$TrainingPlan.F53];WeeklyHrsTable;VLOOKUP([$TrainingPlan.E53];[$WorkoutPatterns.A$1:.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VLOOKUP([$TrainingPlan.F53];WeeklyHrsTable;VLOOKUP([$TrainingPlan.E53];[$WorkoutPatterns.A$1:.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VLOOKUP([$TrainingPlan.F53];WeeklyHrsTable;VLOOKUP([$TrainingPlan.E53];[$WorkoutPatterns.A$1:.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VLOOKUP([$TrainingPlan.F53];WeeklyHrsTable;VLOOKUP([$TrainingPlan.E53];[$WorkoutPatterns.A$1:.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VLOOKUP([$TrainingPlan.F53];WeeklyHrsTable;VLOOKUP([$TrainingPlan.E53];[$WorkoutPatterns.A$1:.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VLOOKUP([$TrainingPlan.F53];WeeklyHrsTable;VLOOKUP([$TrainingPlan.E53];[$WorkoutPatterns.A$1:.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102" table:formula="of:=IF(ISBLANK([$TrainingPlan.E53]);&quot;&quot;;[.AA37]-[.Z37])">
            <text:p/>
          </table:table-cell>
          <table:table-cell table:number-columns-repeated="996"/>
        </table:table-row>
        <table:table-row table:style-name="ro2">
          <table:table-cell table:style-name="ce61" table:formula="of:=CONCATENATE(&quot;Wk &quot;;[$TrainingPlan.A54])" office:value-type="string" office:string-value="Wk 35">
            <text:p>Wk 35</text:p>
          </table:table-cell>
          <table:table-cell table:style-name="ce66" table:formula="of:=[$TrainingPlan.B54]" office:value-type="date" office:date-value="2008-08-25">
            <text:p>25-Aug</text:p>
          </table:table-cell>
          <table:table-cell table:style-name="ce70" table:formula="of:=[TrainingPlan.E54]" office:value-type="float" office:value="0">
            <text:p/>
          </table:table-cell>
          <table:table-cell table:style-name="ce75" table:content-validation-name="val7"/>
          <table:table-cell table:style-name="ce80" table:formula="of:=IF(ISBLANK([$TrainingPlan.E54]);&quot;&quot;;VLOOKUP([$TrainingPlan.F54];WeeklyHrsTable;VLOOKUP([$TrainingPlan.E54];[$WorkoutPatterns.A$1:.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VLOOKUP([$TrainingPlan.F54];WeeklyHrsTable;VLOOKUP([$TrainingPlan.E54];[$WorkoutPatterns.A$1:.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VLOOKUP([$TrainingPlan.F54];WeeklyHrsTable;VLOOKUP([$TrainingPlan.E54];[$WorkoutPatterns.A$1:.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VLOOKUP([$TrainingPlan.F54];WeeklyHrsTable;VLOOKUP([$TrainingPlan.E54];[$WorkoutPatterns.A$1:.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VLOOKUP([$TrainingPlan.F54];WeeklyHrsTable;VLOOKUP([$TrainingPlan.E54];[$WorkoutPatterns.A$1:.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VLOOKUP([$TrainingPlan.F54];WeeklyHrsTable;VLOOKUP([$TrainingPlan.E54];[$WorkoutPatterns.A$1:.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102" table:formula="of:=IF(ISBLANK([$TrainingPlan.E54]);&quot;&quot;;[.AA38]-[.Z38])">
            <text:p/>
          </table:table-cell>
          <table:table-cell table:number-columns-repeated="996"/>
        </table:table-row>
        <table:table-row table:style-name="ro2">
          <table:table-cell table:style-name="ce61" table:formula="of:=CONCATENATE(&quot;Wk &quot;;[$TrainingPlan.A55])" office:value-type="string" office:string-value="Wk 36">
            <text:p>Wk 36</text:p>
          </table:table-cell>
          <table:table-cell table:style-name="ce66" table:formula="of:=[$TrainingPlan.B55]" office:value-type="date" office:date-value="2008-09-01">
            <text:p>01-Sep</text:p>
          </table:table-cell>
          <table:table-cell table:style-name="ce70" table:formula="of:=[TrainingPlan.E55]" office:value-type="float" office:value="0">
            <text:p/>
          </table:table-cell>
          <table:table-cell table:style-name="ce75" table:content-validation-name="val7"/>
          <table:table-cell table:style-name="ce80" table:formula="of:=IF(ISBLANK([$TrainingPlan.E55]);&quot;&quot;;VLOOKUP([$TrainingPlan.F55];WeeklyHrsTable;VLOOKUP([$TrainingPlan.E55];[$WorkoutPatterns.A$1:.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VLOOKUP([$TrainingPlan.F55];WeeklyHrsTable;VLOOKUP([$TrainingPlan.E55];[$WorkoutPatterns.A$1:.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VLOOKUP([$TrainingPlan.F55];WeeklyHrsTable;VLOOKUP([$TrainingPlan.E55];[$WorkoutPatterns.A$1:.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VLOOKUP([$TrainingPlan.F55];WeeklyHrsTable;VLOOKUP([$TrainingPlan.E55];[$WorkoutPatterns.A$1:.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VLOOKUP([$TrainingPlan.F55];WeeklyHrsTable;VLOOKUP([$TrainingPlan.E55];[$WorkoutPatterns.A$1:.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VLOOKUP([$TrainingPlan.F55];WeeklyHrsTable;VLOOKUP([$TrainingPlan.E55];[$WorkoutPatterns.A$1:.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102" table:formula="of:=IF(ISBLANK([$TrainingPlan.E55]);&quot;&quot;;[.AA39]-[.Z39])">
            <text:p/>
          </table:table-cell>
          <table:table-cell table:number-columns-repeated="996"/>
        </table:table-row>
        <table:table-row table:style-name="ro2">
          <table:table-cell table:style-name="ce61" table:formula="of:=CONCATENATE(&quot;Wk &quot;;[$TrainingPlan.A56])" office:value-type="string" office:string-value="Wk 37">
            <text:p>Wk 37</text:p>
          </table:table-cell>
          <table:table-cell table:style-name="ce66" table:formula="of:=[$TrainingPlan.B56]" office:value-type="date" office:date-value="2008-09-08">
            <text:p>08-Sep</text:p>
          </table:table-cell>
          <table:table-cell table:style-name="ce70" table:formula="of:=[TrainingPlan.E56]" office:value-type="float" office:value="0">
            <text:p/>
          </table:table-cell>
          <table:table-cell table:style-name="ce75" table:content-validation-name="val7"/>
          <table:table-cell table:style-name="ce80" table:formula="of:=IF(ISBLANK([$TrainingPlan.E56]);&quot;&quot;;VLOOKUP([$TrainingPlan.F56];WeeklyHrsTable;VLOOKUP([$TrainingPlan.E56];[$WorkoutPatterns.A$1:.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VLOOKUP([$TrainingPlan.F56];WeeklyHrsTable;VLOOKUP([$TrainingPlan.E56];[$WorkoutPatterns.A$1:.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VLOOKUP([$TrainingPlan.F56];WeeklyHrsTable;VLOOKUP([$TrainingPlan.E56];[$WorkoutPatterns.A$1:.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VLOOKUP([$TrainingPlan.F56];WeeklyHrsTable;VLOOKUP([$TrainingPlan.E56];[$WorkoutPatterns.A$1:.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VLOOKUP([$TrainingPlan.F56];WeeklyHrsTable;VLOOKUP([$TrainingPlan.E56];[$WorkoutPatterns.A$1:.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VLOOKUP([$TrainingPlan.F56];WeeklyHrsTable;VLOOKUP([$TrainingPlan.E56];[$WorkoutPatterns.A$1:.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102" table:formula="of:=IF(ISBLANK([$TrainingPlan.E56]);&quot;&quot;;[.AA40]-[.Z40])">
            <text:p/>
          </table:table-cell>
          <table:table-cell table:number-columns-repeated="996"/>
        </table:table-row>
        <table:table-row table:style-name="ro2">
          <table:table-cell table:style-name="ce61" table:formula="of:=CONCATENATE(&quot;Wk &quot;;[$TrainingPlan.A57])" office:value-type="string" office:string-value="Wk 38">
            <text:p>Wk 38</text:p>
          </table:table-cell>
          <table:table-cell table:style-name="ce66" table:formula="of:=[$TrainingPlan.B57]" office:value-type="date" office:date-value="2008-09-15">
            <text:p>15-Sep</text:p>
          </table:table-cell>
          <table:table-cell table:style-name="ce70" table:formula="of:=[TrainingPlan.E57]" office:value-type="float" office:value="0">
            <text:p/>
          </table:table-cell>
          <table:table-cell table:style-name="ce75" table:content-validation-name="val7"/>
          <table:table-cell table:style-name="ce80" table:formula="of:=IF(ISBLANK([$TrainingPlan.E57]);&quot;&quot;;VLOOKUP([$TrainingPlan.F57];WeeklyHrsTable;VLOOKUP([$TrainingPlan.E57];[$WorkoutPatterns.A$1:.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VLOOKUP([$TrainingPlan.F57];WeeklyHrsTable;VLOOKUP([$TrainingPlan.E57];[$WorkoutPatterns.A$1:.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VLOOKUP([$TrainingPlan.F57];WeeklyHrsTable;VLOOKUP([$TrainingPlan.E57];[$WorkoutPatterns.A$1:.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VLOOKUP([$TrainingPlan.F57];WeeklyHrsTable;VLOOKUP([$TrainingPlan.E57];[$WorkoutPatterns.A$1:.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VLOOKUP([$TrainingPlan.F57];WeeklyHrsTable;VLOOKUP([$TrainingPlan.E57];[$WorkoutPatterns.A$1:.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VLOOKUP([$TrainingPlan.F57];WeeklyHrsTable;VLOOKUP([$TrainingPlan.E57];[$WorkoutPatterns.A$1:.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102" table:formula="of:=IF(ISBLANK([$TrainingPlan.E57]);&quot;&quot;;[.AA41]-[.Z41])">
            <text:p/>
          </table:table-cell>
          <table:table-cell table:number-columns-repeated="996"/>
        </table:table-row>
        <table:table-row table:style-name="ro2">
          <table:table-cell table:style-name="ce61" table:formula="of:=CONCATENATE(&quot;Wk &quot;;[$TrainingPlan.A58])" office:value-type="string" office:string-value="Wk 39">
            <text:p>Wk 39</text:p>
          </table:table-cell>
          <table:table-cell table:style-name="ce66" table:formula="of:=[$TrainingPlan.B58]" office:value-type="date" office:date-value="2008-09-22">
            <text:p>22-Sep</text:p>
          </table:table-cell>
          <table:table-cell table:style-name="ce70" table:formula="of:=[TrainingPlan.E58]" office:value-type="float" office:value="0">
            <text:p/>
          </table:table-cell>
          <table:table-cell table:style-name="ce75" table:content-validation-name="val7"/>
          <table:table-cell table:style-name="ce80" table:formula="of:=IF(ISBLANK([$TrainingPlan.E58]);&quot;&quot;;VLOOKUP([$TrainingPlan.F58];WeeklyHrsTable;VLOOKUP([$TrainingPlan.E58];[$WorkoutPatterns.A$1:.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VLOOKUP([$TrainingPlan.F58];WeeklyHrsTable;VLOOKUP([$TrainingPlan.E58];[$WorkoutPatterns.A$1:.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VLOOKUP([$TrainingPlan.F58];WeeklyHrsTable;VLOOKUP([$TrainingPlan.E58];[$WorkoutPatterns.A$1:.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VLOOKUP([$TrainingPlan.F58];WeeklyHrsTable;VLOOKUP([$TrainingPlan.E58];[$WorkoutPatterns.A$1:.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VLOOKUP([$TrainingPlan.F58];WeeklyHrsTable;VLOOKUP([$TrainingPlan.E58];[$WorkoutPatterns.A$1:.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VLOOKUP([$TrainingPlan.F58];WeeklyHrsTable;VLOOKUP([$TrainingPlan.E58];[$WorkoutPatterns.A$1:.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102" table:formula="of:=IF(ISBLANK([$TrainingPlan.E58]);&quot;&quot;;[.AA42]-[.Z42])">
            <text:p/>
          </table:table-cell>
          <table:table-cell table:number-columns-repeated="996"/>
        </table:table-row>
        <table:table-row table:style-name="ro2">
          <table:table-cell table:style-name="ce61" table:formula="of:=CONCATENATE(&quot;Wk &quot;;[$TrainingPlan.A59])" office:value-type="string" office:string-value="Wk 40">
            <text:p>Wk 40</text:p>
          </table:table-cell>
          <table:table-cell table:style-name="ce66" table:formula="of:=[$TrainingPlan.B59]" office:value-type="date" office:date-value="2008-09-29">
            <text:p>29-Sep</text:p>
          </table:table-cell>
          <table:table-cell table:style-name="ce70" table:formula="of:=[TrainingPlan.E59]" office:value-type="float" office:value="0">
            <text:p/>
          </table:table-cell>
          <table:table-cell table:style-name="ce75" table:content-validation-name="val7"/>
          <table:table-cell table:style-name="ce80" table:formula="of:=IF(ISBLANK([$TrainingPlan.E59]);&quot;&quot;;VLOOKUP([$TrainingPlan.F59];WeeklyHrsTable;VLOOKUP([$TrainingPlan.E59];[$WorkoutPatterns.A$1:.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VLOOKUP([$TrainingPlan.F59];WeeklyHrsTable;VLOOKUP([$TrainingPlan.E59];[$WorkoutPatterns.A$1:.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VLOOKUP([$TrainingPlan.F59];WeeklyHrsTable;VLOOKUP([$TrainingPlan.E59];[$WorkoutPatterns.A$1:.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VLOOKUP([$TrainingPlan.F59];WeeklyHrsTable;VLOOKUP([$TrainingPlan.E59];[$WorkoutPatterns.A$1:.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VLOOKUP([$TrainingPlan.F59];WeeklyHrsTable;VLOOKUP([$TrainingPlan.E59];[$WorkoutPatterns.A$1:.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VLOOKUP([$TrainingPlan.F59];WeeklyHrsTable;VLOOKUP([$TrainingPlan.E59];[$WorkoutPatterns.A$1:.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102" table:formula="of:=IF(ISBLANK([$TrainingPlan.E59]);&quot;&quot;;[.AA43]-[.Z43])">
            <text:p/>
          </table:table-cell>
          <table:table-cell table:number-columns-repeated="996"/>
        </table:table-row>
        <table:table-row table:style-name="ro2">
          <table:table-cell table:style-name="ce61" table:formula="of:=CONCATENATE(&quot;Wk &quot;;[$TrainingPlan.A60])" office:value-type="string" office:string-value="Wk 41">
            <text:p>Wk 41</text:p>
          </table:table-cell>
          <table:table-cell table:style-name="ce66" table:formula="of:=[$TrainingPlan.B60]" office:value-type="date" office:date-value="2008-10-06">
            <text:p>06-Oct</text:p>
          </table:table-cell>
          <table:table-cell table:style-name="ce70" table:formula="of:=[TrainingPlan.E60]" office:value-type="float" office:value="0">
            <text:p/>
          </table:table-cell>
          <table:table-cell table:style-name="ce75" table:content-validation-name="val7"/>
          <table:table-cell table:style-name="ce80" table:formula="of:=IF(ISBLANK([$TrainingPlan.E60]);&quot;&quot;;VLOOKUP([$TrainingPlan.F60];WeeklyHrsTable;VLOOKUP([$TrainingPlan.E60];[$WorkoutPatterns.A$1:.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VLOOKUP([$TrainingPlan.F60];WeeklyHrsTable;VLOOKUP([$TrainingPlan.E60];[$WorkoutPatterns.A$1:.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VLOOKUP([$TrainingPlan.F60];WeeklyHrsTable;VLOOKUP([$TrainingPlan.E60];[$WorkoutPatterns.A$1:.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VLOOKUP([$TrainingPlan.F60];WeeklyHrsTable;VLOOKUP([$TrainingPlan.E60];[$WorkoutPatterns.A$1:.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VLOOKUP([$TrainingPlan.F60];WeeklyHrsTable;VLOOKUP([$TrainingPlan.E60];[$WorkoutPatterns.A$1:.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VLOOKUP([$TrainingPlan.F60];WeeklyHrsTable;VLOOKUP([$TrainingPlan.E60];[$WorkoutPatterns.A$1:.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102" table:formula="of:=IF(ISBLANK([$TrainingPlan.E60]);&quot;&quot;;[.AA44]-[.Z44])">
            <text:p/>
          </table:table-cell>
          <table:table-cell table:number-columns-repeated="996"/>
        </table:table-row>
        <table:table-row table:style-name="ro2">
          <table:table-cell table:style-name="ce61" table:formula="of:=CONCATENATE(&quot;Wk &quot;;[$TrainingPlan.A61])" office:value-type="string" office:string-value="Wk 42">
            <text:p>Wk 42</text:p>
          </table:table-cell>
          <table:table-cell table:style-name="ce66" table:formula="of:=[$TrainingPlan.B61]" office:value-type="date" office:date-value="2008-10-13">
            <text:p>13-Oct</text:p>
          </table:table-cell>
          <table:table-cell table:style-name="ce70" table:formula="of:=[TrainingPlan.E61]" office:value-type="float" office:value="0">
            <text:p/>
          </table:table-cell>
          <table:table-cell table:style-name="ce75" table:content-validation-name="val7"/>
          <table:table-cell table:style-name="ce80" table:formula="of:=IF(ISBLANK([$TrainingPlan.E61]);&quot;&quot;;VLOOKUP([$TrainingPlan.F61];WeeklyHrsTable;VLOOKUP([$TrainingPlan.E61];[$WorkoutPatterns.A$1:.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VLOOKUP([$TrainingPlan.F61];WeeklyHrsTable;VLOOKUP([$TrainingPlan.E61];[$WorkoutPatterns.A$1:.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VLOOKUP([$TrainingPlan.F61];WeeklyHrsTable;VLOOKUP([$TrainingPlan.E61];[$WorkoutPatterns.A$1:.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VLOOKUP([$TrainingPlan.F61];WeeklyHrsTable;VLOOKUP([$TrainingPlan.E61];[$WorkoutPatterns.A$1:.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VLOOKUP([$TrainingPlan.F61];WeeklyHrsTable;VLOOKUP([$TrainingPlan.E61];[$WorkoutPatterns.A$1:.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VLOOKUP([$TrainingPlan.F61];WeeklyHrsTable;VLOOKUP([$TrainingPlan.E61];[$WorkoutPatterns.A$1:.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102" table:formula="of:=IF(ISBLANK([$TrainingPlan.E61]);&quot;&quot;;[.AA45]-[.Z45])">
            <text:p/>
          </table:table-cell>
          <table:table-cell table:number-columns-repeated="996"/>
        </table:table-row>
        <table:table-row table:style-name="ro2">
          <table:table-cell table:style-name="ce61" table:formula="of:=CONCATENATE(&quot;Wk &quot;;[$TrainingPlan.A62])" office:value-type="string" office:string-value="Wk 43">
            <text:p>Wk 43</text:p>
          </table:table-cell>
          <table:table-cell table:style-name="ce66" table:formula="of:=[$TrainingPlan.B62]" office:value-type="date" office:date-value="2008-10-20">
            <text:p>20-Oct</text:p>
          </table:table-cell>
          <table:table-cell table:style-name="ce70" table:formula="of:=[TrainingPlan.E62]" office:value-type="float" office:value="0">
            <text:p/>
          </table:table-cell>
          <table:table-cell table:style-name="ce75" table:content-validation-name="val7"/>
          <table:table-cell table:style-name="ce80" table:formula="of:=IF(ISBLANK([$TrainingPlan.E62]);&quot;&quot;;VLOOKUP([$TrainingPlan.F62];WeeklyHrsTable;VLOOKUP([$TrainingPlan.E62];[$WorkoutPatterns.A$1:.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VLOOKUP([$TrainingPlan.F62];WeeklyHrsTable;VLOOKUP([$TrainingPlan.E62];[$WorkoutPatterns.A$1:.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VLOOKUP([$TrainingPlan.F62];WeeklyHrsTable;VLOOKUP([$TrainingPlan.E62];[$WorkoutPatterns.A$1:.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VLOOKUP([$TrainingPlan.F62];WeeklyHrsTable;VLOOKUP([$TrainingPlan.E62];[$WorkoutPatterns.A$1:.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VLOOKUP([$TrainingPlan.F62];WeeklyHrsTable;VLOOKUP([$TrainingPlan.E62];[$WorkoutPatterns.A$1:.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VLOOKUP([$TrainingPlan.F62];WeeklyHrsTable;VLOOKUP([$TrainingPlan.E62];[$WorkoutPatterns.A$1:.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102" table:formula="of:=IF(ISBLANK([$TrainingPlan.E62]);&quot;&quot;;[.AA46]-[.Z46])">
            <text:p/>
          </table:table-cell>
          <table:table-cell table:number-columns-repeated="996"/>
        </table:table-row>
        <table:table-row table:style-name="ro2">
          <table:table-cell table:style-name="ce61" table:formula="of:=CONCATENATE(&quot;Wk &quot;;[$TrainingPlan.A63])" office:value-type="string" office:string-value="Wk 44">
            <text:p>Wk 44</text:p>
          </table:table-cell>
          <table:table-cell table:style-name="ce66" table:formula="of:=[$TrainingPlan.B63]" office:value-type="date" office:date-value="2008-10-27">
            <text:p>27-Oct</text:p>
          </table:table-cell>
          <table:table-cell table:style-name="ce70" table:formula="of:=[TrainingPlan.E63]" office:value-type="float" office:value="0">
            <text:p/>
          </table:table-cell>
          <table:table-cell table:style-name="ce75" table:content-validation-name="val7"/>
          <table:table-cell table:style-name="ce80" table:formula="of:=IF(ISBLANK([$TrainingPlan.E63]);&quot;&quot;;VLOOKUP([$TrainingPlan.F63];WeeklyHrsTable;VLOOKUP([$TrainingPlan.E63];[$WorkoutPatterns.A$1:.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VLOOKUP([$TrainingPlan.F63];WeeklyHrsTable;VLOOKUP([$TrainingPlan.E63];[$WorkoutPatterns.A$1:.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VLOOKUP([$TrainingPlan.F63];WeeklyHrsTable;VLOOKUP([$TrainingPlan.E63];[$WorkoutPatterns.A$1:.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VLOOKUP([$TrainingPlan.F63];WeeklyHrsTable;VLOOKUP([$TrainingPlan.E63];[$WorkoutPatterns.A$1:.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VLOOKUP([$TrainingPlan.F63];WeeklyHrsTable;VLOOKUP([$TrainingPlan.E63];[$WorkoutPatterns.A$1:.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VLOOKUP([$TrainingPlan.F63];WeeklyHrsTable;VLOOKUP([$TrainingPlan.E63];[$WorkoutPatterns.A$1:.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102" table:formula="of:=IF(ISBLANK([$TrainingPlan.E63]);&quot;&quot;;[.AA47]-[.Z47])">
            <text:p/>
          </table:table-cell>
          <table:table-cell table:number-columns-repeated="996"/>
        </table:table-row>
        <table:table-row table:style-name="ro2">
          <table:table-cell table:style-name="ce61" table:formula="of:=CONCATENATE(&quot;Wk &quot;;[$TrainingPlan.A64])" office:value-type="string" office:string-value="Wk 45">
            <text:p>Wk 45</text:p>
          </table:table-cell>
          <table:table-cell table:style-name="ce66" table:formula="of:=[$TrainingPlan.B64]" office:value-type="date" office:date-value="2008-11-03">
            <text:p>03-Nov</text:p>
          </table:table-cell>
          <table:table-cell table:style-name="ce70" table:formula="of:=[TrainingPlan.E64]" office:value-type="float" office:value="0">
            <text:p/>
          </table:table-cell>
          <table:table-cell table:style-name="ce75" table:content-validation-name="val7"/>
          <table:table-cell table:style-name="ce80" table:formula="of:=IF(ISBLANK([$TrainingPlan.E64]);&quot;&quot;;VLOOKUP([$TrainingPlan.F64];WeeklyHrsTable;VLOOKUP([$TrainingPlan.E64];[$WorkoutPatterns.A$1:.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VLOOKUP([$TrainingPlan.F64];WeeklyHrsTable;VLOOKUP([$TrainingPlan.E64];[$WorkoutPatterns.A$1:.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VLOOKUP([$TrainingPlan.F64];WeeklyHrsTable;VLOOKUP([$TrainingPlan.E64];[$WorkoutPatterns.A$1:.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VLOOKUP([$TrainingPlan.F64];WeeklyHrsTable;VLOOKUP([$TrainingPlan.E64];[$WorkoutPatterns.A$1:.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VLOOKUP([$TrainingPlan.F64];WeeklyHrsTable;VLOOKUP([$TrainingPlan.E64];[$WorkoutPatterns.A$1:.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VLOOKUP([$TrainingPlan.F64];WeeklyHrsTable;VLOOKUP([$TrainingPlan.E64];[$WorkoutPatterns.A$1:.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102" table:formula="of:=IF(ISBLANK([$TrainingPlan.E64]);&quot;&quot;;[.AA48]-[.Z48])">
            <text:p/>
          </table:table-cell>
          <table:table-cell table:number-columns-repeated="996"/>
        </table:table-row>
        <table:table-row table:style-name="ro2">
          <table:table-cell table:style-name="ce61" table:formula="of:=CONCATENATE(&quot;Wk &quot;;[$TrainingPlan.A65])" office:value-type="string" office:string-value="Wk 46">
            <text:p>Wk 46</text:p>
          </table:table-cell>
          <table:table-cell table:style-name="ce66" table:formula="of:=[$TrainingPlan.B65]" office:value-type="date" office:date-value="2008-11-10">
            <text:p>10-Nov</text:p>
          </table:table-cell>
          <table:table-cell table:style-name="ce70" table:formula="of:=[TrainingPlan.E65]" office:value-type="float" office:value="0">
            <text:p/>
          </table:table-cell>
          <table:table-cell table:style-name="ce75" table:content-validation-name="val7"/>
          <table:table-cell table:style-name="ce80" table:formula="of:=IF(ISBLANK([$TrainingPlan.E65]);&quot;&quot;;VLOOKUP([$TrainingPlan.F65];WeeklyHrsTable;VLOOKUP([$TrainingPlan.E65];[$WorkoutPatterns.A$1:.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VLOOKUP([$TrainingPlan.F65];WeeklyHrsTable;VLOOKUP([$TrainingPlan.E65];[$WorkoutPatterns.A$1:.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VLOOKUP([$TrainingPlan.F65];WeeklyHrsTable;VLOOKUP([$TrainingPlan.E65];[$WorkoutPatterns.A$1:.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VLOOKUP([$TrainingPlan.F65];WeeklyHrsTable;VLOOKUP([$TrainingPlan.E65];[$WorkoutPatterns.A$1:.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VLOOKUP([$TrainingPlan.F65];WeeklyHrsTable;VLOOKUP([$TrainingPlan.E65];[$WorkoutPatterns.A$1:.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VLOOKUP([$TrainingPlan.F65];WeeklyHrsTable;VLOOKUP([$TrainingPlan.E65];[$WorkoutPatterns.A$1:.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102" table:formula="of:=IF(ISBLANK([$TrainingPlan.E65]);&quot;&quot;;[.AA49]-[.Z49])">
            <text:p/>
          </table:table-cell>
          <table:table-cell table:number-columns-repeated="996"/>
        </table:table-row>
        <table:table-row table:style-name="ro2">
          <table:table-cell table:style-name="ce61" table:formula="of:=CONCATENATE(&quot;Wk &quot;;[$TrainingPlan.A66])" office:value-type="string" office:string-value="Wk 47">
            <text:p>Wk 47</text:p>
          </table:table-cell>
          <table:table-cell table:style-name="ce66" table:formula="of:=[$TrainingPlan.B66]" office:value-type="date" office:date-value="2008-11-17">
            <text:p>17-Nov</text:p>
          </table:table-cell>
          <table:table-cell table:style-name="ce70" table:formula="of:=[TrainingPlan.E66]" office:value-type="float" office:value="0">
            <text:p/>
          </table:table-cell>
          <table:table-cell table:style-name="ce75" table:content-validation-name="val7"/>
          <table:table-cell table:style-name="ce80" table:formula="of:=IF(ISBLANK([$TrainingPlan.E66]);&quot;&quot;;VLOOKUP([$TrainingPlan.F66];WeeklyHrsTable;VLOOKUP([$TrainingPlan.E66];[$WorkoutPatterns.A$1:.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VLOOKUP([$TrainingPlan.F66];WeeklyHrsTable;VLOOKUP([$TrainingPlan.E66];[$WorkoutPatterns.A$1:.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VLOOKUP([$TrainingPlan.F66];WeeklyHrsTable;VLOOKUP([$TrainingPlan.E66];[$WorkoutPatterns.A$1:.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VLOOKUP([$TrainingPlan.F66];WeeklyHrsTable;VLOOKUP([$TrainingPlan.E66];[$WorkoutPatterns.A$1:.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VLOOKUP([$TrainingPlan.F66];WeeklyHrsTable;VLOOKUP([$TrainingPlan.E66];[$WorkoutPatterns.A$1:.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VLOOKUP([$TrainingPlan.F66];WeeklyHrsTable;VLOOKUP([$TrainingPlan.E66];[$WorkoutPatterns.A$1:.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102" table:formula="of:=IF(ISBLANK([$TrainingPlan.E66]);&quot;&quot;;[.AA50]-[.Z50])">
            <text:p/>
          </table:table-cell>
          <table:table-cell table:number-columns-repeated="996"/>
        </table:table-row>
        <table:table-row table:style-name="ro2">
          <table:table-cell table:style-name="ce61" table:formula="of:=CONCATENATE(&quot;Wk &quot;;[$TrainingPlan.A67])" office:value-type="string" office:string-value="Wk 48">
            <text:p>Wk 48</text:p>
          </table:table-cell>
          <table:table-cell table:style-name="ce66" table:formula="of:=[$TrainingPlan.B67]" office:value-type="date" office:date-value="2008-11-24">
            <text:p>24-Nov</text:p>
          </table:table-cell>
          <table:table-cell table:style-name="ce70" table:formula="of:=[TrainingPlan.E67]" office:value-type="float" office:value="0">
            <text:p/>
          </table:table-cell>
          <table:table-cell table:style-name="ce75" table:content-validation-name="val7"/>
          <table:table-cell table:style-name="ce80" table:formula="of:=IF(ISBLANK([$TrainingPlan.E67]);&quot;&quot;;VLOOKUP([$TrainingPlan.F67];WeeklyHrsTable;VLOOKUP([$TrainingPlan.E67];[$WorkoutPatterns.A$1:.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VLOOKUP([$TrainingPlan.F67];WeeklyHrsTable;VLOOKUP([$TrainingPlan.E67];[$WorkoutPatterns.A$1:.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VLOOKUP([$TrainingPlan.F67];WeeklyHrsTable;VLOOKUP([$TrainingPlan.E67];[$WorkoutPatterns.A$1:.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VLOOKUP([$TrainingPlan.F67];WeeklyHrsTable;VLOOKUP([$TrainingPlan.E67];[$WorkoutPatterns.A$1:.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VLOOKUP([$TrainingPlan.F67];WeeklyHrsTable;VLOOKUP([$TrainingPlan.E67];[$WorkoutPatterns.A$1:.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VLOOKUP([$TrainingPlan.F67];WeeklyHrsTable;VLOOKUP([$TrainingPlan.E67];[$WorkoutPatterns.A$1:.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102" table:formula="of:=IF(ISBLANK([$TrainingPlan.E67]);&quot;&quot;;[.AA51]-[.Z51])">
            <text:p/>
          </table:table-cell>
          <table:table-cell table:number-columns-repeated="996"/>
        </table:table-row>
        <table:table-row table:style-name="ro2">
          <table:table-cell table:style-name="ce61" table:formula="of:=CONCATENATE(&quot;Wk &quot;;[$TrainingPlan.A68])" office:value-type="string" office:string-value="Wk 49">
            <text:p>Wk 49</text:p>
          </table:table-cell>
          <table:table-cell table:style-name="ce66" table:formula="of:=[$TrainingPlan.B68]" office:value-type="date" office:date-value="2008-12-01">
            <text:p>01-Dec</text:p>
          </table:table-cell>
          <table:table-cell table:style-name="ce70" table:formula="of:=[TrainingPlan.E68]" office:value-type="float" office:value="0">
            <text:p/>
          </table:table-cell>
          <table:table-cell table:style-name="ce75" table:content-validation-name="val7"/>
          <table:table-cell table:style-name="ce80" table:formula="of:=IF(ISBLANK([$TrainingPlan.E68]);&quot;&quot;;VLOOKUP([$TrainingPlan.F68];WeeklyHrsTable;VLOOKUP([$TrainingPlan.E68];[$WorkoutPatterns.A$1:.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VLOOKUP([$TrainingPlan.F68];WeeklyHrsTable;VLOOKUP([$TrainingPlan.E68];[$WorkoutPatterns.A$1:.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VLOOKUP([$TrainingPlan.F68];WeeklyHrsTable;VLOOKUP([$TrainingPlan.E68];[$WorkoutPatterns.A$1:.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VLOOKUP([$TrainingPlan.F68];WeeklyHrsTable;VLOOKUP([$TrainingPlan.E68];[$WorkoutPatterns.A$1:.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VLOOKUP([$TrainingPlan.F68];WeeklyHrsTable;VLOOKUP([$TrainingPlan.E68];[$WorkoutPatterns.A$1:.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VLOOKUP([$TrainingPlan.F68];WeeklyHrsTable;VLOOKUP([$TrainingPlan.E68];[$WorkoutPatterns.A$1:.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102" table:formula="of:=IF(ISBLANK([$TrainingPlan.E68]);&quot;&quot;;[.AA52]-[.Z52])">
            <text:p/>
          </table:table-cell>
          <table:table-cell table:number-columns-repeated="996"/>
        </table:table-row>
        <table:table-row table:style-name="ro2">
          <table:table-cell table:style-name="ce61" table:formula="of:=CONCATENATE(&quot;Wk &quot;;[$TrainingPlan.A69])" office:value-type="string" office:string-value="Wk 50">
            <text:p>Wk 50</text:p>
          </table:table-cell>
          <table:table-cell table:style-name="ce66" table:formula="of:=[$TrainingPlan.B69]" office:value-type="date" office:date-value="2008-12-08">
            <text:p>08-Dec</text:p>
          </table:table-cell>
          <table:table-cell table:style-name="ce70" table:formula="of:=[TrainingPlan.E69]" office:value-type="float" office:value="0">
            <text:p/>
          </table:table-cell>
          <table:table-cell table:style-name="ce75" table:content-validation-name="val7"/>
          <table:table-cell table:style-name="ce80" table:formula="of:=IF(ISBLANK([$TrainingPlan.E69]);&quot;&quot;;VLOOKUP([$TrainingPlan.F69];WeeklyHrsTable;VLOOKUP([$TrainingPlan.E69];[$WorkoutPatterns.A$1:.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VLOOKUP([$TrainingPlan.F69];WeeklyHrsTable;VLOOKUP([$TrainingPlan.E69];[$WorkoutPatterns.A$1:.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VLOOKUP([$TrainingPlan.F69];WeeklyHrsTable;VLOOKUP([$TrainingPlan.E69];[$WorkoutPatterns.A$1:.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VLOOKUP([$TrainingPlan.F69];WeeklyHrsTable;VLOOKUP([$TrainingPlan.E69];[$WorkoutPatterns.A$1:.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VLOOKUP([$TrainingPlan.F69];WeeklyHrsTable;VLOOKUP([$TrainingPlan.E69];[$WorkoutPatterns.A$1:.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VLOOKUP([$TrainingPlan.F69];WeeklyHrsTable;VLOOKUP([$TrainingPlan.E69];[$WorkoutPatterns.A$1:.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102" table:formula="of:=IF(ISBLANK([$TrainingPlan.E69]);&quot;&quot;;[.AA53]-[.Z53])">
            <text:p/>
          </table:table-cell>
          <table:table-cell table:number-columns-repeated="996"/>
        </table:table-row>
        <table:table-row table:style-name="ro2">
          <table:table-cell table:style-name="ce61" table:formula="of:=CONCATENATE(&quot;Wk &quot;;[$TrainingPlan.A70])" office:value-type="string" office:string-value="Wk 51">
            <text:p>Wk 51</text:p>
          </table:table-cell>
          <table:table-cell table:style-name="ce66" table:formula="of:=[$TrainingPlan.B70]" office:value-type="date" office:date-value="2008-12-15">
            <text:p>15-Dec</text:p>
          </table:table-cell>
          <table:table-cell table:style-name="ce70" table:formula="of:=[TrainingPlan.E70]" office:value-type="float" office:value="0">
            <text:p/>
          </table:table-cell>
          <table:table-cell table:style-name="ce75" table:content-validation-name="val7"/>
          <table:table-cell table:style-name="ce80" table:formula="of:=IF(ISBLANK([$TrainingPlan.E70]);&quot;&quot;;VLOOKUP([$TrainingPlan.F70];WeeklyHrsTable;VLOOKUP([$TrainingPlan.E70];[$WorkoutPatterns.A$1:.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VLOOKUP([$TrainingPlan.F70];WeeklyHrsTable;VLOOKUP([$TrainingPlan.E70];[$WorkoutPatterns.A$1:.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VLOOKUP([$TrainingPlan.F70];WeeklyHrsTable;VLOOKUP([$TrainingPlan.E70];[$WorkoutPatterns.A$1:.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VLOOKUP([$TrainingPlan.F70];WeeklyHrsTable;VLOOKUP([$TrainingPlan.E70];[$WorkoutPatterns.A$1:.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VLOOKUP([$TrainingPlan.F70];WeeklyHrsTable;VLOOKUP([$TrainingPlan.E70];[$WorkoutPatterns.A$1:.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VLOOKUP([$TrainingPlan.F70];WeeklyHrsTable;VLOOKUP([$TrainingPlan.E70];[$WorkoutPatterns.A$1:.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102" table:formula="of:=IF(ISBLANK([$TrainingPlan.E70]);&quot;&quot;;[.AA54]-[.Z54])">
            <text:p/>
          </table:table-cell>
          <table:table-cell table:number-columns-repeated="996"/>
        </table:table-row>
        <table:table-row table:style-name="ro2">
          <table:table-cell table:style-name="ce62" table:formula="of:=CONCATENATE(&quot;Wk &quot;;[$TrainingPlan.A71])" office:value-type="string" office:string-value="Wk 52">
            <text:p>Wk 52</text:p>
          </table:table-cell>
          <table:table-cell table:style-name="ce67" table:formula="of:=[$TrainingPlan.B71]" office:value-type="date" office:date-value="2008-12-22">
            <text:p>22-Dec</text:p>
          </table:table-cell>
          <table:table-cell table:style-name="ce71" table:formula="of:=[TrainingPlan.E71]" office:value-type="float" office:value="0">
            <text:p/>
          </table:table-cell>
          <table:table-cell table:style-name="ce76" table:content-validation-name="val7"/>
          <table:table-cell table:style-name="ce81" table:formula="of:=IF(ISBLANK([$TrainingPlan.E71]);&quot;&quot;;VLOOKUP([$TrainingPlan.F71];WeeklyHrsTable;VLOOKUP([$TrainingPlan.E71];[$WorkoutPatterns.A$1:.R$1048576];5;FALSE())+1;FALSE()))">
            <text:p/>
          </table:table-cell>
          <table:table-cell table:style-name="ce84"/>
          <table:table-cell table:style-name="ce87" table:formula="of:=IF(ISBLANK([.D55]);&quot;&quot;;VLOOKUP([.D55];[WorkoutPatternsList.$A$1:.$H$73];2;0))">
            <text:p/>
          </table:table-cell>
          <table:table-cell table:style-name="ce81" table:formula="of:=IF(ISBLANK([$TrainingPlan.E71]);&quot;&quot;;VLOOKUP([$TrainingPlan.F71];WeeklyHrsTable;VLOOKUP([$TrainingPlan.E71];[$WorkoutPatterns.A$1:.R$1048576];7;FALSE())+1;FALSE()))">
            <text:p/>
          </table:table-cell>
          <table:table-cell table:style-name="ce84"/>
          <table:table-cell table:style-name="ce87" table:formula="of:=IF(ISBLANK([.D55]);&quot;&quot;;VLOOKUP([.D55];[WorkoutPatternsList.$A$1:.$H$73];3;0))">
            <text:p/>
          </table:table-cell>
          <table:table-cell table:style-name="ce81" table:formula="of:=IF(ISBLANK([$TrainingPlan.E71]);&quot;&quot;;VLOOKUP([$TrainingPlan.F71];WeeklyHrsTable;VLOOKUP([$TrainingPlan.E71];[$WorkoutPatterns.A$1:.R$1048576];9;FALSE())+1;FALSE()))">
            <text:p/>
          </table:table-cell>
          <table:table-cell table:style-name="ce84"/>
          <table:table-cell table:style-name="ce87" table:formula="of:=IF(ISBLANK([.D55]);&quot;&quot;;VLOOKUP([.D55];[WorkoutPatternsList.$A$1:.$H$73];4;0))">
            <text:p/>
          </table:table-cell>
          <table:table-cell table:style-name="ce92" table:formula="of:=IF(ISBLANK([$TrainingPlan.E71]);&quot;&quot;;VLOOKUP([$TrainingPlan.F71];WeeklyHrsTable;VLOOKUP([$TrainingPlan.E71];[$WorkoutPatterns.A$1:.R$1048576];11;FALSE())+1;FALSE()))">
            <text:p/>
          </table:table-cell>
          <table:table-cell table:style-name="ce84"/>
          <table:table-cell table:style-name="ce87" table:formula="of:=IF(ISBLANK([.D55]);&quot;&quot;;VLOOKUP([.D55];[WorkoutPatternsList.$A$1:.$H$73];5;0))">
            <text:p/>
          </table:table-cell>
          <table:table-cell table:style-name="ce81" table:formula="of:=IF(ISBLANK([$TrainingPlan.E71]);&quot;&quot;;VLOOKUP([$TrainingPlan.F71];WeeklyHrsTable;VLOOKUP([$TrainingPlan.E71];[$WorkoutPatterns.A$1:.R$1048576];13;FALSE())+1;FALSE()))">
            <text:p/>
          </table:table-cell>
          <table:table-cell table:style-name="ce84"/>
          <table:table-cell table:style-name="ce87" table:formula="of:=IF(ISBLANK([.D55]);&quot;&quot;;VLOOKUP([.D55];[WorkoutPatternsList.$A$1:.$H$73];6;0))">
            <text:p/>
          </table:table-cell>
          <table:table-cell table:style-name="ce81" table:formula="of:=IF(ISBLANK([$TrainingPlan.E71]);&quot;&quot;;VLOOKUP([$TrainingPlan.F71];WeeklyHrsTable;VLOOKUP([$TrainingPlan.E71];[$WorkoutPatterns.A$1:.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103" table:formula="of:=IF(ISBLANK([$TrainingPlan.E71]);&quot;&quot;;[.AA55]-[.Z55])">
            <text:p/>
          </table:table-cell>
          <table:table-cell table:number-columns-repeated="996"/>
        </table:table-row>
        <table:table-row table:style-name="ro2">
          <table:table-cell table:number-columns-repeated="25"/>
          <table:table-cell table:formula="of:=SUM([.Z4:.Z55])" office:value-type="float" office:value="119">
            <text:p>119</text:p>
          </table:table-cell>
          <table:table-cell table:formula="of:=SUM([.AA4:.AA55])" office:value-type="float" office:value="0">
            <text:p>0</text:p>
          </table:table-cell>
          <table:table-cell table:formula="of:=SUM([.AB4:.AB55])" office:value-type="float" office:value="-119">
            <text:p>-119</text:p>
          </table:table-cell>
          <table:table-cell table:number-columns-repeated="996"/>
        </table:table-row>
        <table:table-row table:style-name="ro2" table:number-rows-repeated="1048519">
          <table:table-cell table:number-columns-repeated="1024"/>
        </table:table-row>
        <table:table-row table:style-name="ro2">
          <table:table-cell table:number-columns-repeated="1024"/>
        </table:table-row>
        <table:named-expressions/>
      </table:table>
      <table:table table:name="WorkoutPatterns" table:style-name="ta4">
        <office:forms form:automatic-focus="false" form:apply-design-mode="false"/>
        <table:table-column table:style-name="co15" table:default-cell-style-name="ce2"/>
        <table:table-column table:style-name="co16" table:visibility="collapse" table:number-columns-repeated="2" table:default-cell-style-name="Default"/>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4" table:visibility="collapse" table:default-cell-style-name="ce2"/>
        <table:table-column table:style-name="co4" table:default-cell-style-name="ce2"/>
        <table:table-column table:style-name="co17" table:default-cell-style-name="ce2"/>
        <table:table-column table:style-name="co4" table:number-columns-repeated="238" table:default-cell-style-name="ce2"/>
        <table:table-column table:style-name="co4" table:number-columns-repeated="766" table:default-cell-style-name="Default"/>
        <table:table-row table:style-name="ro14">
          <table:table-cell table:style-name="ce104"/>
          <table:table-cell table:style-name="ce113" table:number-columns-repeated="2"/>
          <table:table-cell table:style-name="ce104"/>
          <table:table-cell table:style-name="ce120" office:value-type="string">
            <text:p>Mon</text:p>
          </table:table-cell>
          <table:table-cell table:style-name="ce135"/>
          <table:table-cell table:style-name="ce144" office:value-type="string">
            <text:p>Tue</text:p>
          </table:table-cell>
          <table:table-cell table:style-name="ce135"/>
          <table:table-cell table:style-name="ce144" office:value-type="string">
            <text:p>Wed</text:p>
          </table:table-cell>
          <table:table-cell table:style-name="ce135"/>
          <table:table-cell table:style-name="ce144" office:value-type="string">
            <text:p>Thu</text:p>
          </table:table-cell>
          <table:table-cell table:style-name="ce135"/>
          <table:table-cell table:style-name="ce144" office:value-type="string">
            <text:p>Fri</text:p>
          </table:table-cell>
          <table:table-cell table:style-name="ce135"/>
          <table:table-cell table:style-name="ce144" office:value-type="string">
            <text:p>Sat</text:p>
          </table:table-cell>
          <table:table-cell table:style-name="ce135"/>
          <table:table-cell table:style-name="ce151" office:value-type="string">
            <text:p>Sun</text:p>
          </table:table-cell>
          <table:table-cell table:style-name="ce135"/>
          <table:table-cell table:style-name="ce157" table:number-columns-repeated="1003"/>
          <table:table-cell table:number-columns-repeated="3"/>
        </table:table-row>
        <table:table-row table:style-name="ro7" table:visibility="collapse">
          <table:table-cell table:style-name="ce105"/>
          <table:table-cell table:style-name="ce114" table:number-columns-repeated="2"/>
          <table:table-cell table:style-name="ce105"/>
          <table:table-cell table:style-name="ce121" office:value-type="string">
            <text:p>Mon</text:p>
          </table:table-cell>
          <table:table-cell table:style-name="ce136" office:value-type="string">
            <text:p>Mon</text:p>
          </table:table-cell>
          <table:table-cell table:style-name="ce121" office:value-type="string">
            <text:p>Tue</text:p>
          </table:table-cell>
          <table:table-cell table:style-name="ce136" office:value-type="string">
            <text:p>Tue</text:p>
          </table:table-cell>
          <table:table-cell table:style-name="ce121" office:value-type="string">
            <text:p>Wed</text:p>
          </table:table-cell>
          <table:table-cell table:style-name="ce136" office:value-type="string">
            <text:p>Wed</text:p>
          </table:table-cell>
          <table:table-cell table:style-name="ce121" office:value-type="string">
            <text:p>Thu</text:p>
          </table:table-cell>
          <table:table-cell table:style-name="ce136" office:value-type="string">
            <text:p>Thu</text:p>
          </table:table-cell>
          <table:table-cell table:style-name="ce121" office:value-type="string">
            <text:p>Fri</text:p>
          </table:table-cell>
          <table:table-cell table:style-name="ce136" office:value-type="string">
            <text:p>Fri</text:p>
          </table:table-cell>
          <table:table-cell table:style-name="ce121" office:value-type="string">
            <text:p>Sat</text:p>
          </table:table-cell>
          <table:table-cell table:style-name="ce136" office:value-type="string">
            <text:p>Sat</text:p>
          </table:table-cell>
          <table:table-cell table:style-name="ce121" office:value-type="string">
            <text:p>Sun</text:p>
          </table:table-cell>
          <table:table-cell table:style-name="ce143" office:value-type="string">
            <text:p>Sun</text:p>
          </table:table-cell>
          <table:table-cell/>
          <table:table-cell table:style-name="ce119" office:value-type="string">
            <text:p>VolumeWgt</text:p>
          </table:table-cell>
          <table:table-cell table:style-name="ce119" office:value-type="float" office:value="4">
            <text:p>4</text:p>
          </table:table-cell>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06"/>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ce119" office:value-type="string">
            <text:p>IntensityWgt</text:p>
          </table:table-cell>
          <table:table-cell table:style-name="ce119" office:value-type="float" office:value="1">
            <text:p>1</text:p>
          </table:table-cell>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formula="of:=VolWgt*[.B4]" office:value-type="float" office:value="16">
            <text:p>16</text:p>
          </table:table-cell>
          <table:table-cell table:style-name="ce138"/>
          <table:table-cell table:style-name="ce123"/>
          <table:table-cell table:style-name="ce138"/>
          <table:table-cell table:style-name="ce123"/>
          <table:table-cell table:style-name="ce138"/>
          <table:table-cell table:style-name="ce123" table:formula="of:=VolWgt*[.B4]" office:value-type="float" office:value="16">
            <text:p>16</text:p>
          </table:table-cell>
          <table:table-cell table:style-name="ce138"/>
          <table:table-cell table:number-columns-repeated="1006"/>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style-name="ce106"/>
          <table:table-cell table:style-name="ce124"/>
          <table:table-cell table:style-name="ce139"/>
          <table:table-cell table:style-name="ce124"/>
          <table:table-cell table:style-name="ce147"/>
          <table:table-cell table:style-name="ce124"/>
          <table:table-cell table:style-name="ce139" table:formula="of:=IntWgt*[.C5]" office:value-type="float" office:value="2">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number-columns-repeated="1006"/>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style-name="ce106"/>
          <table:table-cell table:style-name="ce125"/>
          <table:table-cell table:style-name="ce140"/>
          <table:table-cell table:style-name="ce125" table:formula="of:=VolWgt*[.B6]" office:value-type="float" office:value="8">
            <text:p>8</text:p>
          </table:table-cell>
          <table:table-cell table:style-name="ce148" table:formula="of:=IntWgt*[.C6]" office:value-type="float" office:value="3">
            <text:p>3</text:p>
          </table:table-cell>
          <table:table-cell table:style-name="ce125" table:formula="of:=VolWgt*[.B6]" office:value-type="float" office:value="8">
            <text:p>8</text:p>
          </table:table-cell>
          <table:table-cell table:style-name="ce140"/>
          <table:table-cell table:style-name="ce125"/>
          <table:table-cell table:style-name="ce140" table:formula="of:=IntWgt*[.C6]" office:value-type="float" office:value="3">
            <text:p>3</text:p>
          </table:table-cell>
          <table:table-cell table:style-name="ce125"/>
          <table:table-cell table:style-name="ce140"/>
          <table:table-cell table:style-name="ce125" table:formula="of:=VolWgt*[.B6]" office:value-type="float" office:value="8">
            <text:p>8</text:p>
          </table:table-cell>
          <table:table-cell table:style-name="ce140" table:formula="of:=IntWgt*[.C6]" office:value-type="float" office:value="3">
            <text:p>3</text:p>
          </table:table-cell>
          <table:table-cell table:style-name="ce125"/>
          <table:table-cell table:style-name="ce140" table:formula="of:=IntWgt*[.C6]" office:value-type="float" office:value="3">
            <text:p>3</text:p>
          </table:table-cell>
          <table:table-cell table:number-columns-repeated="1006"/>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style-name="ce106"/>
          <table:table-cell table:style-name="ce126" table:formula="of:=VolWgt*[.B7]" office:value-type="float" office:value="4">
            <text:p>4</text:p>
          </table:table-cell>
          <table:table-cell table:style-name="ce141" table:formula="of:=IntWgt*[.C7]"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formula="of:=VolWgt*[.B7]" office:value-type="float" office:value="4">
            <text:p>4</text:p>
          </table:table-cell>
          <table:table-cell table:style-name="ce141" table:formula="of:=IntWgt*[.C7]" office:value-type="float" office:value="4">
            <text:p>4</text:p>
          </table:table-cell>
          <table:table-cell table:style-name="ce126"/>
          <table:table-cell table:style-name="ce141"/>
          <table:table-cell table:style-name="ce126"/>
          <table:table-cell table:style-name="ce141"/>
          <table:table-cell table:number-columns-repeated="1006"/>
        </table:table-row>
        <table:table-row table:style-name="ro2" table:visibility="collapse">
          <table:table-cell table:style-name="ce106"/>
          <table:table-cell table:style-name="ce115" table:number-columns-repeated="2"/>
          <table:table-cell table:style-name="ce106"/>
          <table:table-cell table:style-name="ce127" table:formula="of:=SUM([.E4:.F7])" office:value-type="float" office:value="8">
            <text:p>8</text:p>
          </table:table-cell>
          <table:table-cell table:style-name="ce115"/>
          <table:table-cell table:style-name="ce127" table:formula="of:=SUM([.G4:.H7])" office:value-type="float" office:value="11">
            <text:p>11</text:p>
          </table:table-cell>
          <table:table-cell table:style-name="ce115"/>
          <table:table-cell table:style-name="ce127" table:formula="of:=SUM([.I4:.J7])" office:value-type="float" office:value="10">
            <text:p>10</text:p>
          </table:table-cell>
          <table:table-cell table:style-name="ce115"/>
          <table:table-cell table:style-name="ce127" table:formula="of:=SUM([.K4:.L7])" office:value-type="float" office:value="19">
            <text:p>19</text:p>
          </table:table-cell>
          <table:table-cell table:style-name="ce115"/>
          <table:table-cell table:style-name="ce127" table:formula="of:=SUM([.M4:.N7])" office:value-type="float" office:value="8">
            <text:p>8</text:p>
          </table:table-cell>
          <table:table-cell table:style-name="ce115"/>
          <table:table-cell table:style-name="ce127" table:formula="of:=SUM([.O4:.P7])" office:value-type="float" office:value="11">
            <text:p>11</text:p>
          </table:table-cell>
          <table:table-cell table:style-name="ce115"/>
          <table:table-cell table:style-name="ce127" table:formula="of:=SUM([.Q4:.R7])" office:value-type="float" office:value="19">
            <text:p>19</text:p>
          </table:table-cell>
          <table:table-cell table:style-name="ce155"/>
          <table:table-cell table:number-columns-repeated="1006"/>
        </table:table-row>
        <table:table-row table:style-name="ro2" table:visibility="collapse">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6"/>
        </table:table-row>
        <table:table-row table:style-name="ro2" table:visibility="collapse">
          <table:table-cell table:style-name="ce107" office:value-type="string">
            <text:p>Prep</text:p>
          </table:table-cell>
          <table:table-cell table:style-name="ce115" table:number-columns-repeated="2"/>
          <table:table-cell table:style-name="ce107"/>
          <table:table-cell table:style-name="ce129" office:value-type="float" office:value="7">
            <text:p>7</text:p>
          </table:table-cell>
          <table:table-cell table:style-name="ce142"/>
          <table:table-cell table:style-name="ce129" office:value-type="float" office:value="4">
            <text:p>4</text:p>
          </table:table-cell>
          <table:table-cell table:style-name="ce150"/>
          <table:table-cell table:style-name="ce129" office:value-type="float" office:value="5">
            <text:p>5</text:p>
          </table:table-cell>
          <table:table-cell table:style-name="ce150"/>
          <table:table-cell table:style-name="ce129" office:value-type="float" office:value="2">
            <text:p>2</text:p>
          </table:table-cell>
          <table:table-cell table:style-name="ce142"/>
          <table:table-cell table:style-name="ce129" office:value-type="float" office:value="6">
            <text:p>6</text:p>
          </table:table-cell>
          <table:table-cell table:style-name="ce142"/>
          <table:table-cell table:style-name="ce129" office:value-type="float" office:value="3">
            <text:p>3</text:p>
          </table:table-cell>
          <table:table-cell table:style-name="ce142"/>
          <table:table-cell table:style-name="ce129" office:value-type="float" office:value="1">
            <text:p>1</text:p>
          </table:table-cell>
          <table:table-cell table:style-name="ce156"/>
          <table:table-cell table:number-columns-repeated="1006"/>
        </table:table-row>
        <table:table-row table:style-name="ro2">
          <table:table-cell table:style-name="ce108" office:value-type="string">
            <text:p>Prep</text:p>
          </table:table-cell>
          <table:table-cell table:style-name="ce116" table:number-columns-repeated="2"/>
          <table:table-cell table:formula="of:=[.A$11]&amp;&quot;: &quot;&amp;[.E11]&amp;&quot;-&quot;&amp;[.G11]&amp;&quot;-&quot;&amp;[.I11]&amp;&quot;-&quot;&amp;[.K11]&amp;&quot;-&quot;&amp;[.M11]&amp;&quot;-&quot;&amp;[.O11]&amp;&quot;-&quot;&amp;[.Q11]" office:value-type="string" office:string-value="Prep: OFF-E2-S1-E2-OFF-E2-E2">
            <text:p>Prep: OFF-E2-S1-E2-OFF-E2-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2</text:p>
          </table:table-cell>
          <table:table-cell table:style-name="ce130"/>
          <table:table-cell table:style-name="ce130" office:value-type="string">
            <text:p>OFF</text:p>
          </table:table-cell>
          <table:table-cell table:style-name="ce130"/>
          <table:table-cell table:style-name="ce130" office:value-type="string">
            <text:p>E2</text:p>
          </table:table-cell>
          <table:table-cell table:style-name="ce130"/>
          <table:table-cell table:style-name="ce152" office:value-type="string">
            <text:p>E2</text:p>
          </table:table-cell>
          <table:table-cell table:style-name="ce154"/>
          <table:table-cell/>
          <table:table-cell table:style-name="Default"/>
          <table:table-cell table:number-columns-repeated="1004"/>
        </table:table-row>
        <table:table-row table:style-name="ro2">
          <table:table-cell table:style-name="ce109" office:value-type="string">
            <text:p>Workouts</text:p>
          </table:table-cell>
          <table:table-cell table:style-name="ce117" table:number-columns-repeated="2"/>
          <table:table-cell table:formula="of:=[.A$11]&amp;&quot;: &quot;&amp;[.E12]&amp;&quot;-&quot;&amp;[.G12]&amp;&quot;-&quot;&amp;[.I12]&amp;&quot;-&quot;&amp;[.K12]&amp;&quot;-&quot;&amp;[.M12]&amp;&quot;-&quot;&amp;[.O12]&amp;&quot;-&quot;&amp;[.Q12]" office:value-type="string" office:string-value="Prep: E1----E1--">
            <text:p>Prep: E1----E1--</text:p>
          </table:table-cell>
          <table:table-cell table:style-name="ce131" office:value-type="string">
            <text:p>E1</text:p>
          </table:table-cell>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office:value-type="string">
            <text:p>E1</text:p>
          </table:table-cell>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024"/>
        </table:table-row>
        <table:table-row table:style-name="ro14" table:visibility="collapse">
          <table:table-cell table:style-name="ce105"/>
          <table:table-cell table:style-name="ce114" table:number-columns-repeated="2"/>
          <table:table-cell table:style-name="ce105"/>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ce119" table:number-columns-repeated="2"/>
          <table:table-cell table:style-name="ce158"/>
          <table:table-cell table:style-name="Default"/>
          <table:table-cell table:number-columns-repeated="1001"/>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06"/>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ce119" table:number-columns-repeated="2"/>
          <table:table-cell table:style-name="ce159" office:value-type="string">
            <text:p>VolumeWgt</text:p>
          </table:table-cell>
          <table:table-cell table:style-name="ce160" office:value-type="float" office:value="4">
            <text:p>4</text:p>
          </table:table-cell>
          <table:table-cell table:number-columns-repeated="1001"/>
        </table:table-row>
        <table:table-row table:style-name="ro7"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style-name="ce106"/>
          <table:table-cell table:style-name="ce123"/>
          <table:table-cell table:style-name="ce138"/>
          <table:table-cell table:style-name="ce123"/>
          <table:table-cell table:style-name="ce146"/>
          <table:table-cell table:style-name="ce123" table:formula="of:=VolWgt*[.B16]" office:value-type="float" office:value="16">
            <text:p>16</text:p>
          </table:table-cell>
          <table:table-cell table:style-name="ce138"/>
          <table:table-cell table:style-name="ce123"/>
          <table:table-cell table:style-name="ce138"/>
          <table:table-cell table:style-name="ce123"/>
          <table:table-cell table:style-name="ce138"/>
          <table:table-cell table:style-name="ce123" table:formula="of:=VolWgt*[.B16]" office:value-type="float" office:value="16">
            <text:p>16</text:p>
          </table:table-cell>
          <table:table-cell table:style-name="ce138"/>
          <table:table-cell table:style-name="ce123"/>
          <table:table-cell table:style-name="ce138"/>
          <table:table-cell table:number-columns-repeated="3"/>
          <table:table-cell table:style-name="ce159" office:value-type="string">
            <text:p>IntensityWgt</text:p>
          </table:table-cell>
          <table:table-cell table:style-name="ce160" office:value-type="float" office:value="1">
            <text:p>1</text:p>
          </table:table-cell>
          <table:table-cell table:number-columns-repeated="1001"/>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style-name="ce106"/>
          <table:table-cell table:style-name="ce124"/>
          <table:table-cell table:style-name="ce139"/>
          <table:table-cell table:style-name="ce124"/>
          <table:table-cell table:style-name="ce147"/>
          <table:table-cell table:style-name="ce124"/>
          <table:table-cell table:style-name="ce139"/>
          <table:table-cell table:style-name="ce124" table:formula="of:=VolWgt*[.B17]" office:value-type="float" office:value="12">
            <text:p>12</text:p>
          </table:table-cell>
          <table:table-cell table:style-name="ce139"/>
          <table:table-cell table:style-name="ce124"/>
          <table:table-cell table:style-name="ce139" table:formula="of:=IntWgt*[.C17]" office:value-type="float" office:value="2">
            <text:p>2</text:p>
          </table:table-cell>
          <table:table-cell table:style-name="ce124"/>
          <table:table-cell table:style-name="ce139"/>
          <table:table-cell table:style-name="ce124" table:formula="of:=VolWgt*[.B17]" office:value-type="float" office:value="12">
            <text:p>12</text:p>
          </table:table-cell>
          <table:table-cell table:style-name="ce139"/>
          <table:table-cell table:number-columns-repeated="3"/>
          <table:table-cell table:style-name="Default" table:number-columns-repeated="2"/>
          <table:table-cell table:number-columns-repeated="1001"/>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style-name="ce106"/>
          <table:table-cell table:style-name="ce125"/>
          <table:table-cell table:style-name="ce140"/>
          <table:table-cell table:style-name="ce125" table:formula="of:=VolWgt*[.B18]" office:value-type="float" office:value="8">
            <text:p>8</text:p>
          </table:table-cell>
          <table:table-cell table:style-name="ce148" table:formula="of:=IntWgt*[.C18]" office:value-type="float" office:value="3">
            <text:p>3</text:p>
          </table:table-cell>
          <table:table-cell table:style-name="ce125"/>
          <table:table-cell table:style-name="ce140" table:formula="of:=IntWgt*[.C18]" office:value-type="float" office:value="3">
            <text:p>3</text:p>
          </table:table-cell>
          <table:table-cell table:style-name="ce125"/>
          <table:table-cell table:style-name="ce140" table:formula="of:=IntWgt*[.C18]" office:value-type="float" office:value="3">
            <text:p>3</text:p>
          </table:table-cell>
          <table:table-cell table:style-name="ce125" table:formula="of:=VolWgt*[.B18]" office:value-type="float" office:value="8">
            <text:p>8</text:p>
          </table:table-cell>
          <table:table-cell table:style-name="ce140"/>
          <table:table-cell table:style-name="ce125"/>
          <table:table-cell table:style-name="ce140" table:formula="of:=IntWgt*[.C18]" office:value-type="float" office:value="3">
            <text:p>3</text:p>
          </table:table-cell>
          <table:table-cell table:style-name="ce125"/>
          <table:table-cell table:style-name="ce140" table:formula="of:=IntWgt*[.C18]" office:value-type="float" office:value="3">
            <text:p>3</text:p>
          </table:table-cell>
          <table:table-cell table:number-columns-repeated="1006"/>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style-name="ce106"/>
          <table:table-cell table:style-name="ce126" table:formula="of:=VolWgt*[.B19]" office:value-type="float" office:value="4">
            <text:p>4</text:p>
          </table:table-cell>
          <table:table-cell table:style-name="ce141" table:formula="of:=IntWgt*[.C19]"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number-columns-repeated="1006"/>
        </table:table-row>
        <table:table-row table:style-name="ro2" table:visibility="collapse">
          <table:table-cell table:style-name="ce106"/>
          <table:table-cell table:style-name="ce115" table:number-columns-repeated="2"/>
          <table:table-cell table:style-name="ce106"/>
          <table:table-cell table:style-name="ce127" table:formula="of:=SUM([.E16:.F19])" office:value-type="float" office:value="8">
            <text:p>8</text:p>
          </table:table-cell>
          <table:table-cell table:style-name="ce115"/>
          <table:table-cell table:style-name="ce127" table:formula="of:=SUM([.G16:.H19])" office:value-type="float" office:value="11">
            <text:p>11</text:p>
          </table:table-cell>
          <table:table-cell table:style-name="ce115"/>
          <table:table-cell table:style-name="ce127" table:formula="of:=SUM([.I16:.J19])" office:value-type="float" office:value="19">
            <text:p>19</text:p>
          </table:table-cell>
          <table:table-cell table:style-name="ce115"/>
          <table:table-cell table:style-name="ce127" table:formula="of:=SUM([.K16:.L19])" office:value-type="float" office:value="15">
            <text:p>15</text:p>
          </table:table-cell>
          <table:table-cell table:style-name="ce115"/>
          <table:table-cell table:style-name="ce127" table:formula="of:=SUM([.M16:.N19])" office:value-type="float" office:value="10">
            <text:p>10</text:p>
          </table:table-cell>
          <table:table-cell table:style-name="ce115"/>
          <table:table-cell table:style-name="ce127" table:formula="of:=SUM([.O16:.P19])" office:value-type="float" office:value="19">
            <text:p>19</text:p>
          </table:table-cell>
          <table:table-cell table:style-name="ce115"/>
          <table:table-cell table:style-name="ce127" table:formula="of:=SUM([.Q16:.R19])" office:value-type="float" office:value="15">
            <text:p>15</text:p>
          </table:table-cell>
          <table:table-cell table:style-name="ce155"/>
          <table:table-cell table:number-columns-repeated="1006"/>
        </table:table-row>
        <table:table-row table:style-name="ro2" table:visibility="collapse">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6"/>
        </table:table-row>
        <table:table-row table:style-name="ro2" table:visibility="collapse">
          <table:table-cell table:style-name="ce107" office:value-type="string">
            <text:p>Base 1Wk1</text:p>
          </table:table-cell>
          <table:table-cell table:style-name="ce115" table:number-columns-repeated="2"/>
          <table:table-cell table:style-name="ce107"/>
          <table:table-cell table:style-name="ce133" office:value-type="float" office:value="7">
            <text:p>7</text:p>
          </table:table-cell>
          <table:table-cell table:style-name="ce115"/>
          <table:table-cell table:style-name="ce133" office:value-type="float" office:value="5">
            <text:p>5</text:p>
          </table:table-cell>
          <table:table-cell table:style-name="ce128"/>
          <table:table-cell table:style-name="ce133" office:value-type="float" office:value="3">
            <text:p>3</text:p>
          </table:table-cell>
          <table:table-cell table:style-name="ce128"/>
          <table:table-cell table:style-name="ce133" office:value-type="float" office:value="4">
            <text:p>4</text:p>
          </table:table-cell>
          <table:table-cell table:style-name="ce115"/>
          <table:table-cell table:style-name="ce133" office:value-type="float" office:value="6">
            <text:p>6</text:p>
          </table:table-cell>
          <table:table-cell table:style-name="ce115"/>
          <table:table-cell table:style-name="ce133" office:value-type="float" office:value="1">
            <text:p>1</text:p>
          </table:table-cell>
          <table:table-cell table:style-name="ce115"/>
          <table:table-cell table:style-name="ce133" office:value-type="float" office:value="2">
            <text:p>2</text:p>
          </table:table-cell>
          <table:table-cell table:style-name="ce155"/>
          <table:table-cell table:number-columns-repeated="1006"/>
        </table:table-row>
        <table:table-row table:style-name="ro2" table:visibility="collapse">
          <table:table-cell table:style-name="ce107" office:value-type="string">
            <text:p>Base 1Wk2</text:p>
          </table:table-cell>
          <table:table-cell table:style-name="ce115" table:number-columns-repeated="2"/>
          <table:table-cell table:style-name="ce107"/>
          <table:table-cell table:style-name="ce133" office:value-type="float" office:value="7">
            <text:p>7</text:p>
          </table:table-cell>
          <table:table-cell table:style-name="ce115"/>
          <table:table-cell table:style-name="ce133" office:value-type="float" office:value="5">
            <text:p>5</text:p>
          </table:table-cell>
          <table:table-cell table:style-name="ce128"/>
          <table:table-cell table:style-name="ce133" office:value-type="float" office:value="3">
            <text:p>3</text:p>
          </table:table-cell>
          <table:table-cell table:style-name="ce128"/>
          <table:table-cell table:style-name="ce133" office:value-type="float" office:value="4">
            <text:p>4</text:p>
          </table:table-cell>
          <table:table-cell table:style-name="ce115"/>
          <table:table-cell table:style-name="ce133" office:value-type="float" office:value="6">
            <text:p>6</text:p>
          </table:table-cell>
          <table:table-cell table:style-name="ce115"/>
          <table:table-cell table:style-name="ce133" office:value-type="float" office:value="1">
            <text:p>1</text:p>
          </table:table-cell>
          <table:table-cell table:style-name="ce115"/>
          <table:table-cell table:style-name="ce133" office:value-type="float" office:value="2">
            <text:p>2</text:p>
          </table:table-cell>
          <table:table-cell table:style-name="ce155"/>
          <table:table-cell table:number-columns-repeated="1006"/>
        </table:table-row>
        <table:table-row table:style-name="ro2" table:visibility="collapse">
          <table:table-cell table:style-name="ce107" office:value-type="string">
            <text:p>Base 1Wk3</text:p>
          </table:table-cell>
          <table:table-cell table:style-name="ce115" table:number-columns-repeated="2"/>
          <table:table-cell table:style-name="ce107"/>
          <table:table-cell table:style-name="ce133" office:value-type="float" office:value="7">
            <text:p>7</text:p>
          </table:table-cell>
          <table:table-cell table:style-name="ce115"/>
          <table:table-cell table:style-name="ce133" office:value-type="float" office:value="5">
            <text:p>5</text:p>
          </table:table-cell>
          <table:table-cell table:style-name="ce128"/>
          <table:table-cell table:style-name="ce133" office:value-type="float" office:value="3">
            <text:p>3</text:p>
          </table:table-cell>
          <table:table-cell table:style-name="ce128"/>
          <table:table-cell table:style-name="ce133" office:value-type="float" office:value="4">
            <text:p>4</text:p>
          </table:table-cell>
          <table:table-cell table:style-name="ce115"/>
          <table:table-cell table:style-name="ce133" office:value-type="float" office:value="6">
            <text:p>6</text:p>
          </table:table-cell>
          <table:table-cell table:style-name="ce115"/>
          <table:table-cell table:style-name="ce133" office:value-type="float" office:value="1">
            <text:p>1</text:p>
          </table:table-cell>
          <table:table-cell table:style-name="ce115"/>
          <table:table-cell table:style-name="ce133" office:value-type="float" office:value="2">
            <text:p>2</text:p>
          </table:table-cell>
          <table:table-cell table:style-name="ce155"/>
          <table:table-cell table:number-columns-repeated="1006"/>
        </table:table-row>
        <table:table-row table:style-name="ro2">
          <table:table-cell table:style-name="ce108" office:value-type="string">
            <text:p>Base 1</text:p>
          </table:table-cell>
          <table:table-cell table:style-name="ce116" table:number-columns-repeated="2"/>
          <table:table-cell table:formula="of:=[.A$25]&amp;&quot;: &quot;&amp;[.E25]&amp;&quot;-&quot;&amp;[.G25]&amp;&quot;-&quot;&amp;[.I25]&amp;&quot;-&quot;&amp;[.K25]&amp;&quot;-&quot;&amp;[.M25]&amp;&quot;-&quot;&amp;[.O25]&amp;&quot;-&quot;&amp;[.Q25]" office:value-type="string" office:string-value="Base 1: OFF-E2-E2-E2-S1-E2-E2">
            <text:p>Base 1: OFF-E2-E2-E2-S1-E2-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2</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09" office:value-type="string">
            <text:p>Workouts</text:p>
          </table:table-cell>
          <table:table-cell table:style-name="ce117" table:number-columns-repeated="2"/>
          <table:table-cell table:formula="of:=[.A$25]&amp;&quot;: &quot;&amp;[.E26]&amp;&quot;-&quot;&amp;[.G26]&amp;&quot;-&quot;&amp;[.I26]&amp;&quot;-&quot;&amp;[.K26]&amp;&quot;-&quot;&amp;[.M26]&amp;&quot;-&quot;&amp;[.O26]&amp;&quot;-&quot;&amp;[.Q26]" office:value-type="string" office:string-value="Base 1: E1----S2--">
            <text:p>Base 1: E1----S2--</text:p>
          </table:table-cell>
          <table:table-cell table:style-name="ce131" office:value-type="string">
            <text:p>E1</text:p>
          </table:table-cell>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office:value-type="string">
            <text:p>S2</text:p>
          </table:table-cell>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024"/>
        </table:table-row>
        <table:table-row table:style-name="ro2" table:visibility="collapse">
          <table:table-cell table:style-name="ce105"/>
          <table:table-cell table:style-name="ce114" table:number-columns-repeated="2"/>
          <table:table-cell table:style-name="ce105"/>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ce119" table:number-columns-repeated="2"/>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06"/>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ce119" table:number-columns-repeated="2"/>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30]" office:value-type="float" office:value="1">
            <text:p>1</text:p>
          </table:table-cell>
          <table:table-cell table:style-name="ce123"/>
          <table:table-cell table:style-name="ce138"/>
          <table:table-cell table:style-name="ce123"/>
          <table:table-cell table:style-name="ce138"/>
          <table:table-cell table:style-name="ce123" table:formula="of:=VolWgt*[.B30]" office:value-type="float" office:value="16">
            <text:p>16</text:p>
          </table:table-cell>
          <table:table-cell table:style-name="ce138"/>
          <table:table-cell table:number-columns-repeated="1006"/>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style-name="ce106"/>
          <table:table-cell table:style-name="ce124"/>
          <table:table-cell table:style-name="ce139"/>
          <table:table-cell table:style-name="ce124"/>
          <table:table-cell table:style-name="ce147"/>
          <table:table-cell table:style-name="ce124" table:formula="of:=VolWgt*[.B31]" office:value-type="float" office:value="12">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32]" office:value-type="float" office:value="3">
            <text:p>3</text:p>
          </table:table-cell>
          <table:table-cell table:style-name="ce124"/>
          <table:table-cell table:style-name="ce139"/>
          <table:table-cell table:number-columns-repeated="1006"/>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style-name="ce106"/>
          <table:table-cell table:style-name="ce125"/>
          <table:table-cell table:style-name="ce140"/>
          <table:table-cell table:style-name="ce125" table:formula="of:=VolWgt*[.B32]" office:value-type="float" office:value="8">
            <text:p>8</text:p>
          </table:table-cell>
          <table:table-cell table:style-name="ce148" table:formula="of:=IntWgt*[.C32]" office:value-type="float" office:value="3">
            <text:p>3</text:p>
          </table:table-cell>
          <table:table-cell table:style-name="ce125"/>
          <table:table-cell table:style-name="ce140" table:formula="of:=IntWgt*[.C32]" office:value-type="float" office:value="3">
            <text:p>3</text:p>
          </table:table-cell>
          <table:table-cell table:style-name="ce125" table:formula="of:=VolWgt*[.B32]" office:value-type="float" office:value="8">
            <text:p>8</text:p>
          </table:table-cell>
          <table:table-cell table:style-name="ce140"/>
          <table:table-cell table:style-name="ce125" table:formula="of:=VolWgt*[.B32]" office:value-type="float" office:value="8">
            <text:p>8</text:p>
          </table:table-cell>
          <table:table-cell table:style-name="ce140"/>
          <table:table-cell table:style-name="ce125" table:formula="of:=VolWgt*[.B32]" office:value-type="float" office:value="8">
            <text:p>8</text:p>
          </table:table-cell>
          <table:table-cell table:style-name="ce140"/>
          <table:table-cell table:style-name="ce125"/>
          <table:table-cell table:style-name="ce140" table:formula="of:=IntWgt*[.C32]" office:value-type="float" office:value="3">
            <text:p>3</text:p>
          </table:table-cell>
          <table:table-cell table:number-columns-repeated="1006"/>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style-name="ce106"/>
          <table:table-cell table:style-name="ce126" table:formula="of:=VolWgt*[.B33]" office:value-type="float" office:value="4">
            <text:p>4</text:p>
          </table:table-cell>
          <table:table-cell table:style-name="ce141" table:formula="of:=IntWgt*[.C33]"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33]" office:value-type="float" office:value="4">
            <text:p>4</text:p>
          </table:table-cell>
          <table:table-cell table:style-name="ce126"/>
          <table:table-cell table:style-name="ce141"/>
          <table:table-cell table:style-name="ce126"/>
          <table:table-cell table:style-name="ce141"/>
          <table:table-cell table:number-columns-repeated="1006"/>
        </table:table-row>
        <table:table-row table:style-name="ro2" table:visibility="collapse">
          <table:table-cell table:style-name="ce106"/>
          <table:table-cell table:style-name="ce115" table:number-columns-repeated="2"/>
          <table:table-cell table:style-name="ce106"/>
          <table:table-cell table:style-name="ce127" table:formula="of:=SUM([.E30:.F33])" office:value-type="float" office:value="8">
            <text:p>8</text:p>
          </table:table-cell>
          <table:table-cell table:style-name="ce115"/>
          <table:table-cell table:style-name="ce127" table:formula="of:=SUM([.G30:.H33])" office:value-type="float" office:value="11">
            <text:p>11</text:p>
          </table:table-cell>
          <table:table-cell table:style-name="ce115"/>
          <table:table-cell table:style-name="ce127" table:formula="of:=SUM([.I30:.J33])" office:value-type="float" office:value="15">
            <text:p>15</text:p>
          </table:table-cell>
          <table:table-cell table:style-name="ce115"/>
          <table:table-cell table:style-name="ce127" table:formula="of:=SUM([.K30:.L33])" office:value-type="float" office:value="9">
            <text:p>9</text:p>
          </table:table-cell>
          <table:table-cell table:style-name="ce115"/>
          <table:table-cell table:style-name="ce127" table:formula="of:=SUM([.M30:.N33])" office:value-type="float" office:value="12">
            <text:p>12</text:p>
          </table:table-cell>
          <table:table-cell table:style-name="ce115"/>
          <table:table-cell table:style-name="ce127" table:formula="of:=SUM([.O30:.P33])" office:value-type="float" office:value="11">
            <text:p>11</text:p>
          </table:table-cell>
          <table:table-cell table:style-name="ce115"/>
          <table:table-cell table:style-name="ce127" table:formula="of:=SUM([.Q30:.R33])" office:value-type="float" office:value="19">
            <text:p>19</text:p>
          </table:table-cell>
          <table:table-cell table:style-name="ce155"/>
          <table:table-cell table:number-columns-repeated="1006"/>
        </table:table-row>
        <table:table-row table:style-name="ro2" table:visibility="collapse">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6"/>
        </table:table-row>
        <table:table-row table:style-name="ro2" table:visibility="collapse">
          <table:table-cell table:style-name="ce107" office:value-type="string">
            <text:p>Base 1Rest</text:p>
          </table:table-cell>
          <table:table-cell table:style-name="ce115" table:number-columns-repeated="2"/>
          <table:table-cell table:style-name="ce107"/>
          <table:table-cell table:style-name="ce133" office:value-type="float" office:value="7">
            <text:p>7</text:p>
          </table:table-cell>
          <table:table-cell table:style-name="ce115"/>
          <table:table-cell table:style-name="ce133" office:value-type="float" office:value="5">
            <text:p>5</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3">
            <text:p>3</text:p>
          </table:table-cell>
          <table:table-cell table:style-name="ce115"/>
          <table:table-cell table:style-name="ce133" office:value-type="float" office:value="4">
            <text:p>4</text:p>
          </table:table-cell>
          <table:table-cell table:style-name="ce115"/>
          <table:table-cell table:style-name="ce133" office:value-type="float" office:value="1">
            <text:p>1</text:p>
          </table:table-cell>
          <table:table-cell table:style-name="ce155"/>
          <table:table-cell table:number-columns-repeated="1006"/>
        </table:table-row>
        <table:table-row table:style-name="ro2">
          <table:table-cell table:style-name="ce108" office:value-type="string">
            <text:p>Base 1Rest</text:p>
          </table:table-cell>
          <table:table-cell table:style-name="ce116" table:number-columns-repeated="2"/>
          <table:table-cell table:formula="of:=[.A$37]&amp;&quot;: &quot;&amp;[.E37]&amp;&quot;-&quot;&amp;[.G37]&amp;&quot;-&quot;&amp;[.I37]&amp;&quot;-&quot;&amp;[.K37]&amp;&quot;-&quot;&amp;[.M37]&amp;&quot;-&quot;&amp;[.O37]&amp;&quot;-&quot;&amp;[.Q37]" office:value-type="string" office:string-value="Base 1Rest: OFF-E2-E2-S1-E1-T1-E2">
            <text:p>Base 1Rest: OFF-E2-E2-S1-E1-T1-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1</text:p>
          </table:table-cell>
          <table:table-cell table:style-name="ce130"/>
          <table:table-cell table:style-name="ce130" office:value-type="string">
            <text:p>T1</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37]&amp;&quot;: &quot;&amp;[.E38]&amp;&quot;-&quot;&amp;[.G38]&amp;&quot;-&quot;&amp;[.I38]&amp;&quot;-&quot;&amp;[.K38]&amp;&quot;-&quot;&amp;[.M38]&amp;&quot;-&quot;&amp;[.O38]&amp;&quot;-&quot;&amp;[.Q38]" office:value-type="string" office:string-value="Base 1Rest: E1---S2---">
            <text:p>Base 1Rest: E1---S2---</text:p>
          </table:table-cell>
          <table:table-cell table:style-name="ce134" office:value-type="string">
            <text:p>E1</text:p>
          </table:table-cell>
          <table:table-cell table:style-name="ce134"/>
          <table:table-cell table:style-name="ce134"/>
          <table:table-cell table:style-name="ce134"/>
          <table:table-cell table:style-name="ce134"/>
          <table:table-cell table:style-name="ce134"/>
          <table:table-cell table:style-name="ce134" office:value-type="string">
            <text:p>S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37]&amp;&quot;: &quot;&amp;[.E39]&amp;&quot;-&quot;&amp;[.G39]&amp;&quot;-&quot;&amp;[.I39]&amp;&quot;-&quot;&amp;[.K39]&amp;&quot;-&quot;&amp;[.M39]&amp;&quot;-&quot;&amp;[.O39]&amp;&quot;-&quot;&amp;[.Q39]" office:value-type="string" office:string-value="Base 1Rest: S4---S3---">
            <text:p>Base 1Rest: S4---S3---</text:p>
          </table:table-cell>
          <table:table-cell table:style-name="ce134" office:value-type="string">
            <text:p>S4</text:p>
          </table:table-cell>
          <table:table-cell table:style-name="ce134"/>
          <table:table-cell table:style-name="ce134"/>
          <table:table-cell table:style-name="ce134"/>
          <table:table-cell table:style-name="ce134"/>
          <table:table-cell table:style-name="ce134"/>
          <table:table-cell table:style-name="ce134" office:value-type="string">
            <text:p>S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37]&amp;&quot;: &quot;&amp;[.E40]&amp;&quot;-&quot;&amp;[.G40]&amp;&quot;-&quot;&amp;[.I40]&amp;&quot;-&quot;&amp;[.K40]&amp;&quot;-&quot;&amp;[.M40]&amp;&quot;-&quot;&amp;[.O40]&amp;&quot;-&quot;&amp;[.Q40]" office:value-type="string" office:string-value="Base 1Rest: ---S5---">
            <text:p>Base 1Rest: ---S5---</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formula="of:=VolWgt*[.B44]" office:value-type="float" office:value="16">
            <text:p>16</text:p>
          </table:table-cell>
          <table:table-cell table:style-name="ce138"/>
          <table:table-cell table:style-name="ce123"/>
          <table:table-cell table:style-name="ce138"/>
          <table:table-cell table:style-name="ce123"/>
          <table:table-cell table:style-name="ce138"/>
          <table:table-cell table:style-name="ce123" table:formula="of:=VolWgt*[.B44]" office:value-type="float" office:value="16">
            <text:p>16</text:p>
          </table:table-cell>
          <table:table-cell table:style-name="ce138"/>
          <table:table-cell table:style-name="ce123"/>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formula="of:=IntWgt*[.C45]" office:value-type="float" office:value="2">
            <text:p>2</text:p>
          </table:table-cell>
          <table:table-cell table:style-name="ce124"/>
          <table:table-cell table:style-name="ce139"/>
          <table:table-cell table:style-name="ce124" table:formula="of:=VolWgt*[.B45]" office:value-type="float" office:value="12">
            <text:p>12</text:p>
          </table:table-cell>
          <table:table-cell table:style-name="ce139"/>
          <table:table-cell table:style-name="ce124"/>
          <table:table-cell table:style-name="ce139" table:formula="of:=IntWgt*[.C45]" office:value-type="float" office:value="2">
            <text:p>2</text:p>
          </table:table-cell>
          <table:table-cell table:style-name="ce124"/>
          <table:table-cell table:style-name="ce139"/>
          <table:table-cell table:style-name="ce124" table:formula="of:=VolWgt*[.B45]" office:value-type="float" office:value="12">
            <text:p>12</text:p>
          </table:table-cell>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46]" office:value-type="float" office:value="8">
            <text:p>8</text:p>
          </table:table-cell>
          <table:table-cell table:style-name="ce148"/>
          <table:table-cell table:style-name="ce125"/>
          <table:table-cell table:style-name="ce140" table:formula="of:=IntWgt*[.C46]" office:value-type="float" office:value="3">
            <text:p>3</text:p>
          </table:table-cell>
          <table:table-cell table:style-name="ce125"/>
          <table:table-cell table:style-name="ce140" table:formula="of:=IntWgt*[.C46]" office:value-type="float" office:value="3">
            <text:p>3</text:p>
          </table:table-cell>
          <table:table-cell table:style-name="ce125" table:formula="of:=VolWgt*[.B46]" office:value-type="float" office:value="8">
            <text:p>8</text:p>
          </table:table-cell>
          <table:table-cell table:style-name="ce140"/>
          <table:table-cell table:style-name="ce125"/>
          <table:table-cell table:style-name="ce140" table:formula="of:=IntWgt*[.C46]" office:value-type="float" office:value="3">
            <text:p>3</text:p>
          </table:table-cell>
          <table:table-cell table:style-name="ce125"/>
          <table:table-cell table:style-name="ce140" table:formula="of:=IntWgt*[.C46]"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47]" office:value-type="float" office:value="4">
            <text:p>4</text:p>
          </table:table-cell>
          <table:table-cell table:style-name="ce141" table:formula="of:=IntWgt*[.C47]"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44:.F47])" office:value-type="float" office:value="8">
            <text:p>8</text:p>
          </table:table-cell>
          <table:table-cell table:style-name="ce115"/>
          <table:table-cell table:style-name="ce127" table:formula="of:=SUM([.G44:.H47])" office:value-type="float" office:value="10">
            <text:p>10</text:p>
          </table:table-cell>
          <table:table-cell table:style-name="ce115"/>
          <table:table-cell table:style-name="ce127" table:formula="of:=SUM([.I44:.J47])" office:value-type="float" office:value="19">
            <text:p>19</text:p>
          </table:table-cell>
          <table:table-cell table:style-name="ce115"/>
          <table:table-cell table:style-name="ce127" table:formula="of:=SUM([.K44:.L47])" office:value-type="float" office:value="15">
            <text:p>15</text:p>
          </table:table-cell>
          <table:table-cell table:style-name="ce115"/>
          <table:table-cell table:style-name="ce127" table:formula="of:=SUM([.M44:.N47])" office:value-type="float" office:value="10">
            <text:p>10</text:p>
          </table:table-cell>
          <table:table-cell table:style-name="ce115"/>
          <table:table-cell table:style-name="ce127" table:formula="of:=SUM([.O44:.P47])" office:value-type="float" office:value="19">
            <text:p>19</text:p>
          </table:table-cell>
          <table:table-cell table:style-name="ce115"/>
          <table:table-cell table:style-name="ce127" table:formula="of:=SUM([.Q44:.R47])" office:value-type="float" office:value="15">
            <text:p>15</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ase 2Wk1</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6">
            <text:p>6</text:p>
          </table:table-cell>
          <table:table-cell table:style-name="ce128"/>
          <table:table-cell table:style-name="ce133" office:value-type="float" office:value="2">
            <text:p>2</text:p>
          </table:table-cell>
          <table:table-cell table:style-name="ce128"/>
          <table:table-cell table:style-name="ce133" office:value-type="float" office:value="4">
            <text:p>4</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15"/>
          <table:table-cell table:style-name="ce133" office:value-type="float" office:value="3">
            <text:p>3</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ase 2Wk2</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6">
            <text:p>6</text:p>
          </table:table-cell>
          <table:table-cell table:style-name="ce128"/>
          <table:table-cell table:style-name="ce133" office:value-type="float" office:value="2">
            <text:p>2</text:p>
          </table:table-cell>
          <table:table-cell table:style-name="ce128"/>
          <table:table-cell table:style-name="ce133" office:value-type="float" office:value="4">
            <text:p>4</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15"/>
          <table:table-cell table:style-name="ce133" office:value-type="float" office:value="3">
            <text:p>3</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ase 2Wk3</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6">
            <text:p>6</text:p>
          </table:table-cell>
          <table:table-cell table:style-name="ce128"/>
          <table:table-cell table:style-name="ce133" office:value-type="float" office:value="2">
            <text:p>2</text:p>
          </table:table-cell>
          <table:table-cell table:style-name="ce128"/>
          <table:table-cell table:style-name="ce133" office:value-type="float" office:value="4">
            <text:p>4</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15"/>
          <table:table-cell table:style-name="ce133" office:value-type="float" office:value="3">
            <text:p>3</text:p>
          </table:table-cell>
          <table:table-cell table:style-name="ce155"/>
          <table:table-cell/>
          <table:table-cell table:style-name="Default"/>
          <table:table-cell table:number-columns-repeated="1004"/>
        </table:table-row>
        <table:table-row table:style-name="ro2">
          <table:table-cell table:style-name="ce108" office:value-type="string">
            <text:p>Base 2</text:p>
          </table:table-cell>
          <table:table-cell table:style-name="ce116" table:number-columns-repeated="2"/>
          <table:table-cell table:formula="of:=[.A$53]&amp;&quot;: &quot;&amp;[.E53]&amp;&quot;-&quot;&amp;[.G53]&amp;&quot;-&quot;&amp;[.I53]&amp;&quot;-&quot;&amp;[.K53]&amp;&quot;-&quot;&amp;[.M53]&amp;&quot;-&quot;&amp;[.O53]&amp;&quot;-&quot;&amp;[.Q53]" office:value-type="string" office:string-value="Base 2: OFF-E3-E2-E2-S1-E2-E2">
            <text:p>Base 2: OFF-E3-E2-E2-S1-E2-E2</text:p>
          </table:table-cell>
          <table:table-cell table:style-name="ce130" office:value-type="string">
            <text:p>OFF</text:p>
          </table:table-cell>
          <table:table-cell table:style-name="ce130"/>
          <table:table-cell table:style-name="ce130" office:value-type="string">
            <text:p>E3</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2</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09" office:value-type="string">
            <text:p>Workouts</text:p>
          </table:table-cell>
          <table:table-cell table:style-name="ce117" table:number-columns-repeated="2"/>
          <table:table-cell table:formula="of:=[.A$53]&amp;&quot;: &quot;&amp;[.E54]&amp;&quot;-&quot;&amp;[.G54]&amp;&quot;-&quot;&amp;[.I54]&amp;&quot;-&quot;&amp;[.K54]&amp;&quot;-&quot;&amp;[.M54]&amp;&quot;-&quot;&amp;[.O54]&amp;&quot;-&quot;&amp;[.Q54]" office:value-type="string" office:string-value="Base 2: E1-M1---S2--">
            <text:p>Base 2: E1-M1---S2--</text:p>
          </table:table-cell>
          <table:table-cell table:style-name="ce131" office:value-type="string">
            <text:p>E1</text:p>
          </table:table-cell>
          <table:table-cell table:style-name="ce131"/>
          <table:table-cell table:style-name="ce131" office:value-type="string">
            <text:p>M1</text:p>
          </table:table-cell>
          <table:table-cell table:style-name="ce131"/>
          <table:table-cell table:style-name="ce131"/>
          <table:table-cell table:style-name="ce131"/>
          <table:table-cell table:style-name="ce131"/>
          <table:table-cell table:style-name="ce131"/>
          <table:table-cell table:style-name="ce131" office:value-type="string">
            <text:p>S2</text:p>
          </table:table-cell>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58]" office:value-type="float" office:value="1">
            <text:p>1</text:p>
          </table:table-cell>
          <table:table-cell table:style-name="ce123"/>
          <table:table-cell table:style-name="ce138"/>
          <table:table-cell table:style-name="ce123"/>
          <table:table-cell table:style-name="ce138"/>
          <table:table-cell table:style-name="ce123" table:formula="of:=VolWgt*[.B58]"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formula="of:=VolWgt*[.B59]" office:value-type="float" office:value="12">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60]" office:value-type="float" office:value="3">
            <text:p>3</text:p>
          </table:table-cell>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60]" office:value-type="float" office:value="8">
            <text:p>8</text:p>
          </table:table-cell>
          <table:table-cell table:style-name="ce148" table:formula="of:=IntWgt*[.C60]" office:value-type="float" office:value="3">
            <text:p>3</text:p>
          </table:table-cell>
          <table:table-cell table:style-name="ce125"/>
          <table:table-cell table:style-name="ce140" table:formula="of:=IntWgt*[.C60]" office:value-type="float" office:value="3">
            <text:p>3</text:p>
          </table:table-cell>
          <table:table-cell table:style-name="ce125" table:formula="of:=VolWgt*[.B60]" office:value-type="float" office:value="8">
            <text:p>8</text:p>
          </table:table-cell>
          <table:table-cell table:style-name="ce140"/>
          <table:table-cell table:style-name="ce125" table:formula="of:=VolWgt*[.B60]" office:value-type="float" office:value="8">
            <text:p>8</text:p>
          </table:table-cell>
          <table:table-cell table:style-name="ce140"/>
          <table:table-cell table:style-name="ce125" table:formula="of:=VolWgt*[.B60]" office:value-type="float" office:value="8">
            <text:p>8</text:p>
          </table:table-cell>
          <table:table-cell table:style-name="ce140"/>
          <table:table-cell table:style-name="ce125"/>
          <table:table-cell table:style-name="ce140" table:formula="of:=IntWgt*[.C60]"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61]" office:value-type="float" office:value="4">
            <text:p>4</text:p>
          </table:table-cell>
          <table:table-cell table:style-name="ce141" table:formula="of:=IntWgt*[.C61]"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61]" office:value-type="float" office:value="4">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58:.F61])" office:value-type="float" office:value="8">
            <text:p>8</text:p>
          </table:table-cell>
          <table:table-cell table:style-name="ce115"/>
          <table:table-cell table:style-name="ce127" table:formula="of:=SUM([.G58:.H61])" office:value-type="float" office:value="11">
            <text:p>11</text:p>
          </table:table-cell>
          <table:table-cell table:style-name="ce115"/>
          <table:table-cell table:style-name="ce127" table:formula="of:=SUM([.I58:.J61])" office:value-type="float" office:value="15">
            <text:p>15</text:p>
          </table:table-cell>
          <table:table-cell table:style-name="ce115"/>
          <table:table-cell table:style-name="ce127" table:formula="of:=SUM([.K58:.L61])" office:value-type="float" office:value="9">
            <text:p>9</text:p>
          </table:table-cell>
          <table:table-cell table:style-name="ce115"/>
          <table:table-cell table:style-name="ce127" table:formula="of:=SUM([.M58:.N61])" office:value-type="float" office:value="12">
            <text:p>12</text:p>
          </table:table-cell>
          <table:table-cell table:style-name="ce115"/>
          <table:table-cell table:style-name="ce127" table:formula="of:=SUM([.O58:.P61])" office:value-type="float" office:value="11">
            <text:p>11</text:p>
          </table:table-cell>
          <table:table-cell table:style-name="ce115"/>
          <table:table-cell table:style-name="ce127" table:formula="of:=SUM([.Q58:.R61])"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ase 2Rest</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5">
            <text:p>5</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3">
            <text:p>3</text:p>
          </table:table-cell>
          <table:table-cell table:style-name="ce115"/>
          <table:table-cell table:style-name="ce133" office:value-type="float" office:value="4">
            <text:p>4</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ase 2Rest</text:p>
          </table:table-cell>
          <table:table-cell table:style-name="ce116" table:number-columns-repeated="2"/>
          <table:table-cell table:formula="of:=[.A$65]&amp;&quot;: &quot;&amp;[.E65]&amp;&quot;-&quot;&amp;[.G65]&amp;&quot;-&quot;&amp;[.I65]&amp;&quot;-&quot;&amp;[.K65]&amp;&quot;-&quot;&amp;[.M65]&amp;&quot;-&quot;&amp;[.O65]&amp;&quot;-&quot;&amp;[.Q65]" office:value-type="string" office:string-value="Base 2Rest: OFF-E2-E2-S1-E1-T1-E2">
            <text:p>Base 2Rest: OFF-E2-E2-S1-E1-T1-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1</text:p>
          </table:table-cell>
          <table:table-cell table:style-name="ce130"/>
          <table:table-cell table:style-name="ce130" office:value-type="string">
            <text:p>T1</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65]&amp;&quot;: &quot;&amp;[.E66]&amp;&quot;-&quot;&amp;[.G66]&amp;&quot;-&quot;&amp;[.I66]&amp;&quot;-&quot;&amp;[.K66]&amp;&quot;-&quot;&amp;[.M66]&amp;&quot;-&quot;&amp;[.O66]&amp;&quot;-&quot;&amp;[.Q66]" office:value-type="string" office:string-value="Base 2Rest: E1---S2---">
            <text:p>Base 2Rest: E1---S2---</text:p>
          </table:table-cell>
          <table:table-cell table:style-name="ce134" office:value-type="string">
            <text:p>E1</text:p>
          </table:table-cell>
          <table:table-cell table:style-name="ce134"/>
          <table:table-cell table:style-name="ce134"/>
          <table:table-cell table:style-name="ce134"/>
          <table:table-cell table:style-name="ce134"/>
          <table:table-cell table:style-name="ce134"/>
          <table:table-cell table:style-name="ce134" office:value-type="string">
            <text:p>S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65]&amp;&quot;: &quot;&amp;[.E67]&amp;&quot;-&quot;&amp;[.G67]&amp;&quot;-&quot;&amp;[.I67]&amp;&quot;-&quot;&amp;[.K67]&amp;&quot;-&quot;&amp;[.M67]&amp;&quot;-&quot;&amp;[.O67]&amp;&quot;-&quot;&amp;[.Q67]" office:value-type="string" office:string-value="Base 2Rest: S4---S3---">
            <text:p>Base 2Rest: S4---S3---</text:p>
          </table:table-cell>
          <table:table-cell table:style-name="ce134" office:value-type="string">
            <text:p>S4</text:p>
          </table:table-cell>
          <table:table-cell table:style-name="ce134"/>
          <table:table-cell table:style-name="ce134"/>
          <table:table-cell table:style-name="ce134"/>
          <table:table-cell table:style-name="ce134"/>
          <table:table-cell table:style-name="ce134"/>
          <table:table-cell table:style-name="ce134" office:value-type="string">
            <text:p>S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65]&amp;&quot;: &quot;&amp;[.E68]&amp;&quot;-&quot;&amp;[.G68]&amp;&quot;-&quot;&amp;[.I68]&amp;&quot;-&quot;&amp;[.K68]&amp;&quot;-&quot;&amp;[.M68]&amp;&quot;-&quot;&amp;[.O68]&amp;&quot;-&quot;&amp;[.Q68]" office:value-type="string" office:string-value="Base 2Rest: ---S5---">
            <text:p>Base 2Rest: ---S5---</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formula="of:=VolWgt*[.B72]" office:value-type="float" office:value="16">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72]" office:value-type="float" office:value="1">
            <text:p>1</text:p>
          </table:table-cell>
          <table:table-cell table:style-name="ce123" table:formula="of:=VolWgt*[.B72]"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formula="of:=VolWgt*[.B73]" office:value-type="float" office:value="12">
            <text:p>12</text:p>
          </table:table-cell>
          <table:table-cell table:style-name="ce147" table:formula="of:=IntWgt*[.C73]" office:value-type="float" office:value="2">
            <text:p>2</text:p>
          </table:table-cell>
          <table:table-cell table:style-name="ce124"/>
          <table:table-cell table:style-name="ce139"/>
          <table:table-cell table:style-name="ce124"/>
          <table:table-cell table:style-name="ce139" table:formula="of:=IntWgt*[.C73]" office:value-type="float" office:value="2">
            <text:p>2</text:p>
          </table:table-cell>
          <table:table-cell table:style-name="ce124" table:formula="of:=VolWgt*[.B73]" office:value-type="float" office:value="12">
            <text:p>12</text:p>
          </table:table-cell>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table-cell table:style-name="ce148"/>
          <table:table-cell table:style-name="ce125"/>
          <table:table-cell table:style-name="ce140" table:formula="of:=IntWgt*[.C74]" office:value-type="float" office:value="3">
            <text:p>3</text:p>
          </table:table-cell>
          <table:table-cell table:style-name="ce125" table:formula="of:=VolWgt*[.B74]" office:value-type="float" office:value="8">
            <text:p>8</text:p>
          </table:table-cell>
          <table:table-cell table:style-name="ce140"/>
          <table:table-cell table:style-name="ce125"/>
          <table:table-cell table:style-name="ce140" table:formula="of:=IntWgt*[.C74]" office:value-type="float" office:value="3">
            <text:p>3</text:p>
          </table:table-cell>
          <table:table-cell table:style-name="ce125" table:formula="of:=VolWgt*[.B74]" office:value-type="float" office:value="8">
            <text:p>8</text:p>
          </table:table-cell>
          <table:table-cell table:style-name="ce140"/>
          <table:table-cell table:style-name="ce125"/>
          <table:table-cell table:style-name="ce140" table:formula="of:=IntWgt*[.C74]"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75]" office:value-type="float" office:value="4">
            <text:p>4</text:p>
          </table:table-cell>
          <table:table-cell table:style-name="ce141" table:formula="of:=IntWgt*[.C75]"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72:.F75])" office:value-type="float" office:value="8">
            <text:p>8</text:p>
          </table:table-cell>
          <table:table-cell table:style-name="ce115"/>
          <table:table-cell table:style-name="ce127" table:formula="of:=SUM([.G72:.H75])" office:value-type="float" office:value="14">
            <text:p>14</text:p>
          </table:table-cell>
          <table:table-cell table:style-name="ce115"/>
          <table:table-cell table:style-name="ce127" table:formula="of:=SUM([.I72:.J75])" office:value-type="float" office:value="19">
            <text:p>19</text:p>
          </table:table-cell>
          <table:table-cell table:style-name="ce115"/>
          <table:table-cell table:style-name="ce127" table:formula="of:=SUM([.K72:.L75])" office:value-type="float" office:value="10">
            <text:p>10</text:p>
          </table:table-cell>
          <table:table-cell table:style-name="ce115"/>
          <table:table-cell table:style-name="ce127" table:formula="of:=SUM([.M72:.N75])" office:value-type="float" office:value="15">
            <text:p>15</text:p>
          </table:table-cell>
          <table:table-cell table:style-name="ce115"/>
          <table:table-cell table:style-name="ce127" table:formula="of:=SUM([.O72:.P75])" office:value-type="float" office:value="9">
            <text:p>9</text:p>
          </table:table-cell>
          <table:table-cell table:style-name="ce115"/>
          <table:table-cell table:style-name="ce127" table:formula="of:=SUM([.Q72:.R75])"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ase 3Wk1</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4">
            <text:p>4</text:p>
          </table:table-cell>
          <table:table-cell table:style-name="ce128"/>
          <table:table-cell table:style-name="ce133" office:value-type="float" office:value="2">
            <text:p>2</text:p>
          </table:table-cell>
          <table:table-cell table:style-name="ce128"/>
          <table:table-cell table:style-name="ce133" office:value-type="float" office:value="5">
            <text:p>5</text:p>
          </table:table-cell>
          <table:table-cell table:style-name="ce115"/>
          <table:table-cell table:style-name="ce133" office:value-type="float" office:value="3">
            <text:p>3</text:p>
          </table:table-cell>
          <table:table-cell table:style-name="ce115"/>
          <table:table-cell table:style-name="ce133" office:value-type="float" office:value="6">
            <text:p>6</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ase 3Wk2</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4">
            <text:p>4</text:p>
          </table:table-cell>
          <table:table-cell table:style-name="ce128"/>
          <table:table-cell table:style-name="ce133" office:value-type="float" office:value="2">
            <text:p>2</text:p>
          </table:table-cell>
          <table:table-cell table:style-name="ce128"/>
          <table:table-cell table:style-name="ce133" office:value-type="float" office:value="5">
            <text:p>5</text:p>
          </table:table-cell>
          <table:table-cell table:style-name="ce115"/>
          <table:table-cell table:style-name="ce133" office:value-type="float" office:value="3">
            <text:p>3</text:p>
          </table:table-cell>
          <table:table-cell table:style-name="ce115"/>
          <table:table-cell table:style-name="ce133" office:value-type="float" office:value="6">
            <text:p>6</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ase 3Wk3</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4">
            <text:p>4</text:p>
          </table:table-cell>
          <table:table-cell table:style-name="ce128"/>
          <table:table-cell table:style-name="ce133" office:value-type="float" office:value="2">
            <text:p>2</text:p>
          </table:table-cell>
          <table:table-cell table:style-name="ce128"/>
          <table:table-cell table:style-name="ce133" office:value-type="float" office:value="5">
            <text:p>5</text:p>
          </table:table-cell>
          <table:table-cell table:style-name="ce115"/>
          <table:table-cell table:style-name="ce133" office:value-type="float" office:value="3">
            <text:p>3</text:p>
          </table:table-cell>
          <table:table-cell table:style-name="ce115"/>
          <table:table-cell table:style-name="ce133" office:value-type="float" office:value="6">
            <text:p>6</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ase 3</text:p>
          </table:table-cell>
          <table:table-cell table:style-name="ce116" table:number-columns-repeated="2"/>
          <table:table-cell table:formula="of:=[.A$81]&amp;&quot;: &quot;&amp;[.E81]&amp;&quot;-&quot;&amp;[.G81]&amp;&quot;-&quot;&amp;[.I81]&amp;&quot;-&quot;&amp;[.K81]&amp;&quot;-&quot;&amp;[.M81]&amp;&quot;-&quot;&amp;[.O81]&amp;&quot;-&quot;&amp;[.Q81]" office:value-type="string" office:string-value="Base 3: OFF-M1-E2-E3-E2-P1-E2">
            <text:p>Base 3: OFF-M1-E2-E3-E2-P1-E2</text:p>
          </table:table-cell>
          <table:table-cell table:style-name="ce130" office:value-type="string">
            <text:p>OFF</text:p>
          </table:table-cell>
          <table:table-cell table:style-name="ce130"/>
          <table:table-cell table:style-name="ce130" office:value-type="string">
            <text:p>M1</text:p>
          </table:table-cell>
          <table:table-cell table:style-name="ce130"/>
          <table:table-cell table:style-name="ce130" office:value-type="string">
            <text:p>E2</text:p>
          </table:table-cell>
          <table:table-cell table:style-name="ce130"/>
          <table:table-cell table:style-name="ce130" office:value-type="string">
            <text:p>E3</text:p>
          </table:table-cell>
          <table:table-cell table:style-name="ce130"/>
          <table:table-cell table:style-name="ce130" office:value-type="string">
            <text:p>E2</text:p>
          </table:table-cell>
          <table:table-cell table:style-name="ce130"/>
          <table:table-cell table:style-name="ce130" office:value-type="string">
            <text:p>P1</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81]&amp;&quot;: &quot;&amp;[.E82]&amp;&quot;-&quot;&amp;[.G82]&amp;&quot;-&quot;&amp;[.I82]&amp;&quot;-&quot;&amp;[.K82]&amp;&quot;-&quot;&amp;[.M82]&amp;&quot;-&quot;&amp;[.O82]&amp;&quot;-&quot;&amp;[.Q82]" office:value-type="string" office:string-value="Base 3: E1-M2--S1--P2-">
            <text:p>Base 3: E1-M2--S1--P2-</text:p>
          </table:table-cell>
          <table:table-cell table:style-name="ce134" office:value-type="string">
            <text:p>E1</text:p>
          </table:table-cell>
          <table:table-cell table:style-name="ce134"/>
          <table:table-cell table:style-name="ce134" office:value-type="string">
            <text:p>M2</text:p>
          </table:table-cell>
          <table:table-cell table:style-name="ce134"/>
          <table:table-cell table:style-name="ce134"/>
          <table:table-cell table:style-name="ce134"/>
          <table:table-cell table:style-name="ce134" office:value-type="string">
            <text:p>S1</text:p>
          </table:table-cell>
          <table:table-cell table:style-name="ce134"/>
          <table:table-cell table:style-name="ce134"/>
          <table:table-cell table:style-name="ce134"/>
          <table:table-cell table:style-name="ce134" office:value-type="string">
            <text:p>P2</text:p>
          </table:table-cell>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81]&amp;&quot;: &quot;&amp;[.E83]&amp;&quot;-&quot;&amp;[.G83]&amp;&quot;-&quot;&amp;[.I83]&amp;&quot;-&quot;&amp;[.K83]&amp;&quot;-&quot;&amp;[.M83]&amp;&quot;-&quot;&amp;[.O83]&amp;&quot;-&quot;&amp;[.Q83]" office:value-type="string" office:string-value="Base 3: S4---S3---">
            <text:p>Base 3: S4---S3---</text:p>
          </table:table-cell>
          <table:table-cell table:style-name="ce134" office:value-type="string">
            <text:p>S4</text:p>
          </table:table-cell>
          <table:table-cell table:style-name="ce134"/>
          <table:table-cell table:style-name="ce134"/>
          <table:table-cell table:style-name="ce134"/>
          <table:table-cell table:style-name="ce134"/>
          <table:table-cell table:style-name="ce134"/>
          <table:table-cell table:style-name="ce134" office:value-type="string">
            <text:p>S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81]&amp;&quot;: &quot;&amp;[.E84]&amp;&quot;-&quot;&amp;[.G84]&amp;&quot;-&quot;&amp;[.I84]&amp;&quot;-&quot;&amp;[.K84]&amp;&quot;-&quot;&amp;[.M84]&amp;&quot;-&quot;&amp;[.O84]&amp;&quot;-&quot;&amp;[.Q84]" office:value-type="string" office:string-value="Base 3: ---S5---">
            <text:p>Base 3: ---S5---</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88]" office:value-type="float" office:value="1">
            <text:p>1</text:p>
          </table:table-cell>
          <table:table-cell table:style-name="ce123"/>
          <table:table-cell table:style-name="ce138"/>
          <table:table-cell table:style-name="ce123"/>
          <table:table-cell table:style-name="ce138"/>
          <table:table-cell table:style-name="ce123" table:formula="of:=VolWgt*[.B88]"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formula="of:=VolWgt*[.B89]" office:value-type="float" office:value="12">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90]" office:value-type="float" office:value="3">
            <text:p>3</text:p>
          </table:table-cell>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90]" office:value-type="float" office:value="8">
            <text:p>8</text:p>
          </table:table-cell>
          <table:table-cell table:style-name="ce148" table:formula="of:=IntWgt*[.C90]" office:value-type="float" office:value="3">
            <text:p>3</text:p>
          </table:table-cell>
          <table:table-cell table:style-name="ce125"/>
          <table:table-cell table:style-name="ce140" table:formula="of:=IntWgt*[.C90]" office:value-type="float" office:value="3">
            <text:p>3</text:p>
          </table:table-cell>
          <table:table-cell table:style-name="ce125" table:formula="of:=VolWgt*[.B90]" office:value-type="float" office:value="8">
            <text:p>8</text:p>
          </table:table-cell>
          <table:table-cell table:style-name="ce140"/>
          <table:table-cell table:style-name="ce125" table:formula="of:=VolWgt*[.B90]" office:value-type="float" office:value="8">
            <text:p>8</text:p>
          </table:table-cell>
          <table:table-cell table:style-name="ce140"/>
          <table:table-cell table:style-name="ce125" table:formula="of:=VolWgt*[.B90]" office:value-type="float" office:value="8">
            <text:p>8</text:p>
          </table:table-cell>
          <table:table-cell table:style-name="ce140"/>
          <table:table-cell table:style-name="ce125"/>
          <table:table-cell table:style-name="ce140" table:formula="of:=IntWgt*[.C90]"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91]" office:value-type="float" office:value="4">
            <text:p>4</text:p>
          </table:table-cell>
          <table:table-cell table:style-name="ce141" table:formula="of:=IntWgt*[.C91]"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91]" office:value-type="float" office:value="4">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88:.F91])" office:value-type="float" office:value="8">
            <text:p>8</text:p>
          </table:table-cell>
          <table:table-cell table:style-name="ce115"/>
          <table:table-cell table:style-name="ce127" table:formula="of:=SUM([.G88:.H91])" office:value-type="float" office:value="11">
            <text:p>11</text:p>
          </table:table-cell>
          <table:table-cell table:style-name="ce115"/>
          <table:table-cell table:style-name="ce127" table:formula="of:=SUM([.I88:.J91])" office:value-type="float" office:value="15">
            <text:p>15</text:p>
          </table:table-cell>
          <table:table-cell table:style-name="ce115"/>
          <table:table-cell table:style-name="ce127" table:formula="of:=SUM([.K88:.L91])" office:value-type="float" office:value="9">
            <text:p>9</text:p>
          </table:table-cell>
          <table:table-cell table:style-name="ce115"/>
          <table:table-cell table:style-name="ce127" table:formula="of:=SUM([.M88:.N91])" office:value-type="float" office:value="12">
            <text:p>12</text:p>
          </table:table-cell>
          <table:table-cell table:style-name="ce115"/>
          <table:table-cell table:style-name="ce127" table:formula="of:=SUM([.O88:.P91])" office:value-type="float" office:value="11">
            <text:p>11</text:p>
          </table:table-cell>
          <table:table-cell table:style-name="ce115"/>
          <table:table-cell table:style-name="ce127" table:formula="of:=SUM([.Q88:.R91])"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table:formula="of:=[$AnnualHrs.A14]" office:value-type="string" office:string-value="Base 3Rest">
            <text:p>Base 3Rest</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5">
            <text:p>5</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3">
            <text:p>3</text:p>
          </table:table-cell>
          <table:table-cell table:style-name="ce115"/>
          <table:table-cell table:style-name="ce133" office:value-type="float" office:value="4">
            <text:p>4</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ase 3Rest</text:p>
          </table:table-cell>
          <table:table-cell table:style-name="ce116" table:number-columns-repeated="2"/>
          <table:table-cell table:formula="of:=[.A$95]&amp;&quot;: &quot;&amp;[.E95]&amp;&quot;-&quot;&amp;[.G95]&amp;&quot;-&quot;&amp;[.I95]&amp;&quot;-&quot;&amp;[.K95]&amp;&quot;-&quot;&amp;[.M95]&amp;&quot;-&quot;&amp;[.O95]&amp;&quot;-&quot;&amp;[.Q95]" office:value-type="string" office:string-value="Base 3Rest: OFF-E2-E2-S1-E1-T1-E2">
            <text:p>Base 3Rest: OFF-E2-E2-S1-E1-T1-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1</text:p>
          </table:table-cell>
          <table:table-cell table:style-name="ce130"/>
          <table:table-cell table:style-name="ce130" office:value-type="string">
            <text:p>T1</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95]&amp;&quot;: &quot;&amp;[.E96]&amp;&quot;-&quot;&amp;[.G96]&amp;&quot;-&quot;&amp;[.I96]&amp;&quot;-&quot;&amp;[.K96]&amp;&quot;-&quot;&amp;[.M96]&amp;&quot;-&quot;&amp;[.O96]&amp;&quot;-&quot;&amp;[.Q96]" office:value-type="string" office:string-value="Base 3Rest: E1---S2---">
            <text:p>Base 3Rest: E1---S2---</text:p>
          </table:table-cell>
          <table:table-cell table:style-name="ce134" office:value-type="string">
            <text:p>E1</text:p>
          </table:table-cell>
          <table:table-cell table:style-name="ce134"/>
          <table:table-cell table:style-name="ce134"/>
          <table:table-cell table:style-name="ce134"/>
          <table:table-cell table:style-name="ce134"/>
          <table:table-cell table:style-name="ce134"/>
          <table:table-cell table:style-name="ce134" office:value-type="string">
            <text:p>S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95]&amp;&quot;: &quot;&amp;[.E97]&amp;&quot;-&quot;&amp;[.G97]&amp;&quot;-&quot;&amp;[.I97]&amp;&quot;-&quot;&amp;[.K97]&amp;&quot;-&quot;&amp;[.M97]&amp;&quot;-&quot;&amp;[.O97]&amp;&quot;-&quot;&amp;[.Q97]" office:value-type="string" office:string-value="Base 3Rest: S4---S3---">
            <text:p>Base 3Rest: S4---S3---</text:p>
          </table:table-cell>
          <table:table-cell table:style-name="ce134" office:value-type="string">
            <text:p>S4</text:p>
          </table:table-cell>
          <table:table-cell table:style-name="ce134"/>
          <table:table-cell table:style-name="ce134"/>
          <table:table-cell table:style-name="ce134"/>
          <table:table-cell table:style-name="ce134"/>
          <table:table-cell table:style-name="ce134"/>
          <table:table-cell table:style-name="ce134" office:value-type="string">
            <text:p>S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95]&amp;&quot;: &quot;&amp;[.E98]&amp;&quot;-&quot;&amp;[.G98]&amp;&quot;-&quot;&amp;[.I98]&amp;&quot;-&quot;&amp;[.K98]&amp;&quot;-&quot;&amp;[.M98]&amp;&quot;-&quot;&amp;[.O98]&amp;&quot;-&quot;&amp;[.Q98]" office:value-type="string" office:string-value="Base 3Rest: ---S5---">
            <text:p>Base 3Rest: ---S5---</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formula="of:=VolWgt*[.B102]" office:value-type="float" office:value="16">
            <text:p>16</text:p>
          </table:table-cell>
          <table:table-cell table:style-name="ce138"/>
          <table:table-cell table:style-name="ce123"/>
          <table:table-cell table:style-name="ce138" table:formula="of:=IntWgt*[.C102]" office:value-type="float" office:value="1">
            <text:p>1</text:p>
          </table:table-cell>
          <table:table-cell table:style-name="ce123"/>
          <table:table-cell table:style-name="ce138"/>
          <table:table-cell table:style-name="ce123"/>
          <table:table-cell table:style-name="ce138" table:formula="of:=IntWgt*[.C102]" office:value-type="float" office:value="1">
            <text:p>1</text:p>
          </table:table-cell>
          <table:table-cell table:style-name="ce123" table:formula="of:=VolWgt*[.B102]"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formula="of:=VolWgt*[.B103]" office:value-type="float" office:value="12">
            <text:p>12</text:p>
          </table:table-cell>
          <table:table-cell table:style-name="ce147" table:formula="of:=IntWgt*[.C103]" office:value-type="float" office:value="2">
            <text:p>2</text:p>
          </table:table-cell>
          <table:table-cell table:style-name="ce124"/>
          <table:table-cell table:style-name="ce139"/>
          <table:table-cell table:style-name="ce124"/>
          <table:table-cell table:style-name="ce139"/>
          <table:table-cell table:style-name="ce124"/>
          <table:table-cell table:style-name="ce139"/>
          <table:table-cell table:style-name="ce124" table:formula="of:=VolWgt*[.B103]" office:value-type="float" office:value="12">
            <text:p>12</text:p>
          </table:table-cell>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table-cell table:style-name="ce148"/>
          <table:table-cell table:style-name="ce125"/>
          <table:table-cell table:style-name="ce140" table:formula="of:=IntWgt*[.C104]" office:value-type="float" office:value="3">
            <text:p>3</text:p>
          </table:table-cell>
          <table:table-cell table:style-name="ce125" table:formula="of:=VolWgt*[.B104]" office:value-type="float" office:value="8">
            <text:p>8</text:p>
          </table:table-cell>
          <table:table-cell table:style-name="ce140"/>
          <table:table-cell table:style-name="ce125" table:formula="of:=VolWgt*[.B104]" office:value-type="float" office:value="8">
            <text:p>8</text:p>
          </table:table-cell>
          <table:table-cell table:style-name="ce140" table:formula="of:=IntWgt*[.C104]" office:value-type="float" office:value="3">
            <text:p>3</text:p>
          </table:table-cell>
          <table:table-cell table:style-name="ce125"/>
          <table:table-cell table:style-name="ce140"/>
          <table:table-cell table:style-name="ce125"/>
          <table:table-cell table:style-name="ce140" table:formula="of:=IntWgt*[.C104]"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105]" office:value-type="float" office:value="4">
            <text:p>4</text:p>
          </table:table-cell>
          <table:table-cell table:style-name="ce141" table:formula="of:=IntWgt*[.C105]"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102:.F105])" office:value-type="float" office:value="8">
            <text:p>8</text:p>
          </table:table-cell>
          <table:table-cell table:style-name="ce115"/>
          <table:table-cell table:style-name="ce127" table:formula="of:=SUM([.G102:.H105])" office:value-type="float" office:value="14">
            <text:p>14</text:p>
          </table:table-cell>
          <table:table-cell table:style-name="ce115"/>
          <table:table-cell table:style-name="ce127" table:formula="of:=SUM([.I102:.J105])" office:value-type="float" office:value="19">
            <text:p>19</text:p>
          </table:table-cell>
          <table:table-cell table:style-name="ce115"/>
          <table:table-cell table:style-name="ce127" table:formula="of:=SUM([.K102:.L105])" office:value-type="float" office:value="9">
            <text:p>9</text:p>
          </table:table-cell>
          <table:table-cell table:style-name="ce115"/>
          <table:table-cell table:style-name="ce127" table:formula="of:=SUM([.M102:.N105])" office:value-type="float" office:value="11">
            <text:p>11</text:p>
          </table:table-cell>
          <table:table-cell table:style-name="ce115"/>
          <table:table-cell table:style-name="ce127" table:formula="of:=SUM([.O102:.P105])" office:value-type="float" office:value="13">
            <text:p>13</text:p>
          </table:table-cell>
          <table:table-cell table:style-name="ce115"/>
          <table:table-cell table:style-name="ce127" table:formula="of:=SUM([.Q102:.R105])"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uild 1Wk1</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5">
            <text:p>5</text:p>
          </table:table-cell>
          <table:table-cell table:style-name="ce115"/>
          <table:table-cell table:style-name="ce133" office:value-type="float" office:value="4">
            <text:p>4</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uild 1Wk2</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5">
            <text:p>5</text:p>
          </table:table-cell>
          <table:table-cell table:style-name="ce115"/>
          <table:table-cell table:style-name="ce133" office:value-type="float" office:value="4">
            <text:p>4</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uild 1Wk3</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5">
            <text:p>5</text:p>
          </table:table-cell>
          <table:table-cell table:style-name="ce115"/>
          <table:table-cell table:style-name="ce133" office:value-type="float" office:value="4">
            <text:p>4</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uild 1</text:p>
          </table:table-cell>
          <table:table-cell table:style-name="ce116" table:number-columns-repeated="2"/>
          <table:table-cell table:formula="of:=[.A$111]&amp;&quot;: &quot;&amp;[.E111]&amp;&quot;-&quot;&amp;[.G111]&amp;&quot;-&quot;&amp;[.I111]&amp;&quot;-&quot;&amp;[.K111]&amp;&quot;-&quot;&amp;[.M111]&amp;&quot;-&quot;&amp;[.O111]&amp;&quot;-&quot;&amp;[.Q111]" office:value-type="string" office:string-value="Build 1: OFF-M2-E1-P1-S3-CRIT-E1">
            <text:p>Build 1: OFF-M2-E1-P1-S3-CRIT-E1</text:p>
          </table:table-cell>
          <table:table-cell table:style-name="ce130" office:value-type="string">
            <text:p>OFF</text:p>
          </table:table-cell>
          <table:table-cell table:style-name="ce130"/>
          <table:table-cell table:style-name="ce130" office:value-type="string">
            <text:p>M2</text:p>
          </table:table-cell>
          <table:table-cell table:style-name="ce130"/>
          <table:table-cell table:style-name="ce130" office:value-type="string">
            <text:p>E1</text:p>
          </table:table-cell>
          <table:table-cell table:style-name="ce130"/>
          <table:table-cell table:style-name="ce130" office:value-type="string">
            <text:p>P1</text:p>
          </table:table-cell>
          <table:table-cell table:style-name="ce130"/>
          <table:table-cell table:style-name="ce130" office:value-type="string">
            <text:p>S3</text:p>
          </table:table-cell>
          <table:table-cell table:style-name="ce130"/>
          <table:table-cell table:style-name="ce130" office:value-type="string">
            <text:p>CRIT</text:p>
          </table:table-cell>
          <table:table-cell table:style-name="ce130"/>
          <table:table-cell table:style-name="ce152" office: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111]&amp;&quot;: &quot;&amp;[.E112]&amp;&quot;-&quot;&amp;[.G112]&amp;&quot;-&quot;&amp;[.I112]&amp;&quot;-&quot;&amp;[.K112]&amp;&quot;-&quot;&amp;[.M112]&amp;&quot;-&quot;&amp;[.O112]&amp;&quot;-&quot;&amp;[.Q112]" office:value-type="string" office:string-value="Build 1: E1-M3-E2-S6-S5-M4-E2">
            <text:p>Build 1: E1-M3-E2-S6-S5-M4-E2</text:p>
          </table:table-cell>
          <table:table-cell table:style-name="ce134" office:value-type="string">
            <text:p>E1</text:p>
          </table:table-cell>
          <table:table-cell table:style-name="ce134"/>
          <table:table-cell table:style-name="ce134" office:value-type="string">
            <text:p>M3</text:p>
          </table:table-cell>
          <table:table-cell table:style-name="ce134"/>
          <table:table-cell table:style-name="ce134" office:value-type="string">
            <text:p>E2</text:p>
          </table:table-cell>
          <table:table-cell table:style-name="ce134"/>
          <table:table-cell table:style-name="ce134" office:value-type="string">
            <text:p>S6</text:p>
          </table:table-cell>
          <table:table-cell table:style-name="ce134"/>
          <table:table-cell table:style-name="ce134" office:value-type="string">
            <text:p>S5</text:p>
          </table:table-cell>
          <table:table-cell table:style-name="ce134"/>
          <table:table-cell table:style-name="ce134" office:value-type="string">
            <text:p>M4</text:p>
          </table:table-cell>
          <table:table-cell table:style-name="ce134"/>
          <table:table-cell table:style-name="ce154" office:value-type="string">
            <text:p>E2</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11]&amp;&quot;: &quot;&amp;[.E113]&amp;&quot;-&quot;&amp;[.G113]&amp;&quot;-&quot;&amp;[.I113]&amp;&quot;-&quot;&amp;[.K113]&amp;&quot;-&quot;&amp;[.M113]&amp;&quot;-&quot;&amp;[.O113]&amp;&quot;-&quot;&amp;[.Q113]" office:value-type="string" office:string-value="Build 1: S4-F2--A1--A1-">
            <text:p>Build 1: S4-F2--A1--A1-</text:p>
          </table:table-cell>
          <table:table-cell table:style-name="ce134" office:value-type="string">
            <text:p>S4</text:p>
          </table:table-cell>
          <table:table-cell table:style-name="ce134"/>
          <table:table-cell table:style-name="ce134" office:value-type="string">
            <text:p>F2</text:p>
          </table:table-cell>
          <table:table-cell table:style-name="ce134"/>
          <table:table-cell table:style-name="ce134"/>
          <table:table-cell table:style-name="ce134"/>
          <table:table-cell table:style-name="ce134" office:value-type="string">
            <text:p>A1</text:p>
          </table:table-cell>
          <table:table-cell table:style-name="ce134"/>
          <table:table-cell table:style-name="ce134"/>
          <table:table-cell table:style-name="ce134"/>
          <table:table-cell table:style-name="ce134" office:value-type="string">
            <text:p>A1</text:p>
          </table:table-cell>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11]&amp;&quot;: &quot;&amp;[.E114]&amp;&quot;-&quot;&amp;[.G114]&amp;&quot;-&quot;&amp;[.I114]&amp;&quot;-&quot;&amp;[.K114]&amp;&quot;-&quot;&amp;[.M114]&amp;&quot;-&quot;&amp;[.O114]&amp;&quot;-&quot;&amp;[.Q114]" office:value-type="string" office:string-value="Build 1: -F3--A2---">
            <text:p>Build 1: -F3--A2---</text:p>
          </table:table-cell>
          <table:table-cell table:style-name="ce134"/>
          <table:table-cell table:style-name="ce134"/>
          <table:table-cell table:style-name="ce134" office:value-type="string">
            <text:p>F3</text:p>
          </table:table-cell>
          <table:table-cell table:style-name="ce134"/>
          <table:table-cell table:style-name="ce134"/>
          <table:table-cell table:style-name="ce134"/>
          <table:table-cell table:style-name="ce134" office:value-type="string">
            <text:p>A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111]&amp;&quot;: &quot;&amp;[.E115]&amp;&quot;-&quot;&amp;[.G115]&amp;&quot;-&quot;&amp;[.I115]&amp;&quot;-&quot;&amp;[.K115]&amp;&quot;-&quot;&amp;[.M115]&amp;&quot;-&quot;&amp;[.O115]&amp;&quot;-&quot;&amp;[.Q115]" office:value-type="string" office:string-value="Build 1: ---A3---">
            <text:p>Build 1: ---A3---</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A3</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19]" office:value-type="float" office:value="1">
            <text:p>1</text:p>
          </table:table-cell>
          <table:table-cell table:style-name="ce123"/>
          <table:table-cell table:style-name="ce138"/>
          <table:table-cell table:style-name="ce123"/>
          <table:table-cell table:style-name="ce138" table:formula="of:=IntWgt*[.C119]" office:value-type="float" office:value="1">
            <text:p>1</text:p>
          </table:table-cell>
          <table:table-cell table:style-name="ce123" table:formula="of:=VolWgt*[.B119]"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formula="of:=VolWgt*[.B120]" office:value-type="float" office:value="12">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121]" office:value-type="float" office:value="8">
            <text:p>8</text:p>
          </table:table-cell>
          <table:table-cell table:style-name="ce148" table:formula="of:=IntWgt*[.C121]" office:value-type="float" office:value="3">
            <text:p>3</text:p>
          </table:table-cell>
          <table:table-cell table:style-name="ce125"/>
          <table:table-cell table:style-name="ce140" table:formula="of:=IntWgt*[.C121]" office:value-type="float" office:value="3">
            <text:p>3</text:p>
          </table:table-cell>
          <table:table-cell table:style-name="ce125" table:formula="of:=VolWgt*[.B121]" office:value-type="float" office:value="8">
            <text:p>8</text:p>
          </table:table-cell>
          <table:table-cell table:style-name="ce140"/>
          <table:table-cell table:style-name="ce125" table:formula="of:=VolWgt*[.B121]" office:value-type="float" office:value="8">
            <text:p>8</text:p>
          </table:table-cell>
          <table:table-cell table:style-name="ce140"/>
          <table:table-cell table:style-name="ce125" table:formula="of:=VolWgt*[.B121]" office:value-type="float" office:value="8">
            <text:p>8</text:p>
          </table:table-cell>
          <table:table-cell table:style-name="ce140"/>
          <table:table-cell table:style-name="ce125"/>
          <table:table-cell table:style-name="ce140" table:formula="of:=IntWgt*[.C121]"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122]" office:value-type="float" office:value="4">
            <text:p>4</text:p>
          </table:table-cell>
          <table:table-cell table:style-name="ce141" table:formula="of:=IntWgt*[.C122]"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22]" office:value-type="float" office:value="4">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119:.F122])" office:value-type="float" office:value="8">
            <text:p>8</text:p>
          </table:table-cell>
          <table:table-cell table:style-name="ce115"/>
          <table:table-cell table:style-name="ce127" table:formula="of:=SUM([.G119:.H122])" office:value-type="float" office:value="11">
            <text:p>11</text:p>
          </table:table-cell>
          <table:table-cell table:style-name="ce115"/>
          <table:table-cell table:style-name="ce127" table:formula="of:=SUM([.I119:.J122])" office:value-type="float" office:value="15">
            <text:p>15</text:p>
          </table:table-cell>
          <table:table-cell table:style-name="ce115"/>
          <table:table-cell table:style-name="ce127" table:formula="of:=SUM([.K119:.L122])" office:value-type="float" office:value="9">
            <text:p>9</text:p>
          </table:table-cell>
          <table:table-cell table:style-name="ce115"/>
          <table:table-cell table:style-name="ce127" table:formula="of:=SUM([.M119:.N122])" office:value-type="float" office:value="12">
            <text:p>12</text:p>
          </table:table-cell>
          <table:table-cell table:style-name="ce115"/>
          <table:table-cell table:style-name="ce127" table:formula="of:=SUM([.O119:.P122])" office:value-type="float" office:value="9">
            <text:p>9</text:p>
          </table:table-cell>
          <table:table-cell table:style-name="ce115"/>
          <table:table-cell table:style-name="ce127" table:formula="of:=SUM([.Q119:.R122])"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uild 1Rest</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4">
            <text:p>4</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3">
            <text:p>3</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uild 1Rest</text:p>
          </table:table-cell>
          <table:table-cell table:style-name="ce116" table:number-columns-repeated="2"/>
          <table:table-cell table:formula="of:=[.A$126]&amp;&quot;: &quot;&amp;[.E126]&amp;&quot;-&quot;&amp;[.G126]&amp;&quot;-&quot;&amp;[.I126]&amp;&quot;-&quot;&amp;[.K126]&amp;&quot;-&quot;&amp;[.M126]&amp;&quot;-&quot;&amp;[.O126]&amp;&quot;-&quot;&amp;[.Q126]" office:value-type="string" office:string-value="Build 1Rest: OFF-E2-E2-S1-E1-T2-E2">
            <text:p>Build 1Rest: OFF-E2-E2-S1-E1-T2-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1</text:p>
          </table:table-cell>
          <table:table-cell table:style-name="ce130"/>
          <table:table-cell table:style-name="ce130" office:value-type="string">
            <text:p>T2</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126]&amp;&quot;: &quot;&amp;[.E127]&amp;&quot;-&quot;&amp;[.G127]&amp;&quot;-&quot;&amp;[.I127]&amp;&quot;-&quot;&amp;[.K127]&amp;&quot;-&quot;&amp;[.M127]&amp;&quot;-&quot;&amp;[.O127]&amp;&quot;-&quot;&amp;[.Q127]" office:value-type="string" office:string-value="Build 1Rest: E1---S2---">
            <text:p>Build 1Rest: E1---S2---</text:p>
          </table:table-cell>
          <table:table-cell table:style-name="ce134" office:value-type="string">
            <text:p>E1</text:p>
          </table:table-cell>
          <table:table-cell table:style-name="ce134"/>
          <table:table-cell table:style-name="ce134"/>
          <table:table-cell table:style-name="ce134"/>
          <table:table-cell table:style-name="ce134"/>
          <table:table-cell table:style-name="ce134"/>
          <table:table-cell table:style-name="ce134" office:value-type="string">
            <text:p>S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26]&amp;&quot;: &quot;&amp;[.E128]&amp;&quot;-&quot;&amp;[.G128]&amp;&quot;-&quot;&amp;[.I128]&amp;&quot;-&quot;&amp;[.K128]&amp;&quot;-&quot;&amp;[.M128]&amp;&quot;-&quot;&amp;[.O128]&amp;&quot;-&quot;&amp;[.Q128]" office:value-type="string" office:string-value="Build 1Rest: S4---S3---">
            <text:p>Build 1Rest: S4---S3---</text:p>
          </table:table-cell>
          <table:table-cell table:style-name="ce134" office:value-type="string">
            <text:p>S4</text:p>
          </table:table-cell>
          <table:table-cell table:style-name="ce134"/>
          <table:table-cell table:style-name="ce134"/>
          <table:table-cell table:style-name="ce134"/>
          <table:table-cell table:style-name="ce134"/>
          <table:table-cell table:style-name="ce134"/>
          <table:table-cell table:style-name="ce134" office:value-type="string">
            <text:p>S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126]&amp;&quot;: &quot;&amp;[.E129]&amp;&quot;-&quot;&amp;[.G129]&amp;&quot;-&quot;&amp;[.I129]&amp;&quot;-&quot;&amp;[.K129]&amp;&quot;-&quot;&amp;[.M129]&amp;&quot;-&quot;&amp;[.O129]&amp;&quot;-&quot;&amp;[.Q129]" office:value-type="string" office:string-value="Build 1Rest: ---S5---">
            <text:p>Build 1Rest: ---S5---</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formula="of:=IntWgt*[.C133]" office:value-type="float" office:value="1">
            <text:p>1</text:p>
          </table:table-cell>
          <table:table-cell table:style-name="ce123" table:formula="of:=VolWgt*[.B133]" office:value-type="float" office:value="16">
            <text:p>16</text:p>
          </table:table-cell>
          <table:table-cell table:style-name="ce138"/>
          <table:table-cell table:style-name="ce123"/>
          <table:table-cell table:style-name="ce138" table:formula="of:=IntWgt*[.C133]" office:value-type="float" office:value="1">
            <text:p>1</text:p>
          </table:table-cell>
          <table:table-cell table:style-name="ce123"/>
          <table:table-cell table:style-name="ce138"/>
          <table:table-cell table:style-name="ce123" table:formula="of:=VolWgt*[.B133]" office:value-type="float" office:value="16">
            <text:p>16</text:p>
          </table:table-cell>
          <table:table-cell table:style-name="ce138" table:formula="of:=IntWgt*[.C133]" office:value-type="float" office:value="1">
            <text:p>1</text:p>
          </table:table-cell>
          <table:table-cell table:style-name="ce123" table:formula="of:=VolWgt*[.B133]"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135]" office:value-type="float" office:value="8">
            <text:p>8</text:p>
          </table:table-cell>
          <table:table-cell table:style-name="ce148"/>
          <table:table-cell table:style-name="ce125"/>
          <table:table-cell table:style-name="ce140" table:formula="of:=IntWgt*[.C135]" office:value-type="float" office:value="3">
            <text:p>3</text:p>
          </table:table-cell>
          <table:table-cell table:style-name="ce125" table:formula="of:=VolWgt*[.B135]" office:value-type="float" office:value="8">
            <text:p>8</text:p>
          </table:table-cell>
          <table:table-cell table:style-name="ce140"/>
          <table:table-cell table:style-name="ce125" table:formula="of:=VolWgt*[.B135]" office:value-type="float" office:value="8">
            <text:p>8</text:p>
          </table:table-cell>
          <table:table-cell table:style-name="ce140" table:formula="of:=IntWgt*[.C135]" office:value-type="float" office:value="3">
            <text:p>3</text:p>
          </table:table-cell>
          <table:table-cell table:style-name="ce125"/>
          <table:table-cell table:style-name="ce140"/>
          <table:table-cell table:style-name="ce125"/>
          <table:table-cell table:style-name="ce140" table:formula="of:=IntWgt*[.C135]"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136]" office:value-type="float" office:value="4">
            <text:p>4</text:p>
          </table:table-cell>
          <table:table-cell table:style-name="ce141" table:formula="of:=IntWgt*[.C136]"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133:.F136])" office:value-type="float" office:value="8">
            <text:p>8</text:p>
          </table:table-cell>
          <table:table-cell table:style-name="ce115"/>
          <table:table-cell table:style-name="ce127" table:formula="of:=SUM([.G133:.H136])" office:value-type="float" office:value="9">
            <text:p>9</text:p>
          </table:table-cell>
          <table:table-cell table:style-name="ce115"/>
          <table:table-cell table:style-name="ce127" table:formula="of:=SUM([.I133:.J136])" office:value-type="float" office:value="19">
            <text:p>19</text:p>
          </table:table-cell>
          <table:table-cell table:style-name="ce115"/>
          <table:table-cell table:style-name="ce127" table:formula="of:=SUM([.K133:.L136])" office:value-type="float" office:value="9">
            <text:p>9</text:p>
          </table:table-cell>
          <table:table-cell table:style-name="ce115"/>
          <table:table-cell table:style-name="ce127" table:formula="of:=SUM([.M133:.N136])" office:value-type="float" office:value="11">
            <text:p>11</text:p>
          </table:table-cell>
          <table:table-cell table:style-name="ce115"/>
          <table:table-cell table:style-name="ce127" table:formula="of:=SUM([.O133:.P136])" office:value-type="float" office:value="17">
            <text:p>17</text:p>
          </table:table-cell>
          <table:table-cell table:style-name="ce115"/>
          <table:table-cell table:style-name="ce127" table:formula="of:=SUM([.Q133:.R136])"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uild 2Wk1</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6">
            <text:p>6</text:p>
          </table:table-cell>
          <table:table-cell table:style-name="ce128"/>
          <table:table-cell table:style-name="ce133" office:value-type="float" office:value="2">
            <text:p>2</text:p>
          </table:table-cell>
          <table:table-cell table:style-name="ce128"/>
          <table:table-cell table:style-name="ce133" office:value-type="float" office:value="5">
            <text:p>5</text:p>
          </table:table-cell>
          <table:table-cell table:style-name="ce115"/>
          <table:table-cell table:style-name="ce133" office:value-type="float" office:value="4">
            <text:p>4</text:p>
          </table:table-cell>
          <table:table-cell table:style-name="ce115"/>
          <table:table-cell table:style-name="ce133" office:value-type="float" office:value="3">
            <text:p>3</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uild 2Wk2</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6">
            <text:p>6</text:p>
          </table:table-cell>
          <table:table-cell table:style-name="ce128"/>
          <table:table-cell table:style-name="ce133" office:value-type="float" office:value="2">
            <text:p>2</text:p>
          </table:table-cell>
          <table:table-cell table:style-name="ce128"/>
          <table:table-cell table:style-name="ce133" office:value-type="float" office:value="5">
            <text:p>5</text:p>
          </table:table-cell>
          <table:table-cell table:style-name="ce115"/>
          <table:table-cell table:style-name="ce133" office:value-type="float" office:value="4">
            <text:p>4</text:p>
          </table:table-cell>
          <table:table-cell table:style-name="ce115"/>
          <table:table-cell table:style-name="ce133" office:value-type="float" office:value="3">
            <text:p>3</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Build 2Wk3</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6">
            <text:p>6</text:p>
          </table:table-cell>
          <table:table-cell table:style-name="ce128"/>
          <table:table-cell table:style-name="ce133" office:value-type="float" office:value="2">
            <text:p>2</text:p>
          </table:table-cell>
          <table:table-cell table:style-name="ce128"/>
          <table:table-cell table:style-name="ce133" office:value-type="float" office:value="5">
            <text:p>5</text:p>
          </table:table-cell>
          <table:table-cell table:style-name="ce115"/>
          <table:table-cell table:style-name="ce133" office:value-type="float" office:value="4">
            <text:p>4</text:p>
          </table:table-cell>
          <table:table-cell table:style-name="ce115"/>
          <table:table-cell table:style-name="ce133" office:value-type="float" office:value="3">
            <text:p>3</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uild 2</text:p>
          </table:table-cell>
          <table:table-cell table:style-name="ce116" table:number-columns-repeated="2"/>
          <table:table-cell table:formula="of:=[.A$142]&amp;&quot;: &quot;&amp;[.E142]&amp;&quot;-&quot;&amp;[.G142]&amp;&quot;-&quot;&amp;[.I142]&amp;&quot;-&quot;&amp;[.K142]&amp;&quot;-&quot;&amp;[.M142]&amp;&quot;-&quot;&amp;[.O142]&amp;&quot;-&quot;&amp;[.Q142]" office:value-type="string" office:string-value="Build 2: OFF-M2-E1-S6-S3-RR-E1">
            <text:p>Build 2: OFF-M2-E1-S6-S3-RR-E1</text:p>
          </table:table-cell>
          <table:table-cell table:style-name="ce130" office:value-type="string">
            <text:p>OFF</text:p>
          </table:table-cell>
          <table:table-cell table:style-name="ce130"/>
          <table:table-cell table:style-name="ce130" office:value-type="string">
            <text:p>M2</text:p>
          </table:table-cell>
          <table:table-cell table:style-name="ce130"/>
          <table:table-cell table:style-name="ce130" office:value-type="string">
            <text:p>E1</text:p>
          </table:table-cell>
          <table:table-cell table:style-name="ce130"/>
          <table:table-cell table:style-name="ce130" office:value-type="string">
            <text:p>S6</text:p>
          </table:table-cell>
          <table:table-cell table:style-name="ce130"/>
          <table:table-cell table:style-name="ce130" office:value-type="string">
            <text:p>S3</text:p>
          </table:table-cell>
          <table:table-cell table:style-name="ce130"/>
          <table:table-cell table:style-name="ce130" office:value-type="string">
            <text:p>RR</text:p>
          </table:table-cell>
          <table:table-cell table:style-name="ce130"/>
          <table:table-cell table:style-name="ce152" office: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142]&amp;&quot;: &quot;&amp;[.E143]&amp;&quot;-&quot;&amp;[.G143]&amp;&quot;-&quot;&amp;[.I143]&amp;&quot;-&quot;&amp;[.K143]&amp;&quot;-&quot;&amp;[.M143]&amp;&quot;-&quot;&amp;[.O143]&amp;&quot;-&quot;&amp;[.Q143]" office:value-type="string" office:string-value="Build 2: E1-M3-E2-A1-S5-M7-E2">
            <text:p>Build 2: E1-M3-E2-A1-S5-M7-E2</text:p>
          </table:table-cell>
          <table:table-cell table:style-name="ce134" office:value-type="string">
            <text:p>E1</text:p>
          </table:table-cell>
          <table:table-cell table:style-name="ce134"/>
          <table:table-cell table:style-name="ce134" office:value-type="string">
            <text:p>M3</text:p>
          </table:table-cell>
          <table:table-cell table:style-name="ce134"/>
          <table:table-cell table:style-name="ce134" office:value-type="string">
            <text:p>E2</text:p>
          </table:table-cell>
          <table:table-cell table:style-name="ce134"/>
          <table:table-cell table:style-name="ce134" office:value-type="string">
            <text:p>A1</text:p>
          </table:table-cell>
          <table:table-cell table:style-name="ce134"/>
          <table:table-cell table:style-name="ce134" office:value-type="string">
            <text:p>S5</text:p>
          </table:table-cell>
          <table:table-cell table:style-name="ce134"/>
          <table:table-cell table:style-name="ce134" office:value-type="string">
            <text:p>M7</text:p>
          </table:table-cell>
          <table:table-cell table:style-name="ce134"/>
          <table:table-cell table:style-name="ce154" office:value-type="string">
            <text:p>E2</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4]&amp;&quot;-&quot;&amp;[.G144]&amp;&quot;-&quot;&amp;[.I144]&amp;&quot;-&quot;&amp;[.K144]&amp;&quot;-&quot;&amp;[.M144]&amp;&quot;-&quot;&amp;[.O144]&amp;&quot;-&quot;&amp;[.Q144]" office:value-type="string" office:string-value="Build 2: S4-M4--A2--A1-">
            <text:p>Build 2: S4-M4--A2--A1-</text:p>
          </table:table-cell>
          <table:table-cell table:style-name="ce134" office:value-type="string">
            <text:p>S4</text:p>
          </table:table-cell>
          <table:table-cell table:style-name="ce134"/>
          <table:table-cell table:style-name="ce134" office:value-type="string">
            <text:p>M4</text:p>
          </table:table-cell>
          <table:table-cell table:style-name="ce134"/>
          <table:table-cell table:style-name="ce134"/>
          <table:table-cell table:style-name="ce134"/>
          <table:table-cell table:style-name="ce134" office:value-type="string">
            <text:p>A2</text:p>
          </table:table-cell>
          <table:table-cell table:style-name="ce134"/>
          <table:table-cell table:style-name="ce134"/>
          <table:table-cell table:style-name="ce134"/>
          <table:table-cell table:style-name="ce134" office:value-type="string">
            <text:p>A1</text:p>
          </table:table-cell>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5]&amp;&quot;-&quot;&amp;[.G145]&amp;&quot;-&quot;&amp;[.I145]&amp;&quot;-&quot;&amp;[.K145]&amp;&quot;-&quot;&amp;[.M145]&amp;&quot;-&quot;&amp;[.O145]&amp;&quot;-&quot;&amp;[.Q145]" office:value-type="string" office:string-value="Build 2: -M5--A3---">
            <text:p>Build 2: -M5--A3---</text:p>
          </table:table-cell>
          <table:table-cell table:style-name="ce134"/>
          <table:table-cell table:style-name="ce134"/>
          <table:table-cell table:style-name="ce134" office:value-type="string">
            <text:p>M5</text:p>
          </table:table-cell>
          <table:table-cell table:style-name="ce134"/>
          <table:table-cell table:style-name="ce134"/>
          <table:table-cell table:style-name="ce134"/>
          <table:table-cell table:style-name="ce134" office:value-type="string">
            <text:p>A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6]&amp;&quot;-&quot;&amp;[.G146]&amp;&quot;-&quot;&amp;[.I146]&amp;&quot;-&quot;&amp;[.K146]&amp;&quot;-&quot;&amp;[.M146]&amp;&quot;-&quot;&amp;[.O146]&amp;&quot;-&quot;&amp;[.Q146]" office:value-type="string" office:string-value="Build 2: -M6--A4---">
            <text:p>Build 2: -M6--A4---</text:p>
          </table:table-cell>
          <table:table-cell table:style-name="ce134"/>
          <table:table-cell table:style-name="ce134"/>
          <table:table-cell table:style-name="ce134" office:value-type="string">
            <text:p>M6</text:p>
          </table:table-cell>
          <table:table-cell table:style-name="ce134"/>
          <table:table-cell table:style-name="ce134"/>
          <table:table-cell table:style-name="ce134"/>
          <table:table-cell table:style-name="ce134" office:value-type="string">
            <text:p>A4</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7]&amp;&quot;-&quot;&amp;[.G147]&amp;&quot;-&quot;&amp;[.I147]&amp;&quot;-&quot;&amp;[.K147]&amp;&quot;-&quot;&amp;[.M147]&amp;&quot;-&quot;&amp;[.O147]&amp;&quot;-&quot;&amp;[.Q147]" office:value-type="string" office:string-value="Build 2: -F3--A5---">
            <text:p>Build 2: -F3--A5---</text:p>
          </table:table-cell>
          <table:table-cell table:style-name="ce134"/>
          <table:table-cell table:style-name="ce134"/>
          <table:table-cell table:style-name="ce134" office:value-type="string">
            <text:p>F3</text:p>
          </table:table-cell>
          <table:table-cell table:style-name="ce134"/>
          <table:table-cell table:style-name="ce134"/>
          <table:table-cell table:style-name="ce134"/>
          <table:table-cell table:style-name="ce134" office:value-type="string">
            <text:p>A5</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8]&amp;&quot;-&quot;&amp;[.G148]&amp;&quot;-&quot;&amp;[.I148]&amp;&quot;-&quot;&amp;[.K148]&amp;&quot;-&quot;&amp;[.M148]&amp;&quot;-&quot;&amp;[.O148]&amp;&quot;-&quot;&amp;[.Q148]" office:value-type="string" office:string-value="Build 2: ---A6---">
            <text:p>Build 2: ---A6---</text:p>
          </table:table-cell>
          <table:table-cell table:style-name="ce134"/>
          <table:table-cell table:style-name="ce134"/>
          <table:table-cell table:style-name="ce134"/>
          <table:table-cell table:style-name="ce134"/>
          <table:table-cell table:style-name="ce134"/>
          <table:table-cell table:style-name="ce134"/>
          <table:table-cell table:style-name="ce134" office:value-type="string">
            <text:p>A6</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9]&amp;&quot;-&quot;&amp;[.G149]&amp;&quot;-&quot;&amp;[.I149]&amp;&quot;-&quot;&amp;[.K149]&amp;&quot;-&quot;&amp;[.M149]&amp;&quot;-&quot;&amp;[.O149]&amp;&quot;-&quot;&amp;[.Q149]" office:value-type="string" office:string-value="Build 2: ---P1---">
            <text:p>Build 2: ---P1---</text:p>
          </table:table-cell>
          <table:table-cell table:style-name="ce134"/>
          <table:table-cell table:style-name="ce134"/>
          <table:table-cell table:style-name="ce134"/>
          <table:table-cell table:style-name="ce134"/>
          <table:table-cell table:style-name="ce134"/>
          <table:table-cell table:style-name="ce134"/>
          <table:table-cell table:style-name="ce134" office:value-type="string">
            <text:p>P1</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50]&amp;&quot;-&quot;&amp;[.G150]&amp;&quot;-&quot;&amp;[.I150]&amp;&quot;-&quot;&amp;[.K150]&amp;&quot;-&quot;&amp;[.M150]&amp;&quot;-&quot;&amp;[.O150]&amp;&quot;-&quot;&amp;[.Q150]" office:value-type="string" office:string-value="Build 2: ---P2---">
            <text:p>Build 2: ---P2---</text:p>
          </table:table-cell>
          <table:table-cell table:style-name="ce134"/>
          <table:table-cell table:style-name="ce134"/>
          <table:table-cell table:style-name="ce134"/>
          <table:table-cell table:style-name="ce134"/>
          <table:table-cell table:style-name="ce134"/>
          <table:table-cell table:style-name="ce134"/>
          <table:table-cell table:style-name="ce134" office:value-type="string">
            <text:p>P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142]&amp;&quot;: &quot;&amp;[.E151]&amp;&quot;-&quot;&amp;[.G151]&amp;&quot;-&quot;&amp;[.I151]&amp;&quot;-&quot;&amp;[.K151]&amp;&quot;-&quot;&amp;[.M151]&amp;&quot;-&quot;&amp;[.O151]&amp;&quot;-&quot;&amp;[.Q151]" office:value-type="string" office:string-value="Build 2: ---P3---">
            <text:p>Build 2: ---P3---</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P3</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55]" office:value-type="float" office:value="1">
            <text:p>1</text:p>
          </table:table-cell>
          <table:table-cell table:style-name="ce123"/>
          <table:table-cell table:style-name="ce138"/>
          <table:table-cell table:style-name="ce123"/>
          <table:table-cell table:style-name="ce138" table:formula="of:=IntWgt*[.C155]" office:value-type="float" office:value="1">
            <text:p>1</text:p>
          </table:table-cell>
          <table:table-cell table:style-name="ce123" table:formula="of:=VolWgt*[.B155]"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formula="of:=VolWgt*[.B156]" office:value-type="float" office:value="12">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157]" office:value-type="float" office:value="8">
            <text:p>8</text:p>
          </table:table-cell>
          <table:table-cell table:style-name="ce148" table:formula="of:=IntWgt*[.C157]" office:value-type="float" office:value="3">
            <text:p>3</text:p>
          </table:table-cell>
          <table:table-cell table:style-name="ce125"/>
          <table:table-cell table:style-name="ce140" table:formula="of:=IntWgt*[.C157]" office:value-type="float" office:value="3">
            <text:p>3</text:p>
          </table:table-cell>
          <table:table-cell table:style-name="ce125" table:formula="of:=VolWgt*[.B157]" office:value-type="float" office:value="8">
            <text:p>8</text:p>
          </table:table-cell>
          <table:table-cell table:style-name="ce140"/>
          <table:table-cell table:style-name="ce125" table:formula="of:=VolWgt*[.B157]" office:value-type="float" office:value="8">
            <text:p>8</text:p>
          </table:table-cell>
          <table:table-cell table:style-name="ce140"/>
          <table:table-cell table:style-name="ce125" table:formula="of:=VolWgt*[.B157]" office:value-type="float" office:value="8">
            <text:p>8</text:p>
          </table:table-cell>
          <table:table-cell table:style-name="ce140"/>
          <table:table-cell table:style-name="ce125"/>
          <table:table-cell table:style-name="ce140" table:formula="of:=IntWgt*[.C157]"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158]" office:value-type="float" office:value="4">
            <text:p>4</text:p>
          </table:table-cell>
          <table:table-cell table:style-name="ce141" table:formula="of:=IntWgt*[.C158]"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58]" office:value-type="float" office:value="4">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155:.F158])" office:value-type="float" office:value="8">
            <text:p>8</text:p>
          </table:table-cell>
          <table:table-cell table:style-name="ce115"/>
          <table:table-cell table:style-name="ce127" table:formula="of:=SUM([.G155:.H158])" office:value-type="float" office:value="11">
            <text:p>11</text:p>
          </table:table-cell>
          <table:table-cell table:style-name="ce115"/>
          <table:table-cell table:style-name="ce127" table:formula="of:=SUM([.I155:.J158])" office:value-type="float" office:value="15">
            <text:p>15</text:p>
          </table:table-cell>
          <table:table-cell table:style-name="ce115"/>
          <table:table-cell table:style-name="ce127" table:formula="of:=SUM([.K155:.L158])" office:value-type="float" office:value="9">
            <text:p>9</text:p>
          </table:table-cell>
          <table:table-cell table:style-name="ce115"/>
          <table:table-cell table:style-name="ce127" table:formula="of:=SUM([.M155:.N158])" office:value-type="float" office:value="12">
            <text:p>12</text:p>
          </table:table-cell>
          <table:table-cell table:style-name="ce115"/>
          <table:table-cell table:style-name="ce127" table:formula="of:=SUM([.O155:.P158])" office:value-type="float" office:value="9">
            <text:p>9</text:p>
          </table:table-cell>
          <table:table-cell table:style-name="ce115"/>
          <table:table-cell table:style-name="ce127" table:formula="of:=SUM([.Q155:.R158])"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Build 2Rest</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4">
            <text:p>4</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3">
            <text:p>3</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Build 2Rest</text:p>
          </table:table-cell>
          <table:table-cell table:style-name="ce116" table:number-columns-repeated="2"/>
          <table:table-cell table:formula="of:=[.A$162]&amp;&quot;: &quot;&amp;[.E162]&amp;&quot;-&quot;&amp;[.G162]&amp;&quot;-&quot;&amp;[.I162]&amp;&quot;-&quot;&amp;[.K162]&amp;&quot;-&quot;&amp;[.M162]&amp;&quot;-&quot;&amp;[.O162]&amp;&quot;-&quot;&amp;[.Q162]" office:value-type="string" office:string-value="Build 2Rest: OFF-E2-E2-S1-E1-T2-E2">
            <text:p>Build 2Rest: OFF-E2-E2-S1-E1-T2-E2</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30" office:value-type="string">
            <text:p>S1</text:p>
          </table:table-cell>
          <table:table-cell table:style-name="ce130"/>
          <table:table-cell table:style-name="ce130" office:value-type="string">
            <text:p>E1</text:p>
          </table:table-cell>
          <table:table-cell table:style-name="ce130"/>
          <table:table-cell table:style-name="ce130" office:value-type="string">
            <text:p>T2</text:p>
          </table:table-cell>
          <table:table-cell table:style-name="ce130"/>
          <table:table-cell table:style-name="ce152" office: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162]&amp;&quot;: &quot;&amp;[.E163]&amp;&quot;-&quot;&amp;[.G163]&amp;&quot;-&quot;&amp;[.I163]&amp;&quot;-&quot;&amp;[.K163]&amp;&quot;-&quot;&amp;[.M163]&amp;&quot;-&quot;&amp;[.O163]&amp;&quot;-&quot;&amp;[.Q163]" office:value-type="string" office:string-value="Build 2Rest: E1---S2---">
            <text:p>Build 2Rest: E1---S2---</text:p>
          </table:table-cell>
          <table:table-cell table:style-name="ce134" office:value-type="string">
            <text:p>E1</text:p>
          </table:table-cell>
          <table:table-cell table:style-name="ce134"/>
          <table:table-cell table:style-name="ce134"/>
          <table:table-cell table:style-name="ce134"/>
          <table:table-cell table:style-name="ce134"/>
          <table:table-cell table:style-name="ce134"/>
          <table:table-cell table:style-name="ce134" office:value-type="string">
            <text:p>S2</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62]&amp;&quot;: &quot;&amp;[.E164]&amp;&quot;-&quot;&amp;[.G164]&amp;&quot;-&quot;&amp;[.I164]&amp;&quot;-&quot;&amp;[.K164]&amp;&quot;-&quot;&amp;[.M164]&amp;&quot;-&quot;&amp;[.O164]&amp;&quot;-&quot;&amp;[.Q164]" office:value-type="string" office:string-value="Build 2Rest: S4---S3---">
            <text:p>Build 2Rest: S4---S3---</text:p>
          </table:table-cell>
          <table:table-cell table:style-name="ce134" office:value-type="string">
            <text:p>S4</text:p>
          </table:table-cell>
          <table:table-cell table:style-name="ce134"/>
          <table:table-cell table:style-name="ce134"/>
          <table:table-cell table:style-name="ce134"/>
          <table:table-cell table:style-name="ce134"/>
          <table:table-cell table:style-name="ce134"/>
          <table:table-cell table:style-name="ce134" office:value-type="string">
            <text:p>S3</text:p>
          </table:table-cell>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162]&amp;&quot;: &quot;&amp;[.E165]&amp;&quot;-&quot;&amp;[.G165]&amp;&quot;-&quot;&amp;[.I165]&amp;&quot;-&quot;&amp;[.K165]&amp;&quot;-&quot;&amp;[.M165]&amp;&quot;-&quot;&amp;[.O165]&amp;&quot;-&quot;&amp;[.Q165]" office:value-type="string" office:string-value="Build 2Rest: ---S5---">
            <text:p>Build 2Rest: ---S5---</text:p>
          </table:table-cell>
          <table:table-cell table:style-name="ce131"/>
          <table:table-cell table:style-name="ce131"/>
          <table:table-cell table:style-name="ce131"/>
          <table:table-cell table:style-name="ce131"/>
          <table:table-cell table:style-name="ce131"/>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formula="of:=IntWgt*[.C169]" office:value-type="float" office:value="1">
            <text:p>1</text:p>
          </table:table-cell>
          <table:table-cell table:style-name="ce123" table:formula="of:=VolWgt*[.B169]" office:value-type="float" office:value="16">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169]" office:value-type="float" office:value="1">
            <text:p>1</text:p>
          </table:table-cell>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formula="of:=VolWgt*[.B170]" office:value-type="float" office:value="12">
            <text:p>12</text:p>
          </table:table-cell>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formula="of:=VolWgt*[.B170]" office:value-type="float" office:value="12">
            <text:p>12</text:p>
          </table:table-cell>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table-cell table:style-name="ce148" table:formula="of:=IntWgt*[.C171]" office:value-type="float" office:value="3">
            <text:p>3</text:p>
          </table:table-cell>
          <table:table-cell table:style-name="ce125" table:formula="of:=VolWgt*[.B171]" office:value-type="float" office:value="8">
            <text:p>8</text:p>
          </table:table-cell>
          <table:table-cell table:style-name="ce140"/>
          <table:table-cell table:style-name="ce125"/>
          <table:table-cell table:style-name="ce140" table:formula="of:=IntWgt*[.C171]" office:value-type="float" office:value="3">
            <text:p>3</text:p>
          </table:table-cell>
          <table:table-cell table:style-name="ce125" table:formula="of:=VolWgt*[.B171]" office:value-type="float" office:value="8">
            <text:p>8</text:p>
          </table:table-cell>
          <table:table-cell table:style-name="ce140" table:formula="of:=IntWgt*[.C171]" office:value-type="float" office:value="3">
            <text:p>3</text:p>
          </table:table-cell>
          <table:table-cell table:style-name="ce125"/>
          <table:table-cell table:style-name="ce140" table:formula="of:=IntWgt*[.C171]" office:value-type="float" office:value="3">
            <text:p>3</text:p>
          </table:table-cell>
          <table:table-cell table:style-name="ce125" table:formula="of:=VolWgt*[.B171]" office:value-type="float" office:value="8">
            <text:p>8</text:p>
          </table:table-cell>
          <table:table-cell table:style-name="ce140"/>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172]" office:value-type="float" office:value="4">
            <text:p>4</text:p>
          </table:table-cell>
          <table:table-cell table:style-name="ce141" table:formula="of:=IntWgt*[.C172]"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169:.F172])" office:value-type="float" office:value="8">
            <text:p>8</text:p>
          </table:table-cell>
          <table:table-cell table:style-name="ce115"/>
          <table:table-cell table:style-name="ce127" table:formula="of:=SUM([.G169:.H172])" office:value-type="float" office:value="15">
            <text:p>15</text:p>
          </table:table-cell>
          <table:table-cell table:style-name="ce115"/>
          <table:table-cell table:style-name="ce127" table:formula="of:=SUM([.I169:.J172])" office:value-type="float" office:value="9">
            <text:p>9</text:p>
          </table:table-cell>
          <table:table-cell table:style-name="ce115"/>
          <table:table-cell table:style-name="ce127" table:formula="of:=SUM([.K169:.L172])" office:value-type="float" office:value="19">
            <text:p>19</text:p>
          </table:table-cell>
          <table:table-cell table:style-name="ce115"/>
          <table:table-cell table:style-name="ce127" table:formula="of:=SUM([.M169:.N172])" office:value-type="float" office:value="11">
            <text:p>11</text:p>
          </table:table-cell>
          <table:table-cell table:style-name="ce115"/>
          <table:table-cell table:style-name="ce127" table:formula="of:=SUM([.O169:.P172])" office:value-type="float" office:value="15">
            <text:p>15</text:p>
          </table:table-cell>
          <table:table-cell table:style-name="ce115"/>
          <table:table-cell table:style-name="ce127" table:formula="of:=SUM([.Q169:.R172])" office:value-type="float" office:value="9">
            <text:p>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Peak 1</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6">
            <text:p>6</text:p>
          </table:table-cell>
          <table:table-cell table:style-name="ce128"/>
          <table:table-cell table:style-name="ce133" office:value-type="float" office:value="1">
            <text:p>1</text:p>
          </table:table-cell>
          <table:table-cell table:style-name="ce115"/>
          <table:table-cell table:style-name="ce133" office:value-type="float" office:value="4">
            <text:p>4</text:p>
          </table:table-cell>
          <table:table-cell table:style-name="ce115"/>
          <table:table-cell table:style-name="ce133" office:value-type="float" office:value="2">
            <text:p>2</text:p>
          </table:table-cell>
          <table:table-cell table:style-name="ce115"/>
          <table:table-cell table:style-name="ce133" office:value-type="float" office:value="5">
            <text:p>5</text:p>
          </table:table-cell>
          <table:table-cell table:style-name="ce155"/>
          <table:table-cell/>
          <table:table-cell table:style-name="Default"/>
          <table:table-cell table:number-columns-repeated="1004"/>
        </table:table-row>
        <table:table-row table:style-name="ro2" table:visibility="collapse">
          <table:table-cell table:style-name="ce107" office:value-type="string">
            <text:p>Peak 2</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6">
            <text:p>6</text:p>
          </table:table-cell>
          <table:table-cell table:style-name="ce128"/>
          <table:table-cell table:style-name="ce133" office:value-type="float" office:value="1">
            <text:p>1</text:p>
          </table:table-cell>
          <table:table-cell table:style-name="ce115"/>
          <table:table-cell table:style-name="ce133" office:value-type="float" office:value="4">
            <text:p>4</text:p>
          </table:table-cell>
          <table:table-cell table:style-name="ce115"/>
          <table:table-cell table:style-name="ce133" office:value-type="float" office:value="2">
            <text:p>2</text:p>
          </table:table-cell>
          <table:table-cell table:style-name="ce115"/>
          <table:table-cell table:style-name="ce133" office:value-type="float" office:value="5">
            <text:p>5</text:p>
          </table:table-cell>
          <table:table-cell table:style-name="ce155"/>
          <table:table-cell/>
          <table:table-cell table:style-name="Default"/>
          <table:table-cell table:number-columns-repeated="1004"/>
        </table:table-row>
        <table:table-row table:style-name="ro2">
          <table:table-cell table:style-name="ce108" office:value-type="string">
            <text:p>Peak</text:p>
          </table:table-cell>
          <table:table-cell table:style-name="ce116" table:number-columns-repeated="2"/>
          <table:table-cell table:formula="of:=[.A$177]&amp;&quot;: &quot;&amp;[.E177]&amp;&quot;-&quot;&amp;[.G177]&amp;&quot;-&quot;&amp;[.I177]&amp;&quot;-&quot;&amp;[.K177]&amp;&quot;-&quot;&amp;[.M177]&amp;&quot;-&quot;&amp;[.O177]&amp;&quot;-&quot;&amp;[.Q177]" office:value-type="string" office:string-value="Peak: OFF-E2-F3-E1-E2-E2-CRIT">
            <text:p>Peak: OFF-E2-F3-E1-E2-E2-CRIT</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F3</text:p>
          </table:table-cell>
          <table:table-cell table:style-name="ce130"/>
          <table:table-cell table:style-name="ce130" office:value-type="string">
            <text:p>E1</text:p>
          </table:table-cell>
          <table:table-cell table:style-name="ce130"/>
          <table:table-cell table:style-name="ce130" office:value-type="string">
            <text:p>E2</text:p>
          </table:table-cell>
          <table:table-cell table:style-name="ce130"/>
          <table:table-cell table:style-name="ce130" office:value-type="string">
            <text:p>E2</text:p>
          </table:table-cell>
          <table:table-cell table:style-name="ce130"/>
          <table:table-cell table:style-name="ce152" office:value-type="string">
            <text:p>CRIT</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177]&amp;&quot;: &quot;&amp;[.E178]&amp;&quot;-&quot;&amp;[.G178]&amp;&quot;-&quot;&amp;[.I178]&amp;&quot;-&quot;&amp;[.K178]&amp;&quot;-&quot;&amp;[.M178]&amp;&quot;-&quot;&amp;[.O178]&amp;&quot;-&quot;&amp;[.Q178]" office:value-type="string" office:string-value="Peak: E1--A2-E2-S5--M4">
            <text:p>Peak: E1--A2-E2-S5--M4</text:p>
          </table:table-cell>
          <table:table-cell table:style-name="ce134" office:value-type="string">
            <text:p>E1</text:p>
          </table:table-cell>
          <table:table-cell table:style-name="ce134"/>
          <table:table-cell table:style-name="ce134"/>
          <table:table-cell table:style-name="ce134"/>
          <table:table-cell table:style-name="ce134" office:value-type="string">
            <text:p>A2</text:p>
          </table:table-cell>
          <table:table-cell table:style-name="ce134"/>
          <table:table-cell table:style-name="ce134" office:value-type="string">
            <text:p>E2</text:p>
          </table:table-cell>
          <table:table-cell table:style-name="ce134"/>
          <table:table-cell table:style-name="ce134" office:value-type="string">
            <text:p>S5</text:p>
          </table:table-cell>
          <table:table-cell table:style-name="ce134"/>
          <table:table-cell table:style-name="ce134"/>
          <table:table-cell table:style-name="ce134"/>
          <table:table-cell table:style-name="ce154" office:value-type="string">
            <text:p>M4</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79]&amp;&quot;-&quot;&amp;[.G179]&amp;&quot;-&quot;&amp;[.I179]&amp;&quot;-&quot;&amp;[.K179]&amp;&quot;-&quot;&amp;[.M179]&amp;&quot;-&quot;&amp;[.O179]&amp;&quot;-&quot;&amp;[.Q179]" office:value-type="string" office:string-value="Peak: --A3----M7">
            <text:p>Peak: --A3----M7</text:p>
          </table:table-cell>
          <table:table-cell table:style-name="ce134"/>
          <table:table-cell table:style-name="ce134"/>
          <table:table-cell table:style-name="ce134"/>
          <table:table-cell table:style-name="ce134"/>
          <table:table-cell table:style-name="ce134" office:value-type="string">
            <text:p>A3</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office:value-type="string">
            <text:p>M7</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0]&amp;&quot;-&quot;&amp;[.G180]&amp;&quot;-&quot;&amp;[.I180]&amp;&quot;-&quot;&amp;[.K180]&amp;&quot;-&quot;&amp;[.M180]&amp;&quot;-&quot;&amp;[.O180]&amp;&quot;-&quot;&amp;[.Q180]" office:value-type="string" office:string-value="Peak: --A4----A1">
            <text:p>Peak: --A4----A1</text:p>
          </table:table-cell>
          <table:table-cell table:style-name="ce134"/>
          <table:table-cell table:style-name="ce134"/>
          <table:table-cell table:style-name="ce134"/>
          <table:table-cell table:style-name="ce134"/>
          <table:table-cell table:style-name="ce134" office:value-type="string">
            <text:p>A4</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office:value-type="string">
            <text:p>A1</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1]&amp;&quot;-&quot;&amp;[.G181]&amp;&quot;-&quot;&amp;[.I181]&amp;&quot;-&quot;&amp;[.K181]&amp;&quot;-&quot;&amp;[.M181]&amp;&quot;-&quot;&amp;[.O181]&amp;&quot;-&quot;&amp;[.Q181]" office:value-type="string" office:string-value="Peak: --A5----A2">
            <text:p>Peak: --A5----A2</text:p>
          </table:table-cell>
          <table:table-cell table:style-name="ce134"/>
          <table:table-cell table:style-name="ce134"/>
          <table:table-cell table:style-name="ce134"/>
          <table:table-cell table:style-name="ce134"/>
          <table:table-cell table:style-name="ce134" office:value-type="string">
            <text:p>A5</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office:value-type="string">
            <text:p>A2</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2]&amp;&quot;-&quot;&amp;[.G182]&amp;&quot;-&quot;&amp;[.I182]&amp;&quot;-&quot;&amp;[.K182]&amp;&quot;-&quot;&amp;[.M182]&amp;&quot;-&quot;&amp;[.O182]&amp;&quot;-&quot;&amp;[.Q182]" office:value-type="string" office:string-value="Peak: --A6----">
            <text:p>Peak: --A6----</text:p>
          </table:table-cell>
          <table:table-cell table:style-name="ce134"/>
          <table:table-cell table:style-name="ce134"/>
          <table:table-cell table:style-name="ce134"/>
          <table:table-cell table:style-name="ce134"/>
          <table:table-cell table:style-name="ce134" office:value-type="string">
            <text:p>A6</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3]&amp;&quot;-&quot;&amp;[.G183]&amp;&quot;-&quot;&amp;[.I183]&amp;&quot;-&quot;&amp;[.K183]&amp;&quot;-&quot;&amp;[.M183]&amp;&quot;-&quot;&amp;[.O183]&amp;&quot;-&quot;&amp;[.Q183]" office:value-type="string" office:string-value="Peak: --M2----">
            <text:p>Peak: --M2----</text:p>
          </table:table-cell>
          <table:table-cell table:style-name="ce134"/>
          <table:table-cell table:style-name="ce134"/>
          <table:table-cell table:style-name="ce134"/>
          <table:table-cell table:style-name="ce134"/>
          <table:table-cell table:style-name="ce134" office:value-type="string">
            <text:p>M2</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4]&amp;&quot;-&quot;&amp;[.G184]&amp;&quot;-&quot;&amp;[.I184]&amp;&quot;-&quot;&amp;[.K184]&amp;&quot;-&quot;&amp;[.M184]&amp;&quot;-&quot;&amp;[.O184]&amp;&quot;-&quot;&amp;[.Q184]" office:value-type="string" office:string-value="Peak: --M3----">
            <text:p>Peak: --M3----</text:p>
          </table:table-cell>
          <table:table-cell table:style-name="ce134"/>
          <table:table-cell table:style-name="ce134"/>
          <table:table-cell table:style-name="ce134"/>
          <table:table-cell table:style-name="ce134"/>
          <table:table-cell table:style-name="ce134" office:value-type="string">
            <text:p>M3</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5]&amp;&quot;-&quot;&amp;[.G185]&amp;&quot;-&quot;&amp;[.I185]&amp;&quot;-&quot;&amp;[.K185]&amp;&quot;-&quot;&amp;[.M185]&amp;&quot;-&quot;&amp;[.O185]&amp;&quot;-&quot;&amp;[.Q185]" office:value-type="string" office:string-value="Peak: --M5----">
            <text:p>Peak: --M5----</text:p>
          </table:table-cell>
          <table:table-cell table:style-name="ce134"/>
          <table:table-cell table:style-name="ce134"/>
          <table:table-cell table:style-name="ce134"/>
          <table:table-cell table:style-name="ce134"/>
          <table:table-cell table:style-name="ce134" office:value-type="string">
            <text:p>M5</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6]&amp;&quot;-&quot;&amp;[.G186]&amp;&quot;-&quot;&amp;[.I186]&amp;&quot;-&quot;&amp;[.K186]&amp;&quot;-&quot;&amp;[.M186]&amp;&quot;-&quot;&amp;[.O186]&amp;&quot;-&quot;&amp;[.Q186]" office:value-type="string" office:string-value="Peak: --M6----">
            <text:p>Peak: --M6----</text:p>
          </table:table-cell>
          <table:table-cell table:style-name="ce134"/>
          <table:table-cell table:style-name="ce134"/>
          <table:table-cell table:style-name="ce134"/>
          <table:table-cell table:style-name="ce134"/>
          <table:table-cell table:style-name="ce134" office:value-type="string">
            <text:p>M6</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7]&amp;&quot;-&quot;&amp;[.G187]&amp;&quot;-&quot;&amp;[.I187]&amp;&quot;-&quot;&amp;[.K187]&amp;&quot;-&quot;&amp;[.M187]&amp;&quot;-&quot;&amp;[.O187]&amp;&quot;-&quot;&amp;[.Q187]" office:value-type="string" office:string-value="Peak: --S6----">
            <text:p>Peak: --S6----</text:p>
          </table:table-cell>
          <table:table-cell table:style-name="ce134"/>
          <table:table-cell table:style-name="ce134"/>
          <table:table-cell table:style-name="ce134"/>
          <table:table-cell table:style-name="ce134"/>
          <table:table-cell table:style-name="ce134" office:value-type="string">
            <text:p>S6</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8]&amp;&quot;-&quot;&amp;[.G188]&amp;&quot;-&quot;&amp;[.I188]&amp;&quot;-&quot;&amp;[.K188]&amp;&quot;-&quot;&amp;[.M188]&amp;&quot;-&quot;&amp;[.O188]&amp;&quot;-&quot;&amp;[.Q188]" office:value-type="string" office:string-value="Peak: --P1----">
            <text:p>Peak: --P1----</text:p>
          </table:table-cell>
          <table:table-cell table:style-name="ce134"/>
          <table:table-cell table:style-name="ce134"/>
          <table:table-cell table:style-name="ce134"/>
          <table:table-cell table:style-name="ce134"/>
          <table:table-cell table:style-name="ce134" office:value-type="string">
            <text:p>P1</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9]&amp;&quot;-&quot;&amp;[.G189]&amp;&quot;-&quot;&amp;[.I189]&amp;&quot;-&quot;&amp;[.K189]&amp;&quot;-&quot;&amp;[.M189]&amp;&quot;-&quot;&amp;[.O189]&amp;&quot;-&quot;&amp;[.Q189]" office:value-type="string" office:string-value="Peak: --P2----">
            <text:p>Peak: --P2----</text:p>
          </table:table-cell>
          <table:table-cell table:style-name="ce134"/>
          <table:table-cell table:style-name="ce134"/>
          <table:table-cell table:style-name="ce134"/>
          <table:table-cell table:style-name="ce134"/>
          <table:table-cell table:style-name="ce134" office:value-type="string">
            <text:p>P2</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177]&amp;&quot;: &quot;&amp;[.E190]&amp;&quot;-&quot;&amp;[.G190]&amp;&quot;-&quot;&amp;[.I190]&amp;&quot;-&quot;&amp;[.K190]&amp;&quot;-&quot;&amp;[.M190]&amp;&quot;-&quot;&amp;[.O190]&amp;&quot;-&quot;&amp;[.Q190]" office:value-type="string" office:string-value="Peak: --P3----">
            <text:p>Peak: --P3----</text:p>
          </table:table-cell>
          <table:table-cell table:style-name="ce131"/>
          <table:table-cell table:style-name="ce131"/>
          <table:table-cell table:style-name="ce131"/>
          <table:table-cell table:style-name="ce131"/>
          <table:table-cell table:style-name="ce131" office:value-type="string">
            <text:p>P3</text:p>
          </table:table-cell>
          <table:table-cell table:style-name="ce131"/>
          <table:table-cell table:style-name="ce131"/>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formula="of:=IntWgt*[.C194]" office:value-type="float" office:value="1">
            <text:p>1</text:p>
          </table:table-cell>
          <table:table-cell table:style-name="ce123"/>
          <table:table-cell table:style-name="ce138"/>
          <table:table-cell table:style-name="ce123"/>
          <table:table-cell table:style-name="ce138"/>
          <table:table-cell table:style-name="ce123"/>
          <table:table-cell table:style-name="ce138"/>
          <table:table-cell table:style-name="ce123" table:formula="of:=VolWgt*[.B194]"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formula="of:=VolWgt*[.B195]" office:value-type="float" office:value="12">
            <text:p>12</text:p>
          </table:table-cell>
          <table:table-cell table:style-name="ce147"/>
          <table:table-cell table:style-name="ce124"/>
          <table:table-cell table:style-name="ce139"/>
          <table:table-cell table:style-name="ce124"/>
          <table:table-cell table:style-name="ce139"/>
          <table:table-cell table:style-name="ce124"/>
          <table:table-cell table:style-name="ce139" table:formula="of:=IntWgt*[.C195]" office:value-type="float" office:value="2">
            <text:p>2</text:p>
          </table:table-cell>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table-cell table:style-name="ce148" table:formula="of:=IntWgt*[.C196]" office:value-type="float" office:value="3">
            <text:p>3</text:p>
          </table:table-cell>
          <table:table-cell table:style-name="ce125" table:formula="of:=VolWgt*[.B196]" office:value-type="float" office:value="8">
            <text:p>8</text:p>
          </table:table-cell>
          <table:table-cell table:style-name="ce140"/>
          <table:table-cell table:style-name="ce125" table:formula="of:=VolWgt*[.B196]" office:value-type="float" office:value="8">
            <text:p>8</text:p>
          </table:table-cell>
          <table:table-cell table:style-name="ce140" table:formula="of:=IntWgt*[.C196]" office:value-type="float" office:value="3">
            <text:p>3</text:p>
          </table:table-cell>
          <table:table-cell table:style-name="ce125" table:formula="of:=VolWgt*[.B196]" office:value-type="float" office:value="8">
            <text:p>8</text:p>
          </table:table-cell>
          <table:table-cell table:style-name="ce140"/>
          <table:table-cell table:style-name="ce125"/>
          <table:table-cell table:style-name="ce140"/>
          <table:table-cell table:style-name="ce125"/>
          <table:table-cell table:style-name="ce140" table:formula="of:=IntWgt*[.C196]"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197]" office:value-type="float" office:value="4">
            <text:p>4</text:p>
          </table:table-cell>
          <table:table-cell table:style-name="ce141" table:formula="of:=IntWgt*[.C197]"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194:.F197])" office:value-type="float" office:value="8">
            <text:p>8</text:p>
          </table:table-cell>
          <table:table-cell table:style-name="ce115"/>
          <table:table-cell table:style-name="ce127" table:formula="of:=SUM([.G194:.H197])" office:value-type="float" office:value="15">
            <text:p>15</text:p>
          </table:table-cell>
          <table:table-cell table:style-name="ce115"/>
          <table:table-cell table:style-name="ce127" table:formula="of:=SUM([.I194:.J197])" office:value-type="float" office:value="9">
            <text:p>9</text:p>
          </table:table-cell>
          <table:table-cell table:style-name="ce115"/>
          <table:table-cell table:style-name="ce127" table:formula="of:=SUM([.K194:.L197])" office:value-type="float" office:value="11">
            <text:p>11</text:p>
          </table:table-cell>
          <table:table-cell table:style-name="ce115"/>
          <table:table-cell table:style-name="ce127" table:formula="of:=SUM([.M194:.N197])" office:value-type="float" office:value="10">
            <text:p>10</text:p>
          </table:table-cell>
          <table:table-cell table:style-name="ce115"/>
          <table:table-cell table:style-name="ce127" table:formula="of:=SUM([.O194:.P197])" office:value-type="float" office:value="0">
            <text:p>0</text:p>
          </table:table-cell>
          <table:table-cell table:style-name="ce115"/>
          <table:table-cell table:style-name="ce127" table:formula="of:=SUM([.Q194:.R197])"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RaceSat</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6">
            <text:p>6</text:p>
          </table:table-cell>
          <table:table-cell table:style-name="ce128"/>
          <table:table-cell table:style-name="ce133" office:value-type="float" office:value="4">
            <text:p>4</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15"/>
          <table:table-cell table:style-name="ce133" office:value-type="float" office:value="2">
            <text:p>2</text:p>
          </table:table-cell>
          <table:table-cell table:style-name="ce155"/>
          <table:table-cell/>
          <table:table-cell table:style-name="Default"/>
          <table:table-cell table:number-columns-repeated="1004"/>
        </table:table-row>
        <table:table-row table:style-name="ro2">
          <table:table-cell table:style-name="ce108" office:value-type="string">
            <text:p>RaceSat</text:p>
          </table:table-cell>
          <table:table-cell table:style-name="ce116" table:number-columns-repeated="2"/>
          <table:table-cell table:formula="of:=[.A$201]&amp;&quot;: &quot;&amp;[.E201]&amp;&quot;-&quot;&amp;[.G201]&amp;&quot;-&quot;&amp;[.I201]&amp;&quot;-&quot;&amp;[.K201]&amp;&quot;-&quot;&amp;[.M201]&amp;&quot;-&quot;&amp;[.O201]&amp;&quot;-&quot;&amp;[.Q201]" office:value-type="string" office:string-value="RaceSat: OFF-E2-S6-E1-S6-Race-E1">
            <text:p>RaceSat: OFF-E2-S6-E1-S6-Race-E1</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S6</text:p>
          </table:table-cell>
          <table:table-cell table:style-name="ce130"/>
          <table:table-cell table:style-name="ce130" office:value-type="string">
            <text:p>E1</text:p>
          </table:table-cell>
          <table:table-cell table:style-name="ce130"/>
          <table:table-cell table:style-name="ce130" office:value-type="string">
            <text:p>S6</text:p>
          </table:table-cell>
          <table:table-cell table:style-name="ce130"/>
          <table:table-cell table:style-name="ce130" office:value-type="string">
            <text:p>Race</text:p>
          </table:table-cell>
          <table:table-cell table:style-name="ce130"/>
          <table:table-cell table:style-name="ce152" office: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201]&amp;&quot;: &quot;&amp;[.E202]&amp;&quot;-&quot;&amp;[.G202]&amp;&quot;-&quot;&amp;[.I202]&amp;&quot;-&quot;&amp;[.K202]&amp;&quot;-&quot;&amp;[.M202]&amp;&quot;-&quot;&amp;[.O202]&amp;&quot;-&quot;&amp;[.Q202]" office:value-type="string" office:string-value="RaceSat: E1--P1-E2-P1-M7-E2">
            <text:p>RaceSat: E1--P1-E2-P1-M7-E2</text:p>
          </table:table-cell>
          <table:table-cell table:style-name="ce134" office:value-type="string">
            <text:p>E1</text:p>
          </table:table-cell>
          <table:table-cell table:style-name="ce134"/>
          <table:table-cell table:style-name="ce134"/>
          <table:table-cell table:style-name="ce134"/>
          <table:table-cell table:style-name="ce134" office:value-type="string">
            <text:p>P1</text:p>
          </table:table-cell>
          <table:table-cell table:style-name="ce134"/>
          <table:table-cell table:style-name="ce134" office:value-type="string">
            <text:p>E2</text:p>
          </table:table-cell>
          <table:table-cell table:style-name="ce134"/>
          <table:table-cell table:style-name="ce134" office:value-type="string">
            <text:p>P1</text:p>
          </table:table-cell>
          <table:table-cell table:style-name="ce134"/>
          <table:table-cell table:style-name="ce134" office:value-type="string">
            <text:p>M7</text:p>
          </table:table-cell>
          <table:table-cell table:style-name="ce134"/>
          <table:table-cell table:style-name="ce154" office:value-type="string">
            <text:p>E2</text:p>
          </table:table-cell>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201]&amp;&quot;: &quot;&amp;[.E203]&amp;&quot;-&quot;&amp;[.G203]&amp;&quot;-&quot;&amp;[.I203]&amp;&quot;-&quot;&amp;[.K203]&amp;&quot;-&quot;&amp;[.M203]&amp;&quot;-&quot;&amp;[.O203]&amp;&quot;-&quot;&amp;[.Q203]" office:value-type="string" office:string-value="RaceSat: --P3-S5--A1-">
            <text:p>RaceSat: --P3-S5--A1-</text:p>
          </table:table-cell>
          <table:table-cell table:style-name="ce131"/>
          <table:table-cell table:style-name="ce131"/>
          <table:table-cell table:style-name="ce131"/>
          <table:table-cell table:style-name="ce131"/>
          <table:table-cell table:style-name="ce131" office:value-type="string">
            <text:p>P3</text:p>
          </table:table-cell>
          <table:table-cell table:style-name="ce131"/>
          <table:table-cell table:style-name="ce131" office:value-type="string">
            <text:p>S5</text:p>
          </table:table-cell>
          <table:table-cell table:style-name="ce131"/>
          <table:table-cell table:style-name="ce131"/>
          <table:table-cell table:style-name="ce131"/>
          <table:table-cell table:style-name="ce131" office:value-type="string">
            <text:p>A1</text:p>
          </table:table-cell>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formula="of:=VolWgt*[.B207]" office:value-type="float" office:value="16">
            <text:p>16</text:p>
          </table:table-cell>
          <table:table-cell table:style-name="ce138"/>
          <table:table-cell table:style-name="ce123"/>
          <table:table-cell table:style-name="ce138" table:formula="of:=IntWgt*[.C207]" office:value-type="float" office:value="1">
            <text:p>1</text:p>
          </table:table-cell>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formula="of:=VolWgt*[.B208]" office:value-type="float" office:value="12">
            <text:p>12</text:p>
          </table:table-cell>
          <table:table-cell table:style-name="ce147" table:formula="of:=IntWgt*[.C208]" office:value-type="float" office:value="2">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formula="of:=IntWgt*[.C208]" office:value-type="float" office:value="2">
            <text:p>2</text:p>
          </table:table-cell>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table-cell table:style-name="ce148"/>
          <table:table-cell table:style-name="ce125"/>
          <table:table-cell table:style-name="ce140" table:formula="of:=IntWgt*[.C209]" office:value-type="float" office:value="3">
            <text:p>3</text:p>
          </table:table-cell>
          <table:table-cell table:style-name="ce125" table:formula="of:=VolWgt*[.B209]" office:value-type="float" office:value="8">
            <text:p>8</text:p>
          </table:table-cell>
          <table:table-cell table:style-name="ce140"/>
          <table:table-cell table:style-name="ce125" table:formula="of:=VolWgt*[.B209]" office:value-type="float" office:value="8">
            <text:p>8</text:p>
          </table:table-cell>
          <table:table-cell table:style-name="ce140" table:formula="of:=IntWgt*[.C209]" office:value-type="float" office:value="3">
            <text:p>3</text:p>
          </table:table-cell>
          <table:table-cell table:style-name="ce125" table:formula="of:=VolWgt*[.B209]" office:value-type="float" office:value="8">
            <text:p>8</text:p>
          </table:table-cell>
          <table:table-cell table:style-name="ce140"/>
          <table:table-cell table:style-name="ce125"/>
          <table:table-cell table:style-name="ce140"/>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210]" office:value-type="float" office:value="4">
            <text:p>4</text:p>
          </table:table-cell>
          <table:table-cell table:style-name="ce141" table:formula="of:=IntWgt*[.C210]"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207:.F210])" office:value-type="float" office:value="8">
            <text:p>8</text:p>
          </table:table-cell>
          <table:table-cell table:style-name="ce115"/>
          <table:table-cell table:style-name="ce127" table:formula="of:=SUM([.G207:.H210])" office:value-type="float" office:value="14">
            <text:p>14</text:p>
          </table:table-cell>
          <table:table-cell table:style-name="ce115"/>
          <table:table-cell table:style-name="ce127" table:formula="of:=SUM([.I207:.J210])" office:value-type="float" office:value="19">
            <text:p>19</text:p>
          </table:table-cell>
          <table:table-cell table:style-name="ce115"/>
          <table:table-cell table:style-name="ce127" table:formula="of:=SUM([.K207:.L210])" office:value-type="float" office:value="9">
            <text:p>9</text:p>
          </table:table-cell>
          <table:table-cell table:style-name="ce115"/>
          <table:table-cell table:style-name="ce127" table:formula="of:=SUM([.M207:.N210])" office:value-type="float" office:value="11">
            <text:p>11</text:p>
          </table:table-cell>
          <table:table-cell table:style-name="ce115"/>
          <table:table-cell table:style-name="ce127" table:formula="of:=SUM([.O207:.P210])" office:value-type="float" office:value="10">
            <text:p>10</text:p>
          </table:table-cell>
          <table:table-cell table:style-name="ce115"/>
          <table:table-cell table:style-name="ce127" table:formula="of:=SUM([.Q207:.R210])" office:value-type="float" office:value="0">
            <text:p>0</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RaceSun</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4">
            <text:p>4</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RaceSun</text:p>
          </table:table-cell>
          <table:table-cell table:style-name="ce116" table:number-columns-repeated="2"/>
          <table:table-cell table:formula="of:=[.A$214]&amp;&quot;: &quot;&amp;[.E214]&amp;&quot;-&quot;&amp;[.G214]&amp;&quot;-&quot;&amp;[.I214]&amp;&quot;-&quot;&amp;[.K214]&amp;&quot;-&quot;&amp;[.M214]&amp;&quot;-&quot;&amp;[.O214]&amp;&quot;-&quot;&amp;[.Q214]" office:value-type="string" office:string-value="RaceSun: OFF-F3-E1-S6-E1-S6-Race">
            <text:p>RaceSun: OFF-F3-E1-S6-E1-S6-Race</text:p>
          </table:table-cell>
          <table:table-cell table:style-name="ce130" office:value-type="string">
            <text:p>OFF</text:p>
          </table:table-cell>
          <table:table-cell table:style-name="ce130"/>
          <table:table-cell table:style-name="ce130" office:value-type="string">
            <text:p>F3</text:p>
          </table:table-cell>
          <table:table-cell table:style-name="ce130"/>
          <table:table-cell table:style-name="ce130" office:value-type="string">
            <text:p>E1</text:p>
          </table:table-cell>
          <table:table-cell table:style-name="ce130"/>
          <table:table-cell table:style-name="ce130" office:value-type="string">
            <text:p>S6</text:p>
          </table:table-cell>
          <table:table-cell table:style-name="ce130"/>
          <table:table-cell table:style-name="ce130" office:value-type="string">
            <text:p>E1</text:p>
          </table:table-cell>
          <table:table-cell table:style-name="ce130"/>
          <table:table-cell table:style-name="ce130" office:value-type="string">
            <text:p>S6</text:p>
          </table:table-cell>
          <table:table-cell table:style-name="ce130"/>
          <table:table-cell table:style-name="ce152" office:value-type="string">
            <text:p>Race</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214]&amp;&quot;: &quot;&amp;[.E215]&amp;&quot;-&quot;&amp;[.G215]&amp;&quot;-&quot;&amp;[.I215]&amp;&quot;-&quot;&amp;[.K215]&amp;&quot;-&quot;&amp;[.M215]&amp;&quot;-&quot;&amp;[.O215]&amp;&quot;-&quot;&amp;[.Q215]" office:value-type="string" office:string-value="RaceSun: E1-M2-E2-P1-E2-P1-M7">
            <text:p>RaceSun: E1-M2-E2-P1-E2-P1-M7</text:p>
          </table:table-cell>
          <table:table-cell table:style-name="ce134" office:value-type="string">
            <text:p>E1</text:p>
          </table:table-cell>
          <table:table-cell table:style-name="ce134"/>
          <table:table-cell table:style-name="ce134" office:value-type="string">
            <text:p>M2</text:p>
          </table:table-cell>
          <table:table-cell table:style-name="ce134"/>
          <table:table-cell table:style-name="ce134" office:value-type="string">
            <text:p>E2</text:p>
          </table:table-cell>
          <table:table-cell table:style-name="ce134"/>
          <table:table-cell table:style-name="ce134" office:value-type="string">
            <text:p>P1</text:p>
          </table:table-cell>
          <table:table-cell table:style-name="ce134"/>
          <table:table-cell table:style-name="ce134" office:value-type="string">
            <text:p>E2</text:p>
          </table:table-cell>
          <table:table-cell table:style-name="ce134"/>
          <table:table-cell table:style-name="ce134" office:value-type="string">
            <text:p>P1</text:p>
          </table:table-cell>
          <table:table-cell table:style-name="ce134"/>
          <table:table-cell table:style-name="ce154" office:value-type="string">
            <text:p>M7</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214]&amp;&quot;: &quot;&amp;[.E216]&amp;&quot;-&quot;&amp;[.G216]&amp;&quot;-&quot;&amp;[.I216]&amp;&quot;-&quot;&amp;[.K216]&amp;&quot;-&quot;&amp;[.M216]&amp;&quot;-&quot;&amp;[.O216]&amp;&quot;-&quot;&amp;[.Q216]" office:value-type="string" office:string-value="RaceSun: -M3--P3-S5--A1">
            <text:p>RaceSun: -M3--P3-S5--A1</text:p>
          </table:table-cell>
          <table:table-cell table:style-name="ce134"/>
          <table:table-cell table:style-name="ce134"/>
          <table:table-cell table:style-name="ce134" office:value-type="string">
            <text:p>M3</text:p>
          </table:table-cell>
          <table:table-cell table:style-name="ce134"/>
          <table:table-cell table:style-name="ce134"/>
          <table:table-cell table:style-name="ce134"/>
          <table:table-cell table:style-name="ce134" office:value-type="string">
            <text:p>P3</text:p>
          </table:table-cell>
          <table:table-cell table:style-name="ce134"/>
          <table:table-cell table:style-name="ce134" office:value-type="string">
            <text:p>S5</text:p>
          </table:table-cell>
          <table:table-cell table:style-name="ce134"/>
          <table:table-cell table:style-name="ce134"/>
          <table:table-cell table:style-name="ce134"/>
          <table:table-cell table:style-name="ce154" office:value-type="string">
            <text:p>A1</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214]&amp;&quot;: &quot;&amp;[.E217]&amp;&quot;-&quot;&amp;[.G217]&amp;&quot;-&quot;&amp;[.I217]&amp;&quot;-&quot;&amp;[.K217]&amp;&quot;-&quot;&amp;[.M217]&amp;&quot;-&quot;&amp;[.O217]&amp;&quot;-&quot;&amp;[.Q217]" office:value-type="string" office:string-value="RaceSun: -A2-----">
            <text:p>RaceSun: -A2-----</text:p>
          </table:table-cell>
          <table:table-cell table:style-name="ce134"/>
          <table:table-cell table:style-name="ce134"/>
          <table:table-cell table:style-name="ce134" office:value-type="string">
            <text:p>A2</text:p>
          </table:table-cell>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214]&amp;&quot;: &quot;&amp;[.E218]&amp;&quot;-&quot;&amp;[.G218]&amp;&quot;-&quot;&amp;[.I218]&amp;&quot;-&quot;&amp;[.K218]&amp;&quot;-&quot;&amp;[.M218]&amp;&quot;-&quot;&amp;[.O218]&amp;&quot;-&quot;&amp;[.Q218]" office:value-type="string" office:string-value="RaceSun: -A3-----">
            <text:p>RaceSun: -A3-----</text:p>
          </table:table-cell>
          <table:table-cell table:style-name="ce131"/>
          <table:table-cell table:style-name="ce131"/>
          <table:table-cell table:style-name="ce131" office:value-type="string">
            <text:p>A3</text:p>
          </table:table-cell>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formula="of:=IntWgt*[.C222]" office:value-type="float" office:value="1">
            <text:p>1</text:p>
          </table:table-cell>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formula="of:=IntWgt*[.C223]" office:value-type="float" office:value="2">
            <text:p>2</text:p>
          </table:table-cell>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224]" office:value-type="float" office:value="8">
            <text:p>8</text:p>
          </table:table-cell>
          <table:table-cell table:style-name="ce148" table:formula="of:=IntWgt*[.C224]" office:value-type="float" office:value="3">
            <text:p>3</text:p>
          </table:table-cell>
          <table:table-cell table:style-name="ce125" table:formula="of:=VolWgt*[.B224]" office:value-type="float" office:value="8">
            <text:p>8</text:p>
          </table:table-cell>
          <table:table-cell table:style-name="ce140"/>
          <table:table-cell table:style-name="ce125" table:formula="of:=VolWgt*[.B224]" office:value-type="float" office:value="8">
            <text:p>8</text:p>
          </table:table-cell>
          <table:table-cell table:style-name="ce140" table:formula="of:=IntWgt*[.C224]" office:value-type="float" office:value="3">
            <text:p>3</text:p>
          </table:table-cell>
          <table:table-cell table:style-name="ce125" table:formula="of:=VolWgt*[.B224]" office:value-type="float" office:value="8">
            <text:p>8</text:p>
          </table:table-cell>
          <table:table-cell table:style-name="ce140"/>
          <table:table-cell table:style-name="ce125"/>
          <table:table-cell table:style-name="ce140"/>
          <table:table-cell table:style-name="ce125"/>
          <table:table-cell table:style-name="ce140"/>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225]" office:value-type="float" office:value="4">
            <text:p>4</text:p>
          </table:table-cell>
          <table:table-cell table:style-name="ce141" table:formula="of:=IntWgt*[.C225]"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222:.F225])" office:value-type="float" office:value="8">
            <text:p>8</text:p>
          </table:table-cell>
          <table:table-cell table:style-name="ce115"/>
          <table:table-cell table:style-name="ce127" table:formula="of:=SUM([.G222:.H225])" office:value-type="float" office:value="11">
            <text:p>11</text:p>
          </table:table-cell>
          <table:table-cell table:style-name="ce115"/>
          <table:table-cell table:style-name="ce127" table:formula="of:=SUM([.I222:.J225])" office:value-type="float" office:value="9">
            <text:p>9</text:p>
          </table:table-cell>
          <table:table-cell table:style-name="ce115"/>
          <table:table-cell table:style-name="ce127" table:formula="of:=SUM([.K222:.L225])" office:value-type="float" office:value="11">
            <text:p>11</text:p>
          </table:table-cell>
          <table:table-cell table:style-name="ce115"/>
          <table:table-cell table:style-name="ce127" table:formula="of:=SUM([.M222:.N225])" office:value-type="float" office:value="10">
            <text:p>10</text:p>
          </table:table-cell>
          <table:table-cell table:style-name="ce115"/>
          <table:table-cell table:style-name="ce127" table:formula="of:=SUM([.O222:.P225])" office:value-type="float" office:value="0">
            <text:p>0</text:p>
          </table:table-cell>
          <table:table-cell table:style-name="ce115"/>
          <table:table-cell table:style-name="ce127" table:formula="of:=SUM([.Q222:.R225])" office:value-type="float" office:value="0">
            <text:p>0</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RaceSatSun</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3">
            <text:p>3</text:p>
          </table:table-cell>
          <table:table-cell table:style-name="ce128"/>
          <table:table-cell table:style-name="ce133" office:value-type="float" office:value="6">
            <text:p>6</text:p>
          </table:table-cell>
          <table:table-cell table:style-name="ce128"/>
          <table:table-cell table:style-name="ce133" office:value-type="float" office:value="4">
            <text:p>4</text:p>
          </table:table-cell>
          <table:table-cell table:style-name="ce115"/>
          <table:table-cell table:style-name="ce133" office:value-type="float" office:value="5">
            <text:p>5</text:p>
          </table:table-cell>
          <table:table-cell table:style-name="ce115"/>
          <table:table-cell table:style-name="ce133" office:value-type="float" office:value="1">
            <text:p>1</text:p>
          </table:table-cell>
          <table:table-cell table:style-name="ce115"/>
          <table:table-cell table:style-name="ce133" office:value-type="float" office:value="2">
            <text:p>2</text:p>
          </table:table-cell>
          <table:table-cell table:style-name="ce155"/>
          <table:table-cell/>
          <table:table-cell table:style-name="Default"/>
          <table:table-cell table:number-columns-repeated="1004"/>
        </table:table-row>
        <table:table-row table:style-name="ro2">
          <table:table-cell table:style-name="ce108" office:value-type="string">
            <text:p>RaceSatSun</text:p>
          </table:table-cell>
          <table:table-cell table:style-name="ce116" table:number-columns-repeated="2"/>
          <table:table-cell table:formula="of:=[.A$229]&amp;&quot;: &quot;&amp;[.E229]&amp;&quot;-&quot;&amp;[.G229]&amp;&quot;-&quot;&amp;[.I229]&amp;&quot;-&quot;&amp;[.K229]&amp;&quot;-&quot;&amp;[.M229]&amp;&quot;-&quot;&amp;[.O229]&amp;&quot;-&quot;&amp;[.Q229]" office:value-type="string" office:string-value="RaceSatSun: OFF-E2-S6-E1-S6-Race-Race">
            <text:p>RaceSatSun: OFF-E2-S6-E1-S6-Race-Race</text:p>
          </table:table-cell>
          <table:table-cell table:style-name="ce130" office:value-type="string">
            <text:p>OFF</text:p>
          </table:table-cell>
          <table:table-cell table:style-name="ce130"/>
          <table:table-cell table:style-name="ce130" office:value-type="string">
            <text:p>E2</text:p>
          </table:table-cell>
          <table:table-cell table:style-name="ce130"/>
          <table:table-cell table:style-name="ce130" office:value-type="string">
            <text:p>S6</text:p>
          </table:table-cell>
          <table:table-cell table:style-name="ce130"/>
          <table:table-cell table:style-name="ce130" office:value-type="string">
            <text:p>E1</text:p>
          </table:table-cell>
          <table:table-cell table:style-name="ce130"/>
          <table:table-cell table:style-name="ce130" office:value-type="string">
            <text:p>S6</text:p>
          </table:table-cell>
          <table:table-cell table:style-name="ce130"/>
          <table:table-cell table:style-name="ce130" office:value-type="string">
            <text:p>Race</text:p>
          </table:table-cell>
          <table:table-cell table:style-name="ce130"/>
          <table:table-cell table:style-name="ce152" office:value-type="string">
            <text:p>Race</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229]&amp;&quot;: &quot;&amp;[.E230]&amp;&quot;-&quot;&amp;[.G230]&amp;&quot;-&quot;&amp;[.I230]&amp;&quot;-&quot;&amp;[.K230]&amp;&quot;-&quot;&amp;[.M230]&amp;&quot;-&quot;&amp;[.O230]&amp;&quot;-&quot;&amp;[.Q230]" office:value-type="string" office:string-value="RaceSatSun: E1--P1-E2-P1--">
            <text:p>RaceSatSun: E1--P1-E2-P1--</text:p>
          </table:table-cell>
          <table:table-cell table:style-name="ce134" office:value-type="string">
            <text:p>E1</text:p>
          </table:table-cell>
          <table:table-cell table:style-name="ce134"/>
          <table:table-cell table:style-name="ce134"/>
          <table:table-cell table:style-name="ce134"/>
          <table:table-cell table:style-name="ce134" office:value-type="string">
            <text:p>P1</text:p>
          </table:table-cell>
          <table:table-cell table:style-name="ce134"/>
          <table:table-cell table:style-name="ce134" office:value-type="string">
            <text:p>E2</text:p>
          </table:table-cell>
          <table:table-cell table:style-name="ce134"/>
          <table:table-cell table:style-name="ce134" office:value-type="string">
            <text:p>P1</text:p>
          </table:table-cell>
          <table:table-cell table:style-name="ce134"/>
          <table:table-cell table:style-name="ce134"/>
          <table:table-cell table:style-name="ce134"/>
          <table:table-cell table:style-name="ce154"/>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229]&amp;&quot;: &quot;&amp;[.E231]&amp;&quot;-&quot;&amp;[.G231]&amp;&quot;-&quot;&amp;[.I231]&amp;&quot;-&quot;&amp;[.K231]&amp;&quot;-&quot;&amp;[.M231]&amp;&quot;-&quot;&amp;[.O231]&amp;&quot;-&quot;&amp;[.Q231]" office:value-type="string" office:string-value="RaceSatSun: --P3-S5---">
            <text:p>RaceSatSun: --P3-S5---</text:p>
          </table:table-cell>
          <table:table-cell table:style-name="ce131"/>
          <table:table-cell table:style-name="ce131"/>
          <table:table-cell table:style-name="ce131"/>
          <table:table-cell table:style-name="ce131"/>
          <table:table-cell table:style-name="ce131" office:value-type="string">
            <text:p>P3</text:p>
          </table:table-cell>
          <table:table-cell table:style-name="ce131"/>
          <table:table-cell table:style-name="ce131" office:value-type="string">
            <text:p>S5</text:p>
          </table:table-cell>
          <table:table-cell table:style-name="ce131"/>
          <table:table-cell table:style-name="ce131"/>
          <table:table-cell table:style-name="ce131"/>
          <table:table-cell table:style-name="ce131"/>
          <table:table-cell table:style-name="ce131"/>
          <table:table-cell table:style-name="ce153"/>
          <table:table-cell table:style-name="ce153"/>
          <table:table-cell/>
          <table:table-cell table:style-name="Default"/>
          <table:table-cell table:number-columns-repeated="1004"/>
        </table:table-row>
        <table:table-row table:style-name="ro15">
          <table:table-cell table:number-columns-repeated="19"/>
          <table:table-cell table:style-name="Default"/>
          <table:table-cell table:number-columns-repeated="1004"/>
        </table:table-row>
        <table:table-row table:style-name="ro2" table:visibility="collapse">
          <table:table-cell table:style-name="ce105"/>
          <table:table-cell table:style-name="ce114" table:number-columns-repeated="2"/>
          <table:table-cell table:style-name="ce119"/>
          <table:table-cell table:style-name="ce132" office:value-type="string">
            <text:p>Mon</text:p>
          </table:table-cell>
          <table:table-cell table:style-name="ce143" office:value-type="string">
            <text:p>Mon</text:p>
          </table:table-cell>
          <table:table-cell table:style-name="ce132" office:value-type="string">
            <text:p>Tue</text:p>
          </table:table-cell>
          <table:table-cell table:style-name="ce143" office:value-type="string">
            <text:p>Tue</text:p>
          </table:table-cell>
          <table:table-cell table:style-name="ce132" office:value-type="string">
            <text:p>Wed</text:p>
          </table:table-cell>
          <table:table-cell table:style-name="ce143" office:value-type="string">
            <text:p>Wed</text:p>
          </table:table-cell>
          <table:table-cell table:style-name="ce132" office:value-type="string">
            <text:p>Thu</text:p>
          </table:table-cell>
          <table:table-cell table:style-name="ce143" office:value-type="string">
            <text:p>Thu</text:p>
          </table:table-cell>
          <table:table-cell table:style-name="ce132" office:value-type="string">
            <text:p>Fri</text:p>
          </table:table-cell>
          <table:table-cell table:style-name="ce143" office:value-type="string">
            <text:p>Fri</text:p>
          </table:table-cell>
          <table:table-cell table:style-name="ce132" office:value-type="string">
            <text:p>Sat</text:p>
          </table:table-cell>
          <table:table-cell table:style-name="ce143" office:value-type="string">
            <text:p>Sat</text:p>
          </table:table-cell>
          <table:table-cell table:style-name="ce132" office:value-type="string">
            <text:p>Sun</text:p>
          </table:table-cell>
          <table:table-cell table:style-name="ce143" office:value-type="string">
            <text:p>Sun</text:p>
          </table:table-cell>
          <table:table-cell/>
          <table:table-cell table:style-name="Default"/>
          <table:table-cell table:style-name="ce119"/>
          <table:table-cell table:number-columns-repeated="1003"/>
        </table:table-row>
        <table:table-row table:style-name="ro7" table:visibility="collapse">
          <table:table-cell table:style-name="ce106"/>
          <table:table-cell table:style-name="ce115" office:value-type="string">
            <text:p>VolumeWgt</text:p>
          </table:table-cell>
          <table:table-cell table:style-name="ce115" office:value-type="string">
            <text:p>IntensityWgt</text:p>
          </table:table-cell>
          <table:table-cell table:style-name="ce119"/>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45"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style-name="ce122" office:value-type="string">
            <text:p>Volume</text:p>
          </table:table-cell>
          <table:table-cell table:style-name="ce137" office:value-type="string">
            <text:p>Intensity</text:p>
          </table:table-cell>
          <table:table-cell/>
          <table:table-cell table:style-name="Default"/>
          <table:table-cell table:style-name="ce119"/>
          <table:table-cell table:number-columns-repeated="1003"/>
        </table:table-row>
        <table:table-row table:style-name="ro2" table:visibility="collapse">
          <table:table-cell table:style-name="ce106" office:value-type="string">
            <text:p>High</text:p>
          </table:table-cell>
          <table:table-cell table:style-name="ce115" office:value-type="float" office:value="4">
            <text:p>4</text:p>
          </table:table-cell>
          <table:table-cell table:style-name="ce115" office:value-type="float" office:value="1">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style-name="ce123" table:formula="of:=VolWgt*[.B235]" office:value-type="float" office:value="16">
            <text:p>16</text:p>
          </table:table-cell>
          <table:table-cell table:style-name="ce138"/>
          <table:table-cell/>
          <table:table-cell table:style-name="Default"/>
          <table:table-cell table:number-columns-repeated="1004"/>
        </table:table-row>
        <table:table-row table:style-name="ro2" table:visibility="collapse">
          <table:table-cell table:style-name="ce106" office:value-type="string">
            <text:p>Medium</text:p>
          </table:table-cell>
          <table:table-cell table:style-name="ce115" office:value-type="float" office:value="3">
            <text:p>3</text:p>
          </table:table-cell>
          <table:table-cell table:style-name="ce115" office:value-type="float" office:value="2">
            <text:p>2</text:p>
          </table:table-cell>
          <table:table-cell/>
          <table:table-cell table:style-name="ce124"/>
          <table:table-cell table:style-name="ce139"/>
          <table:table-cell table:style-name="ce124"/>
          <table:table-cell table:style-name="ce147"/>
          <table:table-cell table:style-name="ce124" table:formula="of:=VolWgt*[.B236]" office:value-type="float" office:value="12">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visibility="collapse">
          <table:table-cell table:style-name="ce106" office:value-type="string">
            <text:p>Low</text:p>
          </table:table-cell>
          <table:table-cell table:style-name="ce115" office:value-type="float" office:value="2">
            <text:p>2</text:p>
          </table:table-cell>
          <table:table-cell table:style-name="ce115" office:value-type="float" office:value="3">
            <text:p>3</text:p>
          </table:table-cell>
          <table:table-cell/>
          <table:table-cell table:style-name="ce125"/>
          <table:table-cell table:style-name="ce140"/>
          <table:table-cell table:style-name="ce125" table:formula="of:=VolWgt*[.B237]" office:value-type="float" office:value="8">
            <text:p>8</text:p>
          </table:table-cell>
          <table:table-cell table:style-name="ce148" table:formula="of:=IntWgt*[.C237]" office:value-type="float" office:value="3">
            <text:p>3</text:p>
          </table:table-cell>
          <table:table-cell table:style-name="ce125"/>
          <table:table-cell table:style-name="ce140" table:formula="of:=IntWgt*[.C237]" office:value-type="float" office:value="3">
            <text:p>3</text:p>
          </table:table-cell>
          <table:table-cell table:style-name="ce125" table:formula="of:=VolWgt*[.B237]" office:value-type="float" office:value="8">
            <text:p>8</text:p>
          </table:table-cell>
          <table:table-cell table:style-name="ce140" table:formula="of:=IntWgt*[.C237]" office:value-type="float" office:value="3">
            <text:p>3</text:p>
          </table:table-cell>
          <table:table-cell table:style-name="ce125" table:formula="of:=VolWgt*[.B237]" office:value-type="float" office:value="8">
            <text:p>8</text:p>
          </table:table-cell>
          <table:table-cell table:style-name="ce140" table:formula="of:=IntWgt*[.C237]" office:value-type="float" office:value="3">
            <text:p>3</text:p>
          </table:table-cell>
          <table:table-cell table:style-name="ce125" table:formula="of:=VolWgt*[.B237]" office:value-type="float" office:value="8">
            <text:p>8</text:p>
          </table:table-cell>
          <table:table-cell table:style-name="ce140" table:formula="of:=IntWgt*[.C237]" office:value-type="float" office:value="3">
            <text:p>3</text:p>
          </table:table-cell>
          <table:table-cell table:style-name="ce125"/>
          <table:table-cell table:style-name="ce140" table:formula="of:=IntWgt*[.C237]" office:value-type="float" office:value="3">
            <text:p>3</text:p>
          </table:table-cell>
          <table:table-cell/>
          <table:table-cell table:style-name="Default"/>
          <table:table-cell table:number-columns-repeated="1004"/>
        </table:table-row>
        <table:table-row table:style-name="ro2" table:visibility="collapse">
          <table:table-cell table:style-name="ce106" office:value-type="string">
            <text:p>Recovery</text:p>
          </table:table-cell>
          <table:table-cell table:style-name="ce115" office:value-type="float" office:value="1">
            <text:p>1</text:p>
          </table:table-cell>
          <table:table-cell table:style-name="ce115" office:value-type="float" office:value="4">
            <text:p>4</text:p>
          </table:table-cell>
          <table:table-cell/>
          <table:table-cell table:style-name="ce126" table:formula="of:=VolWgt*[.B238]" office:value-type="float" office:value="4">
            <text:p>4</text:p>
          </table:table-cell>
          <table:table-cell table:style-name="ce141" table:formula="of:=IntWgt*[.C238]" office:value-type="float" office:value="4">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7" table:formula="of:=SUM([.E235:.F238])" office:value-type="float" office:value="8">
            <text:p>8</text:p>
          </table:table-cell>
          <table:table-cell table:style-name="ce115"/>
          <table:table-cell table:style-name="ce127" table:formula="of:=SUM([.G235:.H238])" office:value-type="float" office:value="11">
            <text:p>11</text:p>
          </table:table-cell>
          <table:table-cell table:style-name="ce115"/>
          <table:table-cell table:style-name="ce127" table:formula="of:=SUM([.I235:.J238])" office:value-type="float" office:value="15">
            <text:p>15</text:p>
          </table:table-cell>
          <table:table-cell table:style-name="ce115"/>
          <table:table-cell table:style-name="ce127" table:formula="of:=SUM([.K235:.L238])" office:value-type="float" office:value="11">
            <text:p>11</text:p>
          </table:table-cell>
          <table:table-cell table:style-name="ce115"/>
          <table:table-cell table:style-name="ce127" table:formula="of:=SUM([.M235:.N238])" office:value-type="float" office:value="11">
            <text:p>11</text:p>
          </table:table-cell>
          <table:table-cell table:style-name="ce115"/>
          <table:table-cell table:style-name="ce127" table:formula="of:=SUM([.O235:.P238])" office:value-type="float" office:value="11">
            <text:p>11</text:p>
          </table:table-cell>
          <table:table-cell table:style-name="ce115"/>
          <table:table-cell table:style-name="ce127" table:formula="of:=SUM([.Q235:.R238])" office:value-type="float" office:value="19">
            <text:p>19</text:p>
          </table:table-cell>
          <table:table-cell table:style-name="ce155"/>
          <table:table-cell/>
          <table:table-cell table:style-name="Default"/>
          <table:table-cell table:number-columns-repeated="1004"/>
        </table:table-row>
        <table:table-row table:style-name="ro2" table:visibility="collapse">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visibility="collapse">
          <table:table-cell table:style-name="ce107" office:value-type="string">
            <text:p>Transition</text:p>
          </table:table-cell>
          <table:table-cell table:style-name="ce115" table:number-columns-repeated="2"/>
          <table:table-cell/>
          <table:table-cell table:style-name="ce133" office:value-type="float" office:value="7">
            <text:p>7</text:p>
          </table:table-cell>
          <table:table-cell table:style-name="ce115"/>
          <table:table-cell table:style-name="ce133" office:value-type="float" office:value="4">
            <text:p>4</text:p>
          </table:table-cell>
          <table:table-cell table:style-name="ce128"/>
          <table:table-cell table:style-name="ce133" office:value-type="float" office:value="2">
            <text:p>2</text:p>
          </table:table-cell>
          <table:table-cell table:style-name="ce128"/>
          <table:table-cell table:style-name="ce133" office:value-type="float" office:value="6">
            <text:p>6</text:p>
          </table:table-cell>
          <table:table-cell table:style-name="ce115"/>
          <table:table-cell table:style-name="ce133" office:value-type="float" office:value="5">
            <text:p>5</text:p>
          </table:table-cell>
          <table:table-cell table:style-name="ce115"/>
          <table:table-cell table:style-name="ce133" office:value-type="float" office:value="3">
            <text:p>3</text:p>
          </table:table-cell>
          <table:table-cell table:style-name="ce115"/>
          <table:table-cell table:style-name="ce133" office:value-type="float" office:value="1">
            <text:p>1</text:p>
          </table:table-cell>
          <table:table-cell table:style-name="ce155"/>
          <table:table-cell/>
          <table:table-cell table:style-name="Default"/>
          <table:table-cell table:number-columns-repeated="1004"/>
        </table:table-row>
        <table:table-row table:style-name="ro2">
          <table:table-cell table:style-name="ce108" office:value-type="string">
            <text:p>Transition</text:p>
          </table:table-cell>
          <table:table-cell table:style-name="ce116" table:number-columns-repeated="2"/>
          <table:table-cell table:formula="of:=[.A$242]&amp;&quot;: &quot;&amp;[.E242]&amp;&quot;-&quot;&amp;[.G242]&amp;&quot;-&quot;&amp;[.I242]&amp;&quot;-&quot;&amp;[.K242]&amp;&quot;-&quot;&amp;[.M242]&amp;&quot;-&quot;&amp;[.O242]&amp;&quot;-&quot;&amp;[.Q242]" office:value-type="string" office:string-value="Transition: OFF-E1-E1-E1-E1-E1-E1">
            <text:p>Transition: OFF-E1-E1-E1-E1-E1-E1</text:p>
          </table:table-cell>
          <table:table-cell table:style-name="ce130" office:value-type="string">
            <text:p>OFF</text:p>
          </table:table-cell>
          <table:table-cell table:style-name="ce130"/>
          <table:table-cell table:style-name="ce130" office:value-type="string">
            <text:p>E1</text:p>
          </table:table-cell>
          <table:table-cell table:style-name="ce130"/>
          <table:table-cell table:style-name="ce130" office:value-type="string">
            <text:p>E1</text:p>
          </table:table-cell>
          <table:table-cell table:style-name="ce130"/>
          <table:table-cell table:style-name="ce130" office:value-type="string">
            <text:p>E1</text:p>
          </table:table-cell>
          <table:table-cell table:style-name="ce130"/>
          <table:table-cell table:style-name="ce130" office:value-type="string">
            <text:p>E1</text:p>
          </table:table-cell>
          <table:table-cell table:style-name="ce130"/>
          <table:table-cell table:style-name="ce130" office:value-type="string">
            <text:p>E1</text:p>
          </table:table-cell>
          <table:table-cell table:style-name="ce130"/>
          <table:table-cell table:style-name="ce152" office: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text:p>Workouts</text:p>
          </table:table-cell>
          <table:table-cell table:style-name="ce118" table:number-columns-repeated="2"/>
          <table:table-cell table:formula="of:=[.A$242]&amp;&quot;: &quot;&amp;[.E243]&amp;&quot;-&quot;&amp;[.G243]&amp;&quot;-&quot;&amp;[.I243]&amp;&quot;-&quot;&amp;[.K243]&amp;&quot;-&quot;&amp;[.M243]&amp;&quot;-&quot;&amp;[.O243]&amp;&quot;-&quot;&amp;[.Q243]" office:value-type="string" office:string-value="Transition: E1-S1-S1-S1-S1-S1-S1">
            <text:p>Transition: E1-S1-S1-S1-S1-S1-S1</text:p>
          </table:table-cell>
          <table:table-cell table:style-name="ce134" office:value-type="string">
            <text:p>E1</text:p>
          </table:table-cell>
          <table:table-cell table:style-name="ce134"/>
          <table:table-cell table:style-name="ce134" office:value-type="string">
            <text:p>S1</text:p>
          </table:table-cell>
          <table:table-cell table:style-name="ce134"/>
          <table:table-cell table:style-name="ce134" office:value-type="string">
            <text:p>S1</text:p>
          </table:table-cell>
          <table:table-cell table:style-name="ce134"/>
          <table:table-cell table:style-name="ce134" office:value-type="string">
            <text:p>S1</text:p>
          </table:table-cell>
          <table:table-cell table:style-name="ce134"/>
          <table:table-cell table:style-name="ce134" office:value-type="string">
            <text:p>S1</text:p>
          </table:table-cell>
          <table:table-cell table:style-name="ce134"/>
          <table:table-cell table:style-name="ce134" office:value-type="string">
            <text:p>S1</text:p>
          </table:table-cell>
          <table:table-cell table:style-name="ce134"/>
          <table:table-cell table:style-name="ce154" office:value-type="string">
            <text:p>S1</text:p>
          </table:table-cell>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242]&amp;&quot;: &quot;&amp;[.E244]&amp;&quot;-&quot;&amp;[.G244]&amp;&quot;-&quot;&amp;[.I244]&amp;&quot;-&quot;&amp;[.K244]&amp;&quot;-&quot;&amp;[.M244]&amp;&quot;-&quot;&amp;[.O244]&amp;&quot;-&quot;&amp;[.Q244]" office:value-type="string" office:string-value="Transition: -S2-S2-S2-S2-S2-S2">
            <text:p>Transition: -S2-S2-S2-S2-S2-S2</text:p>
          </table:table-cell>
          <table:table-cell table:style-name="ce131"/>
          <table:table-cell table:style-name="ce131"/>
          <table:table-cell table:style-name="ce131" office:value-type="string">
            <text:p>S2</text:p>
          </table:table-cell>
          <table:table-cell table:style-name="ce131"/>
          <table:table-cell table:style-name="ce131" office:value-type="string">
            <text:p>S2</text:p>
          </table:table-cell>
          <table:table-cell table:style-name="ce131"/>
          <table:table-cell table:style-name="ce131" office:value-type="string">
            <text:p>S2</text:p>
          </table:table-cell>
          <table:table-cell table:style-name="ce131"/>
          <table:table-cell table:style-name="ce131" office:value-type="string">
            <text:p>S2</text:p>
          </table:table-cell>
          <table:table-cell table:style-name="ce131"/>
          <table:table-cell table:style-name="ce131" office:value-type="string">
            <text:p>S2</text:p>
          </table:table-cell>
          <table:table-cell table:style-name="ce131"/>
          <table:table-cell table:style-name="ce153" office:value-type="string">
            <text:p>S2</text:p>
          </table:table-cell>
          <table:table-cell table:style-name="ce153"/>
          <table:table-cell/>
          <table:table-cell table:style-name="Default"/>
          <table:table-cell table:number-columns-repeated="1004"/>
        </table:table-row>
        <table:table-row table:style-name="ro2" table:number-rows-repeated="1048331">
          <table:table-cell table:number-columns-repeated="1024"/>
        </table:table-row>
        <table:table-row table:style-name="ro2">
          <table:table-cell table:number-columns-repeated="1024"/>
        </table:table-row>
        <table:named-expressions/>
      </table:table>
      <table:table table:name="Workouts" table:style-name="ta5">
        <office:forms form:automatic-focus="false" form:apply-design-mode="false"/>
        <table:table-column table:style-name="co14" table:default-cell-style-name="ce164"/>
        <table:table-column table:style-name="co18" table:default-cell-style-name="ce168"/>
        <table:table-column table:style-name="co19" table:default-cell-style-name="ce168"/>
        <table:table-column table:style-name="co14" table:number-columns-repeated="254" table:default-cell-style-name="ce173"/>
        <table:table-column table:style-name="co14" table:number-columns-repeated="767" table:default-cell-style-name="Default"/>
        <table:table-row table:style-name="ro14">
          <table:table-cell table:style-name="ce161" office:value-type="string">
            <text:p>Endurance</text:p>
          </table:table-cell>
          <table:table-cell table:style-name="ce165"/>
          <table:table-cell table:style-name="ce169"/>
          <table:table-cell table:number-columns-repeated="1021"/>
        </table:table-row>
        <table:table-row table:style-name="ro16">
          <table:table-cell table:style-name="ce162" office:value-type="string">
            <text:p>E1</text:p>
          </table:table-cell>
          <table:table-cell table:style-name="ce166" office:value-type="string">
            <text:p>Recovery</text:p>
          </table:table-cell>
          <table:table-cell table:style-name="ce170" office: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1021"/>
        </table:table-row>
        <table:table-row table:style-name="ro17">
          <table:table-cell table:style-name="ce162" office:value-type="string">
            <text:p>E2</text:p>
          </table:table-cell>
          <table:table-cell table:style-name="ce166" office:value-type="string">
            <text:p>Aerobic</text:p>
          </table:table-cell>
          <table:table-cell table:style-name="ce170" office: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1021"/>
        </table:table-row>
        <table:table-row table:style-name="ro17">
          <table:table-cell table:style-name="ce163" office:value-type="string">
            <text:p>E3</text:p>
          </table:table-cell>
          <table:table-cell table:style-name="ce167" office:value-type="string">
            <text:p>Fixed Gear</text:p>
          </table:table-cell>
          <table:table-cell table:style-name="ce171" office: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4">
          <table:table-cell table:style-name="ce161" office:value-type="string">
            <text:p>Strength (Force) Workouts</text:p>
          </table:table-cell>
          <table:table-cell table:style-name="ce165"/>
          <table:table-cell table:style-name="ce169"/>
          <table:table-cell table:number-columns-repeated="1021"/>
        </table:table-row>
        <table:table-row table:style-name="ro18">
          <table:table-cell table:style-name="ce162" office:value-type="string">
            <text:p>F1</text:p>
          </table:table-cell>
          <table:table-cell table:style-name="ce166" office:value-type="string">
            <text:p>Moderate Hills</text:p>
          </table:table-cell>
          <table:table-cell table:style-name="ce170" office: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1021"/>
        </table:table-row>
        <table:table-row table:style-name="ro18">
          <table:table-cell table:style-name="ce162" office:value-type="string">
            <text:p>F2</text:p>
          </table:table-cell>
          <table:table-cell table:style-name="ce166" office:value-type="string">
            <text:p>Long Hills</text:p>
          </table:table-cell>
          <table:table-cell table:style-name="ce170" office: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1021"/>
        </table:table-row>
        <table:table-row table:style-name="ro19">
          <table:table-cell table:style-name="ce163" office:value-type="string">
            <text:p>F3</text:p>
          </table:table-cell>
          <table:table-cell table:style-name="ce167" office:value-type="string">
            <text:p>Steep Hills</text:p>
          </table:table-cell>
          <table:table-cell table:style-name="ce171" office: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4">
          <table:table-cell table:style-name="ce161" office:value-type="string">
            <text:p>Speed Workouts</text:p>
          </table:table-cell>
          <table:table-cell table:style-name="ce165"/>
          <table:table-cell table:style-name="ce169"/>
          <table:table-cell table:number-columns-repeated="1021"/>
        </table:table-row>
        <table:table-row table:style-name="ro19">
          <table:table-cell table:style-name="ce162" office:value-type="string">
            <text:p>S1</text:p>
          </table:table-cell>
          <table:table-cell table:style-name="ce166" office:value-type="string">
            <text:p>Spin-ups</text:p>
          </table:table-cell>
          <table:table-cell table:style-name="ce170" office: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1021"/>
        </table:table-row>
        <table:table-row table:style-name="ro17">
          <table:table-cell table:style-name="ce162" office:value-type="string">
            <text:p>S2</text:p>
          </table:table-cell>
          <table:table-cell table:style-name="ce166" office:value-type="string">
            <text:p>Isolated Leg</text:p>
          </table:table-cell>
          <table:table-cell table:style-name="ce170" office: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1021"/>
        </table:table-row>
        <table:table-row table:style-name="ro17">
          <table:table-cell table:style-name="ce162" office:value-type="string">
            <text:p>S3</text:p>
          </table:table-cell>
          <table:table-cell table:style-name="ce166" office:value-type="string">
            <text:p>Cornering</text:p>
          </table:table-cell>
          <table:table-cell table:style-name="ce170" office: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1021"/>
        </table:table-row>
        <table:table-row table:style-name="ro18">
          <table:table-cell table:style-name="ce162" office:value-type="string">
            <text:p>S4</text:p>
          </table:table-cell>
          <table:table-cell table:style-name="ce166" office:value-type="string">
            <text:p>Bumping</text:p>
          </table:table-cell>
          <table:table-cell table:style-name="ce170" office:value-type="string">
            <text:p>On a firm, grassy field practise making body contact with a partner while riding slowly. Increase speed as skill improves. Also include touching overlapped wheels. (Periods: Base 3, Build 1, Build 2) </text:p>
          </table:table-cell>
          <table:table-cell table:number-columns-repeated="1021"/>
        </table:table-row>
        <table:table-row table:style-name="ro19">
          <table:table-cell table:style-name="ce162" office:value-type="string">
            <text:p>S5</text:p>
          </table:table-cell>
          <table:table-cell table:style-name="ce166" office:value-type="string">
            <text:p>Form Sprints</text:p>
          </table:table-cell>
          <table:table-cell table:style-name="ce170" office: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1021"/>
        </table:table-row>
        <table:table-row table:style-name="ro17">
          <table:table-cell table:style-name="ce163" office:value-type="string">
            <text:p>S6</text:p>
          </table:table-cell>
          <table:table-cell table:style-name="ce167" office:value-type="string">
            <text:p>Sprints</text:p>
          </table:table-cell>
          <table:table-cell table:style-name="ce171" office: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4">
          <table:table-cell table:style-name="ce161" office:value-type="string">
            <text:p>Muscular-Endurance Workouts</text:p>
          </table:table-cell>
          <table:table-cell table:style-name="ce165"/>
          <table:table-cell table:style-name="ce169"/>
          <table:table-cell table:number-columns-repeated="1021"/>
        </table:table-row>
        <table:table-row table:style-name="ro17">
          <table:table-cell table:style-name="ce162" office:value-type="string">
            <text:p>M1</text:p>
          </table:table-cell>
          <table:table-cell table:style-name="ce166" office:value-type="string">
            <text:p>Tempo</text:p>
          </table:table-cell>
          <table:table-cell table:style-name="ce170" office: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1021"/>
        </table:table-row>
        <table:table-row table:style-name="ro16">
          <table:table-cell table:style-name="ce162" office:value-type="string">
            <text:p>M2</text:p>
          </table:table-cell>
          <table:table-cell table:style-name="ce166" office:value-type="string">
            <text:p>Cruise Intervals</text:p>
          </table:table-cell>
          <table:table-cell table:style-name="ce170" office: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1021"/>
        </table:table-row>
        <table:table-row table:style-name="ro20">
          <table:table-cell table:style-name="ce162" office:value-type="string">
            <text:p>M3</text:p>
          </table:table-cell>
          <table:table-cell table:style-name="ce166" office:value-type="string">
            <text:p>Hill Cruise Intervals</text:p>
          </table:table-cell>
          <table:table-cell table:style-name="ce170" office:value-type="string">
            <text:p>Same as M2 cruise intervals, except that you do them on a long 2-4% gradient. These are good if strength is a limiting factor. (Periods: Build 1, Build 2, Peak, Race) </text:p>
          </table:table-cell>
          <table:table-cell table:number-columns-repeated="1021"/>
        </table:table-row>
        <table:table-row table:style-name="ro19">
          <table:table-cell table:style-name="ce162" office:value-type="string">
            <text:p>M4</text:p>
          </table:table-cell>
          <table:table-cell table:style-name="ce166" office:value-type="string">
            <text:p>Motorpaced Cruise Intervals</text:p>
          </table:table-cell>
          <table:table-cell table:style-name="ce170" office: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1021"/>
        </table:table-row>
        <table:table-row table:style-name="ro19">
          <table:table-cell table:style-name="ce162" office:value-type="string">
            <text:p>M5</text:p>
          </table:table-cell>
          <table:table-cell table:style-name="ce166" office:value-type="string">
            <text:p>Criss-Cross Threshold</text:p>
          </table:table-cell>
          <table:table-cell table:style-name="ce170" office: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1021"/>
        </table:table-row>
        <table:table-row table:style-name="ro17">
          <table:table-cell table:style-name="ce162" office:value-type="string">
            <text:p>M6</text:p>
          </table:table-cell>
          <table:table-cell table:style-name="ce166" office:value-type="string">
            <text:p>Threshold</text:p>
          </table:table-cell>
          <table:table-cell table:style-name="ce170" office: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1021"/>
        </table:table-row>
        <table:table-row table:style-name="ro20">
          <table:table-cell table:style-name="ce163" office:value-type="string">
            <text:p>M7</text:p>
          </table:table-cell>
          <table:table-cell table:style-name="ce167" office:value-type="string">
            <text:p>Motorpaced Threshold</text:p>
          </table:table-cell>
          <table:table-cell table:style-name="ce171" office:value-type="string">
            <text:p>Same as M6 threshold, except done as a motorpaced workout. (Periods: Build 2, Peak, Race)</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4">
          <table:table-cell table:style-name="ce161" office:value-type="string">
            <text:p>Speed-Endurance (Anaerobic) Workouts</text:p>
          </table:table-cell>
          <table:table-cell table:style-name="ce165"/>
          <table:table-cell table:style-name="ce169"/>
          <table:table-cell table:number-columns-repeated="1021"/>
        </table:table-row>
        <table:table-row table:style-name="ro18">
          <table:table-cell table:style-name="ce162" office:value-type="string">
            <text:p>A1</text:p>
          </table:table-cell>
          <table:table-cell table:style-name="ce166" office:value-type="string">
            <text:p>Group Ride</text:p>
          </table:table-cell>
          <table:table-cell table:style-name="ce170" office:value-type="string">
            <text:p>Ride how you feel. If tired, sit in or break off and ride by yourself. If fresh, ride hard going into the 5 zones several times. (Periods: Build 1, Build 2, Peak, Race) </text:p>
          </table:table-cell>
          <table:table-cell table:number-columns-repeated="1021"/>
        </table:table-row>
        <table:table-row table:style-name="ro17">
          <table:table-cell table:style-name="ce162" office:value-type="string">
            <text:p>A2</text:p>
          </table:table-cell>
          <table:table-cell table:style-name="ce166" office:value-type="string">
            <text:p>SE Intervals</text:p>
          </table:table-cell>
          <table:table-cell table:style-name="ce170" office: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1021"/>
        </table:table-row>
        <table:table-row table:style-name="ro18">
          <table:table-cell table:style-name="ce162" office:value-type="string">
            <text:p>A3</text:p>
          </table:table-cell>
          <table:table-cell table:style-name="ce166" office:value-type="string">
            <text:p>Pyramid Intervals</text:p>
          </table:table-cell>
          <table:table-cell table:style-name="ce170" office: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1021"/>
        </table:table-row>
        <table:table-row table:style-name="ro17">
          <table:table-cell table:style-name="ce162" office:value-type="string">
            <text:p>A4</text:p>
          </table:table-cell>
          <table:table-cell table:style-name="ce166" office:value-type="string">
            <text:p>Hill Intervals</text:p>
          </table:table-cell>
          <table:table-cell table:style-name="ce170" office: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1021"/>
        </table:table-row>
        <table:table-row table:style-name="ro16">
          <table:table-cell table:style-name="ce162" office:value-type="string">
            <text:p>A5</text:p>
          </table:table-cell>
          <table:table-cell table:style-name="ce166" office:value-type="string">
            <text:p>Lactate Tolerance Reps</text:p>
          </table:table-cell>
          <table:table-cell table:style-name="ce170" office: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1021"/>
        </table:table-row>
        <table:table-row table:style-name="ro19">
          <table:table-cell table:style-name="ce163" office:value-type="string">
            <text:p>A6</text:p>
          </table:table-cell>
          <table:table-cell table:style-name="ce167" office:value-type="string">
            <text:p>Hill Reps</text:p>
          </table:table-cell>
          <table:table-cell table:style-name="ce171" office: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4">
          <table:table-cell table:style-name="ce161" office:value-type="string">
            <text:p>Power Workouts</text:p>
          </table:table-cell>
          <table:table-cell table:style-name="ce165"/>
          <table:table-cell table:style-name="ce169"/>
          <table:table-cell table:number-columns-repeated="1021"/>
        </table:table-row>
        <table:table-row table:style-name="ro17">
          <table:table-cell table:style-name="ce162" office:value-type="string">
            <text:p>P1</text:p>
          </table:table-cell>
          <table:table-cell table:style-name="ce166" office:value-type="string">
            <text:p>Jumps</text:p>
          </table:table-cell>
          <table:table-cell table:style-name="ce170" office: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1021"/>
        </table:table-row>
        <table:table-row table:style-name="ro19">
          <table:table-cell table:style-name="ce162" office:value-type="string">
            <text:p>P2</text:p>
          </table:table-cell>
          <table:table-cell table:style-name="ce166" office:value-type="string">
            <text:p>Hill Sprints</text:p>
          </table:table-cell>
          <table:table-cell table:style-name="ce170" office: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1021"/>
        </table:table-row>
        <table:table-row table:style-name="ro17">
          <table:table-cell table:style-name="ce163" office:value-type="string">
            <text:p>P3</text:p>
          </table:table-cell>
          <table:table-cell table:style-name="ce167" office:value-type="string">
            <text:p>Crit Sprints</text:p>
          </table:table-cell>
          <table:table-cell table:style-name="ce171" office: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4">
          <table:table-cell table:style-name="ce161" office:value-type="string">
            <text:p>Test Workouts</text:p>
          </table:table-cell>
          <table:table-cell table:style-name="ce165"/>
          <table:table-cell table:style-name="ce169"/>
          <table:table-cell table:number-columns-repeated="1021"/>
        </table:table-row>
        <table:table-row table:style-name="ro16">
          <table:table-cell table:style-name="ce162" office:value-type="string">
            <text:p>T1</text:p>
          </table:table-cell>
          <table:table-cell table:style-name="ce166" office:value-type="string">
            <text:p>Aerobic Time Trial</text:p>
          </table:table-cell>
          <table:table-cell table:style-name="ce170" office: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1021"/>
        </table:table-row>
        <table:table-row table:style-name="ro19">
          <table:table-cell table:style-name="ce163" office:value-type="string">
            <text:p>T2</text:p>
          </table:table-cell>
          <table:table-cell table:style-name="ce167" office:value-type="string">
            <text:p>Time Trial</text:p>
          </table:table-cell>
          <table:table-cell table:style-name="ce171" office: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1021"/>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AnnualHrs" table:style-name="ta6">
        <office:forms form:automatic-focus="false" form:apply-design-mode="false"/>
        <table:table-column table:style-name="co20" table:default-cell-style-name="ce2"/>
        <table:table-column table:style-name="co21" table:default-cell-style-name="ce2"/>
        <table:table-column table:style-name="co22" table:number-columns-repeated="16" table:default-cell-style-name="ce2"/>
        <table:table-column table:style-name="co23" table:number-columns-repeated="5"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174" office:value-type="string">
            <text:p>Period</text:p>
          </table:table-cell>
          <table:table-cell table:style-name="ce177" office:value-type="string">
            <text:p>Week</text:p>
          </table:table-cell>
          <table:table-cell table:style-name="ce177" office:value-type="float" office:value="200">
            <text:p>200</text:p>
          </table:table-cell>
          <table:table-cell table:style-name="ce177" office:value-type="float" office:value="250">
            <text:p>250</text:p>
          </table:table-cell>
          <table:table-cell table:style-name="ce177" table:formula="of:=[.D1]+50" office:value-type="float" office:value="300">
            <text:p>300</text:p>
          </table:table-cell>
          <table:table-cell table:style-name="ce177" table:formula="of:=[.E1]+50" office:value-type="float" office:value="350">
            <text:p>350</text:p>
          </table:table-cell>
          <table:table-cell table:style-name="ce177" table:formula="of:=[.F1]+50" office:value-type="float" office:value="400">
            <text:p>400</text:p>
          </table:table-cell>
          <table:table-cell table:style-name="ce177" table:formula="of:=[.G1]+50" office:value-type="float" office:value="450">
            <text:p>450</text:p>
          </table:table-cell>
          <table:table-cell table:style-name="ce177" table:formula="of:=[.H1]+50" office:value-type="float" office:value="500">
            <text:p>500</text:p>
          </table:table-cell>
          <table:table-cell table:style-name="ce177" table:formula="of:=[.I1]+50" office:value-type="float" office:value="550">
            <text:p>550</text:p>
          </table:table-cell>
          <table:table-cell table:style-name="ce177" table:formula="of:=[.J1]+50" office:value-type="float" office:value="600">
            <text:p>600</text:p>
          </table:table-cell>
          <table:table-cell table:style-name="ce177" table:formula="of:=[.K1]+50" office:value-type="float" office:value="650">
            <text:p>650</text:p>
          </table:table-cell>
          <table:table-cell table:style-name="ce177" table:formula="of:=[.L1]+50" office:value-type="float" office:value="700">
            <text:p>700</text:p>
          </table:table-cell>
          <table:table-cell table:style-name="ce177" table:formula="of:=[.M1]+50" office:value-type="float" office:value="750">
            <text:p>750</text:p>
          </table:table-cell>
          <table:table-cell table:style-name="ce177" table:formula="of:=[.N1]+50" office:value-type="float" office:value="800">
            <text:p>800</text:p>
          </table:table-cell>
          <table:table-cell table:style-name="ce177" table:formula="of:=[.O1]+50" office:value-type="float" office:value="850">
            <text:p>850</text:p>
          </table:table-cell>
          <table:table-cell table:style-name="ce177" table:formula="of:=[.P1]+50" office:value-type="float" office:value="900">
            <text:p>900</text:p>
          </table:table-cell>
          <table:table-cell table:style-name="ce177" table:formula="of:=[.Q1]+50" office:value-type="float" office:value="950">
            <text:p>950</text:p>
          </table:table-cell>
          <table:table-cell table:style-name="ce177" table:formula="of:=[.R1]+50" office:value-type="float" office:value="1000">
            <text:p>1000</text:p>
          </table:table-cell>
          <table:table-cell table:style-name="ce177" table:formula="of:=[.S1]+50" office:value-type="float" office:value="1050">
            <text:p>1050</text:p>
          </table:table-cell>
          <table:table-cell table:style-name="ce177" table:formula="of:=[.T1]+50" office:value-type="float" office:value="1100">
            <text:p>1100</text:p>
          </table:table-cell>
          <table:table-cell table:style-name="ce177" table:formula="of:=[.U1]+50" office:value-type="float" office:value="1150">
            <text:p>1150</text:p>
          </table:table-cell>
          <table:table-cell table:style-name="ce183" table:formula="of:=[.V1]+50" office:value-type="float" office:value="1200">
            <text:p>1200</text:p>
          </table:table-cell>
          <table:table-cell table:style-name="ce187" table:number-columns-repeated="1001"/>
        </table:table-row>
        <table:table-row table:style-name="ro2">
          <table:table-cell table:style-name="ce175" office:value-type="string">
            <text:p>Prep</text:p>
          </table:table-cell>
          <table:table-cell table:style-name="ce178" office:value-type="string">
            <text:p>All</text:p>
          </table:table-cell>
          <table:table-cell table:style-name="ce180" office:value-type="float" office:value="3.5">
            <text:p>3.5</text:p>
          </table:table-cell>
          <table:table-cell table:style-name="ce180" office:value-type="float" office:value="4">
            <text:p>4.0</text:p>
          </table:table-cell>
          <table:table-cell table:style-name="ce180" office:value-type="float" office:value="5">
            <text:p>5.0</text:p>
          </table:table-cell>
          <table:table-cell table:style-name="ce180" office:value-type="float" office:value="6">
            <text:p>6.0</text:p>
          </table:table-cell>
          <table:table-cell table:style-name="ce180" office:value-type="float" office:value="7">
            <text:p>7.0</text:p>
          </table:table-cell>
          <table:table-cell table:style-name="ce180" office:value-type="float" office:value="7.5">
            <text:p>7.5</text:p>
          </table:table-cell>
          <table:table-cell table:style-name="ce180" office:value-type="float" office:value="8.5">
            <text:p>8.5</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1">
            <text:p>11.0</text:p>
          </table:table-cell>
          <table:table-cell table:style-name="ce180" office:value-type="float" office:value="12">
            <text:p>12.0</text:p>
          </table:table-cell>
          <table:table-cell table:style-name="ce180" office:value-type="float" office:value="12.5">
            <text:p>12.5</text:p>
          </table:table-cell>
          <table:table-cell table:style-name="ce180" office:value-type="float" office:value="13.5">
            <text:p>13.5</text:p>
          </table:table-cell>
          <table:table-cell table:style-name="ce180" office:value-type="float" office:value="14.5">
            <text:p>14.5</text:p>
          </table:table-cell>
          <table:table-cell table:style-name="ce180" office:value-type="float" office:value="15">
            <text:p>15.0</text:p>
          </table:table-cell>
          <table:table-cell table:style-name="ce180" office:value-type="float" office:value="16">
            <text:p>16.0</text:p>
          </table:table-cell>
          <table:table-cell table:style-name="ce180" office:value-type="float" office:value="17">
            <text:p>17.0</text:p>
          </table:table-cell>
          <table:table-cell table:style-name="ce180" office:value-type="float" office:value="17.5">
            <text:p>17.5</text:p>
          </table:table-cell>
          <table:table-cell table:style-name="ce180" office:value-type="float" office:value="18.5">
            <text:p>18.5</text:p>
          </table:table-cell>
          <table:table-cell table:style-name="ce180" office:value-type="float" office:value="19.5">
            <text:p>19.5</text:p>
          </table:table-cell>
          <table:table-cell table:style-name="ce184" office:value-type="float" office:value="20">
            <text:p>20.0</text:p>
          </table:table-cell>
          <table:table-cell table:number-columns-repeated="1001"/>
        </table:table-row>
        <table:table-row table:style-name="ro2">
          <table:table-cell table:style-name="ce175" office:value-type="string">
            <text:p>Base 1Wk1</text:p>
          </table:table-cell>
          <table:table-cell table:style-name="ce134" office:value-type="float" office:value="1">
            <text:p>1</text:p>
          </table:table-cell>
          <table:table-cell table:style-name="ce181" office:value-type="float" office:value="4">
            <text:p>4.0</text:p>
          </table:table-cell>
          <table:table-cell table:style-name="ce181" office:value-type="float" office:value="5">
            <text:p>5.0</text:p>
          </table:table-cell>
          <table:table-cell table:style-name="ce181" office:value-type="float" office:value="6">
            <text:p>6.0</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1">
            <text:p>11.0</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4">
            <text:p>14.0</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6.5">
            <text:p>16.5</text:p>
          </table:table-cell>
          <table:table-cell table:style-name="ce181" office:value-type="float" office:value="17.5">
            <text:p>17.5</text:p>
          </table:table-cell>
          <table:table-cell table:style-name="ce181" office:value-type="float" office:value="18.5">
            <text:p>18.5</text:p>
          </table:table-cell>
          <table:table-cell table:style-name="ce181" office:value-type="float" office:value="19.5">
            <text:p>19.5</text:p>
          </table:table-cell>
          <table:table-cell table:style-name="ce181" office:value-type="float" office:value="20.5">
            <text:p>20.5</text:p>
          </table:table-cell>
          <table:table-cell table:style-name="ce181" office:value-type="float" office:value="21.5">
            <text:p>21.5</text:p>
          </table:table-cell>
          <table:table-cell table:style-name="ce181" office:value-type="float" office:value="22.5">
            <text:p>22.5</text:p>
          </table:table-cell>
          <table:table-cell table:style-name="ce185" office:value-type="float" office:value="23.5">
            <text:p>23.5</text:p>
          </table:table-cell>
          <table:table-cell table:number-columns-repeated="1001"/>
        </table:table-row>
        <table:table-row table:style-name="ro2">
          <table:table-cell table:style-name="ce175" office:value-type="string">
            <text:p>Base 1Wk2</text:p>
          </table:table-cell>
          <table:table-cell table:style-name="ce134" office:value-type="float" office:value="2">
            <text:p>2</text:p>
          </table:table-cell>
          <table:table-cell table:style-name="ce181" office:value-type="float" office:value="5">
            <text:p>5.0</text:p>
          </table:table-cell>
          <table:table-cell table:style-name="ce181" office:value-type="float" office:value="6">
            <text:p>6.0</text:p>
          </table:table-cell>
          <table:table-cell table:style-name="ce181" office:value-type="float" office:value="7">
            <text:p>7.0</text:p>
          </table:table-cell>
          <table:table-cell table:style-name="ce181" office:value-type="float" office:value="8.5">
            <text:p>8.5</text:p>
          </table:table-cell>
          <table:table-cell table:style-name="ce181" office:value-type="float" office:value="9.5">
            <text:p>9.5</text:p>
          </table:table-cell>
          <table:table-cell table:style-name="ce181" office:value-type="float" office:value="10.5">
            <text:p>10.5</text:p>
          </table:table-cell>
          <table:table-cell table:style-name="ce181" office:value-type="float" office:value="12">
            <text:p>12.0</text:p>
          </table:table-cell>
          <table:table-cell table:style-name="ce181" office:value-type="float" office:value="13">
            <text:p>13.0</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6.5">
            <text:p>16.5</text:p>
          </table:table-cell>
          <table:table-cell table:style-name="ce181" office:value-type="float" office:value="18">
            <text:p>18.0</text:p>
          </table:table-cell>
          <table:table-cell table:style-name="ce181" office:value-type="float" office:value="19">
            <text:p>19.0</text:p>
          </table:table-cell>
          <table:table-cell table:style-name="ce181" office:value-type="float" office:value="20">
            <text:p>20.0</text:p>
          </table:table-cell>
          <table:table-cell table:style-name="ce181" office:value-type="float" office:value="21.5">
            <text:p>21.5</text:p>
          </table:table-cell>
          <table:table-cell table:style-name="ce181" office:value-type="float" office:value="22.5">
            <text:p>22.5</text:p>
          </table:table-cell>
          <table:table-cell table:style-name="ce181" office:value-type="float" office:value="24">
            <text:p>24.0</text:p>
          </table:table-cell>
          <table:table-cell table:style-name="ce181" office:value-type="float" office:value="25">
            <text:p>25.0</text:p>
          </table:table-cell>
          <table:table-cell table:style-name="ce181" office:value-type="float" office:value="26">
            <text:p>26.0</text:p>
          </table:table-cell>
          <table:table-cell table:style-name="ce181" office:value-type="float" office:value="27.5">
            <text:p>27.5</text:p>
          </table:table-cell>
          <table:table-cell table:style-name="ce185" office:value-type="float" office:value="28.5">
            <text:p>28.5</text:p>
          </table:table-cell>
          <table:table-cell table:number-columns-repeated="1001"/>
        </table:table-row>
        <table:table-row table:style-name="ro2">
          <table:table-cell table:style-name="ce175" office:value-type="string">
            <text:p>Base 1Wk3</text:p>
          </table:table-cell>
          <table:table-cell table:style-name="ce134" office:value-type="float" office:value="3">
            <text:p>3</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8">
            <text:p>8.0</text:p>
          </table:table-cell>
          <table:table-cell table:style-name="ce181" office:value-type="float" office:value="9.5">
            <text:p>9.5</text:p>
          </table:table-cell>
          <table:table-cell table:style-name="ce181" office:value-type="float" office:value="10.5">
            <text:p>10.5</text:p>
          </table:table-cell>
          <table:table-cell table:style-name="ce181" office:value-type="float" office:value="12">
            <text:p>12.0</text:p>
          </table:table-cell>
          <table:table-cell table:style-name="ce181" office:value-type="float" office:value="13.5">
            <text:p>13.5</text:p>
          </table:table-cell>
          <table:table-cell table:style-name="ce181" office:value-type="float" office:value="14.5">
            <text:p>14.5</text:p>
          </table:table-cell>
          <table:table-cell table:style-name="ce181" office:value-type="float" office:value="16">
            <text:p>16.0</text:p>
          </table:table-cell>
          <table:table-cell table:style-name="ce181" office:value-type="float" office:value="17.5">
            <text:p>17.5</text:p>
          </table:table-cell>
          <table:table-cell table:style-name="ce181" office:value-type="float" office:value="18.5">
            <text:p>18.5</text:p>
          </table:table-cell>
          <table:table-cell table:style-name="ce181" office:value-type="float" office:value="20">
            <text:p>20.0</text:p>
          </table:table-cell>
          <table:table-cell table:style-name="ce181" office:value-type="float" office:value="21.5">
            <text:p>21.5</text:p>
          </table:table-cell>
          <table:table-cell table:style-name="ce181" office:value-type="float" office:value="22.5">
            <text:p>22.5</text:p>
          </table:table-cell>
          <table:table-cell table:style-name="ce181" office:value-type="float" office:value="24">
            <text:p>24.0</text:p>
          </table:table-cell>
          <table:table-cell table:style-name="ce181" office:value-type="float" office:value="25.5">
            <text:p>25.5</text:p>
          </table:table-cell>
          <table:table-cell table:style-name="ce181" office:value-type="float" office:value="26.5">
            <text:p>26.5</text:p>
          </table:table-cell>
          <table:table-cell table:style-name="ce181" office:value-type="float" office:value="28">
            <text:p>28.0</text:p>
          </table:table-cell>
          <table:table-cell table:style-name="ce181" office:value-type="float" office:value="29.5">
            <text:p>29.5</text:p>
          </table:table-cell>
          <table:table-cell table:style-name="ce181" office:value-type="float" office:value="30.5">
            <text:p>30.5</text:p>
          </table:table-cell>
          <table:table-cell table:style-name="ce185" office:value-type="float" office:value="32">
            <text:p>32.0</text:p>
          </table:table-cell>
          <table:table-cell table:number-columns-repeated="1001"/>
        </table:table-row>
        <table:table-row table:style-name="ro2">
          <table:table-cell table:style-name="ce175" office:value-type="string">
            <text:p>Base 1Rest</text:p>
          </table:table-cell>
          <table:table-cell table:style-name="ce134" office:value-type="float" office:value="4">
            <text:p>4</text:p>
          </table:table-cell>
          <table:table-cell table:style-name="ce181" office:value-type="float" office:value="3">
            <text:p>3.0</text:p>
          </table:table-cell>
          <table:table-cell table:style-name="ce181" office:value-type="float" office:value="3.5">
            <text:p>3.5</text:p>
          </table:table-cell>
          <table:table-cell table:style-name="ce181" office:value-type="float" office:value="4">
            <text:p>4.0</text:p>
          </table:table-cell>
          <table:table-cell table:style-name="ce181" office:value-type="float" office:value="5">
            <text:p>5.0</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8.5">
            <text:p>8.5</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0.5">
            <text:p>10.5</text:p>
          </table:table-cell>
          <table:table-cell table:style-name="ce181" office:value-type="float" office:value="11">
            <text:p>11.0</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
            <text:p>14.0</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6">
            <text:p>16.0</text:p>
          </table:table-cell>
          <table:table-cell table:style-name="ce185" office:value-type="float" office:value="17">
            <text:p>17.0</text:p>
          </table:table-cell>
          <table:table-cell table:number-columns-repeated="1001"/>
        </table:table-row>
        <table:table-row table:style-name="ro2">
          <table:table-cell table:style-name="ce175" office:value-type="string">
            <text:p>Base 2Wk1</text:p>
          </table:table-cell>
          <table:table-cell table:style-name="ce178" office:value-type="float" office:value="1">
            <text:p>1</text:p>
          </table:table-cell>
          <table:table-cell table:style-name="ce180" office:value-type="float" office:value="4">
            <text:p>4.0</text:p>
          </table:table-cell>
          <table:table-cell table:style-name="ce180" office:value-type="float" office:value="5.5">
            <text:p>5.5</text:p>
          </table:table-cell>
          <table:table-cell table:style-name="ce180" office:value-type="float" office:value="6.5">
            <text:p>6.5</text:p>
          </table:table-cell>
          <table:table-cell table:style-name="ce180" office:value-type="float" office:value="7.5">
            <text:p>7.5</text:p>
          </table:table-cell>
          <table:table-cell table:style-name="ce180" office:value-type="float" office:value="8.5">
            <text:p>8.5</text:p>
          </table:table-cell>
          <table:table-cell table:style-name="ce180" office:value-type="float" office:value="9.5">
            <text:p>9.5</text:p>
          </table:table-cell>
          <table:table-cell table:style-name="ce180" office:value-type="float" office:value="10.5">
            <text:p>10.5</text:p>
          </table:table-cell>
          <table:table-cell table:number-columns-repeated="2" table:style-name="ce180" office:value-type="float" office:value="12.5">
            <text:p>12.5</text:p>
          </table:table-cell>
          <table:table-cell table:style-name="ce180" office:value-type="float" office:value="13">
            <text:p>13.0</text:p>
          </table:table-cell>
          <table:table-cell table:style-name="ce180" office:value-type="float" office:value="14.5">
            <text:p>14.5</text:p>
          </table:table-cell>
          <table:table-cell table:style-name="ce180" office:value-type="float" office:value="16">
            <text:p>16.0</text:p>
          </table:table-cell>
          <table:table-cell table:style-name="ce180" office:value-type="float" office:value="17">
            <text:p>17.0</text:p>
          </table:table-cell>
          <table:table-cell table:style-name="ce180" office:value-type="float" office:value="18">
            <text:p>18.0</text:p>
          </table:table-cell>
          <table:table-cell table:style-name="ce180" office:value-type="float" office:value="19">
            <text:p>19.0</text:p>
          </table:table-cell>
          <table:table-cell table:style-name="ce180" office:value-type="float" office:value="20">
            <text:p>20.0</text:p>
          </table:table-cell>
          <table:table-cell table:style-name="ce180" office:value-type="float" office:value="21">
            <text:p>21.0</text:p>
          </table:table-cell>
          <table:table-cell table:style-name="ce180" office:value-type="float" office:value="22">
            <text:p>22.0</text:p>
          </table:table-cell>
          <table:table-cell table:style-name="ce180" office:value-type="float" office:value="23">
            <text:p>23.0</text:p>
          </table:table-cell>
          <table:table-cell table:style-name="ce180" office:value-type="float" office:value="24">
            <text:p>24.0</text:p>
          </table:table-cell>
          <table:table-cell table:style-name="ce184" office:value-type="float" office:value="25">
            <text:p>25.0</text:p>
          </table:table-cell>
          <table:table-cell table:number-columns-repeated="1001"/>
        </table:table-row>
        <table:table-row table:style-name="ro2">
          <table:table-cell table:style-name="ce175" office:value-type="string">
            <text:p>Base 2Wk2</text:p>
          </table:table-cell>
          <table:table-cell table:style-name="ce178" office:value-type="float" office:value="2">
            <text:p>2</text:p>
          </table:table-cell>
          <table:table-cell table:style-name="ce180" office:value-type="float" office:value="5">
            <text:p>5.0</text:p>
          </table:table-cell>
          <table:table-cell table:style-name="ce180" office:value-type="float" office:value="6.5">
            <text:p>6.5</text:p>
          </table:table-cell>
          <table:table-cell table:style-name="ce180" office:value-type="float" office:value="7.5">
            <text:p>7.5</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1.5">
            <text:p>11.5</text:p>
          </table:table-cell>
          <table:table-cell table:style-name="ce180" office:value-type="float" office:value="12.5">
            <text:p>12.5</text:p>
          </table:table-cell>
          <table:table-cell table:style-name="ce180" office:value-type="float" office:value="14">
            <text:p>14.0</text:p>
          </table:table-cell>
          <table:table-cell table:style-name="ce180" office:value-type="float" office:value="15">
            <text:p>15.0</text:p>
          </table:table-cell>
          <table:table-cell table:style-name="ce180" office:value-type="float" office:value="16.5">
            <text:p>16.5</text:p>
          </table:table-cell>
          <table:table-cell table:style-name="ce180" office:value-type="float" office:value="17.5">
            <text:p>17.5</text:p>
          </table:table-cell>
          <table:table-cell table:style-name="ce180" office:value-type="float" office:value="19">
            <text:p>19.0</text:p>
          </table:table-cell>
          <table:table-cell table:style-name="ce180" office:value-type="float" office:value="20">
            <text:p>20.0</text:p>
          </table:table-cell>
          <table:table-cell table:style-name="ce180" office:value-type="float" office:value="21.5">
            <text:p>21.5</text:p>
          </table:table-cell>
          <table:table-cell table:style-name="ce180" office:value-type="float" office:value="22.5">
            <text:p>22.5</text:p>
          </table:table-cell>
          <table:table-cell table:style-name="ce180" office:value-type="float" office:value="24">
            <text:p>24.0</text:p>
          </table:table-cell>
          <table:table-cell table:style-name="ce180" office:value-type="float" office:value="25">
            <text:p>25.0</text:p>
          </table:table-cell>
          <table:table-cell table:style-name="ce180" office:value-type="float" office:value="26.5">
            <text:p>26.5</text:p>
          </table:table-cell>
          <table:table-cell table:style-name="ce180" office:value-type="float" office:value="27.5">
            <text:p>27.5</text:p>
          </table:table-cell>
          <table:table-cell table:style-name="ce180" office:value-type="float" office:value="29">
            <text:p>29.0</text:p>
          </table:table-cell>
          <table:table-cell table:style-name="ce184" office:value-type="float" office:value="30">
            <text:p>30.0</text:p>
          </table:table-cell>
          <table:table-cell table:number-columns-repeated="1001"/>
        </table:table-row>
        <table:table-row table:style-name="ro2">
          <table:table-cell table:style-name="ce175" office:value-type="string">
            <text:p>Base 2Wk3</text:p>
          </table:table-cell>
          <table:table-cell table:style-name="ce178" office:value-type="float" office:value="3">
            <text:p>3</text:p>
          </table:table-cell>
          <table:table-cell table:style-name="ce180" office:value-type="float" office:value="5.5">
            <text:p>5.5</text:p>
          </table:table-cell>
          <table:table-cell table:style-name="ce180" office:value-type="float" office:value="7">
            <text:p>7.0</text:p>
          </table:table-cell>
          <table:table-cell table:style-name="ce180" office:value-type="float" office:value="8.5">
            <text:p>8.5</text:p>
          </table:table-cell>
          <table:table-cell table:style-name="ce180" office:value-type="float" office:value="10">
            <text:p>10.0</text:p>
          </table:table-cell>
          <table:table-cell table:style-name="ce180" office:value-type="float" office:value="11">
            <text:p>11.0</text:p>
          </table:table-cell>
          <table:table-cell table:style-name="ce180" office:value-type="float" office:value="12.5">
            <text:p>12.5</text:p>
          </table:table-cell>
          <table:table-cell table:style-name="ce180" office:value-type="float" office:value="14">
            <text:p>14.0</text:p>
          </table:table-cell>
          <table:table-cell table:style-name="ce180" office:value-type="float" office:value="15.5">
            <text:p>15.5</text:p>
          </table:table-cell>
          <table:table-cell table:style-name="ce180" office:value-type="float" office:value="17">
            <text:p>17.0</text:p>
          </table:table-cell>
          <table:table-cell table:style-name="ce180" office:value-type="float" office:value="18">
            <text:p>18.0</text:p>
          </table:table-cell>
          <table:table-cell table:style-name="ce180" office:value-type="float" office:value="19.5">
            <text:p>19.5</text:p>
          </table:table-cell>
          <table:table-cell table:style-name="ce180" office:value-type="float" office:value="21">
            <text:p>21.0</text:p>
          </table:table-cell>
          <table:table-cell table:style-name="ce180" office:value-type="float" office:value="22.5">
            <text:p>22.5</text:p>
          </table:table-cell>
          <table:table-cell table:style-name="ce180" office:value-type="float" office:value="24">
            <text:p>24.0</text:p>
          </table:table-cell>
          <table:table-cell table:style-name="ce180" office:value-type="float" office:value="25">
            <text:p>25.0</text:p>
          </table:table-cell>
          <table:table-cell table:style-name="ce180" office:value-type="float" office:value="26.5">
            <text:p>26.5</text:p>
          </table:table-cell>
          <table:table-cell table:style-name="ce180" office:value-type="float" office:value="28">
            <text:p>28.0</text:p>
          </table:table-cell>
          <table:table-cell table:style-name="ce180" office:value-type="float" office:value="29.5">
            <text:p>29.5</text:p>
          </table:table-cell>
          <table:table-cell table:style-name="ce180" office:value-type="float" office:value="31">
            <text:p>31.0</text:p>
          </table:table-cell>
          <table:table-cell table:style-name="ce180" office:value-type="float" office:value="32">
            <text:p>32.0</text:p>
          </table:table-cell>
          <table:table-cell table:style-name="ce184" office:value-type="float" office:value="33.5">
            <text:p>33.5</text:p>
          </table:table-cell>
          <table:table-cell table:number-columns-repeated="1001"/>
        </table:table-row>
        <table:table-row table:style-name="ro2">
          <table:table-cell table:style-name="ce175" office:value-type="string">
            <text:p>Base 2Rest</text:p>
          </table:table-cell>
          <table:table-cell table:style-name="ce178" office:value-type="float" office:value="4">
            <text:p>4</text:p>
          </table:table-cell>
          <table:table-cell table:style-name="ce180" office:value-type="float" office:value="3">
            <text:p>3.0</text:p>
          </table:table-cell>
          <table:table-cell table:style-name="ce180" office:value-type="float" office:value="3.5">
            <text:p>3.5</text:p>
          </table:table-cell>
          <table:table-cell table:style-name="ce180" office:value-type="float" office:value="4.5">
            <text:p>4.5</text:p>
          </table:table-cell>
          <table:table-cell table:style-name="ce180" office:value-type="float" office:value="5">
            <text:p>5.0</text:p>
          </table:table-cell>
          <table:table-cell table:style-name="ce180" office:value-type="float" office:value="5.5">
            <text:p>5.5</text:p>
          </table:table-cell>
          <table:table-cell table:style-name="ce180" office:value-type="float" office:value="6.5">
            <text:p>6.5</text:p>
          </table:table-cell>
          <table:table-cell table:style-name="ce180" office:value-type="float" office:value="7">
            <text:p>7.0</text:p>
          </table:table-cell>
          <table:table-cell table:style-name="ce180" office:value-type="float" office:value="8">
            <text:p>8.0</text:p>
          </table:table-cell>
          <table:table-cell table:style-name="ce180" office:value-type="float" office:value="8.5">
            <text:p>8.5</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0.5">
            <text:p>10.5</text:p>
          </table:table-cell>
          <table:table-cell table:style-name="ce180" office:value-type="float" office:value="11.5">
            <text:p>11.5</text:p>
          </table:table-cell>
          <table:table-cell table:style-name="ce180" office:value-type="float" office:value="12">
            <text:p>12.0</text:p>
          </table:table-cell>
          <table:table-cell table:style-name="ce180" office:value-type="float" office:value="12.5">
            <text:p>12.5</text:p>
          </table:table-cell>
          <table:table-cell table:style-name="ce180" office:value-type="float" office:value="13.5">
            <text:p>13.5</text:p>
          </table:table-cell>
          <table:table-cell table:style-name="ce180" office:value-type="float" office:value="14">
            <text:p>14.0</text:p>
          </table:table-cell>
          <table:table-cell table:style-name="ce180" office:value-type="float" office:value="15">
            <text:p>15.0</text:p>
          </table:table-cell>
          <table:table-cell table:style-name="ce180" office:value-type="float" office:value="15.5">
            <text:p>15.5</text:p>
          </table:table-cell>
          <table:table-cell table:style-name="ce180" office:value-type="float" office:value="16">
            <text:p>16.0</text:p>
          </table:table-cell>
          <table:table-cell table:style-name="ce184" office:value-type="float" office:value="17">
            <text:p>17.0</text:p>
          </table:table-cell>
          <table:table-cell table:number-columns-repeated="1001"/>
        </table:table-row>
        <table:table-row table:style-name="ro2">
          <table:table-cell table:style-name="ce175" office:value-type="string">
            <text:p>Base 3Wk1</text:p>
          </table:table-cell>
          <table:table-cell table:style-name="ce134" office:value-type="float" office:value="1">
            <text:p>1</text:p>
          </table:table-cell>
          <table:table-cell table:style-name="ce181" office:value-type="float" office:value="4.5">
            <text:p>4.5</text:p>
          </table:table-cell>
          <table:table-cell table:style-name="ce181" office:value-type="float" office:value="5.5">
            <text:p>5.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1">
            <text:p>11.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7">
            <text:p>17.0</text:p>
          </table:table-cell>
          <table:table-cell table:style-name="ce181" office:value-type="float" office:value="18">
            <text:p>18.0</text:p>
          </table:table-cell>
          <table:table-cell table:style-name="ce181" office:value-type="float" office:value="19">
            <text:p>19.0</text:p>
          </table:table-cell>
          <table:table-cell table:style-name="ce181" office:value-type="float" office:value="20">
            <text:p>20.0</text:p>
          </table:table-cell>
          <table:table-cell table:style-name="ce181" office:value-type="float" office:value="21">
            <text:p>21.0</text:p>
          </table:table-cell>
          <table:table-cell table:style-name="ce181" office:value-type="float" office:value="22.5">
            <text:p>22.5</text:p>
          </table:table-cell>
          <table:table-cell table:style-name="ce181" office:value-type="float" office:value="23.5">
            <text:p>23.5</text:p>
          </table:table-cell>
          <table:table-cell table:style-name="ce181" office:value-type="float" office:value="25">
            <text:p>25.0</text:p>
          </table:table-cell>
          <table:table-cell table:style-name="ce181" office:value-type="float" office:value="25.5">
            <text:p>25.5</text:p>
          </table:table-cell>
          <table:table-cell table:style-name="ce185" office:value-type="float" office:value="27">
            <text:p>27.0</text:p>
          </table:table-cell>
          <table:table-cell table:number-columns-repeated="1001"/>
        </table:table-row>
        <table:table-row table:style-name="ro2">
          <table:table-cell table:style-name="ce175" office:value-type="string">
            <text:p>Base 3Wk2</text:p>
          </table:table-cell>
          <table:table-cell table:style-name="ce134" office:value-type="float" office:value="2">
            <text:p>2</text:p>
          </table:table-cell>
          <table:table-cell table:style-name="ce181" office:value-type="float" office:value="5">
            <text:p>5.0</text:p>
          </table:table-cell>
          <table:table-cell table:style-name="ce181" office:value-type="float" office:value="6.5">
            <text:p>6.5</text:p>
          </table:table-cell>
          <table:table-cell table:style-name="ce181" office:value-type="float" office:value="8">
            <text:p>8.0</text:p>
          </table:table-cell>
          <table:table-cell table:style-name="ce181" office:value-type="float" office:value="9.5">
            <text:p>9.5</text:p>
          </table:table-cell>
          <table:table-cell table:style-name="ce181" office:value-type="float" office:value="10.5">
            <text:p>10.5</text:p>
          </table:table-cell>
          <table:table-cell table:style-name="ce181" office:value-type="float" office:value="12">
            <text:p>12.0</text:p>
          </table:table-cell>
          <table:table-cell table:style-name="ce181" office:value-type="float" office:value="13.5">
            <text:p>13.5</text:p>
          </table:table-cell>
          <table:table-cell table:style-name="ce181" office:value-type="float" office:value="14.5">
            <text:p>14.5</text:p>
          </table:table-cell>
          <table:table-cell table:style-name="ce181" office:value-type="float" office:value="16">
            <text:p>16.0</text:p>
          </table:table-cell>
          <table:table-cell table:style-name="ce181" office:value-type="float" office:value="17">
            <text:p>17.0</text:p>
          </table:table-cell>
          <table:table-cell table:style-name="ce181" office:value-type="float" office:value="18.5">
            <text:p>18.5</text:p>
          </table:table-cell>
          <table:table-cell table:style-name="ce181" office:value-type="float" office:value="20">
            <text:p>20.0</text:p>
          </table:table-cell>
          <table:table-cell table:style-name="ce181" office:value-type="float" office:value="21.5">
            <text:p>21.5</text:p>
          </table:table-cell>
          <table:table-cell table:style-name="ce181" office:value-type="float" office:value="23">
            <text:p>23.0</text:p>
          </table:table-cell>
          <table:table-cell table:style-name="ce181" office:value-type="float" office:value="24">
            <text:p>24.0</text:p>
          </table:table-cell>
          <table:table-cell table:style-name="ce181" office:value-type="float" office:value="25">
            <text:p>25.0</text:p>
          </table:table-cell>
          <table:table-cell table:style-name="ce181" office:value-type="float" office:value="26.5">
            <text:p>26.5</text:p>
          </table:table-cell>
          <table:table-cell table:style-name="ce181" office:value-type="float" office:value="28">
            <text:p>28.0</text:p>
          </table:table-cell>
          <table:table-cell table:style-name="ce181" office:value-type="float" office:value="29.5">
            <text:p>29.5</text:p>
          </table:table-cell>
          <table:table-cell table:style-name="ce181" office:value-type="float" office:value="30.5">
            <text:p>30.5</text:p>
          </table:table-cell>
          <table:table-cell table:style-name="ce185" office:value-type="float" office:value="32">
            <text:p>32.0</text:p>
          </table:table-cell>
          <table:table-cell table:number-columns-repeated="1001"/>
        </table:table-row>
        <table:table-row table:style-name="ro2">
          <table:table-cell table:style-name="ce175" office:value-type="string">
            <text:p>Base 3Wk3</text:p>
          </table:table-cell>
          <table:table-cell table:style-name="ce134" office:value-type="float" office:value="3">
            <text:p>3</text:p>
          </table:table-cell>
          <table:table-cell table:style-name="ce181" office:value-type="float" office:value="6">
            <text:p>6.0</text:p>
          </table:table-cell>
          <table:table-cell table:style-name="ce181" office:value-type="float" office:value="7.5">
            <text:p>7.5</text:p>
          </table:table-cell>
          <table:table-cell table:style-name="ce181" office:value-type="float" office:value="9">
            <text:p>9.0</text:p>
          </table:table-cell>
          <table:table-cell table:style-name="ce181" office:value-type="float" office:value="10.5">
            <text:p>10.5</text:p>
          </table:table-cell>
          <table:table-cell table:style-name="ce181" office:value-type="float" office:value="11.5">
            <text:p>11.5</text:p>
          </table:table-cell>
          <table:table-cell table:style-name="ce181" office:value-type="float" office:value="13">
            <text:p>13.0</text:p>
          </table:table-cell>
          <table:table-cell table:style-name="ce181" office:value-type="float" office:value="15">
            <text:p>15.0</text:p>
          </table:table-cell>
          <table:table-cell table:style-name="ce181" office:value-type="float" office:value="16.5">
            <text:p>16.5</text:p>
          </table:table-cell>
          <table:table-cell table:style-name="ce181" office:value-type="float" office:value="18">
            <text:p>18.0</text:p>
          </table:table-cell>
          <table:table-cell table:style-name="ce181" office:value-type="float" office:value="19">
            <text:p>19.0</text:p>
          </table:table-cell>
          <table:table-cell table:style-name="ce181" office:value-type="float" office:value="20.5">
            <text:p>20.5</text:p>
          </table:table-cell>
          <table:table-cell table:style-name="ce181" office:value-type="float" office:value="22">
            <text:p>22.0</text:p>
          </table:table-cell>
          <table:table-cell table:style-name="ce181" office:value-type="float" office:value="23.5">
            <text:p>23.5</text:p>
          </table:table-cell>
          <table:table-cell table:style-name="ce181" office:value-type="float" office:value="25">
            <text:p>25.0</text:p>
          </table:table-cell>
          <table:table-cell table:style-name="ce181" office:value-type="float" office:value="26.5">
            <text:p>26.5</text:p>
          </table:table-cell>
          <table:table-cell table:style-name="ce181" office:value-type="float" office:value="28">
            <text:p>28.0</text:p>
          </table:table-cell>
          <table:table-cell table:style-name="ce181" office:value-type="float" office:value="29.5">
            <text:p>29.5</text:p>
          </table:table-cell>
          <table:table-cell table:style-name="ce181" office:value-type="float" office:value="31">
            <text:p>31.0</text:p>
          </table:table-cell>
          <table:table-cell table:style-name="ce181" office:value-type="float" office:value="32.5">
            <text:p>32.5</text:p>
          </table:table-cell>
          <table:table-cell table:style-name="ce181" office:value-type="float" office:value="33.5">
            <text:p>33.5</text:p>
          </table:table-cell>
          <table:table-cell table:style-name="ce185" office:value-type="float" office:value="35">
            <text:p>35.0</text:p>
          </table:table-cell>
          <table:table-cell table:number-columns-repeated="1001"/>
        </table:table-row>
        <table:table-row table:style-name="ro2">
          <table:table-cell table:style-name="ce175" office:value-type="string">
            <text:p>Base 3Rest</text:p>
          </table:table-cell>
          <table:table-cell table:style-name="ce134" office:value-type="float" office:value="4">
            <text:p>4</text:p>
          </table:table-cell>
          <table:table-cell table:style-name="ce181" office:value-type="float" office:value="3">
            <text:p>3.0</text:p>
          </table:table-cell>
          <table:table-cell table:style-name="ce181" office:value-type="float" office:value="3.5">
            <text:p>3.5</text:p>
          </table:table-cell>
          <table:table-cell table:style-name="ce181" office:value-type="float" office:value="4.5">
            <text:p>4.5</text:p>
          </table:table-cell>
          <table:table-cell table:style-name="ce181" office:value-type="float" office:value="5">
            <text:p>5.0</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8.5">
            <text:p>8.5</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0.5">
            <text:p>10.5</text:p>
          </table:table-cell>
          <table:table-cell table:style-name="ce181" office:value-type="float" office:value="11.5">
            <text:p>11.5</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
            <text:p>14.0</text:p>
          </table:table-cell>
          <table:table-cell table:style-name="ce181" office:value-type="float" office:value="15">
            <text:p>15.0</text:p>
          </table:table-cell>
          <table:table-cell table:style-name="ce181" office:value-type="float" office:value="15.5">
            <text:p>15.5</text:p>
          </table:table-cell>
          <table:table-cell table:style-name="ce181" office:value-type="float" office:value="16">
            <text:p>16.0</text:p>
          </table:table-cell>
          <table:table-cell table:style-name="ce185" office:value-type="float" office:value="17">
            <text:p>17.0</text:p>
          </table:table-cell>
          <table:table-cell table:number-columns-repeated="1001"/>
        </table:table-row>
        <table:table-row table:style-name="ro2">
          <table:table-cell table:style-name="ce175" office:value-type="string">
            <text:p>Build 1Wk1</text:p>
          </table:table-cell>
          <table:table-cell table:style-name="ce178" office:value-type="float" office:value="1">
            <text:p>1</text:p>
          </table:table-cell>
          <table:table-cell table:style-name="ce180" office:value-type="float" office:value="5">
            <text:p>5.0</text:p>
          </table:table-cell>
          <table:table-cell table:style-name="ce180" office:value-type="float" office:value="6.5">
            <text:p>6.5</text:p>
          </table:table-cell>
          <table:table-cell table:style-name="ce180" office:value-type="float" office:value="8">
            <text:p>8.0</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1.5">
            <text:p>11.5</text:p>
          </table:table-cell>
          <table:table-cell table:style-name="ce180" office:value-type="float" office:value="12.5">
            <text:p>12.5</text:p>
          </table:table-cell>
          <table:table-cell table:style-name="ce180" office:value-type="float" office:value="14">
            <text:p>14.0</text:p>
          </table:table-cell>
          <table:table-cell table:style-name="ce180" office:value-type="float" office:value="15.5">
            <text:p>15.5</text:p>
          </table:table-cell>
          <table:table-cell table:style-name="ce180" office:value-type="float" office:value="16">
            <text:p>16.0</text:p>
          </table:table-cell>
          <table:table-cell table:style-name="ce180" office:value-type="float" office:value="17.5">
            <text:p>17.5</text:p>
          </table:table-cell>
          <table:table-cell table:style-name="ce180" office:value-type="float" office:value="19">
            <text:p>19.0</text:p>
          </table:table-cell>
          <table:table-cell table:style-name="ce180" office:value-type="float" office:value="20.5">
            <text:p>20.5</text:p>
          </table:table-cell>
          <table:table-cell table:style-name="ce180" office:value-type="float" office:value="21.5">
            <text:p>21.5</text:p>
          </table:table-cell>
          <table:table-cell table:style-name="ce180" office:value-type="float" office:value="22.524">
            <text:p>22.5</text:p>
          </table:table-cell>
          <table:table-cell table:style-name="ce180" office:value-type="float" office:value="24">
            <text:p>24.0</text:p>
          </table:table-cell>
          <table:table-cell table:style-name="ce180" office:value-type="float" office:value="25">
            <text:p>25.0</text:p>
          </table:table-cell>
          <table:table-cell table:style-name="ce180" office:value-type="float" office:value="26.5">
            <text:p>26.5</text:p>
          </table:table-cell>
          <table:table-cell table:style-name="ce180" office:value-type="float" office:value="28">
            <text:p>28.0</text:p>
          </table:table-cell>
          <table:table-cell table:style-name="ce180" office:value-type="float" office:value="29">
            <text:p>29.0</text:p>
          </table:table-cell>
          <table:table-cell table:style-name="ce184" office:value-type="float" office:value="30">
            <text:p>30.0</text:p>
          </table:table-cell>
          <table:table-cell table:number-columns-repeated="1001"/>
        </table:table-row>
        <table:table-row table:style-name="ro2">
          <table:table-cell table:style-name="ce175" office:value-type="string">
            <text:p>Build 1Wk2</text:p>
          </table:table-cell>
          <table:table-cell table:style-name="ce178" office:value-type="float" office:value="2">
            <text:p>2</text:p>
          </table:table-cell>
          <table:table-cell table:style-name="ce180" office:value-type="float" office:value="5">
            <text:p>5.0</text:p>
          </table:table-cell>
          <table:table-cell table:style-name="ce180" office:value-type="float" office:value="6.5">
            <text:p>6.5</text:p>
          </table:table-cell>
          <table:table-cell table:style-name="ce180" office:value-type="float" office:value="8">
            <text:p>8.0</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1.5">
            <text:p>11.5</text:p>
          </table:table-cell>
          <table:table-cell table:style-name="ce180" office:value-type="float" office:value="12.5">
            <text:p>12.5</text:p>
          </table:table-cell>
          <table:table-cell table:style-name="ce180" office:value-type="float" office:value="14">
            <text:p>14.0</text:p>
          </table:table-cell>
          <table:table-cell table:style-name="ce180" office:value-type="float" office:value="15.5">
            <text:p>15.5</text:p>
          </table:table-cell>
          <table:table-cell table:style-name="ce180" office:value-type="float" office:value="16">
            <text:p>16.0</text:p>
          </table:table-cell>
          <table:table-cell table:style-name="ce180" office:value-type="float" office:value="17.5">
            <text:p>17.5</text:p>
          </table:table-cell>
          <table:table-cell table:style-name="ce180" office:value-type="float" office:value="19">
            <text:p>19.0</text:p>
          </table:table-cell>
          <table:table-cell table:style-name="ce180" office:value-type="float" office:value="20.5">
            <text:p>20.5</text:p>
          </table:table-cell>
          <table:table-cell table:style-name="ce180" office:value-type="float" office:value="21.5">
            <text:p>21.5</text:p>
          </table:table-cell>
          <table:table-cell table:style-name="ce180" office:value-type="float" office:value="22.524">
            <text:p>22.5</text:p>
          </table:table-cell>
          <table:table-cell table:style-name="ce180" office:value-type="float" office:value="24">
            <text:p>24.0</text:p>
          </table:table-cell>
          <table:table-cell table:style-name="ce180" office:value-type="float" office:value="25">
            <text:p>25.0</text:p>
          </table:table-cell>
          <table:table-cell table:style-name="ce180" office:value-type="float" office:value="26.5">
            <text:p>26.5</text:p>
          </table:table-cell>
          <table:table-cell table:style-name="ce180" office:value-type="float" office:value="28">
            <text:p>28.0</text:p>
          </table:table-cell>
          <table:table-cell table:style-name="ce180" office:value-type="float" office:value="29">
            <text:p>29.0</text:p>
          </table:table-cell>
          <table:table-cell table:style-name="ce184" office:value-type="float" office:value="30">
            <text:p>30.0</text:p>
          </table:table-cell>
          <table:table-cell table:number-columns-repeated="1001"/>
        </table:table-row>
        <table:table-row table:style-name="ro2">
          <table:table-cell table:style-name="ce175" office:value-type="string">
            <text:p>Build 1Wk3</text:p>
          </table:table-cell>
          <table:table-cell table:style-name="ce178" office:value-type="float" office:value="3">
            <text:p>3</text:p>
          </table:table-cell>
          <table:table-cell table:style-name="ce180" office:value-type="float" office:value="5">
            <text:p>5.0</text:p>
          </table:table-cell>
          <table:table-cell table:style-name="ce180" office:value-type="float" office:value="6.5">
            <text:p>6.5</text:p>
          </table:table-cell>
          <table:table-cell table:style-name="ce180" office:value-type="float" office:value="8">
            <text:p>8.0</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1.5">
            <text:p>11.5</text:p>
          </table:table-cell>
          <table:table-cell table:style-name="ce180" office:value-type="float" office:value="12.5">
            <text:p>12.5</text:p>
          </table:table-cell>
          <table:table-cell table:style-name="ce180" office:value-type="float" office:value="14">
            <text:p>14.0</text:p>
          </table:table-cell>
          <table:table-cell table:style-name="ce180" office:value-type="float" office:value="15.5">
            <text:p>15.5</text:p>
          </table:table-cell>
          <table:table-cell table:style-name="ce180" office:value-type="float" office:value="16">
            <text:p>16.0</text:p>
          </table:table-cell>
          <table:table-cell table:style-name="ce180" office:value-type="float" office:value="17.5">
            <text:p>17.5</text:p>
          </table:table-cell>
          <table:table-cell table:style-name="ce180" office:value-type="float" office:value="19">
            <text:p>19.0</text:p>
          </table:table-cell>
          <table:table-cell table:style-name="ce180" office:value-type="float" office:value="20.5">
            <text:p>20.5</text:p>
          </table:table-cell>
          <table:table-cell table:style-name="ce180" office:value-type="float" office:value="21.5">
            <text:p>21.5</text:p>
          </table:table-cell>
          <table:table-cell table:style-name="ce180" office:value-type="float" office:value="22.524">
            <text:p>22.5</text:p>
          </table:table-cell>
          <table:table-cell table:style-name="ce180" office:value-type="float" office:value="24">
            <text:p>24.0</text:p>
          </table:table-cell>
          <table:table-cell table:style-name="ce180" office:value-type="float" office:value="25">
            <text:p>25.0</text:p>
          </table:table-cell>
          <table:table-cell table:style-name="ce180" office:value-type="float" office:value="26.5">
            <text:p>26.5</text:p>
          </table:table-cell>
          <table:table-cell table:style-name="ce180" office:value-type="float" office:value="28">
            <text:p>28.0</text:p>
          </table:table-cell>
          <table:table-cell table:style-name="ce180" office:value-type="float" office:value="29">
            <text:p>29.0</text:p>
          </table:table-cell>
          <table:table-cell table:style-name="ce184" office:value-type="float" office:value="30">
            <text:p>30.0</text:p>
          </table:table-cell>
          <table:table-cell table:number-columns-repeated="1001"/>
        </table:table-row>
        <table:table-row table:style-name="ro2">
          <table:table-cell table:style-name="ce175" office:value-type="string">
            <text:p>Build 1Rest</text:p>
          </table:table-cell>
          <table:table-cell table:style-name="ce178" office:value-type="float" office:value="4">
            <text:p>4</text:p>
          </table:table-cell>
          <table:table-cell table:style-name="ce180" office:value-type="float" office:value="3">
            <text:p>3.0</text:p>
          </table:table-cell>
          <table:table-cell table:style-name="ce180" office:value-type="float" office:value="3.5">
            <text:p>3.5</text:p>
          </table:table-cell>
          <table:table-cell table:style-name="ce180" office:value-type="float" office:value="4.5">
            <text:p>4.5</text:p>
          </table:table-cell>
          <table:table-cell table:style-name="ce180" office:value-type="float" office:value="5">
            <text:p>5.0</text:p>
          </table:table-cell>
          <table:table-cell table:style-name="ce180" office:value-type="float" office:value="5.5">
            <text:p>5.5</text:p>
          </table:table-cell>
          <table:table-cell table:style-name="ce180" office:value-type="float" office:value="6.5">
            <text:p>6.5</text:p>
          </table:table-cell>
          <table:table-cell table:style-name="ce180" office:value-type="float" office:value="7">
            <text:p>7.0</text:p>
          </table:table-cell>
          <table:table-cell table:style-name="ce180" office:value-type="float" office:value="8">
            <text:p>8.0</text:p>
          </table:table-cell>
          <table:table-cell table:style-name="ce180" office:value-type="float" office:value="8.5">
            <text:p>8.5</text:p>
          </table:table-cell>
          <table:table-cell table:style-name="ce180" office:value-type="float" office:value="9">
            <text:p>9.0</text:p>
          </table:table-cell>
          <table:table-cell table:style-name="ce180" office:value-type="float" office:value="10">
            <text:p>10.0</text:p>
          </table:table-cell>
          <table:table-cell table:style-name="ce180" office:value-type="float" office:value="10.5">
            <text:p>10.5</text:p>
          </table:table-cell>
          <table:table-cell table:style-name="ce180" office:value-type="float" office:value="11.5">
            <text:p>11.5</text:p>
          </table:table-cell>
          <table:table-cell table:style-name="ce180" office:value-type="float" office:value="12">
            <text:p>12.0</text:p>
          </table:table-cell>
          <table:table-cell table:style-name="ce180" office:value-type="float" office:value="12.5">
            <text:p>12.5</text:p>
          </table:table-cell>
          <table:table-cell table:style-name="ce180" office:value-type="float" office:value="13.5">
            <text:p>13.5</text:p>
          </table:table-cell>
          <table:table-cell table:style-name="ce180" office:value-type="float" office:value="14">
            <text:p>14.0</text:p>
          </table:table-cell>
          <table:table-cell table:style-name="ce180" office:value-type="float" office:value="15">
            <text:p>15.0</text:p>
          </table:table-cell>
          <table:table-cell table:style-name="ce180" office:value-type="float" office:value="15.5">
            <text:p>15.5</text:p>
          </table:table-cell>
          <table:table-cell table:style-name="ce180" office:value-type="float" office:value="16">
            <text:p>16.0</text:p>
          </table:table-cell>
          <table:table-cell table:style-name="ce184" office:value-type="float" office:value="17">
            <text:p>17.0</text:p>
          </table:table-cell>
          <table:table-cell table:number-columns-repeated="1001"/>
        </table:table-row>
        <table:table-row table:style-name="ro2">
          <table:table-cell table:style-name="ce175" office:value-type="string">
            <text:p>Build 2Wk1</text:p>
          </table:table-cell>
          <table:table-cell table:style-name="ce134" office:value-type="float" office:value="1">
            <text:p>1</text:p>
          </table:table-cell>
          <table:table-cell table:style-name="ce181" office:value-type="float" office:value="5">
            <text:p>5.0</text:p>
          </table:table-cell>
          <table:table-cell table:style-name="ce181" office:value-type="float" office:value="6">
            <text:p>6.0</text:p>
          </table:table-cell>
          <table:table-cell table:style-name="ce181" office:value-type="float" office:value="7">
            <text:p>7.0</text:p>
          </table:table-cell>
          <table:table-cell table:style-name="ce181" office:value-type="float" office:value="8.5">
            <text:p>8.5</text:p>
          </table:table-cell>
          <table:table-cell table:style-name="ce181" office:value-type="float" office:value="9.5">
            <text:p>9.5</text:p>
          </table:table-cell>
          <table:table-cell table:style-name="ce181" office:value-type="float" office:value="10.5">
            <text:p>10.5</text:p>
          </table:table-cell>
          <table:table-cell table:style-name="ce181" office:value-type="float" office:value="11">
            <text:p>11.0</text:p>
          </table:table-cell>
          <table:table-cell table:style-name="ce181" office:value-type="float" office:value="13">
            <text:p>13.0</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6.5">
            <text:p>16.5</text:p>
          </table:table-cell>
          <table:table-cell table:style-name="ce181" office:value-type="float" office:value="18">
            <text:p>18.0</text:p>
          </table:table-cell>
          <table:table-cell table:style-name="ce181" office:value-type="float" office:value="19">
            <text:p>19.0</text:p>
          </table:table-cell>
          <table:table-cell table:style-name="ce181" office:value-type="float" office:value="20.5">
            <text:p>20.5</text:p>
          </table:table-cell>
          <table:table-cell table:style-name="ce181" office:value-type="float" office:value="21.5">
            <text:p>21.5</text:p>
          </table:table-cell>
          <table:table-cell table:style-name="ce181" office:value-type="float" office:value="22.5">
            <text:p>22.5</text:p>
          </table:table-cell>
          <table:table-cell table:style-name="ce181" office:value-type="float" office:value="24">
            <text:p>24.0</text:p>
          </table:table-cell>
          <table:table-cell table:style-name="ce181" office:value-type="float" office:value="25">
            <text:p>25.0</text:p>
          </table:table-cell>
          <table:table-cell table:style-name="ce181" office:value-type="float" office:value="26.5">
            <text:p>26.5</text:p>
          </table:table-cell>
          <table:table-cell table:style-name="ce181" office:value-type="float" office:value="27">
            <text:p>27.0</text:p>
          </table:table-cell>
          <table:table-cell table:style-name="ce185" office:value-type="float" office:value="28.5">
            <text:p>28.5</text:p>
          </table:table-cell>
          <table:table-cell table:number-columns-repeated="1001"/>
        </table:table-row>
        <table:table-row table:style-name="ro2">
          <table:table-cell table:style-name="ce175" office:value-type="string">
            <text:p>Build 2Wk2</text:p>
          </table:table-cell>
          <table:table-cell table:style-name="ce134" office:value-type="float" office:value="2">
            <text:p>2</text:p>
          </table:table-cell>
          <table:table-cell table:style-name="ce181" office:value-type="float" office:value="5">
            <text:p>5.0</text:p>
          </table:table-cell>
          <table:table-cell table:style-name="ce181" office:value-type="float" office:value="6">
            <text:p>6.0</text:p>
          </table:table-cell>
          <table:table-cell table:style-name="ce181" office:value-type="float" office:value="7">
            <text:p>7.0</text:p>
          </table:table-cell>
          <table:table-cell table:style-name="ce181" office:value-type="float" office:value="8.5">
            <text:p>8.5</text:p>
          </table:table-cell>
          <table:table-cell table:style-name="ce181" office:value-type="float" office:value="9.5">
            <text:p>9.5</text:p>
          </table:table-cell>
          <table:table-cell table:style-name="ce181" office:value-type="float" office:value="10.5">
            <text:p>10.5</text:p>
          </table:table-cell>
          <table:table-cell table:style-name="ce181" office:value-type="float" office:value="11">
            <text:p>11.0</text:p>
          </table:table-cell>
          <table:table-cell table:style-name="ce181" office:value-type="float" office:value="13">
            <text:p>13.0</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6.5">
            <text:p>16.5</text:p>
          </table:table-cell>
          <table:table-cell table:style-name="ce181" office:value-type="float" office:value="18">
            <text:p>18.0</text:p>
          </table:table-cell>
          <table:table-cell table:style-name="ce181" office:value-type="float" office:value="19">
            <text:p>19.0</text:p>
          </table:table-cell>
          <table:table-cell table:style-name="ce181" office:value-type="float" office:value="20.5">
            <text:p>20.5</text:p>
          </table:table-cell>
          <table:table-cell table:style-name="ce181" office:value-type="float" office:value="21.5">
            <text:p>21.5</text:p>
          </table:table-cell>
          <table:table-cell table:style-name="ce181" office:value-type="float" office:value="22.5">
            <text:p>22.5</text:p>
          </table:table-cell>
          <table:table-cell table:style-name="ce181" office:value-type="float" office:value="24">
            <text:p>24.0</text:p>
          </table:table-cell>
          <table:table-cell table:style-name="ce181" office:value-type="float" office:value="25">
            <text:p>25.0</text:p>
          </table:table-cell>
          <table:table-cell table:style-name="ce181" office:value-type="float" office:value="26.5">
            <text:p>26.5</text:p>
          </table:table-cell>
          <table:table-cell table:style-name="ce181" office:value-type="float" office:value="27">
            <text:p>27.0</text:p>
          </table:table-cell>
          <table:table-cell table:style-name="ce185" office:value-type="float" office:value="28.5">
            <text:p>28.5</text:p>
          </table:table-cell>
          <table:table-cell table:number-columns-repeated="1001"/>
        </table:table-row>
        <table:table-row table:style-name="ro2">
          <table:table-cell table:style-name="ce175" office:value-type="string">
            <text:p>Build 2Wk3</text:p>
          </table:table-cell>
          <table:table-cell table:style-name="ce134" office:value-type="float" office:value="3">
            <text:p>3</text:p>
          </table:table-cell>
          <table:table-cell table:style-name="ce181" office:value-type="float" office:value="5">
            <text:p>5.0</text:p>
          </table:table-cell>
          <table:table-cell table:style-name="ce181" office:value-type="float" office:value="6">
            <text:p>6.0</text:p>
          </table:table-cell>
          <table:table-cell table:style-name="ce181" office:value-type="float" office:value="7">
            <text:p>7.0</text:p>
          </table:table-cell>
          <table:table-cell table:style-name="ce181" office:value-type="float" office:value="8.5">
            <text:p>8.5</text:p>
          </table:table-cell>
          <table:table-cell table:style-name="ce181" office:value-type="float" office:value="9.5">
            <text:p>9.5</text:p>
          </table:table-cell>
          <table:table-cell table:style-name="ce181" office:value-type="float" office:value="10.5">
            <text:p>10.5</text:p>
          </table:table-cell>
          <table:table-cell table:style-name="ce181" office:value-type="float" office:value="11">
            <text:p>11.0</text:p>
          </table:table-cell>
          <table:table-cell table:style-name="ce181" office:value-type="float" office:value="13">
            <text:p>13.0</text:p>
          </table:table-cell>
          <table:table-cell table:style-name="ce181" office:value-type="float" office:value="14.5">
            <text:p>14.5</text:p>
          </table:table-cell>
          <table:table-cell table:style-name="ce181" office:value-type="float" office:value="15.5">
            <text:p>15.5</text:p>
          </table:table-cell>
          <table:table-cell table:style-name="ce181" office:value-type="float" office:value="16.5">
            <text:p>16.5</text:p>
          </table:table-cell>
          <table:table-cell table:style-name="ce181" office:value-type="float" office:value="18">
            <text:p>18.0</text:p>
          </table:table-cell>
          <table:table-cell table:style-name="ce181" office:value-type="float" office:value="19">
            <text:p>19.0</text:p>
          </table:table-cell>
          <table:table-cell table:style-name="ce181" office:value-type="float" office:value="20.5">
            <text:p>20.5</text:p>
          </table:table-cell>
          <table:table-cell table:style-name="ce181" office:value-type="float" office:value="21.5">
            <text:p>21.5</text:p>
          </table:table-cell>
          <table:table-cell table:style-name="ce181" office:value-type="float" office:value="22.5">
            <text:p>22.5</text:p>
          </table:table-cell>
          <table:table-cell table:style-name="ce181" office:value-type="float" office:value="24">
            <text:p>24.0</text:p>
          </table:table-cell>
          <table:table-cell table:style-name="ce181" office:value-type="float" office:value="25">
            <text:p>25.0</text:p>
          </table:table-cell>
          <table:table-cell table:style-name="ce181" office:value-type="float" office:value="26.5">
            <text:p>26.5</text:p>
          </table:table-cell>
          <table:table-cell table:style-name="ce181" office:value-type="float" office:value="27">
            <text:p>27.0</text:p>
          </table:table-cell>
          <table:table-cell table:style-name="ce185" office:value-type="float" office:value="28.5">
            <text:p>28.5</text:p>
          </table:table-cell>
          <table:table-cell table:number-columns-repeated="1001"/>
        </table:table-row>
        <table:table-row table:style-name="ro2">
          <table:table-cell table:style-name="ce175" office:value-type="string">
            <text:p>Build 2Rest</text:p>
          </table:table-cell>
          <table:table-cell table:style-name="ce134" office:value-type="float" office:value="4">
            <text:p>4</text:p>
          </table:table-cell>
          <table:table-cell table:style-name="ce181" office:value-type="float" office:value="3">
            <text:p>3.0</text:p>
          </table:table-cell>
          <table:table-cell table:style-name="ce181" office:value-type="float" office:value="3.5">
            <text:p>3.5</text:p>
          </table:table-cell>
          <table:table-cell table:style-name="ce181" office:value-type="float" office:value="4.5">
            <text:p>4.5</text:p>
          </table:table-cell>
          <table:table-cell table:style-name="ce181" office:value-type="float" office:value="5">
            <text:p>5.0</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8.5">
            <text:p>8.5</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0.5">
            <text:p>10.5</text:p>
          </table:table-cell>
          <table:table-cell table:style-name="ce181" office:value-type="float" office:value="11.5">
            <text:p>11.5</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
            <text:p>14.0</text:p>
          </table:table-cell>
          <table:table-cell table:style-name="ce181" office:value-type="float" office:value="15">
            <text:p>15.0</text:p>
          </table:table-cell>
          <table:table-cell table:style-name="ce181" office:value-type="float" office:value="15.5">
            <text:p>15.5</text:p>
          </table:table-cell>
          <table:table-cell table:style-name="ce181" office:value-type="float" office:value="16">
            <text:p>16.0</text:p>
          </table:table-cell>
          <table:table-cell table:style-name="ce185" office:value-type="float" office:value="17">
            <text:p>17.0</text:p>
          </table:table-cell>
          <table:table-cell table:number-columns-repeated="1001"/>
        </table:table-row>
        <table:table-row table:style-name="ro2">
          <table:table-cell table:style-name="ce175" office:value-type="string">
            <text:p>Peak 1</text:p>
          </table:table-cell>
          <table:table-cell table:style-name="ce178" office:value-type="float" office:value="1">
            <text:p>1</text:p>
          </table:table-cell>
          <table:table-cell table:style-name="ce180" office:value-type="float" office:value="4">
            <text:p>4.0</text:p>
          </table:table-cell>
          <table:table-cell table:style-name="ce180" office:value-type="float" office:value="5.5">
            <text:p>5.5</text:p>
          </table:table-cell>
          <table:table-cell table:style-name="ce180" office:value-type="float" office:value="6.5">
            <text:p>6.5</text:p>
          </table:table-cell>
          <table:table-cell table:style-name="ce180" office:value-type="float" office:value="7.5">
            <text:p>7.5</text:p>
          </table:table-cell>
          <table:table-cell table:style-name="ce180" office:value-type="float" office:value="8.5">
            <text:p>8.5</text:p>
          </table:table-cell>
          <table:table-cell table:style-name="ce180" office:value-type="float" office:value="9.5">
            <text:p>9.5</text:p>
          </table:table-cell>
          <table:table-cell table:style-name="ce180" office:value-type="float" office:value="10.5">
            <text:p>10.5</text:p>
          </table:table-cell>
          <table:table-cell table:style-name="ce180" office:value-type="float" office:value="11.5">
            <text:p>11.5</text:p>
          </table:table-cell>
          <table:table-cell table:style-name="ce180" office:value-type="float" office:value="13">
            <text:p>13.0</text:p>
          </table:table-cell>
          <table:table-cell table:style-name="ce180" office:value-type="float" office:value="13.5">
            <text:p>13.5</text:p>
          </table:table-cell>
          <table:table-cell table:style-name="ce180" office:value-type="float" office:value="14.5">
            <text:p>14.5</text:p>
          </table:table-cell>
          <table:table-cell table:style-name="ce180" office:value-type="float" office:value="16">
            <text:p>16.0</text:p>
          </table:table-cell>
          <table:table-cell table:style-name="ce180" office:value-type="float" office:value="17">
            <text:p>17.0</text:p>
          </table:table-cell>
          <table:table-cell table:style-name="ce180" office:value-type="float" office:value="18">
            <text:p>18.0</text:p>
          </table:table-cell>
          <table:table-cell table:style-name="ce180" office:value-type="float" office:value="19">
            <text:p>19.0</text:p>
          </table:table-cell>
          <table:table-cell table:style-name="ce180" office:value-type="float" office:value="20">
            <text:p>20.0</text:p>
          </table:table-cell>
          <table:table-cell table:style-name="ce180" office:value-type="float" office:value="21">
            <text:p>21.0</text:p>
          </table:table-cell>
          <table:table-cell table:style-name="ce180" office:value-type="float" office:value="22">
            <text:p>22.0</text:p>
          </table:table-cell>
          <table:table-cell table:style-name="ce180" office:value-type="float" office:value="23.5">
            <text:p>23.5</text:p>
          </table:table-cell>
          <table:table-cell table:style-name="ce180" office:value-type="float" office:value="24">
            <text:p>24.0</text:p>
          </table:table-cell>
          <table:table-cell table:style-name="ce184" office:value-type="float" office:value="25">
            <text:p>25.0</text:p>
          </table:table-cell>
          <table:table-cell table:number-columns-repeated="1001"/>
        </table:table-row>
        <table:table-row table:style-name="ro2">
          <table:table-cell table:style-name="ce175" office:value-type="string">
            <text:p>Peak 2</text:p>
          </table:table-cell>
          <table:table-cell table:style-name="ce178" office:value-type="float" office:value="2">
            <text:p>2</text:p>
          </table:table-cell>
          <table:table-cell table:style-name="ce180" office:value-type="float" office:value="3.5">
            <text:p>3.5</text:p>
          </table:table-cell>
          <table:table-cell table:style-name="ce180" office:value-type="float" office:value="4">
            <text:p>4.0</text:p>
          </table:table-cell>
          <table:table-cell table:style-name="ce180" office:value-type="float" office:value="5">
            <text:p>5.0</text:p>
          </table:table-cell>
          <table:table-cell table:style-name="ce180" office:value-type="float" office:value="6">
            <text:p>6.0</text:p>
          </table:table-cell>
          <table:table-cell table:style-name="ce180" office:value-type="float" office:value="6.5">
            <text:p>6.5</text:p>
          </table:table-cell>
          <table:table-cell table:style-name="ce180" office:value-type="float" office:value="7.5">
            <text:p>7.5</text:p>
          </table:table-cell>
          <table:table-cell table:style-name="ce180" office:value-type="float" office:value="8.5">
            <text:p>8.5</text:p>
          </table:table-cell>
          <table:table-cell table:style-name="ce180" office:value-type="float" office:value="9.5">
            <text:p>9.5</text:p>
          </table:table-cell>
          <table:table-cell table:style-name="ce180" office:value-type="float" office:value="10">
            <text:p>10.0</text:p>
          </table:table-cell>
          <table:table-cell table:style-name="ce180" office:value-type="float" office:value="11">
            <text:p>11.0</text:p>
          </table:table-cell>
          <table:table-cell table:style-name="ce180" office:value-type="float" office:value="11.5">
            <text:p>11.5</text:p>
          </table:table-cell>
          <table:table-cell table:style-name="ce180" office:value-type="float" office:value="12.5">
            <text:p>12.5</text:p>
          </table:table-cell>
          <table:table-cell table:style-name="ce180" office:value-type="float" office:value="13.5">
            <text:p>13.5</text:p>
          </table:table-cell>
          <table:table-cell table:style-name="ce180" office:value-type="float" office:value="14.5">
            <text:p>14.5</text:p>
          </table:table-cell>
          <table:table-cell table:style-name="ce180" office:value-type="float" office:value="15">
            <text:p>15.0</text:p>
          </table:table-cell>
          <table:table-cell table:style-name="ce180" office:value-type="float" office:value="16">
            <text:p>16.0</text:p>
          </table:table-cell>
          <table:table-cell table:style-name="ce180" office:value-type="float" office:value="17">
            <text:p>17.0</text:p>
          </table:table-cell>
          <table:table-cell table:style-name="ce180" office:value-type="float" office:value="17.5">
            <text:p>17.5</text:p>
          </table:table-cell>
          <table:table-cell table:style-name="ce180" office:value-type="float" office:value="18.5">
            <text:p>18.5</text:p>
          </table:table-cell>
          <table:table-cell table:style-name="ce180" office:value-type="float" office:value="19">
            <text:p>19.0</text:p>
          </table:table-cell>
          <table:table-cell table:style-name="ce184" office:value-type="float" office:value="20">
            <text:p>20.0</text:p>
          </table:table-cell>
          <table:table-cell table:number-columns-repeated="1001"/>
        </table:table-row>
        <table:table-row table:style-name="ro2">
          <table:table-cell table:style-name="ce175" office:value-type="string">
            <text:p>RaceSat</text:p>
          </table:table-cell>
          <table:table-cell table:style-name="ce134" office:value-type="string">
            <text:p>All</text:p>
          </table:table-cell>
          <table:table-cell table:style-name="ce181" office:value-type="float" office:value="3">
            <text:p>3.0</text:p>
          </table:table-cell>
          <table:table-cell table:style-name="ce181" office:value-type="float" office:value="3.5">
            <text:p>3.5</text:p>
          </table:table-cell>
          <table:table-cell table:style-name="ce181" office:value-type="float" office:value="4.5">
            <text:p>4.5</text:p>
          </table:table-cell>
          <table:table-cell table:style-name="ce181" office:value-type="float" office:value="5">
            <text:p>5.0</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8.5">
            <text:p>8.5</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0.5">
            <text:p>10.5</text:p>
          </table:table-cell>
          <table:table-cell table:style-name="ce181" office:value-type="float" office:value="11.5">
            <text:p>11.5</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
            <text:p>14.0</text:p>
          </table:table-cell>
          <table:table-cell table:style-name="ce181" office:value-type="float" office:value="15">
            <text:p>15.0</text:p>
          </table:table-cell>
          <table:table-cell table:style-name="ce181" office:value-type="float" office:value="15.5">
            <text:p>15.5</text:p>
          </table:table-cell>
          <table:table-cell table:style-name="ce181" office:value-type="float" office:value="16">
            <text:p>16.0</text:p>
          </table:table-cell>
          <table:table-cell table:style-name="ce185" office:value-type="float" office:value="17">
            <text:p>17.0</text:p>
          </table:table-cell>
          <table:table-cell table:number-columns-repeated="1001"/>
        </table:table-row>
        <table:table-row table:style-name="ro2">
          <table:table-cell table:style-name="ce175" office:value-type="string">
            <text:p>RaceSun</text:p>
          </table:table-cell>
          <table:table-cell table:style-name="ce134" office:value-type="string">
            <text:p>All</text:p>
          </table:table-cell>
          <table:table-cell table:style-name="ce181" office:value-type="float" office:value="3">
            <text:p>3.0</text:p>
          </table:table-cell>
          <table:table-cell table:style-name="ce181" office:value-type="float" office:value="3.5">
            <text:p>3.5</text:p>
          </table:table-cell>
          <table:table-cell table:style-name="ce181" office:value-type="float" office:value="4.5">
            <text:p>4.5</text:p>
          </table:table-cell>
          <table:table-cell table:style-name="ce181" office:value-type="float" office:value="5">
            <text:p>5.0</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8.5">
            <text:p>8.5</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0.5">
            <text:p>10.5</text:p>
          </table:table-cell>
          <table:table-cell table:style-name="ce181" office:value-type="float" office:value="11.5">
            <text:p>11.5</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
            <text:p>14.0</text:p>
          </table:table-cell>
          <table:table-cell table:style-name="ce181" office:value-type="float" office:value="15">
            <text:p>15.0</text:p>
          </table:table-cell>
          <table:table-cell table:style-name="ce181" office:value-type="float" office:value="15.5">
            <text:p>15.5</text:p>
          </table:table-cell>
          <table:table-cell table:style-name="ce181" office:value-type="float" office:value="16">
            <text:p>16.0</text:p>
          </table:table-cell>
          <table:table-cell table:style-name="ce185" office:value-type="float" office:value="17">
            <text:p>17.0</text:p>
          </table:table-cell>
          <table:table-cell table:number-columns-repeated="1001"/>
        </table:table-row>
        <table:table-row table:style-name="ro2">
          <table:table-cell table:style-name="ce175" office:value-type="string">
            <text:p>RaceSatSun</text:p>
          </table:table-cell>
          <table:table-cell table:style-name="ce134" office:value-type="string">
            <text:p>All</text:p>
          </table:table-cell>
          <table:table-cell table:style-name="ce181" office:value-type="float" office:value="3">
            <text:p>3.0</text:p>
          </table:table-cell>
          <table:table-cell table:style-name="ce181" office:value-type="float" office:value="3.5">
            <text:p>3.5</text:p>
          </table:table-cell>
          <table:table-cell table:style-name="ce181" office:value-type="float" office:value="4.5">
            <text:p>4.5</text:p>
          </table:table-cell>
          <table:table-cell table:style-name="ce181" office:value-type="float" office:value="5">
            <text:p>5.0</text:p>
          </table:table-cell>
          <table:table-cell table:style-name="ce181" office:value-type="float" office:value="5.5">
            <text:p>5.5</text:p>
          </table:table-cell>
          <table:table-cell table:style-name="ce181" office:value-type="float" office:value="6.5">
            <text:p>6.5</text:p>
          </table:table-cell>
          <table:table-cell table:style-name="ce181" office:value-type="float" office:value="7">
            <text:p>7.0</text:p>
          </table:table-cell>
          <table:table-cell table:style-name="ce181" office:value-type="float" office:value="8">
            <text:p>8.0</text:p>
          </table:table-cell>
          <table:table-cell table:style-name="ce181" office:value-type="float" office:value="8.5">
            <text:p>8.5</text:p>
          </table:table-cell>
          <table:table-cell table:style-name="ce181" office:value-type="float" office:value="9">
            <text:p>9.0</text:p>
          </table:table-cell>
          <table:table-cell table:style-name="ce181" office:value-type="float" office:value="10">
            <text:p>10.0</text:p>
          </table:table-cell>
          <table:table-cell table:style-name="ce181" office:value-type="float" office:value="10.5">
            <text:p>10.5</text:p>
          </table:table-cell>
          <table:table-cell table:style-name="ce181" office:value-type="float" office:value="11.5">
            <text:p>11.5</text:p>
          </table:table-cell>
          <table:table-cell table:style-name="ce181" office:value-type="float" office:value="12">
            <text:p>12.0</text:p>
          </table:table-cell>
          <table:table-cell table:style-name="ce181" office:value-type="float" office:value="12.5">
            <text:p>12.5</text:p>
          </table:table-cell>
          <table:table-cell table:style-name="ce181" office:value-type="float" office:value="13.5">
            <text:p>13.5</text:p>
          </table:table-cell>
          <table:table-cell table:style-name="ce181" office:value-type="float" office:value="14">
            <text:p>14.0</text:p>
          </table:table-cell>
          <table:table-cell table:style-name="ce181" office:value-type="float" office:value="15">
            <text:p>15.0</text:p>
          </table:table-cell>
          <table:table-cell table:style-name="ce181" office:value-type="float" office:value="15.5">
            <text:p>15.5</text:p>
          </table:table-cell>
          <table:table-cell table:style-name="ce181" office:value-type="float" office:value="16">
            <text:p>16.0</text:p>
          </table:table-cell>
          <table:table-cell table:style-name="ce185" office:value-type="float" office:value="17">
            <text:p>17.0</text:p>
          </table:table-cell>
          <table:table-cell table:number-columns-repeated="1001"/>
        </table:table-row>
        <table:table-row table:style-name="ro2">
          <table:table-cell table:style-name="ce176" office:value-type="string">
            <text:p>Transition</text:p>
          </table:table-cell>
          <table:table-cell table:style-name="ce179" office:value-type="string">
            <text:p>All</text:p>
          </table:table-cell>
          <table:table-cell table:style-name="ce182" office:value-type="float" office:value="3.1">
            <text:p>3.1</text:p>
          </table:table-cell>
          <table:table-cell table:style-name="ce182" office:value-type="float" office:value="3.5">
            <text:p>3.5</text:p>
          </table:table-cell>
          <table:table-cell table:style-name="ce182" office:value-type="float" office:value="4.5">
            <text:p>4.5</text:p>
          </table:table-cell>
          <table:table-cell table:style-name="ce182" office:value-type="float" office:value="5">
            <text:p>5.0</text:p>
          </table:table-cell>
          <table:table-cell table:style-name="ce182" office:value-type="float" office:value="5.5">
            <text:p>5.5</text:p>
          </table:table-cell>
          <table:table-cell table:style-name="ce182" office:value-type="float" office:value="6.5">
            <text:p>6.5</text:p>
          </table:table-cell>
          <table:table-cell table:style-name="ce182" office:value-type="float" office:value="7">
            <text:p>7.0</text:p>
          </table:table-cell>
          <table:table-cell table:style-name="ce182" office:value-type="float" office:value="8">
            <text:p>8.0</text:p>
          </table:table-cell>
          <table:table-cell table:style-name="ce182" office:value-type="float" office:value="8.5">
            <text:p>8.5</text:p>
          </table:table-cell>
          <table:table-cell table:style-name="ce182" office:value-type="float" office:value="9">
            <text:p>9.0</text:p>
          </table:table-cell>
          <table:table-cell table:style-name="ce182" office:value-type="float" office:value="10">
            <text:p>10.0</text:p>
          </table:table-cell>
          <table:table-cell table:style-name="ce182" office:value-type="float" office:value="10.5">
            <text:p>10.5</text:p>
          </table:table-cell>
          <table:table-cell table:style-name="ce182" office:value-type="float" office:value="11.5">
            <text:p>11.5</text:p>
          </table:table-cell>
          <table:table-cell table:style-name="ce182" office:value-type="float" office:value="12">
            <text:p>12.0</text:p>
          </table:table-cell>
          <table:table-cell table:style-name="ce182" office:value-type="float" office:value="12.5">
            <text:p>12.5</text:p>
          </table:table-cell>
          <table:table-cell table:style-name="ce182" office:value-type="float" office:value="13.5">
            <text:p>13.5</text:p>
          </table:table-cell>
          <table:table-cell table:style-name="ce182" office:value-type="float" office:value="14">
            <text:p>14.0</text:p>
          </table:table-cell>
          <table:table-cell table:style-name="ce182" office:value-type="float" office:value="15">
            <text:p>15.0</text:p>
          </table:table-cell>
          <table:table-cell table:style-name="ce182" office:value-type="float" office:value="15.5">
            <text:p>15.5</text:p>
          </table:table-cell>
          <table:table-cell table:style-name="ce182" office:value-type="float" office:value="16">
            <text:p>16.0</text:p>
          </table:table-cell>
          <table:table-cell table:style-name="ce186" office:value-type="float" office:value="17">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named-expressions/>
      </table:table>
      <table:table table:name="WeeklyHrs" table:style-name="ta7">
        <office:forms form:automatic-focus="false" form:apply-design-mode="false"/>
        <table:table-column table:style-name="co24" table:default-cell-style-name="ce193"/>
        <table:table-column table:style-name="co25" table:default-cell-style-name="ce193"/>
        <table:table-column table:style-name="co26" table:number-columns-repeated="6" table:default-cell-style-name="ce193"/>
        <table:table-column table:style-name="co4" table:default-cell-style-name="ce193"/>
        <table:table-column table:style-name="co4" table:number-columns-repeated="248" table:default-cell-style-name="ce2"/>
        <table:table-column table:style-name="co4" table:number-columns-repeated="767" table:default-cell-style-name="Default"/>
        <table:table-row table:style-name="ro21">
          <table:table-cell table:style-name="ce188" office:value-type="string">
            <text:p>Weekly Hrs</text:p>
          </table:table-cell>
          <table:table-cell table:style-name="ce194" office:value-type="string">
            <text:p>Long Ride</text:p>
          </table:table-cell>
          <table:table-cell table:style-name="ce201" office:value-type="string">
            <text:p>May be 2-a-day workouts</text:p>
          </table:table-cell>
          <table:table-cell table:style-name="ce203" table:number-columns-repeated="4"/>
          <table:table-cell table:style-name="ce207"/>
          <table:table-cell table:number-columns-repeated="1016"/>
        </table:table-row>
        <table:table-row table:style-name="ro22">
          <table:table-cell table:style-name="ce189" office:value-type="float" office:value="3">
            <text:p>3.0</text:p>
          </table:table-cell>
          <table:table-cell table:style-name="ce195" office:value-type="float" office:value="1.5">
            <text:p>1.5</text:p>
          </table:table-cell>
          <table:table-cell table:number-columns-repeated="2" table:style-name="ce202" office:value-type="float" office:value="0.75">
            <text:p>0.75</text:p>
          </table:table-cell>
          <table:table-cell table:number-columns-repeated="3" table:style-name="ce204" office:value-type="float" office:value="0">
            <text:p>0</text:p>
          </table:table-cell>
          <table:table-cell table:style-name="ce208" office:value-type="float" office:value="0">
            <text:p>0</text:p>
          </table:table-cell>
          <table:table-cell table:style-name="ce213"/>
          <table:table-cell table:style-name="ce215" table:number-columns-repeated="1015"/>
        </table:table-row>
        <table:table-row table:style-name="ro22">
          <table:table-cell table:style-name="ce190" table:formula="of:=[.A2]+0.5" office:value-type="float" office:value="3.5">
            <text:p>3.5</text:p>
          </table:table-cell>
          <table:table-cell table:style-name="ce196" office:value-type="float" office:value="1.5">
            <text:p>1.5</text:p>
          </table:table-cell>
          <table:table-cell table:number-columns-repeated="2" table:style-name="ce196" office:value-type="float" office:value="1">
            <text:p>1.0</text:p>
          </table:table-cell>
          <table:table-cell table:number-columns-repeated="3" table:style-name="ce205" office:value-type="float" office:value="0">
            <text:p>0</text:p>
          </table:table-cell>
          <table:table-cell table:style-name="ce209" office:value-type="float" office:value="0">
            <text:p>0</text:p>
          </table:table-cell>
          <table:table-cell table:number-columns-repeated="1016"/>
        </table:table-row>
        <table:table-row table:style-name="ro22">
          <table:table-cell table:style-name="ce191" table:formula="of:=[.A3]+0.5" office:value-type="float" office:value="4">
            <text:p>4.0</text:p>
          </table:table-cell>
          <table:table-cell table:style-name="ce197" office:value-type="float" office:value="1.5">
            <text:p>1.5</text:p>
          </table:table-cell>
          <table:table-cell table:number-columns-repeated="2" table:style-name="ce197" office:value-type="float" office:value="1">
            <text:p>1.0</text:p>
          </table:table-cell>
          <table:table-cell table:style-name="ce197" office:value-type="float" office:value="0.5">
            <text:p>0.5</text:p>
          </table:table-cell>
          <table:table-cell table:number-columns-repeated="2" table:style-name="ce206" office:value-type="float" office:value="0">
            <text:p>0</text:p>
          </table:table-cell>
          <table:table-cell table:style-name="ce210" office:value-type="float" office:value="0">
            <text:p>0</text:p>
          </table:table-cell>
          <table:table-cell table:number-columns-repeated="1016"/>
        </table:table-row>
        <table:table-row table:style-name="ro22">
          <table:table-cell table:style-name="ce190" table:formula="of:=[.A4]+0.5" office:value-type="float" office:value="4.5">
            <text:p>4.5</text:p>
          </table:table-cell>
          <table:table-cell table:style-name="ce198" office:value-type="float" office:value="1.75">
            <text:p>1.75</text:p>
          </table:table-cell>
          <table:table-cell table:number-columns-repeated="2" table:style-name="ce196" office:value-type="float" office:value="1">
            <text:p>1.0</text:p>
          </table:table-cell>
          <table:table-cell table:style-name="ce198" office:value-type="float" office:value="0.75">
            <text:p>0.75</text:p>
          </table:table-cell>
          <table:table-cell table:number-columns-repeated="2" table:style-name="ce205" office:value-type="float" office:value="0">
            <text:p>0</text:p>
          </table:table-cell>
          <table:table-cell table:style-name="ce209" office:value-type="float" office:value="0">
            <text:p>0</text:p>
          </table:table-cell>
          <table:table-cell table:number-columns-repeated="1016"/>
        </table:table-row>
        <table:table-row table:style-name="ro22">
          <table:table-cell table:style-name="ce191" table:formula="of:=[.A5]+0.5" office:value-type="float" office:value="5">
            <text:p>5.0</text:p>
          </table:table-cell>
          <table:table-cell table:style-name="ce197" office:value-type="float" office:value="2">
            <text:p>2.0</text:p>
          </table:table-cell>
          <table:table-cell table:number-columns-repeated="3" table:style-name="ce197" office:value-type="float" office:value="1">
            <text:p>1.0</text:p>
          </table:table-cell>
          <table:table-cell table:number-columns-repeated="2" table:style-name="ce206" office:value-type="float" office:value="0">
            <text:p>0</text:p>
          </table:table-cell>
          <table:table-cell table:style-name="ce210" office:value-type="float" office:value="0">
            <text:p>0</text:p>
          </table:table-cell>
          <table:table-cell table:number-columns-repeated="1016"/>
        </table:table-row>
        <table:table-row table:style-name="ro22">
          <table:table-cell table:style-name="ce190" table:formula="of:=[.A6]+0.5" office:value-type="float" office:value="5.5">
            <text:p>5.5</text:p>
          </table:table-cell>
          <table:table-cell table:style-name="ce196" office:value-type="float" office:value="2">
            <text:p>2.0</text:p>
          </table:table-cell>
          <table:table-cell table:style-name="ce196" office:value-type="float" office:value="1.5">
            <text:p>1.5</text:p>
          </table:table-cell>
          <table:table-cell table:number-columns-repeated="2" table:style-name="ce196" office:value-type="float" office:value="1">
            <text:p>1.0</text:p>
          </table:table-cell>
          <table:table-cell table:number-columns-repeated="2" table:style-name="ce205" office:value-type="float" office:value="0">
            <text:p>0</text:p>
          </table:table-cell>
          <table:table-cell table:style-name="ce209" office:value-type="float" office:value="0">
            <text:p>0</text:p>
          </table:table-cell>
          <table:table-cell table:number-columns-repeated="1016"/>
        </table:table-row>
        <table:table-row table:style-name="ro22">
          <table:table-cell table:style-name="ce191" table:formula="of:=[.A7]+0.5" office:value-type="float" office:value="6">
            <text:p>6.0</text:p>
          </table:table-cell>
          <table:table-cell table:style-name="ce197" office:value-type="float" office:value="2">
            <text:p>2.0</text:p>
          </table:table-cell>
          <table:table-cell table:number-columns-repeated="4" table:style-name="ce197" office:value-type="float" office:value="1">
            <text:p>1.0</text:p>
          </table:table-cell>
          <table:table-cell table:style-name="ce206" office:value-type="float" office:value="0">
            <text:p>0</text:p>
          </table:table-cell>
          <table:table-cell table:style-name="ce210" office:value-type="float" office:value="0">
            <text:p>0</text:p>
          </table:table-cell>
          <table:table-cell table:number-columns-repeated="1016"/>
        </table:table-row>
        <table:table-row table:style-name="ro22">
          <table:table-cell table:style-name="ce190" table:formula="of:=[.A8]+0.5" office:value-type="float" office:value="6.5">
            <text:p>6.5</text:p>
          </table:table-cell>
          <table:table-cell table:style-name="ce196" office:value-type="float" office:value="2">
            <text:p>2.0</text:p>
          </table:table-cell>
          <table:table-cell table:style-name="ce196" office:value-type="float" office:value="1.5">
            <text:p>1.5</text:p>
          </table:table-cell>
          <table:table-cell table:number-columns-repeated="3" table:style-name="ce196" office:value-type="float" office:value="1">
            <text:p>1.0</text:p>
          </table:table-cell>
          <table:table-cell table:style-name="ce205" office:value-type="float" office:value="0">
            <text:p>0</text:p>
          </table:table-cell>
          <table:table-cell table:style-name="ce209" office:value-type="float" office:value="0">
            <text:p>0</text:p>
          </table:table-cell>
          <table:table-cell table:number-columns-repeated="1016"/>
        </table:table-row>
        <table:table-row table:style-name="ro22">
          <table:table-cell table:style-name="ce191" table:formula="of:=[.A9]+0.5" office:value-type="float" office:value="7">
            <text:p>7.0</text:p>
          </table:table-cell>
          <table:table-cell table:style-name="ce199" office:value-type="float" office:value="2">
            <text:p>2</text:p>
          </table:table-cell>
          <table:table-cell table:number-columns-repeated="2" table:style-name="ce199" office:value-type="float" office:value="1.5">
            <text:p>1.5</text:p>
          </table:table-cell>
          <table:table-cell table:number-columns-repeated="2" table:style-name="ce197" office:value-type="float" office:value="1">
            <text:p>1.0</text:p>
          </table:table-cell>
          <table:table-cell table:style-name="ce199" office:value-type="float" office:value="0">
            <text:p>0</text:p>
          </table:table-cell>
          <table:table-cell table:style-name="ce211" office:value-type="float" office:value="0">
            <text:p>0</text:p>
          </table:table-cell>
          <table:table-cell table:style-name="ce2"/>
          <table:table-cell table:number-columns-repeated="1015"/>
        </table:table-row>
        <table:table-row table:style-name="ro22">
          <table:table-cell table:style-name="ce190" table:formula="of:=[.A10]+0.5" office:value-type="float" office:value="7.5">
            <text:p>7.5</text:p>
          </table:table-cell>
          <table:table-cell table:style-name="ce196" office:value-type="float" office:value="2.5">
            <text:p>2.5</text:p>
          </table:table-cell>
          <table:table-cell table:number-columns-repeated="2" table:style-name="ce196" office:value-type="float" office:value="1.5">
            <text:p>1.5</text:p>
          </table:table-cell>
          <table:table-cell table:number-columns-repeated="2" table:style-name="ce196" office:value-type="float" office:value="1">
            <text:p>1.0</text:p>
          </table:table-cell>
          <table:table-cell table:style-name="ce205" office:value-type="float" office:value="0">
            <text:p>0</text:p>
          </table:table-cell>
          <table:table-cell table:style-name="ce209" office:value-type="float" office:value="0">
            <text:p>0</text:p>
          </table:table-cell>
          <table:table-cell table:number-columns-repeated="1016"/>
        </table:table-row>
        <table:table-row table:style-name="ro22">
          <table:table-cell table:style-name="ce191" table:formula="of:=[.A11]+0.5" office:value-type="float" office:value="8">
            <text:p>8.0</text:p>
          </table:table-cell>
          <table:table-cell table:style-name="ce197" office:value-type="float" office:value="2.5">
            <text:p>2.5</text:p>
          </table:table-cell>
          <table:table-cell table:number-columns-repeated="3" table:style-name="ce197" office:value-type="float" office:value="1.5">
            <text:p>1.5</text:p>
          </table:table-cell>
          <table:table-cell table:style-name="ce197" office:value-type="float" office:value="1">
            <text:p>1.0</text:p>
          </table:table-cell>
          <table:table-cell table:style-name="ce206" office:value-type="float" office:value="0">
            <text:p>0</text:p>
          </table:table-cell>
          <table:table-cell table:style-name="ce210" office:value-type="float" office:value="0">
            <text:p>0</text:p>
          </table:table-cell>
          <table:table-cell table:number-columns-repeated="1016"/>
        </table:table-row>
        <table:table-row table:style-name="ro22">
          <table:table-cell table:style-name="ce190" table:formula="of:=[.A12]+0.5" office:value-type="float" office:value="8.5">
            <text:p>8.5</text:p>
          </table:table-cell>
          <table:table-cell table:style-name="ce196" office:value-type="float" office:value="3">
            <text:p>3.0</text:p>
          </table:table-cell>
          <table:table-cell table:style-name="ce196" office:value-type="float" office:value="2">
            <text:p>2.0</text:p>
          </table:table-cell>
          <table:table-cell table:number-columns-repeated="2" table:style-name="ce196" office:value-type="float" office:value="1.5">
            <text:p>1.5</text:p>
          </table:table-cell>
          <table:table-cell table:style-name="ce196" office:value-type="float" office:value="1">
            <text:p>1.0</text:p>
          </table:table-cell>
          <table:table-cell table:style-name="ce205" office:value-type="float" office:value="0">
            <text:p>0</text:p>
          </table:table-cell>
          <table:table-cell table:style-name="ce209" office:value-type="float" office:value="0">
            <text:p>0</text:p>
          </table:table-cell>
          <table:table-cell table:number-columns-repeated="1016"/>
        </table:table-row>
        <table:table-row table:style-name="ro22">
          <table:table-cell table:style-name="ce191" table:formula="of:=[.A13]+0.5" office:value-type="float" office:value="9">
            <text:p>9.0</text:p>
          </table:table-cell>
          <table:table-cell table:style-name="ce197" office:value-type="float" office:value="3">
            <text:p>3.0</text:p>
          </table:table-cell>
          <table:table-cell table:style-name="ce197" office:value-type="float" office:value="2">
            <text:p>2.0</text:p>
          </table:table-cell>
          <table:table-cell table:number-columns-repeated="2" table:style-name="ce197" office:value-type="float" office:value="1.5">
            <text:p>1.5</text:p>
          </table:table-cell>
          <table:table-cell table:style-name="ce197" office:value-type="float" office:value="1">
            <text:p>1.0</text:p>
          </table:table-cell>
          <table:table-cell table:style-name="ce206" office:value-type="float" office:value="0">
            <text:p>0</text:p>
          </table:table-cell>
          <table:table-cell table:style-name="ce210" office:value-type="float" office:value="0">
            <text:p>0</text:p>
          </table:table-cell>
          <table:table-cell table:number-columns-repeated="1016"/>
        </table:table-row>
        <table:table-row table:style-name="ro22">
          <table:table-cell table:style-name="ce190" table:formula="of:=[.A14]+0.5" office:value-type="float" office:value="9.5">
            <text:p>9.5</text:p>
          </table:table-cell>
          <table:table-cell table:style-name="ce196" office:value-type="float" office:value="3">
            <text:p>3.0</text:p>
          </table:table-cell>
          <table:table-cell table:style-name="ce196" office:value-type="float" office:value="2">
            <text:p>2.0</text:p>
          </table:table-cell>
          <table:table-cell table:number-columns-repeated="2" table:style-name="ce196" office:value-type="float" office:value="1.5">
            <text:p>1.5</text:p>
          </table:table-cell>
          <table:table-cell table:style-name="ce196" office:value-type="float" office:value="1">
            <text:p>1.0</text:p>
          </table:table-cell>
          <table:table-cell table:style-name="ce196" office:value-type="float" office:value="0.5">
            <text:p>0.5</text:p>
          </table:table-cell>
          <table:table-cell table:style-name="ce209" office:value-type="float" office:value="0">
            <text:p>0</text:p>
          </table:table-cell>
          <table:table-cell table:number-columns-repeated="1016"/>
        </table:table-row>
        <table:table-row table:style-name="ro22">
          <table:table-cell table:style-name="ce191" table:formula="of:=[.A15]+0.5" office:value-type="float" office:value="10">
            <text:p>10.0</text:p>
          </table:table-cell>
          <table:table-cell table:style-name="ce199" office:value-type="float" office:value="3">
            <text:p>3</text:p>
          </table:table-cell>
          <table:table-cell table:style-name="ce199" office:value-type="float" office:value="2">
            <text:p>2</text:p>
          </table:table-cell>
          <table:table-cell table:number-columns-repeated="2" table:style-name="ce199" office:value-type="float" office:value="1.5">
            <text:p>1.5</text:p>
          </table:table-cell>
          <table:table-cell table:number-columns-repeated="2" table:style-name="ce199" office:value-type="float" office:value="1">
            <text:p>1</text:p>
          </table:table-cell>
          <table:table-cell table:style-name="ce211" office:value-type="float" office:value="0">
            <text:p>0</text:p>
          </table:table-cell>
          <table:table-cell table:style-name="ce214" table:number-columns-repeated="1016"/>
        </table:table-row>
        <table:table-row table:style-name="ro22">
          <table:table-cell table:style-name="ce190" table:formula="of:=[.A16]+0.5" office:value-type="float" office:value="10.5">
            <text:p>10.5</text:p>
          </table:table-cell>
          <table:table-cell table:style-name="ce196" office:value-type="float" office:value="3">
            <text:p>3.0</text:p>
          </table:table-cell>
          <table:table-cell table:number-columns-repeated="2" table:style-name="ce196" office:value-type="float" office:value="2">
            <text:p>2.0</text:p>
          </table:table-cell>
          <table:table-cell table:style-name="ce196" office:value-type="float" office:value="1.5">
            <text:p>1.5</text:p>
          </table:table-cell>
          <table:table-cell table:number-columns-repeated="2"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17]+0.5" office:value-type="float" office:value="11">
            <text:p>11.0</text:p>
          </table:table-cell>
          <table:table-cell table:style-name="ce197" office:value-type="float" office:value="3">
            <text:p>3.0</text:p>
          </table:table-cell>
          <table:table-cell table:number-columns-repeated="2" table:style-name="ce197" office:value-type="float" office:value="2">
            <text:p>2.0</text:p>
          </table:table-cell>
          <table:table-cell table:number-columns-repeated="2" table:style-name="ce197" office:value-type="float" office:value="1.5">
            <text:p>1.5</text:p>
          </table:table-cell>
          <table:table-cell table:style-name="ce197" office:value-type="float" office:value="1">
            <text:p>1.0</text:p>
          </table:table-cell>
          <table:table-cell table:style-name="ce210" office:value-type="float" office:value="0">
            <text:p>0</text:p>
          </table:table-cell>
          <table:table-cell table:number-columns-repeated="1016"/>
        </table:table-row>
        <table:table-row table:style-name="ro22">
          <table:table-cell table:style-name="ce190" table:formula="of:=[.A18]+0.5" office:value-type="float" office:value="11.5">
            <text:p>11.5</text:p>
          </table:table-cell>
          <table:table-cell table:style-name="ce196" office:value-type="float" office:value="3">
            <text:p>3.0</text:p>
          </table:table-cell>
          <table:table-cell table:style-name="ce196" office:value-type="float" office:value="2.5">
            <text:p>2.5</text:p>
          </table:table-cell>
          <table:table-cell table:style-name="ce196" office:value-type="float" office:value="2">
            <text:p>2.0</text:p>
          </table:table-cell>
          <table:table-cell table:number-columns-repeated="2" table:style-name="ce196" office:value-type="float" office:value="1.5">
            <text:p>1.5</text:p>
          </table:table-cell>
          <table:table-cell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19]+0.5" office:value-type="float" office:value="12">
            <text:p>12.0</text:p>
          </table:table-cell>
          <table:table-cell table:style-name="ce197" office:value-type="float" office:value="3">
            <text:p>3.0</text:p>
          </table:table-cell>
          <table:table-cell table:style-name="ce197" office:value-type="float" office:value="2.5">
            <text:p>2.5</text:p>
          </table:table-cell>
          <table:table-cell table:number-columns-repeated="2" table:style-name="ce197" office:value-type="float" office:value="2">
            <text:p>2.0</text:p>
          </table:table-cell>
          <table:table-cell table:style-name="ce197" office:value-type="float" office:value="1.5">
            <text:p>1.5</text:p>
          </table:table-cell>
          <table:table-cell table:style-name="ce197" office:value-type="float" office:value="1">
            <text:p>1.0</text:p>
          </table:table-cell>
          <table:table-cell table:style-name="ce210" office:value-type="float" office:value="0">
            <text:p>0</text:p>
          </table:table-cell>
          <table:table-cell table:number-columns-repeated="1016"/>
        </table:table-row>
        <table:table-row table:style-name="ro22">
          <table:table-cell table:style-name="ce190" table:formula="of:=[.A20]+0.5" office:value-type="float" office:value="12.5">
            <text:p>12.5</text:p>
          </table:table-cell>
          <table:table-cell table:style-name="ce196" office:value-type="float" office:value="3.5">
            <text:p>3.5</text:p>
          </table:table-cell>
          <table:table-cell table:style-name="ce196" office:value-type="float" office:value="2.5">
            <text:p>2.5</text:p>
          </table:table-cell>
          <table:table-cell table:number-columns-repeated="2" table:style-name="ce196" office:value-type="float" office:value="2">
            <text:p>2.0</text:p>
          </table:table-cell>
          <table:table-cell table:style-name="ce196" office:value-type="float" office:value="1.5">
            <text:p>1.5</text:p>
          </table:table-cell>
          <table:table-cell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21]+0.5" office:value-type="float" office:value="13">
            <text:p>13.0</text:p>
          </table:table-cell>
          <table:table-cell table:style-name="ce197" office:value-type="float" office:value="3.5">
            <text:p>3.5</text:p>
          </table:table-cell>
          <table:table-cell table:style-name="ce197" office:value-type="float" office:value="3">
            <text:p>3.0</text:p>
          </table:table-cell>
          <table:table-cell table:number-columns-repeated="2" table:style-name="ce197" office:value-type="float" office:value="2">
            <text:p>2.0</text:p>
          </table:table-cell>
          <table:table-cell table:style-name="ce197" office:value-type="float" office:value="1.5">
            <text:p>1.5</text:p>
          </table:table-cell>
          <table:table-cell table:style-name="ce197" office:value-type="float" office:value="1">
            <text:p>1.0</text:p>
          </table:table-cell>
          <table:table-cell table:style-name="ce210" office:value-type="float" office:value="0">
            <text:p>0</text:p>
          </table:table-cell>
          <table:table-cell table:number-columns-repeated="1016"/>
        </table:table-row>
        <table:table-row table:style-name="ro22">
          <table:table-cell table:style-name="ce190" table:formula="of:=[.A22]+0.5" office:value-type="float" office:value="13.5">
            <text:p>13.5</text:p>
          </table:table-cell>
          <table:table-cell table:style-name="ce196" office:value-type="float" office:value="3.5">
            <text:p>3.5</text:p>
          </table:table-cell>
          <table:table-cell table:style-name="ce196" office:value-type="float" office:value="3">
            <text:p>3.0</text:p>
          </table:table-cell>
          <table:table-cell table:style-name="ce196" office:value-type="float" office:value="2.5">
            <text:p>2.5</text:p>
          </table:table-cell>
          <table:table-cell table:style-name="ce196" office:value-type="float" office:value="2">
            <text:p>2.0</text:p>
          </table:table-cell>
          <table:table-cell table:style-name="ce196" office:value-type="float" office:value="1.5">
            <text:p>1.5</text:p>
          </table:table-cell>
          <table:table-cell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23]+0.5" office:value-type="float" office:value="14">
            <text:p>14.0</text:p>
          </table:table-cell>
          <table:table-cell table:style-name="ce197" office:value-type="float" office:value="4">
            <text:p>4.0</text:p>
          </table:table-cell>
          <table:table-cell table:style-name="ce197" office:value-type="float" office:value="3">
            <text:p>3.0</text:p>
          </table:table-cell>
          <table:table-cell table:style-name="ce197" office:value-type="float" office:value="2.5">
            <text:p>2.5</text:p>
          </table:table-cell>
          <table:table-cell table:style-name="ce197" office:value-type="float" office:value="2">
            <text:p>2.0</text:p>
          </table:table-cell>
          <table:table-cell table:style-name="ce197" office:value-type="float" office:value="1.5">
            <text:p>1.5</text:p>
          </table:table-cell>
          <table:table-cell table:style-name="ce197" office:value-type="float" office:value="1">
            <text:p>1.0</text:p>
          </table:table-cell>
          <table:table-cell table:style-name="ce210" office:value-type="float" office:value="0">
            <text:p>0</text:p>
          </table:table-cell>
          <table:table-cell table:number-columns-repeated="1016"/>
        </table:table-row>
        <table:table-row table:style-name="ro22">
          <table:table-cell table:style-name="ce190" table:formula="of:=[.A24]+0.5" office:value-type="float" office:value="14.5">
            <text:p>14.5</text:p>
          </table:table-cell>
          <table:table-cell table:style-name="ce196" office:value-type="float" office:value="4">
            <text:p>4.0</text:p>
          </table:table-cell>
          <table:table-cell table:style-name="ce196" office:value-type="float" office:value="3">
            <text:p>3.0</text:p>
          </table:table-cell>
          <table:table-cell table:number-columns-repeated="2" table:style-name="ce196" office:value-type="float" office:value="2.5">
            <text:p>2.5</text:p>
          </table:table-cell>
          <table:table-cell table:style-name="ce196" office:value-type="float" office:value="1.5">
            <text:p>1.5</text:p>
          </table:table-cell>
          <table:table-cell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25]+0.5" office:value-type="float" office:value="15">
            <text:p>15.0</text:p>
          </table:table-cell>
          <table:table-cell table:style-name="ce197" office:value-type="float" office:value="4">
            <text:p>4.0</text:p>
          </table:table-cell>
          <table:table-cell table:number-columns-repeated="2" table:style-name="ce197" office:value-type="float" office:value="3">
            <text:p>3.0</text:p>
          </table:table-cell>
          <table:table-cell table:style-name="ce197" office:value-type="float" office:value="2.5">
            <text:p>2.5</text:p>
          </table:table-cell>
          <table:table-cell table:style-name="ce197" office:value-type="float" office:value="1.5">
            <text:p>1.5</text:p>
          </table:table-cell>
          <table:table-cell table:style-name="ce197" office:value-type="float" office:value="1">
            <text:p>1.0</text:p>
          </table:table-cell>
          <table:table-cell table:style-name="ce210" office:value-type="float" office:value="0">
            <text:p>0</text:p>
          </table:table-cell>
          <table:table-cell table:number-columns-repeated="1016"/>
        </table:table-row>
        <table:table-row table:style-name="ro22">
          <table:table-cell table:style-name="ce190" table:formula="of:=[.A26]+0.5" office:value-type="float" office:value="15.5">
            <text:p>15.5</text:p>
          </table:table-cell>
          <table:table-cell table:style-name="ce196" office:value-type="float" office:value="4">
            <text:p>4.0</text:p>
          </table:table-cell>
          <table:table-cell table:number-columns-repeated="2" table:style-name="ce196" office:value-type="float" office:value="3">
            <text:p>3.0</text:p>
          </table:table-cell>
          <table:table-cell table:style-name="ce196" office:value-type="float" office:value="2.5">
            <text:p>2.5</text:p>
          </table:table-cell>
          <table:table-cell table:style-name="ce196" office:value-type="float" office:value="2">
            <text:p>2.0</text:p>
          </table:table-cell>
          <table:table-cell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27]+0.5" office:value-type="float" office:value="16">
            <text:p>16.0</text:p>
          </table:table-cell>
          <table:table-cell table:style-name="ce197" office:value-type="float" office:value="4">
            <text:p>4.0</text:p>
          </table:table-cell>
          <table:table-cell table:style-name="ce197" office:value-type="float" office:value="3.5">
            <text:p>3.5</text:p>
          </table:table-cell>
          <table:table-cell table:style-name="ce197" office:value-type="float" office:value="3">
            <text:p>3.0</text:p>
          </table:table-cell>
          <table:table-cell table:style-name="ce197" office:value-type="float" office:value="2.5">
            <text:p>2.5</text:p>
          </table:table-cell>
          <table:table-cell table:style-name="ce197" office:value-type="float" office:value="2">
            <text:p>2.0</text:p>
          </table:table-cell>
          <table:table-cell table:style-name="ce197" office:value-type="float" office:value="1">
            <text:p>1.0</text:p>
          </table:table-cell>
          <table:table-cell table:style-name="ce210" office:value-type="float" office:value="0">
            <text:p>0</text:p>
          </table:table-cell>
          <table:table-cell table:number-columns-repeated="1016"/>
        </table:table-row>
        <table:table-row table:style-name="ro22">
          <table:table-cell table:style-name="ce190" table:formula="of:=[.A28]+0.5" office:value-type="float" office:value="16.5">
            <text:p>16.5</text:p>
          </table:table-cell>
          <table:table-cell table:style-name="ce196" office:value-type="float" office:value="4">
            <text:p>4.0</text:p>
          </table:table-cell>
          <table:table-cell table:style-name="ce196" office:value-type="float" office:value="3.5">
            <text:p>3.5</text:p>
          </table:table-cell>
          <table:table-cell table:number-columns-repeated="2" table:style-name="ce196" office:value-type="float" office:value="3">
            <text:p>3.0</text:p>
          </table:table-cell>
          <table:table-cell table:style-name="ce196" office:value-type="float" office:value="2">
            <text:p>2.0</text:p>
          </table:table-cell>
          <table:table-cell table:style-name="ce196" office:value-type="float" office:value="1">
            <text:p>1.0</text:p>
          </table:table-cell>
          <table:table-cell table:style-name="ce209" office:value-type="float" office:value="0">
            <text:p>0</text:p>
          </table:table-cell>
          <table:table-cell table:number-columns-repeated="1016"/>
        </table:table-row>
        <table:table-row table:style-name="ro22">
          <table:table-cell table:style-name="ce191" table:formula="of:=[.A29]+0.5" office:value-type="float" office:value="17">
            <text:p>17.0</text:p>
          </table:table-cell>
          <table:table-cell table:style-name="ce197" office:value-type="float" office:value="4">
            <text:p>4.0</text:p>
          </table:table-cell>
          <table:table-cell table:style-name="ce197" office:value-type="float" office:value="3.5">
            <text:p>3.5</text:p>
          </table:table-cell>
          <table:table-cell table:number-columns-repeated="2" table:style-name="ce197" office:value-type="float" office:value="3">
            <text:p>3.0</text:p>
          </table:table-cell>
          <table:table-cell table:style-name="ce197" office:value-type="float" office:value="2">
            <text:p>2.0</text:p>
          </table:table-cell>
          <table:table-cell table:style-name="ce197" office:value-type="float" office:value="1.5">
            <text:p>1.5</text:p>
          </table:table-cell>
          <table:table-cell table:style-name="ce210" office:value-type="float" office:value="0">
            <text:p>0</text:p>
          </table:table-cell>
          <table:table-cell table:number-columns-repeated="1016"/>
        </table:table-row>
        <table:table-row table:style-name="ro22">
          <table:table-cell table:style-name="ce190" table:formula="of:=[.A30]+0.5" office:value-type="float" office:value="17.5">
            <text:p>17.5</text:p>
          </table:table-cell>
          <table:table-cell table:number-columns-repeated="2" table:style-name="ce196" office:value-type="float" office:value="4">
            <text:p>4.0</text:p>
          </table:table-cell>
          <table:table-cell table:number-columns-repeated="2" table:style-name="ce196" office:value-type="float" office:value="3">
            <text:p>3.0</text:p>
          </table:table-cell>
          <table:table-cell table:style-name="ce196" office:value-type="float" office:value="2">
            <text:p>2.0</text:p>
          </table:table-cell>
          <table:table-cell table:style-name="ce196" office:value-type="float" office:value="1.5">
            <text:p>1.5</text:p>
          </table:table-cell>
          <table:table-cell table:style-name="ce209" office:value-type="float" office:value="0">
            <text:p>0</text:p>
          </table:table-cell>
          <table:table-cell table:number-columns-repeated="1016"/>
        </table:table-row>
        <table:table-row table:style-name="ro22">
          <table:table-cell table:style-name="ce191" table:formula="of:=[.A31]+0.5" office:value-type="float" office:value="18">
            <text:p>18.0</text:p>
          </table:table-cell>
          <table:table-cell table:number-columns-repeated="2" table:style-name="ce197" office:value-type="float" office:value="4">
            <text:p>4.0</text:p>
          </table:table-cell>
          <table:table-cell table:number-columns-repeated="2" table:style-name="ce197" office:value-type="float" office:value="3">
            <text:p>3.0</text:p>
          </table:table-cell>
          <table:table-cell table:style-name="ce197" office:value-type="float" office:value="2.5">
            <text:p>2.5</text:p>
          </table:table-cell>
          <table:table-cell table:style-name="ce197" office:value-type="float" office:value="1.5">
            <text:p>1.5</text:p>
          </table:table-cell>
          <table:table-cell table:style-name="ce210" office:value-type="float" office:value="0">
            <text:p>0</text:p>
          </table:table-cell>
          <table:table-cell table:number-columns-repeated="1016"/>
        </table:table-row>
        <table:table-row table:style-name="ro22">
          <table:table-cell table:style-name="ce190" table:formula="of:=[.A32]+0.5" office:value-type="float" office:value="18.5">
            <text:p>18.5</text:p>
          </table:table-cell>
          <table:table-cell table:number-columns-repeated="2" table:style-name="ce196" office:value-type="float" office:value="4">
            <text:p>4.0</text:p>
          </table:table-cell>
          <table:table-cell table:number-columns-repeated="2" table:style-name="ce196" office:value-type="float" office:value="3">
            <text:p>3.0</text:p>
          </table:table-cell>
          <table:table-cell table:style-name="ce196" office:value-type="float" office:value="2.5">
            <text:p>2.5</text:p>
          </table:table-cell>
          <table:table-cell table:style-name="ce196" office:value-type="float" office:value="1.5">
            <text:p>1.5</text:p>
          </table:table-cell>
          <table:table-cell table:style-name="ce209" office:value-type="float" office:value="0">
            <text:p>0</text:p>
          </table:table-cell>
          <table:table-cell table:number-columns-repeated="1016"/>
        </table:table-row>
        <table:table-row table:style-name="ro22">
          <table:table-cell table:style-name="ce191" table:formula="of:=[.A33]+0.5" office:value-type="float" office:value="19">
            <text:p>19.0</text:p>
          </table:table-cell>
          <table:table-cell table:number-columns-repeated="2" table:style-name="ce197" office:value-type="float" office:value="4.5">
            <text:p>4.5</text:p>
          </table:table-cell>
          <table:table-cell table:number-columns-repeated="2" table:style-name="ce197" office:value-type="float" office:value="3">
            <text:p>3.0</text:p>
          </table:table-cell>
          <table:table-cell table:style-name="ce197" office:value-type="float" office:value="2.5">
            <text:p>2.5</text:p>
          </table:table-cell>
          <table:table-cell table:style-name="ce197" office:value-type="float" office:value="1.5">
            <text:p>1.5</text:p>
          </table:table-cell>
          <table:table-cell table:style-name="ce210" office:value-type="float" office:value="0">
            <text:p>0</text:p>
          </table:table-cell>
          <table:table-cell table:number-columns-repeated="1016"/>
        </table:table-row>
        <table:table-row table:style-name="ro22">
          <table:table-cell table:style-name="ce190" table:formula="of:=[.A34]+0.5" office:value-type="float" office:value="19.5">
            <text:p>19.5</text:p>
          </table:table-cell>
          <table:table-cell table:number-columns-repeated="2" table:style-name="ce196" office:value-type="float" office:value="4.5">
            <text:p>4.5</text:p>
          </table:table-cell>
          <table:table-cell table:style-name="ce196" office:value-type="float" office:value="3.5">
            <text:p>3.5</text:p>
          </table:table-cell>
          <table:table-cell table:style-name="ce196" office:value-type="float" office:value="3">
            <text:p>3.0</text:p>
          </table:table-cell>
          <table:table-cell table:style-name="ce196" office:value-type="float" office:value="2.5">
            <text:p>2.5</text:p>
          </table:table-cell>
          <table:table-cell table:style-name="ce196" office:value-type="float" office:value="1.5">
            <text:p>1.5</text:p>
          </table:table-cell>
          <table:table-cell table:style-name="ce209" office:value-type="float" office:value="0">
            <text:p>0</text:p>
          </table:table-cell>
          <table:table-cell table:number-columns-repeated="1016"/>
        </table:table-row>
        <table:table-row table:style-name="ro22">
          <table:table-cell table:style-name="ce191" table:formula="of:=[.A35]+0.5" office:value-type="float" office:value="20">
            <text:p>20.0</text:p>
          </table:table-cell>
          <table:table-cell table:number-columns-repeated="2" table:style-name="ce197" office:value-type="float" office:value="4.5">
            <text:p>4.5</text:p>
          </table:table-cell>
          <table:table-cell table:style-name="ce197" office:value-type="float" office:value="3.5">
            <text:p>3.5</text:p>
          </table:table-cell>
          <table:table-cell table:style-name="ce197" office:value-type="float" office:value="3">
            <text:p>3.0</text:p>
          </table:table-cell>
          <table:table-cell table:style-name="ce197" office:value-type="float" office:value="2.5">
            <text:p>2.5</text:p>
          </table:table-cell>
          <table:table-cell table:style-name="ce197" office:value-type="float" office:value="2">
            <text:p>2.0</text:p>
          </table:table-cell>
          <table:table-cell table:style-name="ce210" office:value-type="float" office:value="0">
            <text:p>0</text:p>
          </table:table-cell>
          <table:table-cell table:number-columns-repeated="1016"/>
        </table:table-row>
        <table:table-row table:style-name="ro22">
          <table:table-cell table:style-name="ce190" table:formula="of:=[.A36]+0.5" office:value-type="float" office:value="20.5">
            <text:p>20.5</text:p>
          </table:table-cell>
          <table:table-cell table:number-columns-repeated="2" table:style-name="ce196" office:value-type="float" office:value="4.5">
            <text:p>4.5</text:p>
          </table:table-cell>
          <table:table-cell table:number-columns-repeated="2" table:style-name="ce196" office:value-type="float" office:value="3.5">
            <text:p>3.5</text:p>
          </table:table-cell>
          <table:table-cell table:style-name="ce196" office:value-type="float" office:value="2.5">
            <text:p>2.5</text:p>
          </table:table-cell>
          <table:table-cell table:style-name="ce196" office:value-type="float" office:value="2">
            <text:p>2.0</text:p>
          </table:table-cell>
          <table:table-cell table:style-name="ce209" office:value-type="float" office:value="0">
            <text:p>0</text:p>
          </table:table-cell>
          <table:table-cell table:number-columns-repeated="1016"/>
        </table:table-row>
        <table:table-row table:style-name="ro22">
          <table:table-cell table:style-name="ce191" table:formula="of:=[.A37]+0.5" office:value-type="float" office:value="21">
            <text:p>21.0</text:p>
          </table:table-cell>
          <table:table-cell table:style-name="ce197" office:value-type="float" office:value="5">
            <text:p>5.0</text:p>
          </table:table-cell>
          <table:table-cell table:style-name="ce197" office:value-type="float" office:value="4.5">
            <text:p>4.5</text:p>
          </table:table-cell>
          <table:table-cell table:number-columns-repeated="2" table:style-name="ce197" office:value-type="float" office:value="3.5">
            <text:p>3.5</text:p>
          </table:table-cell>
          <table:table-cell table:style-name="ce197" office:value-type="float" office:value="2.5">
            <text:p>2.5</text:p>
          </table:table-cell>
          <table:table-cell table:style-name="ce197" office:value-type="float" office:value="2">
            <text:p>2.0</text:p>
          </table:table-cell>
          <table:table-cell table:style-name="ce210" office:value-type="float" office:value="0">
            <text:p>0</text:p>
          </table:table-cell>
          <table:table-cell table:number-columns-repeated="1016"/>
        </table:table-row>
        <table:table-row table:style-name="ro22">
          <table:table-cell table:style-name="ce190" table:formula="of:=[.A38]+0.5" office:value-type="float" office:value="21.5">
            <text:p>21.5</text:p>
          </table:table-cell>
          <table:table-cell table:style-name="ce196" office:value-type="float" office:value="5">
            <text:p>5.0</text:p>
          </table:table-cell>
          <table:table-cell table:style-name="ce196" office:value-type="float" office:value="4.5">
            <text:p>4.5</text:p>
          </table:table-cell>
          <table:table-cell table:style-name="ce196" office:value-type="float" office:value="4">
            <text:p>4.0</text:p>
          </table:table-cell>
          <table:table-cell table:style-name="ce196" office:value-type="float" office:value="3.5">
            <text:p>3.5</text:p>
          </table:table-cell>
          <table:table-cell table:style-name="ce196" office:value-type="float" office:value="2.5">
            <text:p>2.5</text:p>
          </table:table-cell>
          <table:table-cell table:style-name="ce196" office:value-type="float" office:value="2">
            <text:p>2.0</text:p>
          </table:table-cell>
          <table:table-cell table:style-name="ce209" office:value-type="float" office:value="0">
            <text:p>0</text:p>
          </table:table-cell>
          <table:table-cell table:number-columns-repeated="1016"/>
        </table:table-row>
        <table:table-row table:style-name="ro22">
          <table:table-cell table:style-name="ce191" table:formula="of:=[.A39]+0.5" office:value-type="float" office:value="22">
            <text:p>22.0</text:p>
          </table:table-cell>
          <table:table-cell table:style-name="ce197" office:value-type="float" office:value="5">
            <text:p>5.0</text:p>
          </table:table-cell>
          <table:table-cell table:style-name="ce197" office:value-type="float" office:value="4.5">
            <text:p>4.5</text:p>
          </table:table-cell>
          <table:table-cell table:style-name="ce197" office:value-type="float" office:value="4">
            <text:p>4.0</text:p>
          </table:table-cell>
          <table:table-cell table:style-name="ce197" office:value-type="float" office:value="3.5">
            <text:p>3.5</text:p>
          </table:table-cell>
          <table:table-cell table:style-name="ce197" office:value-type="float" office:value="3">
            <text:p>3.0</text:p>
          </table:table-cell>
          <table:table-cell table:style-name="ce197" office:value-type="float" office:value="2">
            <text:p>2.0</text:p>
          </table:table-cell>
          <table:table-cell table:style-name="ce210" office:value-type="float" office:value="0">
            <text:p>0</text:p>
          </table:table-cell>
          <table:table-cell table:number-columns-repeated="1016"/>
        </table:table-row>
        <table:table-row table:style-name="ro22">
          <table:table-cell table:style-name="ce190" table:formula="of:=[.A40]+0.5" office:value-type="float" office:value="22.5">
            <text:p>22.5</text:p>
          </table:table-cell>
          <table:table-cell table:style-name="ce196" office:value-type="float" office:value="5">
            <text:p>5.0</text:p>
          </table:table-cell>
          <table:table-cell table:style-name="ce196" office:value-type="float" office:value="4.5">
            <text:p>4.5</text:p>
          </table:table-cell>
          <table:table-cell table:style-name="ce196" office:value-type="float" office:value="4">
            <text:p>4.0</text:p>
          </table:table-cell>
          <table:table-cell table:style-name="ce196" office:value-type="float" office:value="3.5">
            <text:p>3.5</text:p>
          </table:table-cell>
          <table:table-cell table:style-name="ce196" office:value-type="float" office:value="3">
            <text:p>3.0</text:p>
          </table:table-cell>
          <table:table-cell table:style-name="ce196" office:value-type="float" office:value="2.5">
            <text:p>2.5</text:p>
          </table:table-cell>
          <table:table-cell table:style-name="ce209" office:value-type="float" office:value="0">
            <text:p>0</text:p>
          </table:table-cell>
          <table:table-cell table:number-columns-repeated="1016"/>
        </table:table-row>
        <table:table-row table:style-name="ro22">
          <table:table-cell table:style-name="ce191" table:formula="of:=[.A41]+0.5" office:value-type="float" office:value="23">
            <text:p>23.0</text:p>
          </table:table-cell>
          <table:table-cell table:number-columns-repeated="2" table:style-name="ce197" office:value-type="float" office:value="5">
            <text:p>5.0</text:p>
          </table:table-cell>
          <table:table-cell table:style-name="ce197" office:value-type="float" office:value="4">
            <text:p>4.0</text:p>
          </table:table-cell>
          <table:table-cell table:style-name="ce197" office:value-type="float" office:value="3.5">
            <text:p>3.5</text:p>
          </table:table-cell>
          <table:table-cell table:style-name="ce197" office:value-type="float" office:value="3">
            <text:p>3.0</text:p>
          </table:table-cell>
          <table:table-cell table:style-name="ce197" office:value-type="float" office:value="2.5">
            <text:p>2.5</text:p>
          </table:table-cell>
          <table:table-cell table:style-name="ce210" office:value-type="float" office:value="0">
            <text:p>0</text:p>
          </table:table-cell>
          <table:table-cell table:number-columns-repeated="1016"/>
        </table:table-row>
        <table:table-row table:style-name="ro22">
          <table:table-cell table:style-name="ce190" table:formula="of:=[.A42]+0.5" office:value-type="float" office:value="23.5">
            <text:p>23.5</text:p>
          </table:table-cell>
          <table:table-cell table:style-name="ce196" office:value-type="float" office:value="5.5">
            <text:p>5.5</text:p>
          </table:table-cell>
          <table:table-cell table:style-name="ce196" office:value-type="float" office:value="5">
            <text:p>5.0</text:p>
          </table:table-cell>
          <table:table-cell table:style-name="ce196" office:value-type="float" office:value="4">
            <text:p>4.0</text:p>
          </table:table-cell>
          <table:table-cell table:style-name="ce196" office:value-type="float" office:value="3.5">
            <text:p>3.5</text:p>
          </table:table-cell>
          <table:table-cell table:style-name="ce196" office:value-type="float" office:value="3">
            <text:p>3.0</text:p>
          </table:table-cell>
          <table:table-cell table:style-name="ce196" office:value-type="float" office:value="2.5">
            <text:p>2.5</text:p>
          </table:table-cell>
          <table:table-cell table:style-name="ce209" office:value-type="float" office:value="0">
            <text:p>0</text:p>
          </table:table-cell>
          <table:table-cell table:number-columns-repeated="1016"/>
        </table:table-row>
        <table:table-row table:style-name="ro22">
          <table:table-cell table:style-name="ce191" table:formula="of:=[.A43]+0.5" office:value-type="float" office:value="24">
            <text:p>24.0</text:p>
          </table:table-cell>
          <table:table-cell table:style-name="ce197" office:value-type="float" office:value="5.5">
            <text:p>5.5</text:p>
          </table:table-cell>
          <table:table-cell table:style-name="ce197" office:value-type="float" office:value="5">
            <text:p>5.0</text:p>
          </table:table-cell>
          <table:table-cell table:style-name="ce197" office:value-type="float" office:value="4.5">
            <text:p>4.5</text:p>
          </table:table-cell>
          <table:table-cell table:style-name="ce197" office:value-type="float" office:value="3.5">
            <text:p>3.5</text:p>
          </table:table-cell>
          <table:table-cell table:style-name="ce197" office:value-type="float" office:value="3">
            <text:p>3.0</text:p>
          </table:table-cell>
          <table:table-cell table:style-name="ce197" office:value-type="float" office:value="2.5">
            <text:p>2.5</text:p>
          </table:table-cell>
          <table:table-cell table:style-name="ce210" office:value-type="float" office:value="0">
            <text:p>0</text:p>
          </table:table-cell>
          <table:table-cell table:number-columns-repeated="1016"/>
        </table:table-row>
        <table:table-row table:style-name="ro22">
          <table:table-cell table:style-name="ce190" table:formula="of:=[.A44]+0.5" office:value-type="float" office:value="24.5">
            <text:p>24.5</text:p>
          </table:table-cell>
          <table:table-cell table:style-name="ce196" office:value-type="float" office:value="5.5">
            <text:p>5.5</text:p>
          </table:table-cell>
          <table:table-cell table:style-name="ce196" office:value-type="float" office:value="5">
            <text:p>5.0</text:p>
          </table:table-cell>
          <table:table-cell table:style-name="ce196" office:value-type="float" office:value="4.5">
            <text:p>4.5</text:p>
          </table:table-cell>
          <table:table-cell table:style-name="ce196" office:value-type="float" office:value="4">
            <text:p>4.0</text:p>
          </table:table-cell>
          <table:table-cell table:style-name="ce196" office:value-type="float" office:value="3">
            <text:p>3.0</text:p>
          </table:table-cell>
          <table:table-cell table:style-name="ce196" office:value-type="float" office:value="2.5">
            <text:p>2.5</text:p>
          </table:table-cell>
          <table:table-cell table:style-name="ce209" office:value-type="float" office:value="0">
            <text:p>0</text:p>
          </table:table-cell>
          <table:table-cell table:number-columns-repeated="1016"/>
        </table:table-row>
        <table:table-row table:style-name="ro22">
          <table:table-cell table:style-name="ce191" table:formula="of:=[.A45]+0.5" office:value-type="float" office:value="25">
            <text:p>25.0</text:p>
          </table:table-cell>
          <table:table-cell table:style-name="ce197" office:value-type="float" office:value="5.5">
            <text:p>5.5</text:p>
          </table:table-cell>
          <table:table-cell table:style-name="ce197" office:value-type="float" office:value="5">
            <text:p>5.0</text:p>
          </table:table-cell>
          <table:table-cell table:style-name="ce197" office:value-type="float" office:value="4.5">
            <text:p>4.5</text:p>
          </table:table-cell>
          <table:table-cell table:style-name="ce197" office:value-type="float" office:value="4">
            <text:p>4.0</text:p>
          </table:table-cell>
          <table:table-cell table:number-columns-repeated="2" table:style-name="ce197" office:value-type="float" office:value="3">
            <text:p>3.0</text:p>
          </table:table-cell>
          <table:table-cell table:style-name="ce210" office:value-type="float" office:value="0">
            <text:p>0</text:p>
          </table:table-cell>
          <table:table-cell table:number-columns-repeated="1016"/>
        </table:table-row>
        <table:table-row table:style-name="ro22">
          <table:table-cell table:style-name="ce190" table:formula="of:=[.A46]+0.5" office:value-type="float" office:value="25.5">
            <text:p>25.5</text:p>
          </table:table-cell>
          <table:table-cell table:number-columns-repeated="2" table:style-name="ce196" office:value-type="float" office:value="5.5">
            <text:p>5.5</text:p>
          </table:table-cell>
          <table:table-cell table:style-name="ce196" office:value-type="float" office:value="4.5">
            <text:p>4.5</text:p>
          </table:table-cell>
          <table:table-cell table:style-name="ce196" office:value-type="float" office:value="4">
            <text:p>4.0</text:p>
          </table:table-cell>
          <table:table-cell table:number-columns-repeated="2" table:style-name="ce196" office:value-type="float" office:value="3">
            <text:p>3.0</text:p>
          </table:table-cell>
          <table:table-cell table:style-name="ce209" office:value-type="float" office:value="0">
            <text:p>0</text:p>
          </table:table-cell>
          <table:table-cell table:number-columns-repeated="1016"/>
        </table:table-row>
        <table:table-row table:style-name="ro22">
          <table:table-cell table:style-name="ce191" table:formula="of:=[.A47]+0.5" office:value-type="float" office:value="26">
            <text:p>26.0</text:p>
          </table:table-cell>
          <table:table-cell table:style-name="ce197" office:value-type="float" office:value="6">
            <text:p>6.0</text:p>
          </table:table-cell>
          <table:table-cell table:style-name="ce197" office:value-type="float" office:value="5.5">
            <text:p>5.5</text:p>
          </table:table-cell>
          <table:table-cell table:style-name="ce197" office:value-type="float" office:value="4.5">
            <text:p>4.5</text:p>
          </table:table-cell>
          <table:table-cell table:style-name="ce197" office:value-type="float" office:value="4">
            <text:p>4.0</text:p>
          </table:table-cell>
          <table:table-cell table:number-columns-repeated="2" table:style-name="ce197" office:value-type="float" office:value="3">
            <text:p>3.0</text:p>
          </table:table-cell>
          <table:table-cell table:style-name="ce210" office:value-type="float" office:value="0">
            <text:p>0</text:p>
          </table:table-cell>
          <table:table-cell table:number-columns-repeated="1016"/>
        </table:table-row>
        <table:table-row table:style-name="ro22">
          <table:table-cell table:style-name="ce190" table:formula="of:=[.A48]+0.5" office:value-type="float" office:value="26.5">
            <text:p>26.5</text:p>
          </table:table-cell>
          <table:table-cell table:style-name="ce196" office:value-type="float" office:value="6">
            <text:p>6.0</text:p>
          </table:table-cell>
          <table:table-cell table:style-name="ce196" office:value-type="float" office:value="5.5">
            <text:p>5.5</text:p>
          </table:table-cell>
          <table:table-cell table:style-name="ce196" office:value-type="float" office:value="5">
            <text:p>5.0</text:p>
          </table:table-cell>
          <table:table-cell table:style-name="ce196" office:value-type="float" office:value="4">
            <text:p>4.0</text:p>
          </table:table-cell>
          <table:table-cell table:number-columns-repeated="2" table:style-name="ce196" office:value-type="float" office:value="3">
            <text:p>3.0</text:p>
          </table:table-cell>
          <table:table-cell table:style-name="ce209" office:value-type="float" office:value="0">
            <text:p>0</text:p>
          </table:table-cell>
          <table:table-cell table:number-columns-repeated="1016"/>
        </table:table-row>
        <table:table-row table:style-name="ro22">
          <table:table-cell table:style-name="ce191" table:formula="of:=[.A49]+0.5" office:value-type="float" office:value="27">
            <text:p>27.0</text:p>
          </table:table-cell>
          <table:table-cell table:number-columns-repeated="2" table:style-name="ce197" office:value-type="float" office:value="6">
            <text:p>6.0</text:p>
          </table:table-cell>
          <table:table-cell table:style-name="ce197" office:value-type="float" office:value="5">
            <text:p>5.0</text:p>
          </table:table-cell>
          <table:table-cell table:style-name="ce197" office:value-type="float" office:value="4">
            <text:p>4.0</text:p>
          </table:table-cell>
          <table:table-cell table:number-columns-repeated="2" table:style-name="ce197" office:value-type="float" office:value="3">
            <text:p>3.0</text:p>
          </table:table-cell>
          <table:table-cell table:style-name="ce210" office:value-type="float" office:value="0">
            <text:p>0</text:p>
          </table:table-cell>
          <table:table-cell table:number-columns-repeated="1016"/>
        </table:table-row>
        <table:table-row table:style-name="ro22">
          <table:table-cell table:style-name="ce190" table:formula="of:=[.A50]+0.5" office:value-type="float" office:value="27.5">
            <text:p>27.5</text:p>
          </table:table-cell>
          <table:table-cell table:number-columns-repeated="2" table:style-name="ce196" office:value-type="float" office:value="6">
            <text:p>6.0</text:p>
          </table:table-cell>
          <table:table-cell table:style-name="ce196" office:value-type="float" office:value="5">
            <text:p>5.0</text:p>
          </table:table-cell>
          <table:table-cell table:style-name="ce196" office:value-type="float" office:value="4">
            <text:p>4.0</text:p>
          </table:table-cell>
          <table:table-cell table:style-name="ce196" office:value-type="float" office:value="3.5">
            <text:p>3.5</text:p>
          </table:table-cell>
          <table:table-cell table:style-name="ce196" office:value-type="float" office:value="3">
            <text:p>3.0</text:p>
          </table:table-cell>
          <table:table-cell table:style-name="ce209" office:value-type="float" office:value="0">
            <text:p>0</text:p>
          </table:table-cell>
          <table:table-cell table:number-columns-repeated="1016"/>
        </table:table-row>
        <table:table-row table:style-name="ro22">
          <table:table-cell table:style-name="ce191" table:formula="of:=[.A51]+0.5" office:value-type="float" office:value="28">
            <text:p>28.0</text:p>
          </table:table-cell>
          <table:table-cell table:number-columns-repeated="2" table:style-name="ce197" office:value-type="float" office:value="6">
            <text:p>6.0</text:p>
          </table:table-cell>
          <table:table-cell table:style-name="ce197" office:value-type="float" office:value="5">
            <text:p>5.0</text:p>
          </table:table-cell>
          <table:table-cell table:style-name="ce197" office:value-type="float" office:value="4">
            <text:p>4.0</text:p>
          </table:table-cell>
          <table:table-cell table:number-columns-repeated="2" table:style-name="ce197" office:value-type="float" office:value="3.5">
            <text:p>3.5</text:p>
          </table:table-cell>
          <table:table-cell table:style-name="ce210" office:value-type="float" office:value="0">
            <text:p>0</text:p>
          </table:table-cell>
          <table:table-cell table:number-columns-repeated="1016"/>
        </table:table-row>
        <table:table-row table:style-name="ro22">
          <table:table-cell table:style-name="ce190" table:formula="of:=[.A52]+0.5" office:value-type="float" office:value="28.5">
            <text:p>28.5</text:p>
          </table:table-cell>
          <table:table-cell table:number-columns-repeated="2" table:style-name="ce196" office:value-type="float" office:value="6">
            <text:p>6.0</text:p>
          </table:table-cell>
          <table:table-cell table:style-name="ce196" office:value-type="float" office:value="5">
            <text:p>5.0</text:p>
          </table:table-cell>
          <table:table-cell table:style-name="ce196" office:value-type="float" office:value="4.5">
            <text:p>4.5</text:p>
          </table:table-cell>
          <table:table-cell table:number-columns-repeated="2" table:style-name="ce196" office:value-type="float" office:value="3.5">
            <text:p>3.5</text:p>
          </table:table-cell>
          <table:table-cell table:style-name="ce209" office:value-type="float" office:value="0">
            <text:p>0</text:p>
          </table:table-cell>
          <table:table-cell table:number-columns-repeated="1016"/>
        </table:table-row>
        <table:table-row table:style-name="ro22">
          <table:table-cell table:style-name="ce191" table:formula="of:=[.A53]+0.5" office:value-type="float" office:value="29">
            <text:p>29.0</text:p>
          </table:table-cell>
          <table:table-cell table:number-columns-repeated="2" table:style-name="ce197" office:value-type="float" office:value="6">
            <text:p>6.0</text:p>
          </table:table-cell>
          <table:table-cell table:style-name="ce197" office:value-type="float" office:value="5.5">
            <text:p>5.5</text:p>
          </table:table-cell>
          <table:table-cell table:style-name="ce197" office:value-type="float" office:value="4.5">
            <text:p>4.5</text:p>
          </table:table-cell>
          <table:table-cell table:number-columns-repeated="2" table:style-name="ce197" office:value-type="float" office:value="3.5">
            <text:p>3.5</text:p>
          </table:table-cell>
          <table:table-cell table:style-name="ce210" office:value-type="float" office:value="0">
            <text:p>0</text:p>
          </table:table-cell>
          <table:table-cell table:number-columns-repeated="1016"/>
        </table:table-row>
        <table:table-row table:style-name="ro22">
          <table:table-cell table:style-name="ce190" table:formula="of:=[.A54]+0.5" office:value-type="float" office:value="29.5">
            <text:p>29.5</text:p>
          </table:table-cell>
          <table:table-cell table:number-columns-repeated="3" table:style-name="ce196" office:value-type="float" office:value="6">
            <text:p>6.0</text:p>
          </table:table-cell>
          <table:table-cell table:style-name="ce196" office:value-type="float" office:value="4.5">
            <text:p>4.5</text:p>
          </table:table-cell>
          <table:table-cell table:number-columns-repeated="2" table:style-name="ce196" office:value-type="float" office:value="3.5">
            <text:p>3.5</text:p>
          </table:table-cell>
          <table:table-cell table:style-name="ce209" office:value-type="float" office:value="0">
            <text:p>0</text:p>
          </table:table-cell>
          <table:table-cell table:number-columns-repeated="1016"/>
        </table:table-row>
        <table:table-row table:style-name="ro22">
          <table:table-cell table:style-name="ce191" table:formula="of:=[.A55]+0.5" office:value-type="float" office:value="30">
            <text:p>30.0</text:p>
          </table:table-cell>
          <table:table-cell table:number-columns-repeated="3" table:style-name="ce197" office:value-type="float" office:value="6">
            <text:p>6.0</text:p>
          </table:table-cell>
          <table:table-cell table:style-name="ce197" office:value-type="float" office:value="4.5">
            <text:p>4.5</text:p>
          </table:table-cell>
          <table:table-cell table:style-name="ce197" office:value-type="float" office:value="4">
            <text:p>4.0</text:p>
          </table:table-cell>
          <table:table-cell table:style-name="ce197" office:value-type="float" office:value="3.5">
            <text:p>3.5</text:p>
          </table:table-cell>
          <table:table-cell table:style-name="ce210" office:value-type="float" office:value="0">
            <text:p>0</text:p>
          </table:table-cell>
          <table:table-cell table:number-columns-repeated="1016"/>
        </table:table-row>
        <table:table-row table:style-name="ro22">
          <table:table-cell table:style-name="ce190" table:formula="of:=[.A56]+0.5" office:value-type="float" office:value="30.5">
            <text:p>30.5</text:p>
          </table:table-cell>
          <table:table-cell table:number-columns-repeated="3" table:style-name="ce196" office:value-type="float" office:value="6">
            <text:p>6.0</text:p>
          </table:table-cell>
          <table:table-cell table:style-name="ce196" office:value-type="float" office:value="5">
            <text:p>5.0</text:p>
          </table:table-cell>
          <table:table-cell table:style-name="ce196" office:value-type="float" office:value="4">
            <text:p>4.0</text:p>
          </table:table-cell>
          <table:table-cell table:style-name="ce196" office:value-type="float" office:value="3.5">
            <text:p>3.5</text:p>
          </table:table-cell>
          <table:table-cell table:style-name="ce209" office:value-type="float" office:value="0">
            <text:p>0</text:p>
          </table:table-cell>
          <table:table-cell table:number-columns-repeated="1016"/>
        </table:table-row>
        <table:table-row table:style-name="ro22">
          <table:table-cell table:style-name="ce191" table:formula="of:=[.A57]+0.5" office:value-type="float" office:value="31">
            <text:p>31.0</text:p>
          </table:table-cell>
          <table:table-cell table:number-columns-repeated="3" table:style-name="ce197" office:value-type="float" office:value="6">
            <text:p>6.0</text:p>
          </table:table-cell>
          <table:table-cell table:style-name="ce197" office:value-type="float" office:value="5">
            <text:p>5.0</text:p>
          </table:table-cell>
          <table:table-cell table:number-columns-repeated="2" table:style-name="ce197" office:value-type="float" office:value="4">
            <text:p>4.0</text:p>
          </table:table-cell>
          <table:table-cell table:style-name="ce210" office:value-type="float" office:value="0">
            <text:p>0</text:p>
          </table:table-cell>
          <table:table-cell table:number-columns-repeated="1016"/>
        </table:table-row>
        <table:table-row table:style-name="ro22">
          <table:table-cell table:style-name="ce190" table:formula="of:=[.A58]+0.5" office:value-type="float" office:value="31.5">
            <text:p>31.5</text:p>
          </table:table-cell>
          <table:table-cell table:number-columns-repeated="3" table:style-name="ce196" office:value-type="float" office:value="6">
            <text:p>6.0</text:p>
          </table:table-cell>
          <table:table-cell table:style-name="ce196" office:value-type="float" office:value="5">
            <text:p>5.0</text:p>
          </table:table-cell>
          <table:table-cell table:style-name="ce196" office:value-type="float" office:value="4.5">
            <text:p>4.5</text:p>
          </table:table-cell>
          <table:table-cell table:style-name="ce196" office:value-type="float" office:value="4">
            <text:p>4.0</text:p>
          </table:table-cell>
          <table:table-cell table:style-name="ce209" office:value-type="float" office:value="0">
            <text:p>0</text:p>
          </table:table-cell>
          <table:table-cell table:number-columns-repeated="1016"/>
        </table:table-row>
        <table:table-row table:style-name="ro22">
          <table:table-cell table:style-name="ce191" table:formula="of:=[.A59]+0.5" office:value-type="float" office:value="32">
            <text:p>32.0</text:p>
          </table:table-cell>
          <table:table-cell table:number-columns-repeated="3" table:style-name="ce197" office:value-type="float" office:value="6">
            <text:p>6.0</text:p>
          </table:table-cell>
          <table:table-cell table:style-name="ce197" office:value-type="float" office:value="5.5">
            <text:p>5.5</text:p>
          </table:table-cell>
          <table:table-cell table:style-name="ce197" office:value-type="float" office:value="4.5">
            <text:p>4.5</text:p>
          </table:table-cell>
          <table:table-cell table:style-name="ce197" office:value-type="float" office:value="4">
            <text:p>4.0</text:p>
          </table:table-cell>
          <table:table-cell table:style-name="ce210" office:value-type="float" office:value="0">
            <text:p>0</text:p>
          </table:table-cell>
          <table:table-cell table:number-columns-repeated="1016"/>
        </table:table-row>
        <table:table-row table:style-name="ro22">
          <table:table-cell table:style-name="ce190" table:formula="of:=[.A60]+0.5" office:value-type="float" office:value="32.5">
            <text:p>32.5</text:p>
          </table:table-cell>
          <table:table-cell table:number-columns-repeated="3" table:style-name="ce196" office:value-type="float" office:value="6">
            <text:p>6.0</text:p>
          </table:table-cell>
          <table:table-cell table:style-name="ce196" office:value-type="float" office:value="5.5">
            <text:p>5.5</text:p>
          </table:table-cell>
          <table:table-cell table:number-columns-repeated="2" table:style-name="ce196" office:value-type="float" office:value="4.5">
            <text:p>4.5</text:p>
          </table:table-cell>
          <table:table-cell table:style-name="ce209" office:value-type="float" office:value="0">
            <text:p>0</text:p>
          </table:table-cell>
          <table:table-cell table:number-columns-repeated="1016"/>
        </table:table-row>
        <table:table-row table:style-name="ro22">
          <table:table-cell table:style-name="ce191" table:formula="of:=[.A61]+0.5" office:value-type="float" office:value="33">
            <text:p>33.0</text:p>
          </table:table-cell>
          <table:table-cell table:number-columns-repeated="3" table:style-name="ce197" office:value-type="float" office:value="6">
            <text:p>6.0</text:p>
          </table:table-cell>
          <table:table-cell table:style-name="ce197" office:value-type="float" office:value="5.5">
            <text:p>5.5</text:p>
          </table:table-cell>
          <table:table-cell table:style-name="ce197" office:value-type="float" office:value="5">
            <text:p>5.0</text:p>
          </table:table-cell>
          <table:table-cell table:style-name="ce197" office:value-type="float" office:value="4.5">
            <text:p>4.5</text:p>
          </table:table-cell>
          <table:table-cell table:style-name="ce210" office:value-type="float" office:value="0">
            <text:p>0</text:p>
          </table:table-cell>
          <table:table-cell table:number-columns-repeated="1016"/>
        </table:table-row>
        <table:table-row table:style-name="ro22">
          <table:table-cell table:style-name="ce190" table:formula="of:=[.A62]+0.5" office:value-type="float" office:value="33.5">
            <text:p>33.5</text:p>
          </table:table-cell>
          <table:table-cell table:number-columns-repeated="4" table:style-name="ce196" office:value-type="float" office:value="6">
            <text:p>6.0</text:p>
          </table:table-cell>
          <table:table-cell table:style-name="ce196" office:value-type="float" office:value="5">
            <text:p>5.0</text:p>
          </table:table-cell>
          <table:table-cell table:style-name="ce196" office:value-type="float" office:value="4.5">
            <text:p>4.5</text:p>
          </table:table-cell>
          <table:table-cell table:style-name="ce209" office:value-type="float" office:value="0">
            <text:p>0</text:p>
          </table:table-cell>
          <table:table-cell table:number-columns-repeated="1016"/>
        </table:table-row>
        <table:table-row table:style-name="ro22">
          <table:table-cell table:style-name="ce191" table:formula="of:=[.A63]+0.5" office:value-type="float" office:value="34">
            <text:p>34.0</text:p>
          </table:table-cell>
          <table:table-cell table:number-columns-repeated="4" table:style-name="ce197" office:value-type="float" office:value="6">
            <text:p>6.0</text:p>
          </table:table-cell>
          <table:table-cell table:style-name="ce197" office:value-type="float" office:value="5.5">
            <text:p>5.5</text:p>
          </table:table-cell>
          <table:table-cell table:style-name="ce197" office:value-type="float" office:value="4.5">
            <text:p>4.5</text:p>
          </table:table-cell>
          <table:table-cell table:style-name="ce210" office:value-type="float" office:value="0">
            <text:p>0</text:p>
          </table:table-cell>
          <table:table-cell table:number-columns-repeated="1016"/>
        </table:table-row>
        <table:table-row table:style-name="ro22">
          <table:table-cell table:style-name="ce190" table:formula="of:=[.A64]+0.5" office:value-type="float" office:value="34.5">
            <text:p>34.5</text:p>
          </table:table-cell>
          <table:table-cell table:number-columns-repeated="4" table:style-name="ce196" office:value-type="float" office:value="6">
            <text:p>6.0</text:p>
          </table:table-cell>
          <table:table-cell table:style-name="ce196" office:value-type="float" office:value="5.5">
            <text:p>5.5</text:p>
          </table:table-cell>
          <table:table-cell table:style-name="ce196" office:value-type="float" office:value="5">
            <text:p>5.0</text:p>
          </table:table-cell>
          <table:table-cell table:style-name="ce209" office:value-type="float" office:value="0">
            <text:p>0</text:p>
          </table:table-cell>
          <table:table-cell table:number-columns-repeated="1016"/>
        </table:table-row>
        <table:table-row table:style-name="ro22">
          <table:table-cell table:style-name="ce192" table:formula="of:=[.A65]+0.5" office:value-type="float" office:value="35">
            <text:p>35.0</text:p>
          </table:table-cell>
          <table:table-cell table:number-columns-repeated="5" table:style-name="ce200" office:value-type="float" office:value="6">
            <text:p>6.0</text:p>
          </table:table-cell>
          <table:table-cell table:style-name="ce200" office:value-type="float" office:value="5">
            <text:p>5.0</text:p>
          </table:table-cell>
          <table:table-cell table:style-name="ce212" office:value-type="float" office:value="0">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named-expressions/>
      </table:table>
      <table:table table:name="WorkoutPatternsList" table:style-name="ta8" table:print="false">
        <office:forms form:automatic-focus="false" form:apply-design-mode="false"/>
        <table:table-column table:style-name="co27" table:default-cell-style-name="ce216"/>
        <table:table-column table:style-name="co28" table:default-cell-style-name="ce217"/>
        <table:table-column table:style-name="co29" table:number-columns-repeated="6" table:default-cell-style-name="ce217"/>
        <table:table-column table:style-name="co29" table:default-cell-style-name="Default"/>
        <table:table-row table:style-name="ro2">
          <table:table-cell table:formula="of:=[WorkoutPatterns.D11]" office:value-type="string" office:string-value="Prep: OFF-E2-S1-E2-OFF-E2-E2">
            <text:p>Prep: OFF-E2-S1-E2-OFF-E2-E2</text:p>
          </table:table-cell>
          <table:table-cell table:formula="of:=[WorkoutPatterns.$E11]" office:value-type="string" office:string-value="OFF">
            <text:p>OFF</text:p>
          </table:table-cell>
          <table:table-cell table:formula="of:=[WorkoutPatterns.$G11]" office:value-type="string" office:string-value="E2">
            <text:p>E2</text:p>
          </table:table-cell>
          <table:table-cell table:formula="of:=[WorkoutPatterns.$I11]" office:value-type="string" office:string-value="S1">
            <text:p>S1</text:p>
          </table:table-cell>
          <table:table-cell table:formula="of:=[WorkoutPatterns.$K11]" office:value-type="string" office:string-value="E2">
            <text:p>E2</text:p>
          </table:table-cell>
          <table:table-cell table:formula="of:=[WorkoutPatterns.$M11]" office:value-type="string" office:string-value="OFF">
            <text:p>OFF</text:p>
          </table:table-cell>
          <table:table-cell table:formula="of:=[WorkoutPatterns.$O11]" office:value-type="string" office:string-value="E2">
            <text:p>E2</text:p>
          </table:table-cell>
          <table:table-cell table:formula="of:=[WorkoutPatterns.$Q11]" office:value-type="string" office:string-value="E2">
            <text:p>E2</text:p>
          </table:table-cell>
          <table:table-cell table:style-name="ce219"/>
        </table:table-row>
        <table:table-row table:style-name="ro2">
          <table:table-cell table:formula="of:=[WorkoutPatterns.D12]" office:value-type="string" office:string-value="Prep: E1----E1--">
            <text:p>Prep: E1----E1--</text:p>
          </table:table-cell>
          <table:table-cell table:formula="of:=[WorkoutPatterns.$E12]" office:value-type="string" office:string-value="E1">
            <text:p>E1</text:p>
          </table:table-cell>
          <table:table-cell table:formula="of:=[WorkoutPatterns.$G12]" office:value-type="float" office:value="0">
            <text:p/>
          </table:table-cell>
          <table:table-cell table:formula="of:=[WorkoutPatterns.$I12]" office:value-type="float" office:value="0">
            <text:p/>
          </table:table-cell>
          <table:table-cell table:formula="of:=[WorkoutPatterns.$K12]" office:value-type="float" office:value="0">
            <text:p/>
          </table:table-cell>
          <table:table-cell table:formula="of:=[WorkoutPatterns.$M12]" office:value-type="string" office:string-value="E1">
            <text:p>E1</text:p>
          </table:table-cell>
          <table:table-cell table:formula="of:=[WorkoutPatterns.$O12]" office:value-type="float" office:value="0">
            <text:p/>
          </table:table-cell>
          <table:table-cell table:formula="of:=[WorkoutPatterns.$Q12]" office:value-type="float" office:value="0">
            <text:p/>
          </table:table-cell>
          <table:table-cell/>
        </table:table-row>
        <table:table-row table:style-name="ro2">
          <table:table-cell table:formula="of:=[WorkoutPatterns.D25]" office:value-type="string" office:string-value="Base 1: OFF-E2-E2-E2-S1-E2-E2">
            <text:p>Base 1: OFF-E2-E2-E2-S1-E2-E2</text:p>
          </table:table-cell>
          <table:table-cell table:formula="of:=[WorkoutPatterns.E25]" office:value-type="string" office:string-value="OFF">
            <text:p>OFF</text:p>
          </table:table-cell>
          <table:table-cell table:formula="of:=[WorkoutPatterns.G25]" office:value-type="string" office:string-value="E2">
            <text:p>E2</text:p>
          </table:table-cell>
          <table:table-cell table:formula="of:=[WorkoutPatterns.I25]" office:value-type="string" office:string-value="E2">
            <text:p>E2</text:p>
          </table:table-cell>
          <table:table-cell table:formula="of:=[WorkoutPatterns.K25]" office:value-type="string" office:string-value="E2">
            <text:p>E2</text:p>
          </table:table-cell>
          <table:table-cell table:formula="of:=[WorkoutPatterns.M25]" office:value-type="string" office:string-value="S1">
            <text:p>S1</text:p>
          </table:table-cell>
          <table:table-cell table:formula="of:=[WorkoutPatterns.O25]" office:value-type="string" office:string-value="E2">
            <text:p>E2</text:p>
          </table:table-cell>
          <table:table-cell table:formula="of:=[WorkoutPatterns.Q25]" office:value-type="string" office:string-value="E2">
            <text:p>E2</text:p>
          </table:table-cell>
          <table:table-cell/>
        </table:table-row>
        <table:table-row table:style-name="ro2">
          <table:table-cell table:formula="of:=[WorkoutPatterns.D26]" office:value-type="string" office:string-value="Base 1: E1----S2--">
            <text:p>Base 1: E1----S2--</text:p>
          </table:table-cell>
          <table:table-cell table:formula="of:=[WorkoutPatterns.E26]" office:value-type="string" office:string-value="E1">
            <text:p>E1</text:p>
          </table:table-cell>
          <table:table-cell table:formula="of:=[WorkoutPatterns.G26]" office:value-type="float" office:value="0">
            <text:p/>
          </table:table-cell>
          <table:table-cell table:formula="of:=[WorkoutPatterns.I26]" office:value-type="float" office:value="0">
            <text:p/>
          </table:table-cell>
          <table:table-cell table:formula="of:=[WorkoutPatterns.K26]" office:value-type="float" office:value="0">
            <text:p/>
          </table:table-cell>
          <table:table-cell table:formula="of:=[WorkoutPatterns.M26]" office:value-type="string" office:string-value="S2">
            <text:p>S2</text:p>
          </table:table-cell>
          <table:table-cell table:formula="of:=[WorkoutPatterns.O26]" office:value-type="float" office:value="0">
            <text:p/>
          </table:table-cell>
          <table:table-cell table:formula="of:=[WorkoutPatterns.Q26]" office:value-type="float" office:value="0">
            <text:p/>
          </table:table-cell>
          <table:table-cell/>
        </table:table-row>
        <table:table-row table:style-name="ro2">
          <table:table-cell table:formula="of:=[WorkoutPatterns.D37]" office:value-type="string" office:string-value="Base 1Rest: OFF-E2-E2-S1-E1-T1-E2">
            <text:p>Base 1Rest: OFF-E2-E2-S1-E1-T1-E2</text:p>
          </table:table-cell>
          <table:table-cell table:formula="of:=[WorkoutPatterns.E37]" office:value-type="string" office:string-value="OFF">
            <text:p>OFF</text:p>
          </table:table-cell>
          <table:table-cell table:formula="of:=[WorkoutPatterns.G37]" office:value-type="string" office:string-value="E2">
            <text:p>E2</text:p>
          </table:table-cell>
          <table:table-cell table:formula="of:=[WorkoutPatterns.I37]" office:value-type="string" office:string-value="E2">
            <text:p>E2</text:p>
          </table:table-cell>
          <table:table-cell table:formula="of:=[WorkoutPatterns.K37]" office:value-type="string" office:string-value="S1">
            <text:p>S1</text:p>
          </table:table-cell>
          <table:table-cell table:formula="of:=[WorkoutPatterns.M37]" office:value-type="string" office:string-value="E1">
            <text:p>E1</text:p>
          </table:table-cell>
          <table:table-cell table:formula="of:=[WorkoutPatterns.O37]" office:value-type="string" office:string-value="T1">
            <text:p>T1</text:p>
          </table:table-cell>
          <table:table-cell table:formula="of:=[WorkoutPatterns.Q37]" office:value-type="string" office:string-value="E2">
            <text:p>E2</text:p>
          </table:table-cell>
          <table:table-cell/>
        </table:table-row>
        <table:table-row table:style-name="ro2">
          <table:table-cell table:formula="of:=[WorkoutPatterns.D38]" office:value-type="string" office:string-value="Base 1Rest: E1---S2---">
            <text:p>Base 1Rest: E1---S2---</text:p>
          </table:table-cell>
          <table:table-cell table:formula="of:=[WorkoutPatterns.E38]" office:value-type="string" office:string-value="E1">
            <text:p>E1</text:p>
          </table:table-cell>
          <table:table-cell table:formula="of:=[WorkoutPatterns.G38]" office:value-type="float" office:value="0">
            <text:p/>
          </table:table-cell>
          <table:table-cell table:formula="of:=[WorkoutPatterns.I38]" office:value-type="float" office:value="0">
            <text:p/>
          </table:table-cell>
          <table:table-cell table:formula="of:=[WorkoutPatterns.K38]" office:value-type="string" office:string-value="S2">
            <text:p>S2</text:p>
          </table:table-cell>
          <table:table-cell table:formula="of:=[WorkoutPatterns.M38]" office:value-type="float" office:value="0">
            <text:p/>
          </table:table-cell>
          <table:table-cell table:formula="of:=[WorkoutPatterns.O38]" office:value-type="float" office:value="0">
            <text:p/>
          </table:table-cell>
          <table:table-cell table:formula="of:=[WorkoutPatterns.Q38]" office:value-type="float" office:value="0">
            <text:p/>
          </table:table-cell>
          <table:table-cell/>
        </table:table-row>
        <table:table-row table:style-name="ro2">
          <table:table-cell table:formula="of:=[WorkoutPatterns.D39]" office:value-type="string" office:string-value="Base 1Rest: S4---S3---">
            <text:p>Base 1Rest: S4---S3---</text:p>
          </table:table-cell>
          <table:table-cell table:formula="of:=[WorkoutPatterns.E39]" office:value-type="string" office:string-value="S4">
            <text:p>S4</text:p>
          </table:table-cell>
          <table:table-cell table:formula="of:=[WorkoutPatterns.G39]" office:value-type="float" office:value="0">
            <text:p/>
          </table:table-cell>
          <table:table-cell table:formula="of:=[WorkoutPatterns.I39]" office:value-type="float" office:value="0">
            <text:p/>
          </table:table-cell>
          <table:table-cell table:formula="of:=[WorkoutPatterns.K39]" office:value-type="string" office:string-value="S3">
            <text:p>S3</text:p>
          </table:table-cell>
          <table:table-cell table:formula="of:=[WorkoutPatterns.M39]" office:value-type="float" office:value="0">
            <text:p/>
          </table:table-cell>
          <table:table-cell table:formula="of:=[WorkoutPatterns.O39]" office:value-type="float" office:value="0">
            <text:p/>
          </table:table-cell>
          <table:table-cell table:formula="of:=[WorkoutPatterns.Q39]" office:value-type="float" office:value="0">
            <text:p/>
          </table:table-cell>
          <table:table-cell/>
        </table:table-row>
        <table:table-row table:style-name="ro2">
          <table:table-cell table:formula="of:=[WorkoutPatterns.D40]" office:value-type="string" office:string-value="Base 1Rest: ---S5---">
            <text:p>Base 1Rest: ---S5---</text:p>
          </table:table-cell>
          <table:table-cell table:formula="of:=[WorkoutPatterns.E40]" office:value-type="float" office:value="0">
            <text:p/>
          </table:table-cell>
          <table:table-cell table:formula="of:=[WorkoutPatterns.G40]" office:value-type="float" office:value="0">
            <text:p/>
          </table:table-cell>
          <table:table-cell table:formula="of:=[WorkoutPatterns.I40]" office:value-type="float" office:value="0">
            <text:p/>
          </table:table-cell>
          <table:table-cell table:formula="of:=[WorkoutPatterns.K40]" office:value-type="string" office:string-value="S5">
            <text:p>S5</text:p>
          </table:table-cell>
          <table:table-cell table:formula="of:=[WorkoutPatterns.M40]" office:value-type="float" office:value="0">
            <text:p/>
          </table:table-cell>
          <table:table-cell table:formula="of:=[WorkoutPatterns.O40]" office:value-type="float" office:value="0">
            <text:p/>
          </table:table-cell>
          <table:table-cell table:formula="of:=[WorkoutPatterns.Q40]" office:value-type="float" office:value="0">
            <text:p/>
          </table:table-cell>
          <table:table-cell/>
        </table:table-row>
        <table:table-row table:style-name="ro2">
          <table:table-cell table:formula="of:=[WorkoutPatterns.D53]" office:value-type="string" office:string-value="Base 2: OFF-E3-E2-E2-S1-E2-E2">
            <text:p>Base 2: OFF-E3-E2-E2-S1-E2-E2</text:p>
          </table:table-cell>
          <table:table-cell table:formula="of:=[WorkoutPatterns.E53]" office:value-type="string" office:string-value="OFF">
            <text:p>OFF</text:p>
          </table:table-cell>
          <table:table-cell table:formula="of:=[WorkoutPatterns.G53]" office:value-type="string" office:string-value="E3">
            <text:p>E3</text:p>
          </table:table-cell>
          <table:table-cell table:formula="of:=[WorkoutPatterns.I53]" office:value-type="string" office:string-value="E2">
            <text:p>E2</text:p>
          </table:table-cell>
          <table:table-cell table:formula="of:=[WorkoutPatterns.K53]" office:value-type="string" office:string-value="E2">
            <text:p>E2</text:p>
          </table:table-cell>
          <table:table-cell table:formula="of:=[WorkoutPatterns.M53]" office:value-type="string" office:string-value="S1">
            <text:p>S1</text:p>
          </table:table-cell>
          <table:table-cell table:formula="of:=[WorkoutPatterns.O53]" office:value-type="string" office:string-value="E2">
            <text:p>E2</text:p>
          </table:table-cell>
          <table:table-cell table:formula="of:=[WorkoutPatterns.Q53]" office:value-type="string" office:string-value="E2">
            <text:p>E2</text:p>
          </table:table-cell>
          <table:table-cell/>
        </table:table-row>
        <table:table-row table:style-name="ro2">
          <table:table-cell table:formula="of:=[WorkoutPatterns.D54]" office:value-type="string" office:string-value="Base 2: E1-M1---S2--">
            <text:p>Base 2: E1-M1---S2--</text:p>
          </table:table-cell>
          <table:table-cell table:formula="of:=[WorkoutPatterns.E54]" office:value-type="string" office:string-value="E1">
            <text:p>E1</text:p>
          </table:table-cell>
          <table:table-cell table:formula="of:=[WorkoutPatterns.G54]" office:value-type="string" office:string-value="M1">
            <text:p>M1</text:p>
          </table:table-cell>
          <table:table-cell table:formula="of:=[WorkoutPatterns.I54]" office:value-type="float" office:value="0">
            <text:p/>
          </table:table-cell>
          <table:table-cell table:formula="of:=[WorkoutPatterns.K54]" office:value-type="float" office:value="0">
            <text:p/>
          </table:table-cell>
          <table:table-cell table:formula="of:=[WorkoutPatterns.M54]" office:value-type="string" office:string-value="S2">
            <text:p>S2</text:p>
          </table:table-cell>
          <table:table-cell table:formula="of:=[WorkoutPatterns.O54]" office:value-type="float" office:value="0">
            <text:p/>
          </table:table-cell>
          <table:table-cell table:formula="of:=[WorkoutPatterns.Q54]" office:value-type="float" office:value="0">
            <text:p/>
          </table:table-cell>
          <table:table-cell/>
        </table:table-row>
        <table:table-row table:style-name="ro2">
          <table:table-cell table:formula="of:=[WorkoutPatterns.D65]" office:value-type="string" office:string-value="Base 2Rest: OFF-E2-E2-S1-E1-T1-E2">
            <text:p>Base 2Rest: OFF-E2-E2-S1-E1-T1-E2</text:p>
          </table:table-cell>
          <table:table-cell table:formula="of:=[WorkoutPatterns.E65]" office:value-type="string" office:string-value="OFF">
            <text:p>OFF</text:p>
          </table:table-cell>
          <table:table-cell table:formula="of:=[WorkoutPatterns.G65]" office:value-type="string" office:string-value="E2">
            <text:p>E2</text:p>
          </table:table-cell>
          <table:table-cell table:formula="of:=[WorkoutPatterns.I65]" office:value-type="string" office:string-value="E2">
            <text:p>E2</text:p>
          </table:table-cell>
          <table:table-cell table:formula="of:=[WorkoutPatterns.K65]" office:value-type="string" office:string-value="S1">
            <text:p>S1</text:p>
          </table:table-cell>
          <table:table-cell table:formula="of:=[WorkoutPatterns.M65]" office:value-type="string" office:string-value="E1">
            <text:p>E1</text:p>
          </table:table-cell>
          <table:table-cell table:formula="of:=[WorkoutPatterns.O65]" office:value-type="string" office:string-value="T1">
            <text:p>T1</text:p>
          </table:table-cell>
          <table:table-cell table:formula="of:=[WorkoutPatterns.Q65]" office:value-type="string" office:string-value="E2">
            <text:p>E2</text:p>
          </table:table-cell>
          <table:table-cell/>
        </table:table-row>
        <table:table-row table:style-name="ro2">
          <table:table-cell table:formula="of:=[WorkoutPatterns.D66]" office:value-type="string" office:string-value="Base 2Rest: E1---S2---">
            <text:p>Base 2Rest: E1---S2---</text:p>
          </table:table-cell>
          <table:table-cell table:formula="of:=[WorkoutPatterns.E66]" office:value-type="string" office:string-value="E1">
            <text:p>E1</text:p>
          </table:table-cell>
          <table:table-cell table:formula="of:=[WorkoutPatterns.G66]" office:value-type="float" office:value="0">
            <text:p/>
          </table:table-cell>
          <table:table-cell table:formula="of:=[WorkoutPatterns.I66]" office:value-type="float" office:value="0">
            <text:p/>
          </table:table-cell>
          <table:table-cell table:formula="of:=[WorkoutPatterns.K66]" office:value-type="string" office:string-value="S2">
            <text:p>S2</text:p>
          </table:table-cell>
          <table:table-cell table:formula="of:=[WorkoutPatterns.M66]" office:value-type="float" office:value="0">
            <text:p/>
          </table:table-cell>
          <table:table-cell table:formula="of:=[WorkoutPatterns.O66]" office:value-type="float" office:value="0">
            <text:p/>
          </table:table-cell>
          <table:table-cell table:formula="of:=[WorkoutPatterns.Q66]" office:value-type="float" office:value="0">
            <text:p/>
          </table:table-cell>
          <table:table-cell/>
        </table:table-row>
        <table:table-row table:style-name="ro2">
          <table:table-cell table:formula="of:=[WorkoutPatterns.D67]" office:value-type="string" office:string-value="Base 2Rest: S4---S3---">
            <text:p>Base 2Rest: S4---S3---</text:p>
          </table:table-cell>
          <table:table-cell table:formula="of:=[WorkoutPatterns.E67]" office:value-type="string" office:string-value="S4">
            <text:p>S4</text:p>
          </table:table-cell>
          <table:table-cell table:formula="of:=[WorkoutPatterns.G67]" office:value-type="float" office:value="0">
            <text:p/>
          </table:table-cell>
          <table:table-cell table:formula="of:=[WorkoutPatterns.I67]" office:value-type="float" office:value="0">
            <text:p/>
          </table:table-cell>
          <table:table-cell table:formula="of:=[WorkoutPatterns.K67]" office:value-type="string" office:string-value="S3">
            <text:p>S3</text:p>
          </table:table-cell>
          <table:table-cell table:formula="of:=[WorkoutPatterns.M67]" office:value-type="float" office:value="0">
            <text:p/>
          </table:table-cell>
          <table:table-cell table:formula="of:=[WorkoutPatterns.O67]" office:value-type="float" office:value="0">
            <text:p/>
          </table:table-cell>
          <table:table-cell table:formula="of:=[WorkoutPatterns.Q67]" office:value-type="float" office:value="0">
            <text:p/>
          </table:table-cell>
          <table:table-cell/>
        </table:table-row>
        <table:table-row table:style-name="ro2">
          <table:table-cell table:formula="of:=[WorkoutPatterns.D68]" office:value-type="string" office:string-value="Base 2Rest: ---S5---">
            <text:p>Base 2Rest: ---S5---</text:p>
          </table:table-cell>
          <table:table-cell table:formula="of:=[WorkoutPatterns.E68]" office:value-type="float" office:value="0">
            <text:p/>
          </table:table-cell>
          <table:table-cell table:formula="of:=[WorkoutPatterns.G68]" office:value-type="float" office:value="0">
            <text:p/>
          </table:table-cell>
          <table:table-cell table:formula="of:=[WorkoutPatterns.I68]" office:value-type="float" office:value="0">
            <text:p/>
          </table:table-cell>
          <table:table-cell table:formula="of:=[WorkoutPatterns.K68]" office:value-type="string" office:string-value="S5">
            <text:p>S5</text:p>
          </table:table-cell>
          <table:table-cell table:formula="of:=[WorkoutPatterns.M68]" office:value-type="float" office:value="0">
            <text:p/>
          </table:table-cell>
          <table:table-cell table:formula="of:=[WorkoutPatterns.O68]" office:value-type="float" office:value="0">
            <text:p/>
          </table:table-cell>
          <table:table-cell table:formula="of:=[WorkoutPatterns.Q68]" office:value-type="float" office:value="0">
            <text:p/>
          </table:table-cell>
          <table:table-cell/>
        </table:table-row>
        <table:table-row table:style-name="ro2">
          <table:table-cell table:formula="of:=[WorkoutPatterns.D81]" office:value-type="string" office:string-value="Base 3: OFF-M1-E2-E3-E2-P1-E2">
            <text:p>Base 3: OFF-M1-E2-E3-E2-P1-E2</text:p>
          </table:table-cell>
          <table:table-cell table:formula="of:=[WorkoutPatterns.E81]" office:value-type="string" office:string-value="OFF">
            <text:p>OFF</text:p>
          </table:table-cell>
          <table:table-cell table:formula="of:=[WorkoutPatterns.G81]" office:value-type="string" office:string-value="M1">
            <text:p>M1</text:p>
          </table:table-cell>
          <table:table-cell table:formula="of:=[WorkoutPatterns.I81]" office:value-type="string" office:string-value="E2">
            <text:p>E2</text:p>
          </table:table-cell>
          <table:table-cell table:formula="of:=[WorkoutPatterns.K81]" office:value-type="string" office:string-value="E3">
            <text:p>E3</text:p>
          </table:table-cell>
          <table:table-cell table:formula="of:=[WorkoutPatterns.M81]" office:value-type="string" office:string-value="E2">
            <text:p>E2</text:p>
          </table:table-cell>
          <table:table-cell table:formula="of:=[WorkoutPatterns.O81]" office:value-type="string" office:string-value="P1">
            <text:p>P1</text:p>
          </table:table-cell>
          <table:table-cell table:formula="of:=[WorkoutPatterns.Q81]" office:value-type="string" office:string-value="E2">
            <text:p>E2</text:p>
          </table:table-cell>
          <table:table-cell/>
        </table:table-row>
        <table:table-row table:style-name="ro2">
          <table:table-cell table:formula="of:=[WorkoutPatterns.D82]" office:value-type="string" office:string-value="Base 3: E1-M2--S1--P2-">
            <text:p>Base 3: E1-M2--S1--P2-</text:p>
          </table:table-cell>
          <table:table-cell table:formula="of:=[WorkoutPatterns.E82]" office:value-type="string" office:string-value="E1">
            <text:p>E1</text:p>
          </table:table-cell>
          <table:table-cell table:formula="of:=[WorkoutPatterns.G82]" office:value-type="string" office:string-value="M2">
            <text:p>M2</text:p>
          </table:table-cell>
          <table:table-cell table:formula="of:=[WorkoutPatterns.I82]" office:value-type="float" office:value="0">
            <text:p/>
          </table:table-cell>
          <table:table-cell table:formula="of:=[WorkoutPatterns.K82]" office:value-type="string" office:string-value="S1">
            <text:p>S1</text:p>
          </table:table-cell>
          <table:table-cell table:formula="of:=[WorkoutPatterns.M82]" office:value-type="float" office:value="0">
            <text:p/>
          </table:table-cell>
          <table:table-cell table:formula="of:=[WorkoutPatterns.O82]" office:value-type="string" office:string-value="P2">
            <text:p>P2</text:p>
          </table:table-cell>
          <table:table-cell table:formula="of:=[WorkoutPatterns.Q82]" office:value-type="float" office:value="0">
            <text:p/>
          </table:table-cell>
          <table:table-cell/>
        </table:table-row>
        <table:table-row table:style-name="ro2">
          <table:table-cell table:formula="of:=[WorkoutPatterns.D83]" office:value-type="string" office:string-value="Base 3: S4---S3---">
            <text:p>Base 3: S4---S3---</text:p>
          </table:table-cell>
          <table:table-cell table:formula="of:=[WorkoutPatterns.E83]" office:value-type="string" office:string-value="S4">
            <text:p>S4</text:p>
          </table:table-cell>
          <table:table-cell table:formula="of:=[WorkoutPatterns.G83]" office:value-type="float" office:value="0">
            <text:p/>
          </table:table-cell>
          <table:table-cell table:formula="of:=[WorkoutPatterns.I83]" office:value-type="float" office:value="0">
            <text:p/>
          </table:table-cell>
          <table:table-cell table:formula="of:=[WorkoutPatterns.K83]" office:value-type="string" office:string-value="S3">
            <text:p>S3</text:p>
          </table:table-cell>
          <table:table-cell table:formula="of:=[WorkoutPatterns.M83]" office:value-type="float" office:value="0">
            <text:p/>
          </table:table-cell>
          <table:table-cell table:formula="of:=[WorkoutPatterns.O83]" office:value-type="float" office:value="0">
            <text:p/>
          </table:table-cell>
          <table:table-cell table:formula="of:=[WorkoutPatterns.Q83]" office:value-type="float" office:value="0">
            <text:p/>
          </table:table-cell>
          <table:table-cell/>
        </table:table-row>
        <table:table-row table:style-name="ro2">
          <table:table-cell table:formula="of:=[WorkoutPatterns.D84]" office:value-type="string" office:string-value="Base 3: ---S5---">
            <text:p>Base 3: ---S5---</text:p>
          </table:table-cell>
          <table:table-cell table:formula="of:=[WorkoutPatterns.E84]" office:value-type="float" office:value="0">
            <text:p/>
          </table:table-cell>
          <table:table-cell table:formula="of:=[WorkoutPatterns.G84]" office:value-type="float" office:value="0">
            <text:p/>
          </table:table-cell>
          <table:table-cell table:formula="of:=[WorkoutPatterns.I84]" office:value-type="float" office:value="0">
            <text:p/>
          </table:table-cell>
          <table:table-cell table:formula="of:=[WorkoutPatterns.K84]" office:value-type="string" office:string-value="S5">
            <text:p>S5</text:p>
          </table:table-cell>
          <table:table-cell table:formula="of:=[WorkoutPatterns.M84]" office:value-type="float" office:value="0">
            <text:p/>
          </table:table-cell>
          <table:table-cell table:formula="of:=[WorkoutPatterns.O84]" office:value-type="float" office:value="0">
            <text:p/>
          </table:table-cell>
          <table:table-cell table:formula="of:=[WorkoutPatterns.Q84]" office:value-type="float" office:value="0">
            <text:p/>
          </table:table-cell>
          <table:table-cell/>
        </table:table-row>
        <table:table-row table:style-name="ro2">
          <table:table-cell table:formula="of:=[WorkoutPatterns.D95]" office:value-type="string" office:string-value="Base 3Rest: OFF-E2-E2-S1-E1-T1-E2">
            <text:p>Base 3Rest: OFF-E2-E2-S1-E1-T1-E2</text:p>
          </table:table-cell>
          <table:table-cell table:formula="of:=[WorkoutPatterns.E95]" office:value-type="string" office:string-value="OFF">
            <text:p>OFF</text:p>
          </table:table-cell>
          <table:table-cell table:formula="of:=[WorkoutPatterns.G95]" office:value-type="string" office:string-value="E2">
            <text:p>E2</text:p>
          </table:table-cell>
          <table:table-cell table:formula="of:=[WorkoutPatterns.I95]" office:value-type="string" office:string-value="E2">
            <text:p>E2</text:p>
          </table:table-cell>
          <table:table-cell table:formula="of:=[WorkoutPatterns.K95]" office:value-type="string" office:string-value="S1">
            <text:p>S1</text:p>
          </table:table-cell>
          <table:table-cell table:formula="of:=[WorkoutPatterns.M95]" office:value-type="string" office:string-value="E1">
            <text:p>E1</text:p>
          </table:table-cell>
          <table:table-cell table:formula="of:=[WorkoutPatterns.O95]" office:value-type="string" office:string-value="T1">
            <text:p>T1</text:p>
          </table:table-cell>
          <table:table-cell table:formula="of:=[WorkoutPatterns.Q95]" office:value-type="string" office:string-value="E2">
            <text:p>E2</text:p>
          </table:table-cell>
          <table:table-cell/>
        </table:table-row>
        <table:table-row table:style-name="ro2">
          <table:table-cell table:formula="of:=[WorkoutPatterns.D96]" office:value-type="string" office:string-value="Base 3Rest: E1---S2---">
            <text:p>Base 3Rest: E1---S2---</text:p>
          </table:table-cell>
          <table:table-cell table:formula="of:=[WorkoutPatterns.E96]" office:value-type="string" office:string-value="E1">
            <text:p>E1</text:p>
          </table:table-cell>
          <table:table-cell table:formula="of:=[WorkoutPatterns.G96]" office:value-type="float" office:value="0">
            <text:p/>
          </table:table-cell>
          <table:table-cell table:formula="of:=[WorkoutPatterns.I96]" office:value-type="float" office:value="0">
            <text:p/>
          </table:table-cell>
          <table:table-cell table:formula="of:=[WorkoutPatterns.K96]" office:value-type="string" office:string-value="S2">
            <text:p>S2</text:p>
          </table:table-cell>
          <table:table-cell table:formula="of:=[WorkoutPatterns.M96]" office:value-type="float" office:value="0">
            <text:p/>
          </table:table-cell>
          <table:table-cell table:formula="of:=[WorkoutPatterns.O96]" office:value-type="float" office:value="0">
            <text:p/>
          </table:table-cell>
          <table:table-cell table:formula="of:=[WorkoutPatterns.Q96]" office:value-type="float" office:value="0">
            <text:p/>
          </table:table-cell>
          <table:table-cell/>
        </table:table-row>
        <table:table-row table:style-name="ro2">
          <table:table-cell table:formula="of:=[WorkoutPatterns.D97]" office:value-type="string" office:string-value="Base 3Rest: S4---S3---">
            <text:p>Base 3Rest: S4---S3---</text:p>
          </table:table-cell>
          <table:table-cell table:formula="of:=[WorkoutPatterns.E97]" office:value-type="string" office:string-value="S4">
            <text:p>S4</text:p>
          </table:table-cell>
          <table:table-cell table:formula="of:=[WorkoutPatterns.G97]" office:value-type="float" office:value="0">
            <text:p/>
          </table:table-cell>
          <table:table-cell table:formula="of:=[WorkoutPatterns.I97]" office:value-type="float" office:value="0">
            <text:p/>
          </table:table-cell>
          <table:table-cell table:formula="of:=[WorkoutPatterns.K97]" office:value-type="string" office:string-value="S3">
            <text:p>S3</text:p>
          </table:table-cell>
          <table:table-cell table:formula="of:=[WorkoutPatterns.M97]" office:value-type="float" office:value="0">
            <text:p/>
          </table:table-cell>
          <table:table-cell table:formula="of:=[WorkoutPatterns.O97]" office:value-type="float" office:value="0">
            <text:p/>
          </table:table-cell>
          <table:table-cell table:formula="of:=[WorkoutPatterns.Q97]" office:value-type="float" office:value="0">
            <text:p/>
          </table:table-cell>
          <table:table-cell/>
        </table:table-row>
        <table:table-row table:style-name="ro2">
          <table:table-cell table:formula="of:=[WorkoutPatterns.D98]" office:value-type="string" office:string-value="Base 3Rest: ---S5---">
            <text:p>Base 3Rest: ---S5---</text:p>
          </table:table-cell>
          <table:table-cell table:formula="of:=[WorkoutPatterns.E98]" office:value-type="float" office:value="0">
            <text:p/>
          </table:table-cell>
          <table:table-cell table:formula="of:=[WorkoutPatterns.G98]" office:value-type="float" office:value="0">
            <text:p/>
          </table:table-cell>
          <table:table-cell table:formula="of:=[WorkoutPatterns.I98]" office:value-type="float" office:value="0">
            <text:p/>
          </table:table-cell>
          <table:table-cell table:formula="of:=[WorkoutPatterns.K98]" office:value-type="string" office:string-value="S5">
            <text:p>S5</text:p>
          </table:table-cell>
          <table:table-cell table:formula="of:=[WorkoutPatterns.M98]" office:value-type="float" office:value="0">
            <text:p/>
          </table:table-cell>
          <table:table-cell table:formula="of:=[WorkoutPatterns.O98]" office:value-type="float" office:value="0">
            <text:p/>
          </table:table-cell>
          <table:table-cell table:formula="of:=[WorkoutPatterns.Q98]" office:value-type="float" office:value="0">
            <text:p/>
          </table:table-cell>
          <table:table-cell/>
        </table:table-row>
        <table:table-row table:style-name="ro2">
          <table:table-cell table:formula="of:=[WorkoutPatterns.D111]" office:value-type="string" office:string-value="Build 1: OFF-M2-E1-P1-S3-CRIT-E1">
            <text:p>Build 1: OFF-M2-E1-P1-S3-CRIT-E1</text:p>
          </table:table-cell>
          <table:table-cell table:formula="of:=[WorkoutPatterns.E111]" office:value-type="string" office:string-value="OFF">
            <text:p>OFF</text:p>
          </table:table-cell>
          <table:table-cell table:formula="of:=[WorkoutPatterns.G111]" office:value-type="string" office:string-value="M2">
            <text:p>M2</text:p>
          </table:table-cell>
          <table:table-cell table:formula="of:=[WorkoutPatterns.I111]" office:value-type="string" office:string-value="E1">
            <text:p>E1</text:p>
          </table:table-cell>
          <table:table-cell table:formula="of:=[WorkoutPatterns.K111]" office:value-type="string" office:string-value="P1">
            <text:p>P1</text:p>
          </table:table-cell>
          <table:table-cell table:formula="of:=[WorkoutPatterns.M111]" office:value-type="string" office:string-value="S3">
            <text:p>S3</text:p>
          </table:table-cell>
          <table:table-cell table:formula="of:=[WorkoutPatterns.O111]" office:value-type="string" office:string-value="CRIT">
            <text:p>CRIT</text:p>
          </table:table-cell>
          <table:table-cell table:formula="of:=[WorkoutPatterns.Q111]" office:value-type="string" office:string-value="E1">
            <text:p>E1</text:p>
          </table:table-cell>
          <table:table-cell/>
        </table:table-row>
        <table:table-row table:style-name="ro2">
          <table:table-cell table:formula="of:=[WorkoutPatterns.D112]" office:value-type="string" office:string-value="Build 1: E1-M3-E2-S6-S5-M4-E2">
            <text:p>Build 1: E1-M3-E2-S6-S5-M4-E2</text:p>
          </table:table-cell>
          <table:table-cell table:formula="of:=[WorkoutPatterns.E112]" office:value-type="string" office:string-value="E1">
            <text:p>E1</text:p>
          </table:table-cell>
          <table:table-cell table:formula="of:=[WorkoutPatterns.G112]" office:value-type="string" office:string-value="M3">
            <text:p>M3</text:p>
          </table:table-cell>
          <table:table-cell table:formula="of:=[WorkoutPatterns.I112]" office:value-type="string" office:string-value="E2">
            <text:p>E2</text:p>
          </table:table-cell>
          <table:table-cell table:formula="of:=[WorkoutPatterns.K112]" office:value-type="string" office:string-value="S6">
            <text:p>S6</text:p>
          </table:table-cell>
          <table:table-cell table:formula="of:=[WorkoutPatterns.M112]" office:value-type="string" office:string-value="S5">
            <text:p>S5</text:p>
          </table:table-cell>
          <table:table-cell table:formula="of:=[WorkoutPatterns.O112]" office:value-type="string" office:string-value="M4">
            <text:p>M4</text:p>
          </table:table-cell>
          <table:table-cell table:formula="of:=[WorkoutPatterns.Q112]" office:value-type="string" office:string-value="E2">
            <text:p>E2</text:p>
          </table:table-cell>
          <table:table-cell/>
        </table:table-row>
        <table:table-row table:style-name="ro2">
          <table:table-cell table:formula="of:=[WorkoutPatterns.D113]" office:value-type="string" office:string-value="Build 1: S4-F2--A1--A1-">
            <text:p>Build 1: S4-F2--A1--A1-</text:p>
          </table:table-cell>
          <table:table-cell table:formula="of:=[WorkoutPatterns.E113]" office:value-type="string" office:string-value="S4">
            <text:p>S4</text:p>
          </table:table-cell>
          <table:table-cell table:formula="of:=[WorkoutPatterns.G113]" office:value-type="string" office:string-value="F2">
            <text:p>F2</text:p>
          </table:table-cell>
          <table:table-cell table:formula="of:=[WorkoutPatterns.I113]" office:value-type="float" office:value="0">
            <text:p/>
          </table:table-cell>
          <table:table-cell table:formula="of:=[WorkoutPatterns.K113]" office:value-type="string" office:string-value="A1">
            <text:p>A1</text:p>
          </table:table-cell>
          <table:table-cell table:formula="of:=[WorkoutPatterns.M113]" office:value-type="float" office:value="0">
            <text:p/>
          </table:table-cell>
          <table:table-cell table:formula="of:=[WorkoutPatterns.O113]" office:value-type="string" office:string-value="A1">
            <text:p>A1</text:p>
          </table:table-cell>
          <table:table-cell table:formula="of:=[WorkoutPatterns.Q113]" office:value-type="float" office:value="0">
            <text:p/>
          </table:table-cell>
          <table:table-cell/>
        </table:table-row>
        <table:table-row table:style-name="ro2">
          <table:table-cell table:formula="of:=[WorkoutPatterns.D114]" office:value-type="string" office:string-value="Build 1: -F3--A2---">
            <text:p>Build 1: -F3--A2---</text:p>
          </table:table-cell>
          <table:table-cell table:formula="of:=[WorkoutPatterns.E114]" office:value-type="float" office:value="0">
            <text:p/>
          </table:table-cell>
          <table:table-cell table:formula="of:=[WorkoutPatterns.G114]" office:value-type="string" office:string-value="F3">
            <text:p>F3</text:p>
          </table:table-cell>
          <table:table-cell table:formula="of:=[WorkoutPatterns.I114]" office:value-type="float" office:value="0">
            <text:p/>
          </table:table-cell>
          <table:table-cell table:formula="of:=[WorkoutPatterns.K114]" office:value-type="string" office:string-value="A2">
            <text:p>A2</text:p>
          </table:table-cell>
          <table:table-cell table:formula="of:=[WorkoutPatterns.M114]" office:value-type="float" office:value="0">
            <text:p/>
          </table:table-cell>
          <table:table-cell table:formula="of:=[WorkoutPatterns.O114]" office:value-type="float" office:value="0">
            <text:p/>
          </table:table-cell>
          <table:table-cell table:formula="of:=[WorkoutPatterns.Q114]" office:value-type="float" office:value="0">
            <text:p/>
          </table:table-cell>
          <table:table-cell/>
        </table:table-row>
        <table:table-row table:style-name="ro2">
          <table:table-cell table:formula="of:=[WorkoutPatterns.D115]" office:value-type="string" office:string-value="Build 1: ---A3---">
            <text:p>Build 1: ---A3---</text:p>
          </table:table-cell>
          <table:table-cell table:formula="of:=[WorkoutPatterns.E115]" office:value-type="float" office:value="0">
            <text:p/>
          </table:table-cell>
          <table:table-cell table:formula="of:=[WorkoutPatterns.G115]" office:value-type="float" office:value="0">
            <text:p/>
          </table:table-cell>
          <table:table-cell table:formula="of:=[WorkoutPatterns.I115]" office:value-type="float" office:value="0">
            <text:p/>
          </table:table-cell>
          <table:table-cell table:formula="of:=[WorkoutPatterns.K115]" office:value-type="string" office:string-value="A3">
            <text:p>A3</text:p>
          </table:table-cell>
          <table:table-cell table:formula="of:=[WorkoutPatterns.M115]" office:value-type="float" office:value="0">
            <text:p/>
          </table:table-cell>
          <table:table-cell table:formula="of:=[WorkoutPatterns.O115]" office:value-type="float" office:value="0">
            <text:p/>
          </table:table-cell>
          <table:table-cell table:formula="of:=[WorkoutPatterns.Q115]" office:value-type="float" office:value="0">
            <text:p/>
          </table:table-cell>
          <table:table-cell/>
        </table:table-row>
        <table:table-row table:style-name="ro2">
          <table:table-cell table:formula="of:=[WorkoutPatterns.D126]" office:value-type="string" office:string-value="Build 1Rest: OFF-E2-E2-S1-E1-T2-E2">
            <text:p>Build 1Rest: OFF-E2-E2-S1-E1-T2-E2</text:p>
          </table:table-cell>
          <table:table-cell table:formula="of:=[WorkoutPatterns.E126]" office:value-type="string" office:string-value="OFF">
            <text:p>OFF</text:p>
          </table:table-cell>
          <table:table-cell table:formula="of:=[WorkoutPatterns.G126]" office:value-type="string" office:string-value="E2">
            <text:p>E2</text:p>
          </table:table-cell>
          <table:table-cell table:formula="of:=[WorkoutPatterns.I126]" office:value-type="string" office:string-value="E2">
            <text:p>E2</text:p>
          </table:table-cell>
          <table:table-cell table:formula="of:=[WorkoutPatterns.K126]" office:value-type="string" office:string-value="S1">
            <text:p>S1</text:p>
          </table:table-cell>
          <table:table-cell table:formula="of:=[WorkoutPatterns.M126]" office:value-type="string" office:string-value="E1">
            <text:p>E1</text:p>
          </table:table-cell>
          <table:table-cell table:formula="of:=[WorkoutPatterns.O126]" office:value-type="string" office:string-value="T2">
            <text:p>T2</text:p>
          </table:table-cell>
          <table:table-cell table:formula="of:=[WorkoutPatterns.Q126]" office:value-type="string" office:string-value="E2">
            <text:p>E2</text:p>
          </table:table-cell>
          <table:table-cell/>
        </table:table-row>
        <table:table-row table:style-name="ro2">
          <table:table-cell table:formula="of:=[WorkoutPatterns.D127]" office:value-type="string" office:string-value="Build 1Rest: E1---S2---">
            <text:p>Build 1Rest: E1---S2---</text:p>
          </table:table-cell>
          <table:table-cell table:formula="of:=[WorkoutPatterns.E127]" office:value-type="string" office:string-value="E1">
            <text:p>E1</text:p>
          </table:table-cell>
          <table:table-cell table:formula="of:=[WorkoutPatterns.G127]" office:value-type="float" office:value="0">
            <text:p/>
          </table:table-cell>
          <table:table-cell table:formula="of:=[WorkoutPatterns.I127]" office:value-type="float" office:value="0">
            <text:p/>
          </table:table-cell>
          <table:table-cell table:formula="of:=[WorkoutPatterns.K127]" office:value-type="string" office:string-value="S2">
            <text:p>S2</text:p>
          </table:table-cell>
          <table:table-cell table:formula="of:=[WorkoutPatterns.M127]" office:value-type="float" office:value="0">
            <text:p/>
          </table:table-cell>
          <table:table-cell table:formula="of:=[WorkoutPatterns.O127]" office:value-type="float" office:value="0">
            <text:p/>
          </table:table-cell>
          <table:table-cell table:formula="of:=[WorkoutPatterns.Q127]" office:value-type="float" office:value="0">
            <text:p/>
          </table:table-cell>
          <table:table-cell/>
        </table:table-row>
        <table:table-row table:style-name="ro2">
          <table:table-cell table:formula="of:=[WorkoutPatterns.D128]" office:value-type="string" office:string-value="Build 1Rest: S4---S3---">
            <text:p>Build 1Rest: S4---S3---</text:p>
          </table:table-cell>
          <table:table-cell table:formula="of:=[WorkoutPatterns.E128]" office:value-type="string" office:string-value="S4">
            <text:p>S4</text:p>
          </table:table-cell>
          <table:table-cell table:formula="of:=[WorkoutPatterns.G128]" office:value-type="float" office:value="0">
            <text:p/>
          </table:table-cell>
          <table:table-cell table:formula="of:=[WorkoutPatterns.I128]" office:value-type="float" office:value="0">
            <text:p/>
          </table:table-cell>
          <table:table-cell table:formula="of:=[WorkoutPatterns.K128]" office:value-type="string" office:string-value="S3">
            <text:p>S3</text:p>
          </table:table-cell>
          <table:table-cell table:formula="of:=[WorkoutPatterns.M128]" office:value-type="float" office:value="0">
            <text:p/>
          </table:table-cell>
          <table:table-cell table:formula="of:=[WorkoutPatterns.O128]" office:value-type="float" office:value="0">
            <text:p/>
          </table:table-cell>
          <table:table-cell table:formula="of:=[WorkoutPatterns.Q128]" office:value-type="float" office:value="0">
            <text:p/>
          </table:table-cell>
          <table:table-cell/>
        </table:table-row>
        <table:table-row table:style-name="ro2">
          <table:table-cell table:formula="of:=[WorkoutPatterns.D129]" office:value-type="string" office:string-value="Build 1Rest: ---S5---">
            <text:p>Build 1Rest: ---S5---</text:p>
          </table:table-cell>
          <table:table-cell table:formula="of:=[WorkoutPatterns.E129]" office:value-type="float" office:value="0">
            <text:p/>
          </table:table-cell>
          <table:table-cell table:formula="of:=[WorkoutPatterns.G129]" office:value-type="float" office:value="0">
            <text:p/>
          </table:table-cell>
          <table:table-cell table:formula="of:=[WorkoutPatterns.I129]" office:value-type="float" office:value="0">
            <text:p/>
          </table:table-cell>
          <table:table-cell table:formula="of:=[WorkoutPatterns.K129]" office:value-type="string" office:string-value="S5">
            <text:p>S5</text:p>
          </table:table-cell>
          <table:table-cell table:formula="of:=[WorkoutPatterns.M129]" office:value-type="float" office:value="0">
            <text:p/>
          </table:table-cell>
          <table:table-cell table:formula="of:=[WorkoutPatterns.O129]" office:value-type="float" office:value="0">
            <text:p/>
          </table:table-cell>
          <table:table-cell table:formula="of:=[WorkoutPatterns.Q129]" office:value-type="float" office:value="0">
            <text:p/>
          </table:table-cell>
          <table:table-cell/>
        </table:table-row>
        <table:table-row table:style-name="ro2">
          <table:table-cell table:formula="of:=[WorkoutPatterns.D142]" office:value-type="string" office:string-value="Build 2: OFF-M2-E1-S6-S3-RR-E1">
            <text:p>Build 2: OFF-M2-E1-S6-S3-RR-E1</text:p>
          </table:table-cell>
          <table:table-cell table:formula="of:=[WorkoutPatterns.E142]" office:value-type="string" office:string-value="OFF">
            <text:p>OFF</text:p>
          </table:table-cell>
          <table:table-cell table:formula="of:=[WorkoutPatterns.G142]" office:value-type="string" office:string-value="M2">
            <text:p>M2</text:p>
          </table:table-cell>
          <table:table-cell table:formula="of:=[WorkoutPatterns.I142]" office:value-type="string" office:string-value="E1">
            <text:p>E1</text:p>
          </table:table-cell>
          <table:table-cell table:formula="of:=[WorkoutPatterns.K142]" office:value-type="string" office:string-value="S6">
            <text:p>S6</text:p>
          </table:table-cell>
          <table:table-cell table:formula="of:=[WorkoutPatterns.M142]" office:value-type="string" office:string-value="S3">
            <text:p>S3</text:p>
          </table:table-cell>
          <table:table-cell table:formula="of:=[WorkoutPatterns.O142]" office:value-type="string" office:string-value="RR">
            <text:p>RR</text:p>
          </table:table-cell>
          <table:table-cell table:formula="of:=[WorkoutPatterns.Q142]" office:value-type="string" office:string-value="E1">
            <text:p>E1</text:p>
          </table:table-cell>
          <table:table-cell/>
        </table:table-row>
        <table:table-row table:style-name="ro2">
          <table:table-cell table:formula="of:=[WorkoutPatterns.D143]" office:value-type="string" office:string-value="Build 2: E1-M3-E2-A1-S5-M7-E2">
            <text:p>Build 2: E1-M3-E2-A1-S5-M7-E2</text:p>
          </table:table-cell>
          <table:table-cell table:formula="of:=[WorkoutPatterns.E143]" office:value-type="string" office:string-value="E1">
            <text:p>E1</text:p>
          </table:table-cell>
          <table:table-cell table:formula="of:=[WorkoutPatterns.G143]" office:value-type="string" office:string-value="M3">
            <text:p>M3</text:p>
          </table:table-cell>
          <table:table-cell table:formula="of:=[WorkoutPatterns.I143]" office:value-type="string" office:string-value="E2">
            <text:p>E2</text:p>
          </table:table-cell>
          <table:table-cell table:formula="of:=[WorkoutPatterns.K143]" office:value-type="string" office:string-value="A1">
            <text:p>A1</text:p>
          </table:table-cell>
          <table:table-cell table:formula="of:=[WorkoutPatterns.M143]" office:value-type="string" office:string-value="S5">
            <text:p>S5</text:p>
          </table:table-cell>
          <table:table-cell table:formula="of:=[WorkoutPatterns.O143]" office:value-type="string" office:string-value="M7">
            <text:p>M7</text:p>
          </table:table-cell>
          <table:table-cell table:formula="of:=[WorkoutPatterns.Q143]" office:value-type="string" office:string-value="E2">
            <text:p>E2</text:p>
          </table:table-cell>
          <table:table-cell/>
        </table:table-row>
        <table:table-row table:style-name="ro2">
          <table:table-cell table:formula="of:=[WorkoutPatterns.D144]" office:value-type="string" office:string-value="Build 2: S4-M4--A2--A1-">
            <text:p>Build 2: S4-M4--A2--A1-</text:p>
          </table:table-cell>
          <table:table-cell table:formula="of:=[WorkoutPatterns.E144]" office:value-type="string" office:string-value="S4">
            <text:p>S4</text:p>
          </table:table-cell>
          <table:table-cell table:formula="of:=[WorkoutPatterns.G144]" office:value-type="string" office:string-value="M4">
            <text:p>M4</text:p>
          </table:table-cell>
          <table:table-cell table:formula="of:=[WorkoutPatterns.I144]" office:value-type="float" office:value="0">
            <text:p/>
          </table:table-cell>
          <table:table-cell table:formula="of:=[WorkoutPatterns.K144]" office:value-type="string" office:string-value="A2">
            <text:p>A2</text:p>
          </table:table-cell>
          <table:table-cell table:formula="of:=[WorkoutPatterns.M144]" office:value-type="float" office:value="0">
            <text:p/>
          </table:table-cell>
          <table:table-cell table:formula="of:=[WorkoutPatterns.O144]" office:value-type="string" office:string-value="A1">
            <text:p>A1</text:p>
          </table:table-cell>
          <table:table-cell table:formula="of:=[WorkoutPatterns.Q144]" office:value-type="float" office:value="0">
            <text:p/>
          </table:table-cell>
          <table:table-cell/>
        </table:table-row>
        <table:table-row table:style-name="ro2">
          <table:table-cell table:formula="of:=[WorkoutPatterns.D145]" office:value-type="string" office:string-value="Build 2: -M5--A3---">
            <text:p>Build 2: -M5--A3---</text:p>
          </table:table-cell>
          <table:table-cell table:formula="of:=[WorkoutPatterns.E145]" office:value-type="float" office:value="0">
            <text:p/>
          </table:table-cell>
          <table:table-cell table:formula="of:=[WorkoutPatterns.G145]" office:value-type="string" office:string-value="M5">
            <text:p>M5</text:p>
          </table:table-cell>
          <table:table-cell table:formula="of:=[WorkoutPatterns.I145]" office:value-type="float" office:value="0">
            <text:p/>
          </table:table-cell>
          <table:table-cell table:formula="of:=[WorkoutPatterns.K145]" office:value-type="string" office:string-value="A3">
            <text:p>A3</text:p>
          </table:table-cell>
          <table:table-cell table:formula="of:=[WorkoutPatterns.M145]" office:value-type="float" office:value="0">
            <text:p/>
          </table:table-cell>
          <table:table-cell table:formula="of:=[WorkoutPatterns.O145]" office:value-type="float" office:value="0">
            <text:p/>
          </table:table-cell>
          <table:table-cell table:formula="of:=[WorkoutPatterns.Q145]" office:value-type="float" office:value="0">
            <text:p/>
          </table:table-cell>
          <table:table-cell/>
        </table:table-row>
        <table:table-row table:style-name="ro2">
          <table:table-cell table:formula="of:=[WorkoutPatterns.D146]" office:value-type="string" office:string-value="Build 2: -M6--A4---">
            <text:p>Build 2: -M6--A4---</text:p>
          </table:table-cell>
          <table:table-cell table:formula="of:=[WorkoutPatterns.E146]" office:value-type="float" office:value="0">
            <text:p/>
          </table:table-cell>
          <table:table-cell table:formula="of:=[WorkoutPatterns.G146]" office:value-type="string" office:string-value="M6">
            <text:p>M6</text:p>
          </table:table-cell>
          <table:table-cell table:formula="of:=[WorkoutPatterns.I146]" office:value-type="float" office:value="0">
            <text:p/>
          </table:table-cell>
          <table:table-cell table:formula="of:=[WorkoutPatterns.K146]" office:value-type="string" office:string-value="A4">
            <text:p>A4</text:p>
          </table:table-cell>
          <table:table-cell table:formula="of:=[WorkoutPatterns.M146]" office:value-type="float" office:value="0">
            <text:p/>
          </table:table-cell>
          <table:table-cell table:formula="of:=[WorkoutPatterns.O146]" office:value-type="float" office:value="0">
            <text:p/>
          </table:table-cell>
          <table:table-cell table:formula="of:=[WorkoutPatterns.Q146]" office:value-type="float" office:value="0">
            <text:p/>
          </table:table-cell>
          <table:table-cell/>
        </table:table-row>
        <table:table-row table:style-name="ro2">
          <table:table-cell table:formula="of:=[WorkoutPatterns.D147]" office:value-type="string" office:string-value="Build 2: -F3--A5---">
            <text:p>Build 2: -F3--A5---</text:p>
          </table:table-cell>
          <table:table-cell table:formula="of:=[WorkoutPatterns.E147]" office:value-type="float" office:value="0">
            <text:p/>
          </table:table-cell>
          <table:table-cell table:formula="of:=[WorkoutPatterns.G147]" office:value-type="string" office:string-value="F3">
            <text:p>F3</text:p>
          </table:table-cell>
          <table:table-cell table:formula="of:=[WorkoutPatterns.I147]" office:value-type="float" office:value="0">
            <text:p/>
          </table:table-cell>
          <table:table-cell table:formula="of:=[WorkoutPatterns.K147]" office:value-type="string" office:string-value="A5">
            <text:p>A5</text:p>
          </table:table-cell>
          <table:table-cell table:formula="of:=[WorkoutPatterns.M147]" office:value-type="float" office:value="0">
            <text:p/>
          </table:table-cell>
          <table:table-cell table:formula="of:=[WorkoutPatterns.O147]" office:value-type="float" office:value="0">
            <text:p/>
          </table:table-cell>
          <table:table-cell table:formula="of:=[WorkoutPatterns.Q147]" office:value-type="float" office:value="0">
            <text:p/>
          </table:table-cell>
          <table:table-cell/>
        </table:table-row>
        <table:table-row table:style-name="ro2">
          <table:table-cell table:formula="of:=[WorkoutPatterns.D148]" office:value-type="string" office:string-value="Build 2: ---A6---">
            <text:p>Build 2: ---A6---</text:p>
          </table:table-cell>
          <table:table-cell table:formula="of:=[WorkoutPatterns.E148]" office:value-type="float" office:value="0">
            <text:p/>
          </table:table-cell>
          <table:table-cell table:formula="of:=[WorkoutPatterns.G148]" office:value-type="float" office:value="0">
            <text:p/>
          </table:table-cell>
          <table:table-cell table:formula="of:=[WorkoutPatterns.I148]" office:value-type="float" office:value="0">
            <text:p/>
          </table:table-cell>
          <table:table-cell table:formula="of:=[WorkoutPatterns.K148]" office:value-type="string" office:string-value="A6">
            <text:p>A6</text:p>
          </table:table-cell>
          <table:table-cell table:formula="of:=[WorkoutPatterns.M148]" office:value-type="float" office:value="0">
            <text:p/>
          </table:table-cell>
          <table:table-cell table:formula="of:=[WorkoutPatterns.O148]" office:value-type="float" office:value="0">
            <text:p/>
          </table:table-cell>
          <table:table-cell table:formula="of:=[WorkoutPatterns.Q148]" office:value-type="float" office:value="0">
            <text:p/>
          </table:table-cell>
          <table:table-cell/>
        </table:table-row>
        <table:table-row table:style-name="ro2">
          <table:table-cell table:formula="of:=[WorkoutPatterns.D149]" office:value-type="string" office:string-value="Build 2: ---P1---">
            <text:p>Build 2: ---P1---</text:p>
          </table:table-cell>
          <table:table-cell table:formula="of:=[WorkoutPatterns.E149]" office:value-type="float" office:value="0">
            <text:p/>
          </table:table-cell>
          <table:table-cell table:formula="of:=[WorkoutPatterns.G149]" office:value-type="float" office:value="0">
            <text:p/>
          </table:table-cell>
          <table:table-cell table:formula="of:=[WorkoutPatterns.I149]" office:value-type="float" office:value="0">
            <text:p/>
          </table:table-cell>
          <table:table-cell table:formula="of:=[WorkoutPatterns.K149]" office:value-type="string" office:string-value="P1">
            <text:p>P1</text:p>
          </table:table-cell>
          <table:table-cell table:formula="of:=[WorkoutPatterns.M149]" office:value-type="float" office:value="0">
            <text:p/>
          </table:table-cell>
          <table:table-cell table:formula="of:=[WorkoutPatterns.O149]" office:value-type="float" office:value="0">
            <text:p/>
          </table:table-cell>
          <table:table-cell table:formula="of:=[WorkoutPatterns.Q149]" office:value-type="float" office:value="0">
            <text:p/>
          </table:table-cell>
          <table:table-cell/>
        </table:table-row>
        <table:table-row table:style-name="ro2">
          <table:table-cell table:formula="of:=[WorkoutPatterns.D150]" office:value-type="string" office:string-value="Build 2: ---P2---">
            <text:p>Build 2: ---P2---</text:p>
          </table:table-cell>
          <table:table-cell table:formula="of:=[WorkoutPatterns.E150]" office:value-type="float" office:value="0">
            <text:p/>
          </table:table-cell>
          <table:table-cell table:formula="of:=[WorkoutPatterns.G150]" office:value-type="float" office:value="0">
            <text:p/>
          </table:table-cell>
          <table:table-cell table:formula="of:=[WorkoutPatterns.I150]" office:value-type="float" office:value="0">
            <text:p/>
          </table:table-cell>
          <table:table-cell table:formula="of:=[WorkoutPatterns.K150]" office:value-type="string" office:string-value="P2">
            <text:p>P2</text:p>
          </table:table-cell>
          <table:table-cell table:formula="of:=[WorkoutPatterns.M150]" office:value-type="float" office:value="0">
            <text:p/>
          </table:table-cell>
          <table:table-cell table:formula="of:=[WorkoutPatterns.O150]" office:value-type="float" office:value="0">
            <text:p/>
          </table:table-cell>
          <table:table-cell table:formula="of:=[WorkoutPatterns.Q150]" office:value-type="float" office:value="0">
            <text:p/>
          </table:table-cell>
          <table:table-cell/>
        </table:table-row>
        <table:table-row table:style-name="ro2">
          <table:table-cell table:formula="of:=[WorkoutPatterns.D151]" office:value-type="string" office:string-value="Build 2: ---P3---">
            <text:p>Build 2: ---P3---</text:p>
          </table:table-cell>
          <table:table-cell table:formula="of:=[WorkoutPatterns.E151]" office:value-type="float" office:value="0">
            <text:p/>
          </table:table-cell>
          <table:table-cell table:formula="of:=[WorkoutPatterns.G151]" office:value-type="float" office:value="0">
            <text:p/>
          </table:table-cell>
          <table:table-cell table:formula="of:=[WorkoutPatterns.I151]" office:value-type="float" office:value="0">
            <text:p/>
          </table:table-cell>
          <table:table-cell table:formula="of:=[WorkoutPatterns.K151]" office:value-type="string" office:string-value="P3">
            <text:p>P3</text:p>
          </table:table-cell>
          <table:table-cell table:formula="of:=[WorkoutPatterns.M151]" office:value-type="float" office:value="0">
            <text:p/>
          </table:table-cell>
          <table:table-cell table:formula="of:=[WorkoutPatterns.O151]" office:value-type="float" office:value="0">
            <text:p/>
          </table:table-cell>
          <table:table-cell table:formula="of:=[WorkoutPatterns.Q151]" office:value-type="float" office:value="0">
            <text:p/>
          </table:table-cell>
          <table:table-cell/>
        </table:table-row>
        <table:table-row table:style-name="ro2">
          <table:table-cell table:formula="of:=[WorkoutPatterns.D162]" office:value-type="string" office:string-value="Build 2Rest: OFF-E2-E2-S1-E1-T2-E2">
            <text:p>Build 2Rest: OFF-E2-E2-S1-E1-T2-E2</text:p>
          </table:table-cell>
          <table:table-cell table:formula="of:=[WorkoutPatterns.E162]" office:value-type="string" office:string-value="OFF">
            <text:p>OFF</text:p>
          </table:table-cell>
          <table:table-cell table:formula="of:=[WorkoutPatterns.G162]" office:value-type="string" office:string-value="E2">
            <text:p>E2</text:p>
          </table:table-cell>
          <table:table-cell table:formula="of:=[WorkoutPatterns.I162]" office:value-type="string" office:string-value="E2">
            <text:p>E2</text:p>
          </table:table-cell>
          <table:table-cell table:formula="of:=[WorkoutPatterns.K162]" office:value-type="string" office:string-value="S1">
            <text:p>S1</text:p>
          </table:table-cell>
          <table:table-cell table:formula="of:=[WorkoutPatterns.M162]" office:value-type="string" office:string-value="E1">
            <text:p>E1</text:p>
          </table:table-cell>
          <table:table-cell table:formula="of:=[WorkoutPatterns.O162]" office:value-type="string" office:string-value="T2">
            <text:p>T2</text:p>
          </table:table-cell>
          <table:table-cell table:style-name="ce218" table:formula="of:=[WorkoutPatterns.Q162]" office:value-type="string" office:string-value="E2">
            <text:p>E2</text:p>
          </table:table-cell>
          <table:table-cell/>
        </table:table-row>
        <table:table-row table:style-name="ro2">
          <table:table-cell table:formula="of:=[WorkoutPatterns.D163]" office:value-type="string" office:string-value="Build 2Rest: E1---S2---">
            <text:p>Build 2Rest: E1---S2---</text:p>
          </table:table-cell>
          <table:table-cell table:formula="of:=[WorkoutPatterns.E163]" office:value-type="string" office:string-value="E1">
            <text:p>E1</text:p>
          </table:table-cell>
          <table:table-cell table:formula="of:=[WorkoutPatterns.G163]" office:value-type="float" office:value="0">
            <text:p/>
          </table:table-cell>
          <table:table-cell table:formula="of:=[WorkoutPatterns.I163]" office:value-type="float" office:value="0">
            <text:p/>
          </table:table-cell>
          <table:table-cell table:formula="of:=[WorkoutPatterns.K163]" office:value-type="string" office:string-value="S2">
            <text:p>S2</text:p>
          </table:table-cell>
          <table:table-cell table:formula="of:=[WorkoutPatterns.M163]" office:value-type="float" office:value="0">
            <text:p/>
          </table:table-cell>
          <table:table-cell table:formula="of:=[WorkoutPatterns.O163]" office:value-type="float" office:value="0">
            <text:p/>
          </table:table-cell>
          <table:table-cell table:style-name="ce218" table:formula="of:=[WorkoutPatterns.Q163]" office:value-type="float" office:value="0">
            <text:p/>
          </table:table-cell>
          <table:table-cell/>
        </table:table-row>
        <table:table-row table:style-name="ro2">
          <table:table-cell table:formula="of:=[WorkoutPatterns.D164]" office:value-type="string" office:string-value="Build 2Rest: S4---S3---">
            <text:p>Build 2Rest: S4---S3---</text:p>
          </table:table-cell>
          <table:table-cell table:formula="of:=[WorkoutPatterns.E164]" office:value-type="string" office:string-value="S4">
            <text:p>S4</text:p>
          </table:table-cell>
          <table:table-cell table:formula="of:=[WorkoutPatterns.G164]" office:value-type="float" office:value="0">
            <text:p/>
          </table:table-cell>
          <table:table-cell table:formula="of:=[WorkoutPatterns.I164]" office:value-type="float" office:value="0">
            <text:p/>
          </table:table-cell>
          <table:table-cell table:formula="of:=[WorkoutPatterns.K164]" office:value-type="string" office:string-value="S3">
            <text:p>S3</text:p>
          </table:table-cell>
          <table:table-cell table:formula="of:=[WorkoutPatterns.M164]" office:value-type="float" office:value="0">
            <text:p/>
          </table:table-cell>
          <table:table-cell table:formula="of:=[WorkoutPatterns.O164]" office:value-type="float" office:value="0">
            <text:p/>
          </table:table-cell>
          <table:table-cell table:style-name="ce218" table:formula="of:=[WorkoutPatterns.Q164]" office:value-type="float" office:value="0">
            <text:p/>
          </table:table-cell>
          <table:table-cell/>
        </table:table-row>
        <table:table-row table:style-name="ro2">
          <table:table-cell table:formula="of:=[WorkoutPatterns.D165]" office:value-type="string" office:string-value="Build 2Rest: ---S5---">
            <text:p>Build 2Rest: ---S5---</text:p>
          </table:table-cell>
          <table:table-cell table:formula="of:=[WorkoutPatterns.E165]" office:value-type="float" office:value="0">
            <text:p/>
          </table:table-cell>
          <table:table-cell table:formula="of:=[WorkoutPatterns.G165]" office:value-type="float" office:value="0">
            <text:p/>
          </table:table-cell>
          <table:table-cell table:formula="of:=[WorkoutPatterns.I165]" office:value-type="float" office:value="0">
            <text:p/>
          </table:table-cell>
          <table:table-cell table:formula="of:=[WorkoutPatterns.K165]" office:value-type="string" office:string-value="S5">
            <text:p>S5</text:p>
          </table:table-cell>
          <table:table-cell table:formula="of:=[WorkoutPatterns.M165]" office:value-type="float" office:value="0">
            <text:p/>
          </table:table-cell>
          <table:table-cell table:formula="of:=[WorkoutPatterns.O165]" office:value-type="float" office:value="0">
            <text:p/>
          </table:table-cell>
          <table:table-cell table:style-name="ce218" table:formula="of:=[WorkoutPatterns.Q165]" office:value-type="float" office:value="0">
            <text:p/>
          </table:table-cell>
          <table:table-cell/>
        </table:table-row>
        <table:table-row table:style-name="ro2">
          <table:table-cell table:formula="of:=[WorkoutPatterns.D177]" office:value-type="string" office:string-value="Peak: OFF-E2-F3-E1-E2-E2-CRIT">
            <text:p>Peak: OFF-E2-F3-E1-E2-E2-CRIT</text:p>
          </table:table-cell>
          <table:table-cell table:formula="of:=[WorkoutPatterns.E177]" office:value-type="string" office:string-value="OFF">
            <text:p>OFF</text:p>
          </table:table-cell>
          <table:table-cell table:formula="of:=[WorkoutPatterns.G177]" office:value-type="string" office:string-value="E2">
            <text:p>E2</text:p>
          </table:table-cell>
          <table:table-cell table:formula="of:=[WorkoutPatterns.I177]" office:value-type="string" office:string-value="F3">
            <text:p>F3</text:p>
          </table:table-cell>
          <table:table-cell table:formula="of:=[WorkoutPatterns.K177]" office:value-type="string" office:string-value="E1">
            <text:p>E1</text:p>
          </table:table-cell>
          <table:table-cell table:formula="of:=[WorkoutPatterns.M177]" office:value-type="string" office:string-value="E2">
            <text:p>E2</text:p>
          </table:table-cell>
          <table:table-cell table:formula="of:=[WorkoutPatterns.O177]" office:value-type="string" office:string-value="E2">
            <text:p>E2</text:p>
          </table:table-cell>
          <table:table-cell table:style-name="ce218" table:formula="of:=[WorkoutPatterns.Q177]" office:value-type="string" office:string-value="CRIT">
            <text:p>CRIT</text:p>
          </table:table-cell>
          <table:table-cell/>
        </table:table-row>
        <table:table-row table:style-name="ro2">
          <table:table-cell table:formula="of:=[WorkoutPatterns.D178]" office:value-type="string" office:string-value="Peak: E1--A2-E2-S5--M4">
            <text:p>Peak: E1--A2-E2-S5--M4</text:p>
          </table:table-cell>
          <table:table-cell table:formula="of:=[WorkoutPatterns.E178]" office:value-type="string" office:string-value="E1">
            <text:p>E1</text:p>
          </table:table-cell>
          <table:table-cell table:formula="of:=[WorkoutPatterns.G178]" office:value-type="float" office:value="0">
            <text:p/>
          </table:table-cell>
          <table:table-cell table:formula="of:=[WorkoutPatterns.I178]" office:value-type="string" office:string-value="A2">
            <text:p>A2</text:p>
          </table:table-cell>
          <table:table-cell table:formula="of:=[WorkoutPatterns.K178]" office:value-type="string" office:string-value="E2">
            <text:p>E2</text:p>
          </table:table-cell>
          <table:table-cell table:formula="of:=[WorkoutPatterns.M178]" office:value-type="string" office:string-value="S5">
            <text:p>S5</text:p>
          </table:table-cell>
          <table:table-cell table:formula="of:=[WorkoutPatterns.O178]" office:value-type="float" office:value="0">
            <text:p/>
          </table:table-cell>
          <table:table-cell table:style-name="ce218" table:formula="of:=[WorkoutPatterns.Q178]" office:value-type="string" office:string-value="M4">
            <text:p>M4</text:p>
          </table:table-cell>
          <table:table-cell/>
        </table:table-row>
        <table:table-row table:style-name="ro2">
          <table:table-cell table:formula="of:=[WorkoutPatterns.D179]" office:value-type="string" office:string-value="Peak: --A3----M7">
            <text:p>Peak: --A3----M7</text:p>
          </table:table-cell>
          <table:table-cell table:formula="of:=[WorkoutPatterns.E179]" office:value-type="float" office:value="0">
            <text:p/>
          </table:table-cell>
          <table:table-cell table:formula="of:=[WorkoutPatterns.G179]" office:value-type="float" office:value="0">
            <text:p/>
          </table:table-cell>
          <table:table-cell table:formula="of:=[WorkoutPatterns.I179]" office:value-type="string" office:string-value="A3">
            <text:p>A3</text:p>
          </table:table-cell>
          <table:table-cell table:formula="of:=[WorkoutPatterns.K179]" office:value-type="float" office:value="0">
            <text:p/>
          </table:table-cell>
          <table:table-cell table:formula="of:=[WorkoutPatterns.M179]" office:value-type="float" office:value="0">
            <text:p/>
          </table:table-cell>
          <table:table-cell table:formula="of:=[WorkoutPatterns.O179]" office:value-type="float" office:value="0">
            <text:p/>
          </table:table-cell>
          <table:table-cell table:style-name="ce218" table:formula="of:=[WorkoutPatterns.Q179]" office:value-type="string" office:string-value="M7">
            <text:p>M7</text:p>
          </table:table-cell>
          <table:table-cell/>
        </table:table-row>
        <table:table-row table:style-name="ro2">
          <table:table-cell table:formula="of:=[WorkoutPatterns.D180]" office:value-type="string" office:string-value="Peak: --A4----A1">
            <text:p>Peak: --A4----A1</text:p>
          </table:table-cell>
          <table:table-cell table:formula="of:=[WorkoutPatterns.E180]" office:value-type="float" office:value="0">
            <text:p/>
          </table:table-cell>
          <table:table-cell table:formula="of:=[WorkoutPatterns.G180]" office:value-type="float" office:value="0">
            <text:p/>
          </table:table-cell>
          <table:table-cell table:formula="of:=[WorkoutPatterns.I180]" office:value-type="string" office:string-value="A4">
            <text:p>A4</text:p>
          </table:table-cell>
          <table:table-cell table:formula="of:=[WorkoutPatterns.K180]" office:value-type="float" office:value="0">
            <text:p/>
          </table:table-cell>
          <table:table-cell table:formula="of:=[WorkoutPatterns.M180]" office:value-type="float" office:value="0">
            <text:p/>
          </table:table-cell>
          <table:table-cell table:formula="of:=[WorkoutPatterns.O180]" office:value-type="float" office:value="0">
            <text:p/>
          </table:table-cell>
          <table:table-cell table:style-name="ce218" table:formula="of:=[WorkoutPatterns.Q180]" office:value-type="string" office:string-value="A1">
            <text:p>A1</text:p>
          </table:table-cell>
          <table:table-cell/>
        </table:table-row>
        <table:table-row table:style-name="ro2">
          <table:table-cell table:formula="of:=[WorkoutPatterns.D181]" office:value-type="string" office:string-value="Peak: --A5----A2">
            <text:p>Peak: --A5----A2</text:p>
          </table:table-cell>
          <table:table-cell table:formula="of:=[WorkoutPatterns.E181]" office:value-type="float" office:value="0">
            <text:p/>
          </table:table-cell>
          <table:table-cell table:formula="of:=[WorkoutPatterns.G181]" office:value-type="float" office:value="0">
            <text:p/>
          </table:table-cell>
          <table:table-cell table:formula="of:=[WorkoutPatterns.I181]" office:value-type="string" office:string-value="A5">
            <text:p>A5</text:p>
          </table:table-cell>
          <table:table-cell table:formula="of:=[WorkoutPatterns.K181]" office:value-type="float" office:value="0">
            <text:p/>
          </table:table-cell>
          <table:table-cell table:formula="of:=[WorkoutPatterns.M181]" office:value-type="float" office:value="0">
            <text:p/>
          </table:table-cell>
          <table:table-cell table:formula="of:=[WorkoutPatterns.O181]" office:value-type="float" office:value="0">
            <text:p/>
          </table:table-cell>
          <table:table-cell table:style-name="ce218" table:formula="of:=[WorkoutPatterns.Q181]" office:value-type="string" office:string-value="A2">
            <text:p>A2</text:p>
          </table:table-cell>
          <table:table-cell/>
        </table:table-row>
        <table:table-row table:style-name="ro2">
          <table:table-cell table:formula="of:=[WorkoutPatterns.D182]" office:value-type="string" office:string-value="Peak: --A6----">
            <text:p>Peak: --A6----</text:p>
          </table:table-cell>
          <table:table-cell table:formula="of:=[WorkoutPatterns.E182]" office:value-type="float" office:value="0">
            <text:p/>
          </table:table-cell>
          <table:table-cell table:formula="of:=[WorkoutPatterns.G182]" office:value-type="float" office:value="0">
            <text:p/>
          </table:table-cell>
          <table:table-cell table:formula="of:=[WorkoutPatterns.I182]" office:value-type="string" office:string-value="A6">
            <text:p>A6</text:p>
          </table:table-cell>
          <table:table-cell table:formula="of:=[WorkoutPatterns.K182]" office:value-type="float" office:value="0">
            <text:p/>
          </table:table-cell>
          <table:table-cell table:formula="of:=[WorkoutPatterns.M182]" office:value-type="float" office:value="0">
            <text:p/>
          </table:table-cell>
          <table:table-cell table:formula="of:=[WorkoutPatterns.O182]" office:value-type="float" office:value="0">
            <text:p/>
          </table:table-cell>
          <table:table-cell table:style-name="ce218" table:formula="of:=[WorkoutPatterns.Q182]" office:value-type="float" office:value="0">
            <text:p/>
          </table:table-cell>
          <table:table-cell/>
        </table:table-row>
        <table:table-row table:style-name="ro2">
          <table:table-cell table:formula="of:=[WorkoutPatterns.D183]" office:value-type="string" office:string-value="Peak: --M2----">
            <text:p>Peak: --M2----</text:p>
          </table:table-cell>
          <table:table-cell table:formula="of:=[WorkoutPatterns.E183]" office:value-type="float" office:value="0">
            <text:p/>
          </table:table-cell>
          <table:table-cell table:formula="of:=[WorkoutPatterns.G183]" office:value-type="float" office:value="0">
            <text:p/>
          </table:table-cell>
          <table:table-cell table:formula="of:=[WorkoutPatterns.I183]" office:value-type="string" office:string-value="M2">
            <text:p>M2</text:p>
          </table:table-cell>
          <table:table-cell table:formula="of:=[WorkoutPatterns.K183]" office:value-type="float" office:value="0">
            <text:p/>
          </table:table-cell>
          <table:table-cell table:formula="of:=[WorkoutPatterns.M183]" office:value-type="float" office:value="0">
            <text:p/>
          </table:table-cell>
          <table:table-cell table:formula="of:=[WorkoutPatterns.O183]" office:value-type="float" office:value="0">
            <text:p/>
          </table:table-cell>
          <table:table-cell table:style-name="ce218" table:formula="of:=[WorkoutPatterns.Q183]" office:value-type="float" office:value="0">
            <text:p/>
          </table:table-cell>
          <table:table-cell/>
        </table:table-row>
        <table:table-row table:style-name="ro2">
          <table:table-cell table:formula="of:=[WorkoutPatterns.D184]" office:value-type="string" office:string-value="Peak: --M3----">
            <text:p>Peak: --M3----</text:p>
          </table:table-cell>
          <table:table-cell table:formula="of:=[WorkoutPatterns.E184]" office:value-type="float" office:value="0">
            <text:p/>
          </table:table-cell>
          <table:table-cell table:formula="of:=[WorkoutPatterns.G184]" office:value-type="float" office:value="0">
            <text:p/>
          </table:table-cell>
          <table:table-cell table:formula="of:=[WorkoutPatterns.I184]" office:value-type="string" office:string-value="M3">
            <text:p>M3</text:p>
          </table:table-cell>
          <table:table-cell table:formula="of:=[WorkoutPatterns.K184]" office:value-type="float" office:value="0">
            <text:p/>
          </table:table-cell>
          <table:table-cell table:formula="of:=[WorkoutPatterns.M184]" office:value-type="float" office:value="0">
            <text:p/>
          </table:table-cell>
          <table:table-cell table:formula="of:=[WorkoutPatterns.O184]" office:value-type="float" office:value="0">
            <text:p/>
          </table:table-cell>
          <table:table-cell table:style-name="ce218" table:formula="of:=[WorkoutPatterns.Q184]" office:value-type="float" office:value="0">
            <text:p/>
          </table:table-cell>
          <table:table-cell/>
        </table:table-row>
        <table:table-row table:style-name="ro2">
          <table:table-cell table:formula="of:=[WorkoutPatterns.D185]" office:value-type="string" office:string-value="Peak: --M5----">
            <text:p>Peak: --M5----</text:p>
          </table:table-cell>
          <table:table-cell table:formula="of:=[WorkoutPatterns.E185]" office:value-type="float" office:value="0">
            <text:p/>
          </table:table-cell>
          <table:table-cell table:formula="of:=[WorkoutPatterns.G185]" office:value-type="float" office:value="0">
            <text:p/>
          </table:table-cell>
          <table:table-cell table:formula="of:=[WorkoutPatterns.I185]" office:value-type="string" office:string-value="M5">
            <text:p>M5</text:p>
          </table:table-cell>
          <table:table-cell table:formula="of:=[WorkoutPatterns.K185]" office:value-type="float" office:value="0">
            <text:p/>
          </table:table-cell>
          <table:table-cell table:formula="of:=[WorkoutPatterns.M185]" office:value-type="float" office:value="0">
            <text:p/>
          </table:table-cell>
          <table:table-cell table:formula="of:=[WorkoutPatterns.O185]" office:value-type="float" office:value="0">
            <text:p/>
          </table:table-cell>
          <table:table-cell table:style-name="ce218" table:formula="of:=[WorkoutPatterns.Q185]" office:value-type="float" office:value="0">
            <text:p/>
          </table:table-cell>
          <table:table-cell/>
        </table:table-row>
        <table:table-row table:style-name="ro2">
          <table:table-cell table:formula="of:=[WorkoutPatterns.D186]" office:value-type="string" office:string-value="Peak: --M6----">
            <text:p>Peak: --M6----</text:p>
          </table:table-cell>
          <table:table-cell table:formula="of:=[WorkoutPatterns.E186]" office:value-type="float" office:value="0">
            <text:p/>
          </table:table-cell>
          <table:table-cell table:formula="of:=[WorkoutPatterns.G186]" office:value-type="float" office:value="0">
            <text:p/>
          </table:table-cell>
          <table:table-cell table:formula="of:=[WorkoutPatterns.I186]" office:value-type="string" office:string-value="M6">
            <text:p>M6</text:p>
          </table:table-cell>
          <table:table-cell table:formula="of:=[WorkoutPatterns.K186]" office:value-type="float" office:value="0">
            <text:p/>
          </table:table-cell>
          <table:table-cell table:formula="of:=[WorkoutPatterns.M186]" office:value-type="float" office:value="0">
            <text:p/>
          </table:table-cell>
          <table:table-cell table:formula="of:=[WorkoutPatterns.O186]" office:value-type="float" office:value="0">
            <text:p/>
          </table:table-cell>
          <table:table-cell table:style-name="ce218" table:formula="of:=[WorkoutPatterns.Q186]" office:value-type="float" office:value="0">
            <text:p/>
          </table:table-cell>
          <table:table-cell/>
        </table:table-row>
        <table:table-row table:style-name="ro2">
          <table:table-cell table:formula="of:=[WorkoutPatterns.D187]" office:value-type="string" office:string-value="Peak: --S6----">
            <text:p>Peak: --S6----</text:p>
          </table:table-cell>
          <table:table-cell table:formula="of:=[WorkoutPatterns.E187]" office:value-type="float" office:value="0">
            <text:p/>
          </table:table-cell>
          <table:table-cell table:formula="of:=[WorkoutPatterns.G187]" office:value-type="float" office:value="0">
            <text:p/>
          </table:table-cell>
          <table:table-cell table:formula="of:=[WorkoutPatterns.I187]" office:value-type="string" office:string-value="S6">
            <text:p>S6</text:p>
          </table:table-cell>
          <table:table-cell table:formula="of:=[WorkoutPatterns.K187]" office:value-type="float" office:value="0">
            <text:p/>
          </table:table-cell>
          <table:table-cell table:formula="of:=[WorkoutPatterns.M187]" office:value-type="float" office:value="0">
            <text:p/>
          </table:table-cell>
          <table:table-cell table:formula="of:=[WorkoutPatterns.O187]" office:value-type="float" office:value="0">
            <text:p/>
          </table:table-cell>
          <table:table-cell table:style-name="ce218" table:formula="of:=[WorkoutPatterns.Q187]" office:value-type="float" office:value="0">
            <text:p/>
          </table:table-cell>
          <table:table-cell/>
        </table:table-row>
        <table:table-row table:style-name="ro2">
          <table:table-cell table:formula="of:=[WorkoutPatterns.D188]" office:value-type="string" office:string-value="Peak: --P1----">
            <text:p>Peak: --P1----</text:p>
          </table:table-cell>
          <table:table-cell table:formula="of:=[WorkoutPatterns.E188]" office:value-type="float" office:value="0">
            <text:p/>
          </table:table-cell>
          <table:table-cell table:formula="of:=[WorkoutPatterns.G188]" office:value-type="float" office:value="0">
            <text:p/>
          </table:table-cell>
          <table:table-cell table:formula="of:=[WorkoutPatterns.I188]" office:value-type="string" office:string-value="P1">
            <text:p>P1</text:p>
          </table:table-cell>
          <table:table-cell table:formula="of:=[WorkoutPatterns.K188]" office:value-type="float" office:value="0">
            <text:p/>
          </table:table-cell>
          <table:table-cell table:formula="of:=[WorkoutPatterns.M188]" office:value-type="float" office:value="0">
            <text:p/>
          </table:table-cell>
          <table:table-cell table:formula="of:=[WorkoutPatterns.O188]" office:value-type="float" office:value="0">
            <text:p/>
          </table:table-cell>
          <table:table-cell table:style-name="ce218" table:formula="of:=[WorkoutPatterns.Q188]" office:value-type="float" office:value="0">
            <text:p/>
          </table:table-cell>
          <table:table-cell/>
        </table:table-row>
        <table:table-row table:style-name="ro2">
          <table:table-cell table:formula="of:=[WorkoutPatterns.D189]" office:value-type="string" office:string-value="Peak: --P2----">
            <text:p>Peak: --P2----</text:p>
          </table:table-cell>
          <table:table-cell table:formula="of:=[WorkoutPatterns.E189]" office:value-type="float" office:value="0">
            <text:p/>
          </table:table-cell>
          <table:table-cell table:formula="of:=[WorkoutPatterns.G189]" office:value-type="float" office:value="0">
            <text:p/>
          </table:table-cell>
          <table:table-cell table:formula="of:=[WorkoutPatterns.I189]" office:value-type="string" office:string-value="P2">
            <text:p>P2</text:p>
          </table:table-cell>
          <table:table-cell table:formula="of:=[WorkoutPatterns.K189]" office:value-type="float" office:value="0">
            <text:p/>
          </table:table-cell>
          <table:table-cell table:formula="of:=[WorkoutPatterns.M189]" office:value-type="float" office:value="0">
            <text:p/>
          </table:table-cell>
          <table:table-cell table:formula="of:=[WorkoutPatterns.O189]" office:value-type="float" office:value="0">
            <text:p/>
          </table:table-cell>
          <table:table-cell table:style-name="ce218" table:formula="of:=[WorkoutPatterns.Q189]" office:value-type="float" office:value="0">
            <text:p/>
          </table:table-cell>
          <table:table-cell/>
        </table:table-row>
        <table:table-row table:style-name="ro2">
          <table:table-cell table:formula="of:=[WorkoutPatterns.D190]" office:value-type="string" office:string-value="Peak: --P3----">
            <text:p>Peak: --P3----</text:p>
          </table:table-cell>
          <table:table-cell table:formula="of:=[WorkoutPatterns.E190]" office:value-type="float" office:value="0">
            <text:p/>
          </table:table-cell>
          <table:table-cell table:formula="of:=[WorkoutPatterns.G190]" office:value-type="float" office:value="0">
            <text:p/>
          </table:table-cell>
          <table:table-cell table:formula="of:=[WorkoutPatterns.I190]" office:value-type="string" office:string-value="P3">
            <text:p>P3</text:p>
          </table:table-cell>
          <table:table-cell table:formula="of:=[WorkoutPatterns.K190]" office:value-type="float" office:value="0">
            <text:p/>
          </table:table-cell>
          <table:table-cell table:formula="of:=[WorkoutPatterns.M190]" office:value-type="float" office:value="0">
            <text:p/>
          </table:table-cell>
          <table:table-cell table:formula="of:=[WorkoutPatterns.O190]" office:value-type="float" office:value="0">
            <text:p/>
          </table:table-cell>
          <table:table-cell table:style-name="ce218" table:formula="of:=[WorkoutPatterns.Q190]" office:value-type="float" office:value="0">
            <text:p/>
          </table:table-cell>
          <table:table-cell/>
        </table:table-row>
        <table:table-row table:style-name="ro2">
          <table:table-cell table:formula="of:=[WorkoutPatterns.D201]" office:value-type="string" office:string-value="RaceSat: OFF-E2-S6-E1-S6-Race-E1">
            <text:p>RaceSat: OFF-E2-S6-E1-S6-Race-E1</text:p>
          </table:table-cell>
          <table:table-cell table:formula="of:=[WorkoutPatterns.E201]" office:value-type="string" office:string-value="OFF">
            <text:p>OFF</text:p>
          </table:table-cell>
          <table:table-cell table:formula="of:=[WorkoutPatterns.G201]" office:value-type="string" office:string-value="E2">
            <text:p>E2</text:p>
          </table:table-cell>
          <table:table-cell table:formula="of:=[WorkoutPatterns.I201]" office:value-type="string" office:string-value="S6">
            <text:p>S6</text:p>
          </table:table-cell>
          <table:table-cell table:formula="of:=[WorkoutPatterns.K201]" office:value-type="string" office:string-value="E1">
            <text:p>E1</text:p>
          </table:table-cell>
          <table:table-cell table:formula="of:=[WorkoutPatterns.M201]" office:value-type="string" office:string-value="S6">
            <text:p>S6</text:p>
          </table:table-cell>
          <table:table-cell table:formula="of:=[WorkoutPatterns.O201]" office:value-type="string" office:string-value="Race">
            <text:p>Race</text:p>
          </table:table-cell>
          <table:table-cell table:style-name="ce218" table:formula="of:=[WorkoutPatterns.Q201]" office:value-type="string" office:string-value="E1">
            <text:p>E1</text:p>
          </table:table-cell>
          <table:table-cell/>
        </table:table-row>
        <table:table-row table:style-name="ro2">
          <table:table-cell table:formula="of:=[WorkoutPatterns.D202]" office:value-type="string" office:string-value="RaceSat: E1--P1-E2-P1-M7-E2">
            <text:p>RaceSat: E1--P1-E2-P1-M7-E2</text:p>
          </table:table-cell>
          <table:table-cell table:formula="of:=[WorkoutPatterns.E202]" office:value-type="string" office:string-value="E1">
            <text:p>E1</text:p>
          </table:table-cell>
          <table:table-cell table:formula="of:=[WorkoutPatterns.G202]" office:value-type="float" office:value="0">
            <text:p/>
          </table:table-cell>
          <table:table-cell table:formula="of:=[WorkoutPatterns.I202]" office:value-type="string" office:string-value="P1">
            <text:p>P1</text:p>
          </table:table-cell>
          <table:table-cell table:formula="of:=[WorkoutPatterns.K202]" office:value-type="string" office:string-value="E2">
            <text:p>E2</text:p>
          </table:table-cell>
          <table:table-cell table:formula="of:=[WorkoutPatterns.M202]" office:value-type="string" office:string-value="P1">
            <text:p>P1</text:p>
          </table:table-cell>
          <table:table-cell table:formula="of:=[WorkoutPatterns.O202]" office:value-type="string" office:string-value="M7">
            <text:p>M7</text:p>
          </table:table-cell>
          <table:table-cell table:style-name="ce218" table:formula="of:=[WorkoutPatterns.Q202]" office:value-type="string" office:string-value="E2">
            <text:p>E2</text:p>
          </table:table-cell>
          <table:table-cell/>
        </table:table-row>
        <table:table-row table:style-name="ro2">
          <table:table-cell table:formula="of:=[WorkoutPatterns.D203]" office:value-type="string" office:string-value="RaceSat: --P3-S5--A1-">
            <text:p>RaceSat: --P3-S5--A1-</text:p>
          </table:table-cell>
          <table:table-cell table:formula="of:=[WorkoutPatterns.E203]" office:value-type="float" office:value="0">
            <text:p/>
          </table:table-cell>
          <table:table-cell table:formula="of:=[WorkoutPatterns.G203]" office:value-type="float" office:value="0">
            <text:p/>
          </table:table-cell>
          <table:table-cell table:formula="of:=[WorkoutPatterns.I203]" office:value-type="string" office:string-value="P3">
            <text:p>P3</text:p>
          </table:table-cell>
          <table:table-cell table:formula="of:=[WorkoutPatterns.K203]" office:value-type="string" office:string-value="S5">
            <text:p>S5</text:p>
          </table:table-cell>
          <table:table-cell table:formula="of:=[WorkoutPatterns.M203]" office:value-type="float" office:value="0">
            <text:p/>
          </table:table-cell>
          <table:table-cell table:formula="of:=[WorkoutPatterns.O203]" office:value-type="string" office:string-value="A1">
            <text:p>A1</text:p>
          </table:table-cell>
          <table:table-cell table:style-name="ce218" table:formula="of:=[WorkoutPatterns.Q203]" office:value-type="float" office:value="0">
            <text:p/>
          </table:table-cell>
          <table:table-cell/>
        </table:table-row>
        <table:table-row table:style-name="ro2">
          <table:table-cell table:formula="of:=[WorkoutPatterns.D214]" office:value-type="string" office:string-value="RaceSun: OFF-F3-E1-S6-E1-S6-Race">
            <text:p>RaceSun: OFF-F3-E1-S6-E1-S6-Race</text:p>
          </table:table-cell>
          <table:table-cell table:formula="of:=[WorkoutPatterns.E214]" office:value-type="string" office:string-value="OFF">
            <text:p>OFF</text:p>
          </table:table-cell>
          <table:table-cell table:formula="of:=[WorkoutPatterns.G214]" office:value-type="string" office:string-value="F3">
            <text:p>F3</text:p>
          </table:table-cell>
          <table:table-cell table:formula="of:=[WorkoutPatterns.I214]" office:value-type="string" office:string-value="E1">
            <text:p>E1</text:p>
          </table:table-cell>
          <table:table-cell table:formula="of:=[WorkoutPatterns.K214]" office:value-type="string" office:string-value="S6">
            <text:p>S6</text:p>
          </table:table-cell>
          <table:table-cell table:formula="of:=[WorkoutPatterns.M214]" office:value-type="string" office:string-value="E1">
            <text:p>E1</text:p>
          </table:table-cell>
          <table:table-cell table:formula="of:=[WorkoutPatterns.O214]" office:value-type="string" office:string-value="S6">
            <text:p>S6</text:p>
          </table:table-cell>
          <table:table-cell table:style-name="ce218" table:formula="of:=[WorkoutPatterns.Q214]" office:value-type="string" office:string-value="Race">
            <text:p>Race</text:p>
          </table:table-cell>
          <table:table-cell/>
        </table:table-row>
        <table:table-row table:style-name="ro2">
          <table:table-cell table:formula="of:=[WorkoutPatterns.D215]" office:value-type="string" office:string-value="RaceSun: E1-M2-E2-P1-E2-P1-M7">
            <text:p>RaceSun: E1-M2-E2-P1-E2-P1-M7</text:p>
          </table:table-cell>
          <table:table-cell table:formula="of:=[WorkoutPatterns.E215]" office:value-type="string" office:string-value="E1">
            <text:p>E1</text:p>
          </table:table-cell>
          <table:table-cell table:formula="of:=[WorkoutPatterns.G215]" office:value-type="string" office:string-value="M2">
            <text:p>M2</text:p>
          </table:table-cell>
          <table:table-cell table:formula="of:=[WorkoutPatterns.I215]" office:value-type="string" office:string-value="E2">
            <text:p>E2</text:p>
          </table:table-cell>
          <table:table-cell table:formula="of:=[WorkoutPatterns.K215]" office:value-type="string" office:string-value="P1">
            <text:p>P1</text:p>
          </table:table-cell>
          <table:table-cell table:formula="of:=[WorkoutPatterns.M215]" office:value-type="string" office:string-value="E2">
            <text:p>E2</text:p>
          </table:table-cell>
          <table:table-cell table:formula="of:=[WorkoutPatterns.O215]" office:value-type="string" office:string-value="P1">
            <text:p>P1</text:p>
          </table:table-cell>
          <table:table-cell table:style-name="ce218" table:formula="of:=[WorkoutPatterns.Q215]" office:value-type="string" office:string-value="M7">
            <text:p>M7</text:p>
          </table:table-cell>
          <table:table-cell/>
        </table:table-row>
        <table:table-row table:style-name="ro2">
          <table:table-cell table:formula="of:=[WorkoutPatterns.D216]" office:value-type="string" office:string-value="RaceSun: -M3--P3-S5--A1">
            <text:p>RaceSun: -M3--P3-S5--A1</text:p>
          </table:table-cell>
          <table:table-cell table:formula="of:=[WorkoutPatterns.E216]" office:value-type="float" office:value="0">
            <text:p/>
          </table:table-cell>
          <table:table-cell table:formula="of:=[WorkoutPatterns.G216]" office:value-type="string" office:string-value="M3">
            <text:p>M3</text:p>
          </table:table-cell>
          <table:table-cell table:formula="of:=[WorkoutPatterns.I216]" office:value-type="float" office:value="0">
            <text:p/>
          </table:table-cell>
          <table:table-cell table:formula="of:=[WorkoutPatterns.K216]" office:value-type="string" office:string-value="P3">
            <text:p>P3</text:p>
          </table:table-cell>
          <table:table-cell table:formula="of:=[WorkoutPatterns.M216]" office:value-type="string" office:string-value="S5">
            <text:p>S5</text:p>
          </table:table-cell>
          <table:table-cell table:formula="of:=[WorkoutPatterns.O216]" office:value-type="float" office:value="0">
            <text:p/>
          </table:table-cell>
          <table:table-cell table:style-name="ce218" table:formula="of:=[WorkoutPatterns.Q216]" office:value-type="string" office:string-value="A1">
            <text:p>A1</text:p>
          </table:table-cell>
          <table:table-cell/>
        </table:table-row>
        <table:table-row table:style-name="ro2">
          <table:table-cell table:formula="of:=[WorkoutPatterns.D217]" office:value-type="string" office:string-value="RaceSun: -A2-----">
            <text:p>RaceSun: -A2-----</text:p>
          </table:table-cell>
          <table:table-cell table:formula="of:=[WorkoutPatterns.E217]" office:value-type="float" office:value="0">
            <text:p/>
          </table:table-cell>
          <table:table-cell table:formula="of:=[WorkoutPatterns.G217]" office:value-type="string" office:string-value="A2">
            <text:p>A2</text:p>
          </table:table-cell>
          <table:table-cell table:formula="of:=[WorkoutPatterns.I217]" office:value-type="float" office:value="0">
            <text:p/>
          </table:table-cell>
          <table:table-cell table:formula="of:=[WorkoutPatterns.K217]" office:value-type="float" office:value="0">
            <text:p/>
          </table:table-cell>
          <table:table-cell table:formula="of:=[WorkoutPatterns.M217]" office:value-type="float" office:value="0">
            <text:p/>
          </table:table-cell>
          <table:table-cell table:formula="of:=[WorkoutPatterns.O217]" office:value-type="float" office:value="0">
            <text:p/>
          </table:table-cell>
          <table:table-cell table:style-name="ce218" table:formula="of:=[WorkoutPatterns.Q217]" office:value-type="float" office:value="0">
            <text:p/>
          </table:table-cell>
          <table:table-cell/>
        </table:table-row>
        <table:table-row table:style-name="ro2">
          <table:table-cell table:formula="of:=[WorkoutPatterns.D218]" office:value-type="string" office:string-value="RaceSun: -A3-----">
            <text:p>RaceSun: -A3-----</text:p>
          </table:table-cell>
          <table:table-cell table:formula="of:=[WorkoutPatterns.E218]" office:value-type="float" office:value="0">
            <text:p/>
          </table:table-cell>
          <table:table-cell table:formula="of:=[WorkoutPatterns.G218]" office:value-type="string" office:string-value="A3">
            <text:p>A3</text:p>
          </table:table-cell>
          <table:table-cell table:formula="of:=[WorkoutPatterns.I218]" office:value-type="float" office:value="0">
            <text:p/>
          </table:table-cell>
          <table:table-cell table:formula="of:=[WorkoutPatterns.K218]" office:value-type="float" office:value="0">
            <text:p/>
          </table:table-cell>
          <table:table-cell table:formula="of:=[WorkoutPatterns.M218]" office:value-type="float" office:value="0">
            <text:p/>
          </table:table-cell>
          <table:table-cell table:formula="of:=[WorkoutPatterns.O218]" office:value-type="float" office:value="0">
            <text:p/>
          </table:table-cell>
          <table:table-cell table:style-name="ce218" table:formula="of:=[WorkoutPatterns.Q218]" office:value-type="float" office:value="0">
            <text:p/>
          </table:table-cell>
          <table:table-cell/>
        </table:table-row>
        <table:table-row table:style-name="ro2">
          <table:table-cell table:formula="of:=[WorkoutPatterns.D229]" office:value-type="string" office:string-value="RaceSatSun: OFF-E2-S6-E1-S6-Race-Race">
            <text:p>RaceSatSun: OFF-E2-S6-E1-S6-Race-Race</text:p>
          </table:table-cell>
          <table:table-cell table:formula="of:=[WorkoutPatterns.E229]" office:value-type="string" office:string-value="OFF">
            <text:p>OFF</text:p>
          </table:table-cell>
          <table:table-cell table:formula="of:=[WorkoutPatterns.G229]" office:value-type="string" office:string-value="E2">
            <text:p>E2</text:p>
          </table:table-cell>
          <table:table-cell table:formula="of:=[WorkoutPatterns.I229]" office:value-type="string" office:string-value="S6">
            <text:p>S6</text:p>
          </table:table-cell>
          <table:table-cell table:formula="of:=[WorkoutPatterns.K229]" office:value-type="string" office:string-value="E1">
            <text:p>E1</text:p>
          </table:table-cell>
          <table:table-cell table:formula="of:=[WorkoutPatterns.M229]" office:value-type="string" office:string-value="S6">
            <text:p>S6</text:p>
          </table:table-cell>
          <table:table-cell table:formula="of:=[WorkoutPatterns.O229]" office:value-type="string" office:string-value="Race">
            <text:p>Race</text:p>
          </table:table-cell>
          <table:table-cell table:style-name="ce218" table:formula="of:=[WorkoutPatterns.Q229]" office:value-type="string" office:string-value="Race">
            <text:p>Race</text:p>
          </table:table-cell>
          <table:table-cell/>
        </table:table-row>
        <table:table-row table:style-name="ro2">
          <table:table-cell table:formula="of:=[WorkoutPatterns.D230]" office:value-type="string" office:string-value="RaceSatSun: E1--P1-E2-P1--">
            <text:p>RaceSatSun: E1--P1-E2-P1--</text:p>
          </table:table-cell>
          <table:table-cell table:formula="of:=[WorkoutPatterns.E230]" office:value-type="string" office:string-value="E1">
            <text:p>E1</text:p>
          </table:table-cell>
          <table:table-cell table:formula="of:=[WorkoutPatterns.G230]" office:value-type="float" office:value="0">
            <text:p/>
          </table:table-cell>
          <table:table-cell table:formula="of:=[WorkoutPatterns.I230]" office:value-type="string" office:string-value="P1">
            <text:p>P1</text:p>
          </table:table-cell>
          <table:table-cell table:formula="of:=[WorkoutPatterns.K230]" office:value-type="string" office:string-value="E2">
            <text:p>E2</text:p>
          </table:table-cell>
          <table:table-cell table:formula="of:=[WorkoutPatterns.M230]" office:value-type="string" office:string-value="P1">
            <text:p>P1</text:p>
          </table:table-cell>
          <table:table-cell table:formula="of:=[WorkoutPatterns.O230]" office:value-type="float" office:value="0">
            <text:p/>
          </table:table-cell>
          <table:table-cell table:style-name="ce218" table:formula="of:=[WorkoutPatterns.Q230]" office:value-type="float" office:value="0">
            <text:p/>
          </table:table-cell>
          <table:table-cell/>
        </table:table-row>
        <table:table-row table:style-name="ro2">
          <table:table-cell table:formula="of:=[WorkoutPatterns.D231]" office:value-type="string" office:string-value="RaceSatSun: --P3-S5---">
            <text:p>RaceSatSun: --P3-S5---</text:p>
          </table:table-cell>
          <table:table-cell table:formula="of:=[WorkoutPatterns.E231]" office:value-type="float" office:value="0">
            <text:p/>
          </table:table-cell>
          <table:table-cell table:formula="of:=[WorkoutPatterns.G231]" office:value-type="float" office:value="0">
            <text:p/>
          </table:table-cell>
          <table:table-cell table:formula="of:=[WorkoutPatterns.I231]" office:value-type="string" office:string-value="P3">
            <text:p>P3</text:p>
          </table:table-cell>
          <table:table-cell table:formula="of:=[WorkoutPatterns.K231]" office:value-type="string" office:string-value="S5">
            <text:p>S5</text:p>
          </table:table-cell>
          <table:table-cell table:formula="of:=[WorkoutPatterns.M231]" office:value-type="float" office:value="0">
            <text:p/>
          </table:table-cell>
          <table:table-cell table:formula="of:=[WorkoutPatterns.O231]" office:value-type="float" office:value="0">
            <text:p/>
          </table:table-cell>
          <table:table-cell table:style-name="ce218" table:formula="of:=[WorkoutPatterns.Q231]" office:value-type="float" office:value="0">
            <text:p/>
          </table:table-cell>
          <table:table-cell/>
        </table:table-row>
        <table:table-row table:style-name="ro2">
          <table:table-cell table:formula="of:=[WorkoutPatterns.D242]" office:value-type="string" office:string-value="Transition: OFF-E1-E1-E1-E1-E1-E1">
            <text:p>Transition: OFF-E1-E1-E1-E1-E1-E1</text:p>
          </table:table-cell>
          <table:table-cell table:formula="of:=[WorkoutPatterns.E242]" office:value-type="string" office:string-value="OFF">
            <text:p>OFF</text:p>
          </table:table-cell>
          <table:table-cell table:formula="of:=[WorkoutPatterns.G242]" office:value-type="string" office:string-value="E1">
            <text:p>E1</text:p>
          </table:table-cell>
          <table:table-cell table:formula="of:=[WorkoutPatterns.I242]" office:value-type="string" office:string-value="E1">
            <text:p>E1</text:p>
          </table:table-cell>
          <table:table-cell table:formula="of:=[WorkoutPatterns.K242]" office:value-type="string" office:string-value="E1">
            <text:p>E1</text:p>
          </table:table-cell>
          <table:table-cell table:formula="of:=[WorkoutPatterns.M242]" office:value-type="string" office:string-value="E1">
            <text:p>E1</text:p>
          </table:table-cell>
          <table:table-cell table:formula="of:=[WorkoutPatterns.O242]" office:value-type="string" office:string-value="E1">
            <text:p>E1</text:p>
          </table:table-cell>
          <table:table-cell table:style-name="ce218" table:formula="of:=[WorkoutPatterns.Q242]" office:value-type="string" office:string-value="E1">
            <text:p>E1</text:p>
          </table:table-cell>
          <table:table-cell/>
        </table:table-row>
        <table:table-row table:style-name="ro2">
          <table:table-cell table:formula="of:=[WorkoutPatterns.D243]" office:value-type="string" office:string-value="Transition: E1-S1-S1-S1-S1-S1-S1">
            <text:p>Transition: E1-S1-S1-S1-S1-S1-S1</text:p>
          </table:table-cell>
          <table:table-cell table:formula="of:=[WorkoutPatterns.E243]" office:value-type="string" office:string-value="E1">
            <text:p>E1</text:p>
          </table:table-cell>
          <table:table-cell table:formula="of:=[WorkoutPatterns.G243]" office:value-type="string" office:string-value="S1">
            <text:p>S1</text:p>
          </table:table-cell>
          <table:table-cell table:formula="of:=[WorkoutPatterns.I243]" office:value-type="string" office:string-value="S1">
            <text:p>S1</text:p>
          </table:table-cell>
          <table:table-cell table:formula="of:=[WorkoutPatterns.K243]" office:value-type="string" office:string-value="S1">
            <text:p>S1</text:p>
          </table:table-cell>
          <table:table-cell table:formula="of:=[WorkoutPatterns.M243]" office:value-type="string" office:string-value="S1">
            <text:p>S1</text:p>
          </table:table-cell>
          <table:table-cell table:formula="of:=[WorkoutPatterns.O243]" office:value-type="string" office:string-value="S1">
            <text:p>S1</text:p>
          </table:table-cell>
          <table:table-cell table:style-name="ce218" table:formula="of:=[WorkoutPatterns.Q243]" office:value-type="string" office:string-value="S1">
            <text:p>S1</text:p>
          </table:table-cell>
          <table:table-cell/>
        </table:table-row>
        <table:table-row table:style-name="ro2">
          <table:table-cell table:formula="of:=[WorkoutPatterns.D244]" office:value-type="string" office:string-value="Transition: -S2-S2-S2-S2-S2-S2">
            <text:p>Transition: -S2-S2-S2-S2-S2-S2</text:p>
          </table:table-cell>
          <table:table-cell table:formula="of:=[WorkoutPatterns.E244]" office:value-type="float" office:value="0">
            <text:p/>
          </table:table-cell>
          <table:table-cell table:formula="of:=[WorkoutPatterns.G244]" office:value-type="string" office:string-value="S2">
            <text:p>S2</text:p>
          </table:table-cell>
          <table:table-cell table:formula="of:=[WorkoutPatterns.I244]" office:value-type="string" office:string-value="S2">
            <text:p>S2</text:p>
          </table:table-cell>
          <table:table-cell table:formula="of:=[WorkoutPatterns.K244]" office:value-type="string" office:string-value="S2">
            <text:p>S2</text:p>
          </table:table-cell>
          <table:table-cell table:formula="of:=[WorkoutPatterns.M244]" office:value-type="string" office:string-value="S2">
            <text:p>S2</text:p>
          </table:table-cell>
          <table:table-cell table:formula="of:=[WorkoutPatterns.O244]" office:value-type="string" office:string-value="S2">
            <text:p>S2</text:p>
          </table:table-cell>
          <table:table-cell table:style-name="ce218" table:formula="of:=[WorkoutPatterns.Q244]" office:value-type="string" office:string-value="S2">
            <text:p>S2</text:p>
          </table:table-cell>
          <table:table-cell/>
        </table:table-row>
        <table:named-expressions/>
      </table:table>
      <table:named-expressions>
        <table:named-range table:name="AnnualHrs" table:base-cell-address="$ReadMeFirst.$A$1" table:cell-range-address="$AnnualHrs.$C$1:.$W$1"/>
        <table:named-range table:name="AnnualHrsTable" table:base-cell-address="$ReadMeFirst.$A$1" table:cell-range-address="$AnnualHrs.$A$2:.$W$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expressions>
      <table:database-ranges>
        <table:database-range table:name="WorkoutPatternsList" table:target-range-address="WorkoutPatternsList.A1:WorkoutPatternsList.A73" table:on-update-keep-styles="true" table:on-update-keep-size="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Arial1" svg:font-family="Arial"/>
    <style:font-face style:name="Tahoma" svg:font-family="Tahoma"/>
    <style:font-face style:name="Tahoma-Bold" svg:font-family="Tahoma-Bold"/>
    <style:font-face style:name="F" svg:font-family="" style:font-family-generic="roman"/>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3"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9P0" style:volatile="true">
      <number:number number:decimal-places="0" number:min-integer-digits="1" number:grouping="true"/>
      <number:text> </number:text>
    </number:number-style>
    <number:number-style style:name="N119P1" style:volatile="true">
      <number:number number:decimal-places="0" number:min-integer-digits="1" number:grouping="true"/>
      <number:text> </number:text>
    </number:number-style>
    <number:number-style style:name="N119P2" style:volatile="true">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number:min-integer-digits="1" number:grouping="true"/>
      <number:text> </number:text>
    </number:number-style>
    <number:number-style style:name="N122P1" style:volatile="true">
      <number:number number:decimal-places="2" number:min-integer-digits="1" number:grouping="true"/>
      <number:text> </number:text>
    </number:number-style>
    <number:number-style style:name="N122P2" style:volatile="true">
      <number:text>-</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1" number:min-exponent-digits="1"/>
    </number:number-style>
    <number:number-style style:name="N128P0" style:volatile="true">
      <number:number number:decimal-places="0" number:min-integer-digits="1" number:grouping="true"/>
      <number:text> </number:text>
    </number:number-style>
    <number:number-style style:name="N128P1" style:volatile="true">
      <number:text>(</number:text>
      <number:number number:decimal-places="0" number:min-integer-digits="1" number:grouping="true"/>
      <number:text>)</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number:text>
    </number:number-style>
    <number:number-style style:name="N130P2" style:volatile="true">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1">
      <number:number number:decimal-places="1" number:min-integer-digits="1"/>
    </number:number-style>
    <number:number-style style:name="N133P0" style:volatile="true">
      <number:text>Yes</number:text>
    </number:number-style>
    <number:number-style style:name="N133P1" style:volatile="true">
      <number:text>Yes</number:text>
    </number:number-style>
    <number:number-style style:name="N133">
      <number:text>No</number:text>
      <style:map style:condition="value()&gt;0" style:apply-style-name="N133P0"/>
      <style:map style:condition="value()&lt;0" style:apply-style-name="N133P1"/>
    </number:number-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number-style style:name="N137P0" style:volatile="true">
      <number:text>On</number:text>
    </number:number-style>
    <number:number-style style:name="N137P1" style:volatile="true">
      <number:text>On</number:text>
    </number:number-style>
    <number:number-style style:name="N137">
      <number:text>Off</number:text>
      <style:map style:condition="value()&gt;0" style:apply-style-name="N137P0"/>
      <style:map style:condition="value()&lt;0" style:apply-style-name="N137P1"/>
    </number:number-style>
    <number:currency-style style:name="N139P0" style:volatile="true">
      <number:currency-symbol number:language="en" number:country="GB">€</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en" number:country="GB">€</number:currency-symbol>
      <number:text> </number:text>
      <number:number number:decimal-places="2" number:min-integer-digits="1" number:grouping="true"/>
      <number:text>)</number:text>
      <style:map style:condition="value()&gt;=0" style:apply-style-name="N139P0"/>
    </number:currency-style>
    <number:number-style style:name="N140">
      <number:text/>
    </number:number-style>
    <number:number-style style:name="N141P0" style:volatile="true">
      <number:text>£</number:text>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text>£</number:text>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
      <number:scientific-number number:decimal-places="1" number:min-integer-digits="3" number:min-exponent-digits="1"/>
    </number:number-style>
    <number:number-style style:name="N150P0" style:volatile="true">
      <number:text>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2" number:min-integer-digits="1" number:grouping="true"/>
      <number:text> </number:text>
    </number:number-style>
    <number:number-style style:name="N152P1" style:volatile="true">
      <number:text> (</number:text>
      <number:number number:decimal-places="2" number:min-integer-digits="1" number:grouping="true"/>
      <number:text>)</number:text>
    </number:number-style>
    <number:number-style style:name="N152P2" style:volatile="true">
      <number:text> -</number:text>
      <number:number number: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Yes</number:text>
    </number:number-style>
    <number:number-style style:name="N154P1" style:volatile="true">
      <number:text>Yes</number:text>
    </number:number-style>
    <number:number-style style:name="N154">
      <number:text>No</number:text>
      <style:map style:condition="value()&gt;0" style:apply-style-name="N154P0"/>
      <style:map style:condition="value()&lt;0" style:apply-style-name="N154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6P0" style:volatile="true">
      <number:text>On</number:text>
    </number:number-style>
    <number:number-style style:name="N156P1" style:volatile="true">
      <number:text>On</number:text>
    </number:number-style>
    <number:number-style style:name="N156">
      <number:text>Off</number:text>
      <style:map style:condition="value()&gt;0" style:apply-style-name="N156P0"/>
      <style:map style:condition="value()&lt;0" style:apply-style-name="N156P1"/>
    </number:number-style>
    <number:currency-style style:name="N157P0" style:volatile="true">
      <number:currency-symbol>€</number:currency-symbol>
      <number:text> </number:text>
      <number:number number:decimal-places="2" number:min-integer-digits="1" number:grouping="true"/>
      <number:text> </number:text>
    </number:currency-style>
    <number:currency-style style:name="N157">
      <style:text-properties fo:color="#ff0000"/>
      <number:text>(</number:text>
      <number:currency-symbol>€</number:currency-symbol>
      <number:text> </number:text>
      <number:number number:decimal-places="2" number:min-integer-digits="1" number:grouping="true"/>
      <number:text>)</number:text>
      <style:map style:condition="value()&gt;=0" style:apply-style-name="N157P0"/>
    </number:currency-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 style:font-name-complex="Tahom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9">19/08/2018</text:date>, <text:time>14:16:53</text:time></text:p>
        </style:region-right>
      </style:header>
      <style:header-left style:display="false"/>
      <style:footer>
        <text:p>Page <text:page-number>1</text:page-number> /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07-08-17T12:07:05</meta:creation-date>
    <dc:date>2018-08-19T14:14:19</dc:date>
    <meta:editing-duration>PT3H21M1S</meta:editing-duration>
    <meta:editing-cycles>45</meta:editing-cycles>
    <meta:generator>OpenOffice/4.1.5$Unix OpenOffice.org_project/415m1$Build-9789</meta:generator>
    <dc:title>Cyclist's Training Bible Training Calculator</dc:title>
    <meta:document-statistic meta:table-count="8" meta:cell-count="5811" meta:object-count="0"/>
  </office:meta>
</office:document-meta>
</file>